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Personaje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Book Antiqua" svg:font-family="'Book Antiqua'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589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9465in"/>
    </style:style>
    <style:style style:name="co6" style:family="table-column">
      <style:table-column-properties fo:break-before="auto" style:column-width="1.4689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6217in"/>
    </style:style>
    <style:style style:name="co10" style:family="table-column">
      <style:table-column-properties fo:break-before="auto" style:column-width="0.6783in"/>
    </style:style>
    <style:style style:name="co11" style:family="table-column">
      <style:table-column-properties fo:break-before="auto" style:column-width="0.5283in"/>
    </style:style>
    <style:style style:name="co12" style:family="table-column">
      <style:table-column-properties fo:break-before="auto" style:column-width="0.5181in"/>
    </style:style>
    <style:style style:name="co13" style:family="table-column">
      <style:table-column-properties fo:break-before="auto" style:column-width="0.6681in"/>
    </style:style>
    <style:style style:name="co14" style:family="table-column">
      <style:table-column-properties fo:break-before="auto" style:column-width="0.4102in"/>
    </style:style>
    <style:style style:name="co15" style:family="table-column">
      <style:table-column-properties fo:break-before="auto" style:column-width="0.2709in"/>
    </style:style>
    <style:style style:name="co16" style:family="table-column">
      <style:table-column-properties fo:break-before="auto" style:column-width="0.1957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8972in"/>
    </style:style>
    <style:style style:name="co19" style:family="table-column">
      <style:table-column-properties fo:break-before="auto" style:column-width="0.7283in"/>
    </style:style>
    <style:style style:name="co20" style:family="table-column">
      <style:table-column-properties fo:break-before="auto" style:column-width="0.9862in"/>
    </style:style>
    <style:style style:name="co21" style:family="table-column">
      <style:table-column-properties fo:break-before="auto" style:column-width="0.598in"/>
    </style:style>
    <style:style style:name="co22" style:family="table-column">
      <style:table-column-properties fo:break-before="auto" style:column-width="0.6846in"/>
    </style:style>
    <style:style style:name="co23" style:family="table-column">
      <style:table-column-properties fo:break-before="auto" style:column-width="0.8465in"/>
    </style:style>
    <style:style style:name="co24" style:family="table-column">
      <style:table-column-properties fo:break-before="auto" style:column-width="0.7075in"/>
    </style:style>
    <style:style style:name="co25" style:family="table-column">
      <style:table-column-properties fo:break-before="auto" style:column-width="0.6862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7965in"/>
    </style:style>
    <style:style style:name="co28" style:family="table-column">
      <style:table-column-properties fo:break-before="auto" style:column-width="0.8in"/>
    </style:style>
    <style:style style:name="co29" style:family="table-column">
      <style:table-column-properties fo:break-before="auto" style:column-width="0.7in"/>
    </style:style>
    <style:style style:name="co30" style:family="table-column">
      <style:table-column-properties fo:break-before="auto" style:column-width="0.66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Leeme">
      <style:table-properties table:display="true" style:writing-mode="lr-tb"/>
    </style:style>
    <style:style style:name="ta2" style:family="table" style:master-page-name="PageStyle_5f_Inicio">
      <style:table-properties table:display="true" style:writing-mode="lr-tb"/>
    </style:style>
    <style:style style:name="ta3" style:family="table" style:master-page-name="PageStyle_5f_Caracteristicas">
      <style:table-properties table:display="true" style:writing-mode="lr-tb"/>
    </style:style>
    <style:style style:name="ta4" style:family="table" style:master-page-name="PageStyle_5f_Desarrollo">
      <style:table-properties table:display="true" style:writing-mode="lr-tb"/>
    </style:style>
    <style:style style:name="ta5" style:family="table" style:master-page-name="PageStyle_5f_AumentarNivel">
      <style:table-properties table:display="true" style:writing-mode="lr-tb"/>
    </style:style>
    <style:style style:name="ta6" style:family="table" style:master-page-name="PageStyle_5f_Datos">
      <style:table-properties table:display="true" style:writing-mode="lr-tb"/>
    </style:style>
    <style:style style:name="ta7" style:family="table" style:master-page-name="PageStyle_5f_Ficha">
      <style:table-properties table:display="true" style:writing-mode="lr-tb"/>
    </style:style>
    <style:style style:name="ta8" style:family="table" style:master-page-name="PageStyle_5f_Ficha2">
      <style:table-properties table:display="true" style:writing-mode="lr-tb"/>
    </style:style>
    <style:style style:name="ta9" style:family="table" style:master-page-name="PageStyle_5f_Ficha3">
      <style:table-properties table:display="true" style:writing-mode="lr-tb"/>
    </style:style>
    <style:style style:name="ta10" style:family="table" style:master-page-name="PageStyle_5f_Ficha4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able-cell-properties fo:background-color="#dde8c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Default">
      <style:table-cell-properties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fo:background-color="#99cc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ackground-color="#dde8c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15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Book Antiqua" style:font-size-complex="9pt" style:font-style-complex="normal" style:font-weight-complex="bold"/>
    </style:style>
    <style:style style:name="ce15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15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159" style:family="table-cell" style:parent-style-name="Default">
      <style:text-properties style:font-name="Liberation Sans" fo:font-size="9pt" style:font-size-asian="9pt" style:font-size-complex="9pt"/>
    </style:style>
    <style:style style:name="ce160" style:family="table-cell" style:parent-style-name="Default">
      <style:text-properties fo:font-size="9pt" style:font-size-asian="9pt" style:font-size-complex="9pt"/>
    </style:style>
    <style:style style:name="ce1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" style:family="table-cell" style:parent-style-name="Default">
      <style:table-cell-properties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Book Antiqua" style:font-size-complex="9pt" style:font-style-complex="normal" style:font-weight-complex="bold"/>
    </style:style>
    <style:style style:name="ce27" style:family="table-cell" style:parent-style-name="Default">
      <style:table-cell-properties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3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164" style:family="table-cell" style:parent-style-name="Default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165" style:family="table-cell" style:parent-style-name="Default">
      <style:table-cell-properties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163" style:family="table-cell" style:parent-style-name="Default">
      <style:table-cell-properties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166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8" style:family="table-cell" style:parent-style-name="Default" style:data-style-name="N100">
      <style:table-cell-properties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1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Book Antiqua" style:font-size-complex="9pt" style:font-style-complex="normal" style:font-weight-complex="bold"/>
    </style:style>
    <style:style style:name="ce1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1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Book Antiqua" style:font-size-complex="9pt" style:font-style-complex="normal" style:font-weight-complex="bold"/>
    </style:style>
    <style:style style:name="ce1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  <style:map style:condition="cell-content()=[.$A$5]" style:apply-style-name="ConditionalStyle_5f_1" style:base-cell-address="Caracteristicas.B6"/>
    </style:style>
    <style:style style:name="ce176" style:family="table-cell" style:parent-style-name="Default">
      <style:table-cell-properties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177" style:family="table-cell" style:parent-style-name="Default">
      <style:table-cell-properties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Book Antiqua" style:font-size-complex="9pt" style:font-style-complex="normal" style:font-weight-complex="bold"/>
    </style:style>
    <style:style style:name="ce178" style:family="table-cell" style:parent-style-name="Default">
      <style:table-cell-properties fo:background-color="#e6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Book Antiqua" style:font-size-complex="9pt" style:font-style-complex="normal" style:font-weight-complex="bold"/>
    </style:style>
    <style:style style:name="ce1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Book Antiqua" style:font-size-complex="9pt" style:font-style-complex="italic" style:font-weight-complex="normal"/>
    </style:style>
    <style:style style:name="ce180" style:family="table-cell" style:parent-style-name="Default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Book Antiqua" style:font-size-complex="9pt" style:font-style-complex="normal" style:font-weight-complex="bold"/>
    </style:style>
    <style:style style:name="ce18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Book Antiqua" style:font-size-complex="9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18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18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Book Antiqua" style:font-size-complex="9pt" style:font-style-complex="normal" style:font-weight-complex="bold"/>
    </style:style>
    <style:style style:name="ce1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18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18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Book Antiqua" style:font-size-complex="9pt" style:font-style-complex="normal" style:font-weight-complex="bold"/>
    </style:style>
    <style:style style:name="ce1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19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88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90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91" style:family="table-cell" style:parent-style-name="Default">
      <style:table-cell-properties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92" style:family="table-cell" style:parent-style-name="Default">
      <style:table-cell-properties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Book Antiqua" style:font-size-complex="9pt" style:font-style-complex="normal" style:font-weight-complex="bold"/>
    </style:style>
    <style:style style:name="ce94" style:family="table-cell" style:parent-style-name="Default" style:data-style-name="N1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95" style:family="table-cell" style:parent-style-name="Default" style:data-style-name="N125">
      <style:table-cell-properties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96" style:family="table-cell" style:parent-style-name="Default" style:data-style-name="N126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  <style:map style:condition="cell-content()=[.$A$13]" style:apply-style-name="ConditionalStyle_5f_1" style:base-cell-address="AumentarNivel.B14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Book Antiqua" style:font-size-complex="9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bold" style:font-size-asian="9pt" style:font-style-asian="normal" style:font-weight-asian="bold" style:font-name-complex="Book Antiqua" style:font-size-complex="9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bold" style:font-size-asian="9pt" style:font-style-asian="normal" style:font-weight-asian="bold" style:font-name-complex="Book Antiqua" style:font-size-complex="9pt" style:font-style-complex="normal" style:font-weight-complex="bold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0000" style:text-outline="false" style:text-line-through-style="none" style:text-line-through-type="none" style:font-name="Book Antiqua" fo:font-size="9pt" fo:font-style="normal" fo:text-shadow="none" style:text-underline-style="none" fo:font-weight="bold" style:font-size-asian="9pt" style:font-style-asian="normal" style:font-weight-asian="bold" style:font-name-complex="Book Antiqua" style:font-size-complex="9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98" style:family="table-cell" style:parent-style-name="Default">
      <style:table-cell-properties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bold" style:font-size-asian="9pt" style:font-style-asian="normal" style:font-weight-asian="bold" style:font-name-complex="Book Antiqua" style:font-size-complex="9pt" style:font-style-complex="normal" style:font-weight-complex="bold"/>
    </style:style>
    <style:style style:name="ce47" style:family="table-cell" style:parent-style-name="Default">
      <style:table-cell-properties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48" style:family="table-cell" style:parent-style-name="Default">
      <style:table-cell-properties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ook Antiqua" fo:font-size="9pt" fo:font-style="normal" fo:text-shadow="none" style:text-underline-style="none" fo:font-weight="bold" style:font-size-asian="9pt" style:font-style-asian="normal" style:font-weight-asian="bold" style:font-name-complex="Book Antiqua" style:font-size-complex="9pt" style:font-style-complex="normal" style:font-weight-complex="bold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bold" style:font-size-asian="9pt" style:font-style-asian="normal" style:font-weight-asian="bold" style:font-name-complex="Book Antiqua" style:font-size-complex="9pt" style:font-style-complex="normal" style:font-weight-complex="bold"/>
    </style:style>
    <style:style style:name="ce60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bold" style:font-size-asian="9pt" style:font-style-asian="normal" style:font-weight-asian="bold" style:font-name-complex="Book Antiqua" style:font-size-complex="9pt" style:font-style-complex="normal" style:font-weight-complex="bold"/>
    </style:style>
    <style:style style:name="ce109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0" style:family="table-cell" style:parent-style-name="Default">
      <style:table-cell-properties fo:border-bottom="none" fo:background-color="#e6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7" style:family="table-cell" style:parent-style-name="Default">
      <style:table-cell-properties fo:border-bottom="none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1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6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7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7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5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6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7" style:family="table-cell" style:parent-style-name="Default" style:data-style-name="N130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4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7" style:family="table-cell" style:parent-style-name="Default" style:data-style-name="N132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9" style:family="table-cell" style:parent-style-name="Default" style:data-style-name="N132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4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5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8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0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1" style:family="graphic">
      <style:graphic-properties fo:background-color="#2a6099"/>
    </style:style>
    <style:style style:name="gr2" style:family="graphic">
      <style:graphic-properties fo:background-color="#ff0000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uerrero&quot;;&quot;Ladrón&quot;;&quot;Bribón&quot;;&quot;Monje Guerrero&quot;;&quot;Mago&quot;;&quot;Ilusionista&quot;;&quot;Alquimista&quot;;&quot;Clérigo&quot;;&quot;Animista&quot;;&quot;Sanador&quot;;&quot;Mentalista&quot;;&quot;Curandero&quot;;&quot;Vidente&quot;;&quot;Brujo&quot;;&quot;Místico&quot;;&quot;Astrólogo&quot;;&quot;Monje&quot;;&quot;Guardabosques&quot;;&quot;Bardo&quot;)" table:allow-empty-cell="true" table:display-list="unsorted" table:base-cell-address="Inicio.C8"/>
        <table:content-validation table:name="val2" table:condition="of:cell-content-is-in-list(&quot;Hombre común&quot;;&quot;Hombre alto&quot;;&quot;Medio elfo&quot;;&quot;Elfo de los bosques&quot;;&quot;Elfo alto&quot;;&quot;Elfo claro&quot;;&quot;Enano&quot;;&quot;Hobbit&quot;;&quot;Orco normal&quot;;&quot;Gran orco&quot;;&quot;Troll&quot;)" table:allow-empty-cell="true" table:display-list="unsorted" table:base-cell-address="Inicio.C14"/>
      </table:content-validations>
      <table:table table:name="Leeme" table:style-name="ta1">
        <office:forms form:automatic-focus="false" form:apply-design-mode="false"/>
        <table:table-column table:style-name="co1" table:number-columns-repeated="10" table:default-cell-style-name="ce4"/>
        <table:table-column table:style-name="co2" table:number-columns-repeated="16" table:default-cell-style-name="ce4"/>
        <table:table-column table:style-name="co3" table:number-columns-repeated="998" table:default-cell-style-name="ce4"/>
        <table:table-row table:style-name="ro1">
          <table:table-cell table:style-name="ce2" office:value-type="string" calcext:value-type="string" table:number-columns-spanned="10" table:number-rows-spanned="1">
            <text:p>Hoja de cálculo para la creación de personajes Rolemaster V 1.0.0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4" office:value-type="string" calcext:value-type="string">
            <text:p>Es altamente recomendable que para la creación de un personaje siga las siguientes pautas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1.- Haga una copia de este document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2.- Ponga un nombre identificativo a la copia, p.e., el nombre del personaje que desea crea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3.- Trabaje SIEMPRE sobre la copia, no sobre este documento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4" office:value-type="string" calcext:value-type="string">
            <text:p>Las hoja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ada hoja tiene instrucciones sobre su uso. Las hoja Datos es especialmente delicada. NO la modifique (a menos que sea experto).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as hojas Ficha1 y Ficha2 contienen el resumen del personaje creado. Son las que debe imprimir para jugar.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Este libro contiene numerosas fórmulas y referencias entre celdas. Tenga extremo cuidado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4" office:value-type="string" calcext:value-type="string">
            <text:p>Los colores</text:p>
          </table:table-cell>
          <table:table-cell table:number-columns-repeated="1022"/>
        </table:table-row>
        <table:table-row table:style-name="ro2">
          <table:table-cell/>
          <table:table-cell table:style-name="ce140"/>
          <table:table-cell office:value-type="string" calcext:value-type="string">
            <text:p>Celda destinada únicamente a entrada manual</text:p>
          </table:table-cell>
          <table:table-cell table:number-columns-repeated="1021"/>
        </table:table-row>
        <table:table-row table:style-name="ro2">
          <table:table-cell/>
          <table:table-cell table:style-name="ce148"/>
          <table:table-cell office:value-type="string" calcext:value-type="string">
            <text:p>Celda destinada a uso manual o automático (p.e. pulsación de un botón para generar tiradas)</text:p>
          </table:table-cell>
          <table:table-cell table:number-columns-repeated="1021"/>
        </table:table-row>
        <table:table-row table:style-name="ro2">
          <table:table-cell/>
          <table:table-cell table:style-name="ce149"/>
          <table:table-cell office:value-type="string" calcext:value-type="string">
            <text:p>Celda destinada al cálculo automático. NO debe modificars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4" office:value-type="string" calcext:value-type="string">
            <text:p>Por hace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uchas cosas. Las primeras que se me ocurren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1.- Perfeccionar el desarrollo de algunas habilidades. Por ejemplo, se desarrollan habilidades para Armas a 1 Mano, per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no se puede especificar qué arma se desarrolla.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2.- Añadir el aprendizaje de hechizo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3.- Completar el cálculo del peso, tamaño de torso ...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4.- Crear una web en BerliOS (o SourceForge, o donde sea) para el desarrollo de la aplicación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50" office:value-type="string" calcext:value-type="string">
            <text:p>Este libro no está protegido, por lo que cualquier precaución que pueda tomar en cuanto a la modificación</text:p>
          </table:table-cell>
          <table:table-cell table:number-columns-repeated="1022"/>
        </table:table-row>
        <table:table-row table:style-name="ro2">
          <table:table-cell/>
          <table:table-cell table:style-name="ce150" office:value-type="string" calcext:value-type="string">
            <text:p>de las celdas es poca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50" office:value-type="string" calcext:value-type="string">
            <text:p>No soy muy dicho en licencias, pero se permite la reproducción total o parcial de este libro, siempre</text:p>
          </table:table-cell>
          <table:table-cell table:number-columns-repeated="1022"/>
        </table:table-row>
        <table:table-row table:style-name="ro2">
          <table:table-cell/>
          <table:table-cell table:style-name="ce150" office:value-type="string" calcext:value-type="string">
            <text:p>y cuando tenga la autorización de ICE, editora oficial de las reglas en las que se basa este programa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4" office:value-type="string" calcext:value-type="string">
            <text:p>José Luis Risco Martín</text:p>
          </table:table-cell>
          <table:table-cell table:number-columns-repeated="1022"/>
        </table:table-row>
        <table:table-row table:style-name="ro2">
          <table:table-cell/>
          <table:table-cell table:style-name="ce151" office:value-type="string" calcext:value-type="string">
            <text:p><text:a xlink:href="mailto:jlrisco@disroot.org" xlink:type="simple">jlrisco@disroot.org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52" office:value-type="string" calcext:value-type="string" table:number-columns-spanned="9" table:number-rows-spanned="1">
            <text:p>Modificaciones respecto a la versión 0.9.0</text:p>
          </table:table-cell>
          <table:covered-table-cell table:number-columns-repeated="8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- Se incluye una hoja de personaje adicional para informar de los modificadores a las tiradas</text:p>
          </table:table-cell>
          <table:table-cell table:number-columns-repeated="1022"/>
        </table:table-row>
        <table:table-row table:style-name="ro2" table:number-rows-repeated="963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icio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Inicio" form:control-implementation="ooo:com.sun.star.form.component.CommandButton" xml:id="control1" form:id="control1" form:label="1d100+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Personajes.Inicio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0.8146in" svg:height="0.2173in" svg:x="1.8059in" svg:y="5.4803in" draw:control="control1"/>
        </table:shapes>
        <table:table-column table:style-name="co4" table:number-columns-repeated="11" table:default-cell-style-name="Default"/>
        <table:table-column table:style-name="co1" table:number-columns-repeated="15" table:default-cell-style-name="Default"/>
        <table:table-column table:style-name="co3" table:number-columns-repeated="998" table:default-cell-style-name="Default"/>
        <table:table-row table:style-name="ro1">
          <table:table-cell table:style-name="ce13" office:value-type="string" calcext:value-type="string" table:number-columns-spanned="10" table:number-rows-spanned="1">
            <text:p>Paso 1: Elecciones iniciales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154" table:number-columns-repeated="26"/>
          <table:table-cell table:style-name="ce159" table:number-columns-repeated="998"/>
        </table:table-row>
        <table:table-row table:style-name="ro2">
          <table:table-cell table:style-name="ce155" office:value-type="string" calcext:value-type="string" table:number-columns-spanned="2" table:number-rows-spanned="1">
            <text:p>1.a Info. del personaje</text:p>
          </table:table-cell>
          <table:covered-table-cell table:style-name="ce159"/>
          <table:table-cell table:style-name="ce154" table:number-columns-repeated="24"/>
          <table:table-cell table:style-name="ce159" table:number-columns-repeated="998"/>
        </table:table-row>
        <table:table-row table:style-name="ro2">
          <table:table-cell table:style-name="ce156" office:value-type="string" calcext:value-type="string" table:number-columns-spanned="2" table:number-rows-spanned="1">
            <text:p>Nombre del jugador</text:p>
          </table:table-cell>
          <table:covered-table-cell table:style-name="ce159"/>
          <table:table-cell table:style-name="ce162" table:number-columns-spanned="2" table:number-rows-spanned="1"/>
          <table:covered-table-cell table:style-name="ce167"/>
          <table:table-cell table:style-name="ce154"/>
          <table:table-cell table:style-name="ce157" office:value-type="string" calcext:value-type="string">
            <text:p>Nivel</text:p>
          </table:table-cell>
          <table:table-cell table:style-name="ce163"/>
          <table:table-cell table:style-name="ce154" table:number-columns-repeated="19"/>
          <table:table-cell table:style-name="ce159" table:number-columns-repeated="998"/>
        </table:table-row>
        <table:table-row table:style-name="ro2">
          <table:table-cell table:style-name="ce156" office:value-type="string" calcext:value-type="string" table:number-columns-spanned="2" table:number-rows-spanned="1">
            <text:p>Nombre del personaje</text:p>
          </table:table-cell>
          <table:covered-table-cell table:style-name="ce159"/>
          <table:table-cell table:style-name="ce162" table:number-columns-spanned="2" table:number-rows-spanned="1"/>
          <table:covered-table-cell table:style-name="ce167"/>
          <table:table-cell table:style-name="ce154"/>
          <table:table-cell table:style-name="ce157" office:value-type="string" calcext:value-type="string">
            <text:p>Experiencia</text:p>
          </table:table-cell>
          <table:table-cell table:style-name="ce163"/>
          <table:table-cell table:style-name="ce154" table:number-columns-repeated="19"/>
          <table:table-cell table:style-name="ce159" table:number-columns-repeated="998"/>
        </table:table-row>
        <table:table-row table:style-name="ro2">
          <table:table-cell table:style-name="ce154" table:number-columns-repeated="5"/>
          <table:table-cell table:style-name="ce157" office:value-type="string" calcext:value-type="string">
            <text:p>TA</text:p>
          </table:table-cell>
          <table:table-cell table:style-name="ce163"/>
          <table:table-cell table:style-name="ce154"/>
          <table:table-cell table:style-name="ce159"/>
          <table:table-cell table:style-name="ce154" table:number-columns-repeated="17"/>
          <table:table-cell table:style-name="ce159" table:number-columns-repeated="998"/>
        </table:table-row>
        <table:table-row table:style-name="ro2">
          <table:table-cell table:style-name="ce155" office:value-type="string" calcext:value-type="string" table:number-columns-spanned="2" table:number-rows-spanned="1">
            <text:p>1.b Profesión</text:p>
          </table:table-cell>
          <table:covered-table-cell table:style-name="ce159"/>
          <table:table-cell table:style-name="ce154" table:number-columns-repeated="3"/>
          <table:table-cell table:style-name="ce169" office:value-type="string" calcext:value-type="string">
            <text:p>Instrucciones:</text:p>
          </table:table-cell>
          <table:table-cell table:style-name="ce161"/>
          <table:table-cell table:style-name="ce154"/>
          <table:table-cell table:style-name="ce170"/>
          <table:table-cell table:style-name="ce154" table:number-columns-repeated="17"/>
          <table:table-cell table:style-name="ce159" table:number-columns-repeated="998"/>
        </table:table-row>
        <table:table-row table:style-name="ro2">
          <table:table-cell table:style-name="ce156" office:value-type="string" calcext:value-type="string" table:number-columns-spanned="2" table:number-rows-spanned="1">
            <text:p>Profesión</text:p>
          </table:table-cell>
          <table:covered-table-cell table:style-name="ce159"/>
          <table:table-cell table:style-name="ce27" table:content-validation-name="val1" office:value-type="string" calcext:value-type="string" table:number-columns-spanned="2" table:number-rows-spanned="1">
            <text:p>Guerrero</text:p>
          </table:table-cell>
          <table:covered-table-cell table:style-name="ce167"/>
          <table:table-cell table:style-name="ce154"/>
          <table:table-cell table:style-name="ce161" office:value-type="string" calcext:value-type="string">
            <text:p>1.- Introduzca el nombre del jugador y del personaje</text:p>
          </table:table-cell>
          <table:table-cell table:style-name="ce161"/>
          <table:table-cell table:style-name="ce154" table:number-columns-repeated="19"/>
          <table:table-cell table:style-name="ce159" table:number-columns-repeated="998"/>
        </table:table-row>
        <table:table-row table:style-name="ro2">
          <table:table-cell table:style-name="ce156" office:value-type="string" calcext:value-type="string" table:number-columns-spanned="2" table:number-rows-spanned="1">
            <text:p>Características principales</text:p>
          </table:table-cell>
          <table:covered-table-cell table:style-name="ce159"/>
          <table:table-cell table:style-name="ce35" table:formula="of:=VLOOKUP([.$C$8];[$Datos.$B$4:$Datos.$E$22];3;0)" office:value-type="string" office:string-value="Constitución" calcext:value-type="string" table:number-columns-spanned="2" table:number-rows-spanned="1">
            <text:p>Constitución</text:p>
          </table:table-cell>
          <table:covered-table-cell table:style-name="ce167"/>
          <table:table-cell table:style-name="ce154"/>
          <table:table-cell table:style-name="ce161" office:value-type="string" calcext:value-type="string">
            <text:p>2.- Introduzca el nivel y los puntos de experiencia, así como el Tipo de Armadura (1-20)</text:p>
          </table:table-cell>
          <table:table-cell table:style-name="ce161"/>
          <table:table-cell table:style-name="ce154" table:number-columns-repeated="19"/>
          <table:table-cell table:style-name="ce159" table:number-columns-repeated="998"/>
        </table:table-row>
        <table:table-row table:style-name="ro2">
          <table:table-cell table:style-name="ce157"/>
          <table:table-cell table:style-name="ce161"/>
          <table:table-cell table:style-name="ce35" table:formula="of:=VLOOKUP([.$C$8];[$Datos.$B$4:$Datos.$E$22];4;0)" office:value-type="string" office:string-value="Fuerza" calcext:value-type="string" table:number-columns-spanned="2" table:number-rows-spanned="1">
            <text:p>Fuerza</text:p>
          </table:table-cell>
          <table:covered-table-cell table:style-name="ce167"/>
          <table:table-cell table:style-name="ce154"/>
          <table:table-cell table:style-name="ce161" office:value-type="string" calcext:value-type="string">
            <text:p>3.- Elija la profesión</text:p>
          </table:table-cell>
          <table:table-cell table:style-name="ce161" table:number-columns-repeated="2"/>
          <table:table-cell table:style-name="ce154" table:number-columns-repeated="18"/>
          <table:table-cell table:style-name="ce159" table:number-columns-repeated="998"/>
        </table:table-row>
        <table:table-row table:style-name="ro2">
          <table:table-cell table:style-name="ce156" office:value-type="string" calcext:value-type="string" table:number-columns-spanned="2" table:number-rows-spanned="1">
            <text:p>Reino</text:p>
          </table:table-cell>
          <table:covered-table-cell table:style-name="ce159"/>
          <table:table-cell table:style-name="ce35" table:formula="of:=VLOOKUP([.$C$8];[$Datos.$B$4:$Datos.$E$22];2;0)" office:value-type="string" office:string-value="Armas" calcext:value-type="string" table:number-columns-spanned="2" table:number-rows-spanned="1">
            <text:p>Armas</text:p>
          </table:table-cell>
          <table:covered-table-cell table:style-name="ce167"/>
          <table:table-cell table:style-name="ce154"/>
          <table:table-cell table:style-name="ce161" office:value-type="string" calcext:value-type="string">
            <text:p>4.- Elija la raza</text:p>
          </table:table-cell>
          <table:table-cell table:style-name="ce161"/>
          <table:table-cell table:style-name="ce154" table:number-columns-repeated="19"/>
          <table:table-cell table:style-name="ce159" table:number-columns-repeated="998"/>
        </table:table-row>
        <table:table-row table:style-name="ro2">
          <table:table-cell table:style-name="ce154" table:number-columns-repeated="5"/>
          <table:table-cell table:style-name="ce161" office:value-type="string" calcext:value-type="string">
            <text:p>5a.- Tire 1d100 para calcular la altura y el peso. Introduzca el resultado en C31</text:p>
          </table:table-cell>
          <table:table-cell table:style-name="ce161"/>
          <table:table-cell table:style-name="ce154" table:number-columns-repeated="19"/>
          <table:table-cell table:style-name="ce159" table:number-columns-repeated="998"/>
        </table:table-row>
        <table:table-row table:style-name="ro2">
          <table:table-cell table:style-name="ce155" office:value-type="string" calcext:value-type="string" table:number-columns-spanned="2" table:number-rows-spanned="1">
            <text:p>1.c Información de raza</text:p>
          </table:table-cell>
          <table:covered-table-cell table:style-name="ce159"/>
          <table:table-cell table:style-name="ce154" table:number-columns-repeated="3"/>
          <table:table-cell table:style-name="ce161" office:value-type="string" calcext:value-type="string">
            <text:p>5b.- O puede pulsar el botón, se realizará la tirada por usted</text:p>
          </table:table-cell>
          <table:table-cell table:style-name="ce161"/>
          <table:table-cell table:style-name="ce154" table:number-columns-repeated="19"/>
          <table:table-cell table:style-name="ce159" table:number-columns-repeated="998"/>
        </table:table-row>
        <table:table-row table:style-name="ro2">
          <table:table-cell table:style-name="ce156" office:value-type="string" calcext:value-type="string" table:number-columns-spanned="2" table:number-rows-spanned="1">
            <text:p>Raza</text:p>
          </table:table-cell>
          <table:covered-table-cell table:style-name="ce159"/>
          <table:table-cell table:style-name="ce27" table:content-validation-name="val2" office:value-type="string" calcext:value-type="string" table:number-columns-spanned="2" table:number-rows-spanned="1">
            <text:p>Hombre común</text:p>
          </table:table-cell>
          <table:covered-table-cell table:style-name="ce167"/>
          <table:table-cell table:style-name="ce154"/>
          <table:table-cell table:style-name="ce161" office:value-type="string" calcext:value-type="string">
            <text:p>6.- Rellene el resto de atributos</text:p>
          </table:table-cell>
          <table:table-cell table:style-name="ce161"/>
          <table:table-cell table:style-name="ce154" table:number-columns-repeated="19"/>
          <table:table-cell table:style-name="ce159" table:number-columns-repeated="998"/>
        </table:table-row>
        <table:table-row table:style-name="ro2">
          <table:table-cell table:style-name="ce154" table:number-columns-repeated="5"/>
          <table:table-cell table:style-name="ce161" office:value-type="string" calcext:value-type="string">
            <text:p>7.- Pase a la siguiente Hoja</text:p>
          </table:table-cell>
          <table:table-cell table:style-name="ce161"/>
          <table:table-cell table:style-name="ce154" table:number-columns-repeated="19"/>
          <table:table-cell table:style-name="ce159" table:number-columns-repeated="998"/>
        </table:table-row>
        <table:table-row table:style-name="ro2">
          <table:table-cell table:style-name="ce158" office:value-type="string" calcext:value-type="string" table:number-columns-spanned="2" table:number-rows-spanned="1">
            <text:p><text:s text:c="4"/>Información bonif. Raza:</text:p>
          </table:table-cell>
          <table:covered-table-cell table:style-name="ce159"/>
          <table:table-cell table:style-name="ce154" table:number-columns-repeated="24"/>
          <table:table-cell table:style-name="ce159" table:number-columns-repeated="998"/>
        </table:table-row>
        <table:table-row table:style-name="ro2">
          <table:table-cell table:style-name="ce154"/>
          <table:table-cell table:style-name="ce157" office:value-type="string" calcext:value-type="string">
            <text:p>Constitución</text:p>
          </table:table-cell>
          <table:table-cell table:style-name="ce164" table:formula="of:=VLOOKUP([.$C$14];[$Datos.$G$4:$Datos.$Q$14];7;0)" office:value-type="float" office:value="0" calcext:value-type="float">
            <text:p>0</text:p>
          </table:table-cell>
          <table:table-cell table:style-name="ce157" office:value-type="string" calcext:value-type="string">
            <text:p>Fuerza</text:p>
          </table:table-cell>
          <table:table-cell table:style-name="ce164" table:formula="of:=VLOOKUP([.$C$14];[$Datos.$G$4:$Datos.$Q$14];2;0)" office:value-type="float" office:value="5" calcext:value-type="float">
            <text:p>5</text:p>
          </table:table-cell>
          <table:table-cell table:style-name="ce154" table:number-columns-repeated="21"/>
          <table:table-cell table:style-name="ce159" table:number-columns-repeated="998"/>
        </table:table-row>
        <table:table-row table:style-name="ro2">
          <table:table-cell table:style-name="ce154"/>
          <table:table-cell table:style-name="ce157" office:value-type="string" calcext:value-type="string">
            <text:p>Agilidad</text:p>
          </table:table-cell>
          <table:table-cell table:style-name="ce164" table:formula="of:=VLOOKUP([.$C$14];[$Datos.$G$4:$Datos.$Q$14];8;0)" office:value-type="float" office:value="0" calcext:value-type="float">
            <text:p>0</text:p>
          </table:table-cell>
          <table:table-cell table:style-name="ce157" office:value-type="string" calcext:value-type="string">
            <text:p>Rapidez</text:p>
          </table:table-cell>
          <table:table-cell table:style-name="ce164" table:formula="of:=VLOOKUP([.$C$14];[$Datos.$G$4:$Datos.$Q$14];3;0)" office:value-type="float" office:value="0" calcext:value-type="float">
            <text:p>0</text:p>
          </table:table-cell>
          <table:table-cell table:style-name="ce154" table:number-columns-repeated="21"/>
          <table:table-cell table:style-name="ce159" table:number-columns-repeated="998"/>
        </table:table-row>
        <table:table-row table:style-name="ro2">
          <table:table-cell table:style-name="ce154"/>
          <table:table-cell table:style-name="ce157" office:value-type="string" calcext:value-type="string">
            <text:p>Autodisciplina</text:p>
          </table:table-cell>
          <table:table-cell table:style-name="ce164" table:formula="of:=VLOOKUP([.$C$14];[$Datos.$G$4:$Datos.$Q$14];9;0)" office:value-type="float" office:value="-5" calcext:value-type="float">
            <text:p>-5</text:p>
          </table:table-cell>
          <table:table-cell table:style-name="ce157" office:value-type="string" calcext:value-type="string">
            <text:p>Presencia</text:p>
          </table:table-cell>
          <table:table-cell table:style-name="ce164" table:formula="of:=VLOOKUP([.$C$14];[$Datos.$G$4:$Datos.$Q$14];4;0)" office:value-type="float" office:value="0" calcext:value-type="float">
            <text:p>0</text:p>
          </table:table-cell>
          <table:table-cell table:style-name="ce154" table:number-columns-repeated="21"/>
          <table:table-cell table:style-name="ce159" table:number-columns-repeated="998"/>
        </table:table-row>
        <table:table-row table:style-name="ro2">
          <table:table-cell table:style-name="ce154"/>
          <table:table-cell table:style-name="ce157" office:value-type="string" calcext:value-type="string">
            <text:p>Memoria</text:p>
          </table:table-cell>
          <table:table-cell table:style-name="ce164" table:formula="of:=VLOOKUP([.$C$14];[$Datos.$G$4:$Datos.$Q$14];10;0)" office:value-type="float" office:value="0" calcext:value-type="float">
            <text:p>0</text:p>
          </table:table-cell>
          <table:table-cell table:style-name="ce157" office:value-type="string" calcext:value-type="string">
            <text:p>Empatía</text:p>
          </table:table-cell>
          <table:table-cell table:style-name="ce164" table:formula="of:=VLOOKUP([.$C$14];[$Datos.$G$4:$Datos.$Q$14];6;0)" office:value-type="float" office:value="0" calcext:value-type="float">
            <text:p>0</text:p>
          </table:table-cell>
          <table:table-cell table:style-name="ce154" table:number-columns-repeated="21"/>
          <table:table-cell table:style-name="ce159" table:number-columns-repeated="998"/>
        </table:table-row>
        <table:table-row table:style-name="ro2">
          <table:table-cell table:style-name="ce154"/>
          <table:table-cell table:style-name="ce157" office:value-type="string" calcext:value-type="string">
            <text:p>Razón</text:p>
          </table:table-cell>
          <table:table-cell table:style-name="ce164" table:formula="of:=VLOOKUP([.$C$14];[$Datos.$G$4:$Datos.$Q$14];11;0)" office:value-type="float" office:value="0" calcext:value-type="float">
            <text:p>0</text:p>
          </table:table-cell>
          <table:table-cell table:style-name="ce157" office:value-type="string" calcext:value-type="string">
            <text:p>Intuición</text:p>
          </table:table-cell>
          <table:table-cell table:style-name="ce164" table:formula="of:=VLOOKUP([.$C$14];[$Datos.$G$4:$Datos.$Q$14];5;0)" office:value-type="float" office:value="0" calcext:value-type="float">
            <text:p>0</text:p>
          </table:table-cell>
          <table:table-cell table:style-name="ce154" table:number-columns-repeated="21"/>
          <table:table-cell table:style-name="ce159" table:number-columns-repeated="998"/>
        </table:table-row>
        <table:table-row table:style-name="ro2">
          <table:table-cell table:style-name="ce154" table:number-columns-repeated="26"/>
          <table:table-cell table:style-name="ce159" table:number-columns-repeated="998"/>
        </table:table-row>
        <table:table-row table:style-name="ro2">
          <table:table-cell table:style-name="ce155" office:value-type="string" calcext:value-type="string" table:number-columns-spanned="2" table:number-rows-spanned="1">
            <text:p>1.d Apariencia</text:p>
          </table:table-cell>
          <table:covered-table-cell table:style-name="ce159"/>
          <table:table-cell table:style-name="ce154" table:number-columns-repeated="24"/>
          <table:table-cell table:style-name="ce159" table:number-columns-repeated="998"/>
        </table:table-row>
        <table:table-row table:style-name="ro2">
          <table:table-cell table:style-name="ce154"/>
          <table:table-cell table:style-name="ce157" office:value-type="string" calcext:value-type="string">
            <text:p>Altura</text:p>
          </table:table-cell>
          <table:table-cell table:style-name="ce164" table:number-matrix-columns-spanned="1" table:number-matrix-rows-spanned="1" table:formula="of:=INDEX([$Datos.$B$27:$Datos.$M$53];MATCH([.$C$31];[$Datos.$B$27:$Datos.$B$53]);MATCH([.$C$14];[$Datos.$C$26:$Datos.$M$26];0)+1)" office:value-type="string" office:string-value="" calcext:value-type="error">
            <text:p>#N/A</text:p>
          </table:table-cell>
          <table:table-cell table:style-name="ce157" office:value-type="string" calcext:value-type="string">
            <text:p>Cabello</text:p>
          </table:table-cell>
          <table:table-cell table:style-name="ce165"/>
          <table:table-cell table:style-name="ce154" table:number-columns-repeated="21"/>
          <table:table-cell table:style-name="ce159" table:number-columns-repeated="998"/>
        </table:table-row>
        <table:table-row table:style-name="ro2">
          <table:table-cell table:style-name="ce154"/>
          <table:table-cell table:style-name="ce157" office:value-type="string" calcext:value-type="string">
            <text:p>Peso</text:p>
          </table:table-cell>
          <table:table-cell table:style-name="ce165"/>
          <table:table-cell table:style-name="ce157" office:value-type="string" calcext:value-type="string">
            <text:p>Ojos</text:p>
          </table:table-cell>
          <table:table-cell table:style-name="ce165"/>
          <table:table-cell table:style-name="ce154" table:number-columns-repeated="21"/>
          <table:table-cell table:style-name="ce159" table:number-columns-repeated="998"/>
        </table:table-row>
        <table:table-row table:style-name="ro2">
          <table:table-cell table:style-name="ce154"/>
          <table:table-cell table:style-name="ce157" office:value-type="string" calcext:value-type="string">
            <text:p>Edad</text:p>
          </table:table-cell>
          <table:table-cell table:style-name="ce165"/>
          <table:table-cell table:style-name="ce157" office:value-type="string" calcext:value-type="string">
            <text:p>Sexo</text:p>
          </table:table-cell>
          <table:table-cell table:style-name="ce168"/>
          <table:table-cell table:style-name="ce154" table:number-columns-repeated="21"/>
          <table:table-cell table:style-name="ce159" table:number-columns-repeated="998"/>
        </table:table-row>
        <table:table-row table:style-name="ro2">
          <table:table-cell table:style-name="ce154"/>
          <table:table-cell table:style-name="ce157"/>
          <table:table-cell table:style-name="ce154"/>
          <table:table-cell table:style-name="ce157"/>
          <table:table-cell table:style-name="ce154" table:number-columns-repeated="22"/>
          <table:table-cell table:style-name="ce159" table:number-columns-repeated="998"/>
        </table:table-row>
        <table:table-row table:style-name="ro2">
          <table:table-cell table:style-name="ce154"/>
          <table:table-cell table:style-name="ce157" office:value-type="string" calcext:value-type="string">
            <text:p>Apariencia</text:p>
          </table:table-cell>
          <table:table-cell table:style-name="ce163"/>
          <table:table-cell table:style-name="ce157" office:value-type="string" calcext:value-type="string">
            <text:p>Porte</text:p>
          </table:table-cell>
          <table:table-cell table:style-name="ce165"/>
          <table:table-cell table:style-name="ce154" table:number-columns-repeated="21"/>
          <table:table-cell table:style-name="ce159" table:number-columns-repeated="998"/>
        </table:table-row>
        <table:table-row table:style-name="ro2">
          <table:table-cell table:style-name="ce154"/>
          <table:table-cell table:style-name="ce159"/>
          <table:table-cell table:style-name="ce154" table:number-columns-repeated="24"/>
          <table:table-cell table:style-name="ce159" table:number-columns-repeated="998"/>
        </table:table-row>
        <table:table-row table:style-name="ro2">
          <table:table-cell table:style-name="ce154"/>
          <table:table-cell table:style-name="ce154" office:value-type="string" calcext:value-type="string">
            <text:p>Calcular altura/peso</text:p>
          </table:table-cell>
          <table:table-cell table:style-name="ce154" table:number-columns-repeated="24"/>
          <table:table-cell table:style-name="ce159" table:number-columns-repeated="998"/>
        </table:table-row>
        <table:table-row table:style-name="ro2">
          <table:table-cell table:style-name="ce154" table:number-columns-repeated="2"/>
          <table:table-cell table:style-name="ce166"/>
          <table:table-cell table:style-name="ce154" table:number-columns-repeated="23"/>
          <table:table-cell table:style-name="ce159" table:number-columns-repeated="998"/>
        </table:table-row>
        <table:table-row table:style-name="ro2" table:number-rows-repeated="2">
          <table:table-cell table:style-name="ce159" table:number-columns-repeated="1024"/>
        </table:table-row>
        <table:table-row table:style-name="ro2">
          <table:table-cell table:style-name="ce160" table:number-columns-repeated="1024"/>
        </table:table-row>
        <table:table-row table:style-name="ro2" table:number-rows-repeated="966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racteristicas" table:style-name="ta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arac_1" form:control-implementation="ooo:com.sun.star.form.component.CommandButton" xml:id="control2" form:id="control2" form:label="1d1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Personajes.Caracteristicas_1?language=Basic&amp;location=document" xlink:type="simple"/>
              </office:event-listeners>
            </form:button>
            <form:button form:name="Carac_2" form:control-implementation="ooo:com.sun.star.form.component.CommandButton" xml:id="control3" form:id="control3" form:label="Fijo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Personajes.Caracteristicas_Fijos?language=Basic&amp;location=document" xlink:type="simple"/>
              </office:event-listeners>
            </form:button>
            <form:button form:name="Carac_3" form:control-implementation="ooo:com.sun.star.form.component.CommandButton" xml:id="control4" form:id="control4" form:label="Aleatorio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Personajes.Caracteristicas_Aleatorios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0.8146in" svg:height="0.2173in" svg:x="2.4748in" svg:y="0.6776in" draw:control="control2"/>
          <draw:control draw:z-index="1" draw:style-name="gr1" draw:text-style-name="P1" svg:width="0.8146in" svg:height="0.2291in" svg:x="2.476in" svg:y="5.5598in" draw:control="control3"/>
          <draw:control draw:z-index="2" draw:style-name="gr1" draw:text-style-name="P1" svg:width="0.8146in" svg:height="0.2291in" svg:x="2.476in" svg:y="5.3228in" draw:control="control4"/>
        </table:shapes>
        <table:table-column table:style-name="co1" table:default-cell-style-name="Default"/>
        <table:table-column table:style-name="co5" table:default-cell-style-name="Default"/>
        <table:table-column table:style-name="co1" table:number-columns-repeated="29" table:default-cell-style-name="Default"/>
        <table:table-column table:style-name="co3" table:number-columns-repeated="993" table:default-cell-style-name="Default"/>
        <table:table-row table:style-name="ro1">
          <table:table-cell table:style-name="ce2" office:value-type="string" calcext:value-type="string" table:number-columns-spanned="10" table:number-rows-spanned="1">
            <text:p>Paso 2: Asignación de Características</text:p>
          </table:table-cell>
          <table:covered-table-cell table:number-columns-repeated="9"/>
          <table:table-cell table:style-name="ce9" table:number-columns-repeated="16"/>
          <table:table-cell table:number-columns-repeated="998"/>
        </table:table-row>
        <table:table-row table:style-name="ro2">
          <table:table-cell table:style-name="ce159" table:number-columns-repeated="2"/>
          <table:table-cell table:style-name="ce154" table:number-columns-repeated="24"/>
          <table:table-cell table:style-name="ce159" table:number-columns-repeated="998"/>
        </table:table-row>
        <table:table-row table:style-name="ro2">
          <table:table-cell table:style-name="ce172" office:value-type="string" calcext:value-type="string">
            <text:p>2.a Generación de Características</text:p>
          </table:table-cell>
          <table:table-cell table:style-name="ce154" table:number-columns-repeated="4"/>
          <table:table-cell table:style-name="ce169" office:value-type="string" calcext:value-type="string">
            <text:p>Instrucciones</text:p>
          </table:table-cell>
          <table:table-cell table:style-name="ce154" table:number-columns-repeated="20"/>
          <table:table-cell table:style-name="ce159" table:number-columns-repeated="998"/>
        </table:table-row>
        <table:table-row table:style-name="ro2">
          <table:table-cell table:style-name="ce154" table:number-columns-repeated="5"/>
          <table:table-cell table:style-name="ce161" office:value-type="string" calcext:value-type="string">
            <text:p>1a.- Tire 1d100 diez veces, y anote el resultado en las celdas azules de la derecha</text:p>
          </table:table-cell>
          <table:table-cell table:style-name="ce154" table:number-columns-repeated="20"/>
          <table:table-cell table:style-name="ce159" table:number-columns-repeated="998"/>
        </table:table-row>
        <table:table-row table:style-name="ro2">
          <table:table-cell table:style-name="ce173" table:formula="of:=[$Inicio.C9]" office:value-type="string" office:string-value="Constitución" calcext:value-type="string">
            <text:p>Constitución</text:p>
          </table:table-cell>
          <table:table-cell table:style-name="ce173" table:formula="of:=[$Inicio.C10]" office:value-type="string" office:string-value="Fuerza" calcext:value-type="string">
            <text:p>Fuerza</text:p>
          </table:table-cell>
          <table:table-cell table:style-name="ce154"/>
          <table:table-cell table:style-name="ce170"/>
          <table:table-cell table:style-name="ce154"/>
          <table:table-cell table:style-name="ce161" office:value-type="string" calcext:value-type="string">
            <text:p>1b.- O pulse el botón Tirada 1d100, hará el cálculo por usted</text:p>
          </table:table-cell>
          <table:table-cell table:style-name="ce154" table:number-columns-repeated="20"/>
          <table:table-cell table:style-name="ce159" table:number-columns-repeated="998"/>
        </table:table-row>
        <table:table-row table:style-name="ro2">
          <table:table-cell table:style-name="ce154"/>
          <table:table-cell table:style-name="ce175" office:value-type="string" calcext:value-type="string">
            <text:p>Constitución</text:p>
          </table:table-cell>
          <table:table-cell table:style-name="ce27"/>
          <table:table-cell table:style-name="ce166"/>
          <table:table-cell table:style-name="ce154"/>
          <table:table-cell table:style-name="ce161" office:value-type="string" calcext:value-type="string">
            <text:p>2.- Asigne manualmente los valores obtenidos en las celdas de la izquierda, teniendo en cuenta:</text:p>
          </table:table-cell>
          <table:table-cell table:style-name="ce154" table:number-columns-repeated="20"/>
          <table:table-cell table:style-name="ce159" table:number-columns-repeated="998"/>
        </table:table-row>
        <table:table-row table:style-name="ro2">
          <table:table-cell table:style-name="ce154"/>
          <table:table-cell table:style-name="ce175" office:value-type="string" calcext:value-type="string">
            <text:p>Agilidad</text:p>
          </table:table-cell>
          <table:table-cell table:style-name="ce27"/>
          <table:table-cell table:style-name="ce166"/>
          <table:table-cell table:style-name="ce154"/>
          <table:table-cell table:style-name="ce161" office:value-type="string" calcext:value-type="string">
            <text:p>2a.- Las características principales pueden valer 90, descartando los dos valores mínimos</text:p>
          </table:table-cell>
          <table:table-cell table:style-name="ce154" table:number-columns-repeated="20"/>
          <table:table-cell table:style-name="ce159" table:number-columns-repeated="998"/>
        </table:table-row>
        <table:table-row table:style-name="ro2">
          <table:table-cell table:style-name="ce154"/>
          <table:table-cell table:style-name="ce175" office:value-type="string" calcext:value-type="string">
            <text:p>Autodisciplina</text:p>
          </table:table-cell>
          <table:table-cell table:style-name="ce27"/>
          <table:table-cell table:style-name="ce166"/>
          <table:table-cell table:style-name="ce154"/>
          <table:table-cell table:style-name="ce161" office:value-type="string" calcext:value-type="string">
            <text:p>2b.- Las tiradas &lt;=20 se han de repetir, se ignoran</text:p>
          </table:table-cell>
          <table:table-cell table:style-name="ce154" table:number-columns-repeated="20"/>
          <table:table-cell table:style-name="ce159" table:number-columns-repeated="998"/>
        </table:table-row>
        <table:table-row table:style-name="ro2">
          <table:table-cell table:style-name="ce154"/>
          <table:table-cell table:style-name="ce175" office:value-type="string" calcext:value-type="string">
            <text:p>Memoria</text:p>
          </table:table-cell>
          <table:table-cell table:style-name="ce27"/>
          <table:table-cell table:style-name="ce166"/>
          <table:table-cell table:style-name="ce154"/>
          <table:table-cell table:style-name="ce161" office:value-type="string" calcext:value-type="string">
            <text:p>3.- Con la tabla inferior derecha calcule los valores potenciales, poniéndolos en las celdas azules, tiene dos opciones</text:p>
          </table:table-cell>
          <table:table-cell table:style-name="ce154" table:number-columns-repeated="20"/>
          <table:table-cell table:style-name="ce159" table:number-columns-repeated="998"/>
        </table:table-row>
        <table:table-row table:style-name="ro2">
          <table:table-cell table:style-name="ce154"/>
          <table:table-cell table:style-name="ce175" office:value-type="string" calcext:value-type="string">
            <text:p>Razón</text:p>
          </table:table-cell>
          <table:table-cell table:style-name="ce27"/>
          <table:table-cell table:style-name="ce166"/>
          <table:table-cell table:style-name="ce154"/>
          <table:table-cell table:style-name="ce161" office:value-type="string" calcext:value-type="string">
            <text:p>3a.- Valores potenciales fijos: Simplemente cruce el valor temporal y obtenga el Fijo</text:p>
          </table:table-cell>
          <table:table-cell table:style-name="ce154" table:number-columns-repeated="20"/>
          <table:table-cell table:style-name="ce159" table:number-columns-repeated="998"/>
        </table:table-row>
        <table:table-row table:style-name="ro2">
          <table:table-cell table:style-name="ce154"/>
          <table:table-cell table:style-name="ce175" office:value-type="string" calcext:value-type="string">
            <text:p>Fuerza</text:p>
          </table:table-cell>
          <table:table-cell table:style-name="ce27"/>
          <table:table-cell table:style-name="ce166"/>
          <table:table-cell table:style-name="ce154"/>
          <table:table-cell table:style-name="ce161" office:value-type="string" calcext:value-type="string">
            <text:p>3b.- Valores aleatorios: Tire los dados que le indican en la tabla para calcular el valor potencial</text:p>
          </table:table-cell>
          <table:table-cell table:style-name="ce154" table:number-columns-repeated="20"/>
          <table:table-cell table:style-name="ce159" table:number-columns-repeated="998"/>
        </table:table-row>
        <table:table-row table:style-name="ro2">
          <table:table-cell table:style-name="ce154"/>
          <table:table-cell table:style-name="ce175" office:value-type="string" calcext:value-type="string">
            <text:p>Rapidez</text:p>
          </table:table-cell>
          <table:table-cell table:style-name="ce27"/>
          <table:table-cell table:style-name="ce166"/>
          <table:table-cell table:style-name="ce154"/>
          <table:table-cell table:style-name="ce161" office:value-type="string" calcext:value-type="string">
            <text:p>3c.- Puede realizar los pasos a y b de forma automática pulsando 'Aleatorios' o 'Fijos'</text:p>
          </table:table-cell>
          <table:table-cell table:style-name="ce154" table:number-columns-repeated="20"/>
          <table:table-cell table:style-name="ce159" table:number-columns-repeated="998"/>
        </table:table-row>
        <table:table-row table:style-name="ro2">
          <table:table-cell table:style-name="ce154"/>
          <table:table-cell table:style-name="ce175" office:value-type="string" calcext:value-type="string">
            <text:p>Presencia</text:p>
          </table:table-cell>
          <table:table-cell table:style-name="ce27"/>
          <table:table-cell table:style-name="ce166"/>
          <table:table-cell table:style-name="ce154"/>
          <table:table-cell table:style-name="ce161" office:value-type="string" calcext:value-type="string">
            <text:p>4.- Pase a la siguiente hoja</text:p>
          </table:table-cell>
          <table:table-cell table:style-name="ce154" table:number-columns-repeated="20"/>
          <table:table-cell table:style-name="ce159" table:number-columns-repeated="998"/>
        </table:table-row>
        <table:table-row table:style-name="ro2">
          <table:table-cell table:style-name="ce154"/>
          <table:table-cell table:style-name="ce175" office:value-type="string" calcext:value-type="string">
            <text:p>Empatía</text:p>
          </table:table-cell>
          <table:table-cell table:style-name="ce27"/>
          <table:table-cell table:style-name="ce166"/>
          <table:table-cell table:style-name="ce154"/>
          <table:table-cell table:style-name="ce179"/>
          <table:table-cell table:style-name="ce154" table:number-columns-repeated="20"/>
          <table:table-cell table:style-name="ce159" table:number-columns-repeated="998"/>
        </table:table-row>
        <table:table-row table:style-name="ro2">
          <table:table-cell table:style-name="ce154"/>
          <table:table-cell table:style-name="ce175" office:value-type="string" calcext:value-type="string">
            <text:p>Intuición</text:p>
          </table:table-cell>
          <table:table-cell table:style-name="ce27"/>
          <table:table-cell table:style-name="ce166"/>
          <table:table-cell table:style-name="ce154" table:number-columns-repeated="22"/>
          <table:table-cell table:style-name="ce159" table:number-columns-repeated="998"/>
        </table:table-row>
        <table:table-row table:style-name="ro2">
          <table:table-cell table:style-name="ce154" table:number-columns-repeated="26"/>
          <table:table-cell table:style-name="ce159" table:number-columns-repeated="998"/>
        </table:table-row>
        <table:table-row table:style-name="ro2">
          <table:table-cell table:style-name="ce154" table:number-columns-repeated="31"/>
          <table:table-cell table:style-name="ce159" table:number-columns-repeated="993"/>
        </table:table-row>
        <table:table-row table:style-name="ro2">
          <table:table-cell table:style-name="ce174" office:value-type="string" calcext:value-type="string">
            <text:p>2.b Generación de los valores potenciales</text:p>
          </table:table-cell>
          <table:table-cell table:style-name="ce154" table:number-columns-repeated="30"/>
          <table:table-cell table:style-name="ce159" table:number-columns-repeated="993"/>
        </table:table-row>
        <table:table-row table:style-name="ro2">
          <table:table-cell table:style-name="ce154" table:number-columns-repeated="31"/>
          <table:table-cell table:style-name="ce159" table:number-columns-repeated="993"/>
        </table:table-row>
        <table:table-row table:style-name="ro2">
          <table:table-cell table:style-name="ce154" table:number-columns-repeated="2"/>
          <table:table-cell table:style-name="ce177" office:value-type="string" calcext:value-type="string">
            <text:p>Temporal</text:p>
          </table:table-cell>
          <table:table-cell table:style-name="ce177" office:value-type="string" calcext:value-type="string">
            <text:p>Potencial</text:p>
          </table:table-cell>
          <table:table-cell table:style-name="ce177" office:value-type="string" calcext:value-type="string">
            <text:p>Desarrollo</text:p>
          </table:table-cell>
          <table:table-cell table:style-name="ce177" office:value-type="string" calcext:value-type="string">
            <text:p>Bon. Normal</text:p>
          </table:table-cell>
          <table:table-cell table:style-name="ce177" office:value-type="string" calcext:value-type="string">
            <text:p>Bon. Raza</text:p>
          </table:table-cell>
          <table:table-cell table:style-name="ce177" office:value-type="string" calcext:value-type="string">
            <text:p>Bon. Total</text:p>
          </table:table-cell>
          <table:table-cell table:style-name="ce181" office:value-type="string" calcext:value-type="string">
            <text:p>Base</text:p>
          </table:table-cell>
          <table:table-cell table:style-name="ce185" office:value-type="string" calcext:value-type="string">
            <text:p>Pot.=</text:p>
          </table:table-cell>
          <table:table-cell table:style-name="ce189" office:value-type="string" calcext:value-type="string">
            <text:p>Pot.=Base+</text:p>
          </table:table-cell>
          <table:table-cell table:style-name="ce159" table:number-columns-repeated="3"/>
          <table:table-cell table:style-name="ce154" table:number-columns-repeated="17"/>
          <table:table-cell table:style-name="ce159" table:number-columns-repeated="993"/>
        </table:table-row>
        <table:table-row table:style-name="ro2">
          <table:table-cell table:style-name="ce154"/>
          <table:table-cell table:style-name="ce176" office:value-type="string" calcext:value-type="string">
            <text:p>Constitución</text:p>
          </table:table-cell>
          <table:table-cell table:style-name="ce35" table:formula="of:=[.C6]" office:value-type="float" office:value="0" calcext:value-type="float">
            <text:p>0</text:p>
          </table:table-cell>
          <table:table-cell table:style-name="ce166"/>
          <table:table-cell table:style-name="ce35" table:number-matrix-columns-spanned="1" table:number-matrix-rows-spanned="1" table:formula="of:=INDEX([$Datos.I58:$Datos.K75];MATCH([.C21];[$Datos.H58:$Datos.H75]);2)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I58:$Datos.K75];MATCH([.C21];[$Datos.H58:$Datos.H75]);1)" office:value-type="string" office:string-value="" calcext:value-type="error">
            <text:p>#N/A</text:p>
          </table:table-cell>
          <table:table-cell table:style-name="ce35" table:formula="of:=[$Inicio.C17]" office:value-type="float" office:value="0" calcext:value-type="float">
            <text:p>0</text:p>
          </table:table-cell>
          <table:table-cell table:style-name="ce180" table:formula="of:=SUM([.F21:.G21])" office:value-type="string" office:string-value="" calcext:value-type="error">
            <text:p>#N/A</text:p>
          </table:table-cell>
          <table:table-cell table:style-name="ce182" office:value-type="float" office:value="24" calcext:value-type="float">
            <text:p>24</text:p>
          </table:table-cell>
          <table:table-cell table:style-name="ce186" office:value-type="string" calcext:value-type="string">
            <text:p>20+8d10</text:p>
          </table:table-cell>
          <table:table-cell table:style-name="ce190" office:value-type="float" office:value="44" calcext:value-type="float">
            <text:p>44</text:p>
          </table:table-cell>
          <table:table-cell table:style-name="ce154" table:number-columns-repeated="20"/>
          <table:table-cell table:style-name="ce159" table:number-columns-repeated="993"/>
        </table:table-row>
        <table:table-row table:style-name="ro2">
          <table:table-cell table:style-name="ce154"/>
          <table:table-cell table:style-name="ce176" office:value-type="string" calcext:value-type="string">
            <text:p>Agilidad</text:p>
          </table:table-cell>
          <table:table-cell table:style-name="ce35" table:formula="of:=[.C7]" office:value-type="float" office:value="0" calcext:value-type="float">
            <text:p>0</text:p>
          </table:table-cell>
          <table:table-cell table:style-name="ce166"/>
          <table:table-cell table:style-name="ce35" table:number-matrix-columns-spanned="1" table:number-matrix-rows-spanned="1" table:formula="of:=INDEX([$Datos.I58:$Datos.K75];MATCH([.C22];[$Datos.H58:$Datos.H75]);2)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I58:$Datos.K75];MATCH([.C22];[$Datos.H58:$Datos.H75]);1)" office:value-type="string" office:string-value="" calcext:value-type="error">
            <text:p>#N/A</text:p>
          </table:table-cell>
          <table:table-cell table:style-name="ce35" table:formula="of:=[$Inicio.C18]" office:value-type="float" office:value="0" calcext:value-type="float">
            <text:p>0</text:p>
          </table:table-cell>
          <table:table-cell table:style-name="ce180" table:formula="of:=SUM([.F22:.G22])" office:value-type="string" office:string-value="" calcext:value-type="error">
            <text:p>#N/A</text:p>
          </table:table-cell>
          <table:table-cell table:style-name="ce183" office:value-type="float" office:value="34" calcext:value-type="float">
            <text:p>34</text:p>
          </table:table-cell>
          <table:table-cell table:style-name="ce170" office:value-type="string" calcext:value-type="string">
            <text:p>30+7d10</text:p>
          </table:table-cell>
          <table:table-cell table:style-name="ce191" office:value-type="float" office:value="39" calcext:value-type="float">
            <text:p>39</text:p>
          </table:table-cell>
          <table:table-cell table:style-name="ce154" table:number-columns-repeated="20"/>
          <table:table-cell table:style-name="ce159" table:number-columns-repeated="993"/>
        </table:table-row>
        <table:table-row table:style-name="ro2">
          <table:table-cell table:style-name="ce154"/>
          <table:table-cell table:style-name="ce176" office:value-type="string" calcext:value-type="string">
            <text:p>Autodisciplina</text:p>
          </table:table-cell>
          <table:table-cell table:style-name="ce35" table:formula="of:=[.C8]" office:value-type="float" office:value="0" calcext:value-type="float">
            <text:p>0</text:p>
          </table:table-cell>
          <table:table-cell table:style-name="ce166"/>
          <table:table-cell table:style-name="ce35" table:number-matrix-columns-spanned="1" table:number-matrix-rows-spanned="1" table:formula="of:=INDEX([$Datos.I58:$Datos.K75];MATCH([.C23];[$Datos.H58:$Datos.H75]);2)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I58:$Datos.K75];MATCH([.C23];[$Datos.H58:$Datos.H75]);1)" office:value-type="string" office:string-value="" calcext:value-type="error">
            <text:p>#N/A</text:p>
          </table:table-cell>
          <table:table-cell table:style-name="ce35" table:formula="of:=[$Inicio.C19]" office:value-type="float" office:value="-5" calcext:value-type="float">
            <text:p>-5</text:p>
          </table:table-cell>
          <table:table-cell table:style-name="ce180" table:formula="of:=SUM([.F23:.G23])" office:value-type="string" office:string-value="" calcext:value-type="error">
            <text:p>#N/A</text:p>
          </table:table-cell>
          <table:table-cell table:style-name="ce183" office:value-type="float" office:value="44" calcext:value-type="float">
            <text:p>44</text:p>
          </table:table-cell>
          <table:table-cell table:style-name="ce170" office:value-type="string" calcext:value-type="string">
            <text:p>40+6d10</text:p>
          </table:table-cell>
          <table:table-cell table:style-name="ce191" office:value-type="float" office:value="33" calcext:value-type="float">
            <text:p>33</text:p>
          </table:table-cell>
          <table:table-cell table:style-name="ce154" table:number-columns-repeated="20"/>
          <table:table-cell table:style-name="ce159" table:number-columns-repeated="993"/>
        </table:table-row>
        <table:table-row table:style-name="ro2">
          <table:table-cell table:style-name="ce154"/>
          <table:table-cell table:style-name="ce176" office:value-type="string" calcext:value-type="string">
            <text:p>Memoria</text:p>
          </table:table-cell>
          <table:table-cell table:style-name="ce35" table:formula="of:=[.C9]" office:value-type="float" office:value="0" calcext:value-type="float">
            <text:p>0</text:p>
          </table:table-cell>
          <table:table-cell table:style-name="ce166"/>
          <table:table-cell table:style-name="ce35" table:number-matrix-columns-spanned="1" table:number-matrix-rows-spanned="1" table:formula="of:=INDEX([$Datos.I58:$Datos.K75];MATCH([.C24];[$Datos.H58:$Datos.H75]);2)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I58:$Datos.K75];MATCH([.C24];[$Datos.H58:$Datos.H75]);1)" office:value-type="string" office:string-value="" calcext:value-type="error">
            <text:p>#N/A</text:p>
          </table:table-cell>
          <table:table-cell table:style-name="ce35" table:formula="of:=[$Inicio.C20]" office:value-type="float" office:value="0" calcext:value-type="float">
            <text:p>0</text:p>
          </table:table-cell>
          <table:table-cell table:style-name="ce180" table:formula="of:=SUM([.F24:.G24])" office:value-type="string" office:string-value="" calcext:value-type="error">
            <text:p>#N/A</text:p>
          </table:table-cell>
          <table:table-cell table:style-name="ce183" office:value-type="float" office:value="54" calcext:value-type="float">
            <text:p>54</text:p>
          </table:table-cell>
          <table:table-cell table:style-name="ce170" office:value-type="string" calcext:value-type="string">
            <text:p>50+5d10</text:p>
          </table:table-cell>
          <table:table-cell table:style-name="ce191" office:value-type="float" office:value="28" calcext:value-type="float">
            <text:p>28</text:p>
          </table:table-cell>
          <table:table-cell table:style-name="ce154" table:number-columns-repeated="20"/>
          <table:table-cell table:style-name="ce159" table:number-columns-repeated="993"/>
        </table:table-row>
        <table:table-row table:style-name="ro2">
          <table:table-cell table:style-name="ce154"/>
          <table:table-cell table:style-name="ce176" office:value-type="string" calcext:value-type="string">
            <text:p>Razón</text:p>
          </table:table-cell>
          <table:table-cell table:style-name="ce35" table:formula="of:=[.C10]" office:value-type="float" office:value="0" calcext:value-type="float">
            <text:p>0</text:p>
          </table:table-cell>
          <table:table-cell table:style-name="ce166"/>
          <table:table-cell table:style-name="ce35" table:number-matrix-columns-spanned="1" table:number-matrix-rows-spanned="1" table:formula="of:=INDEX([$Datos.I58:$Datos.K75];MATCH([.C25];[$Datos.H58:$Datos.H75]);2)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I58:$Datos.K75];MATCH([.C25];[$Datos.H58:$Datos.H75]);1)" office:value-type="string" office:string-value="" calcext:value-type="error">
            <text:p>#N/A</text:p>
          </table:table-cell>
          <table:table-cell table:style-name="ce35" table:formula="of:=[$Inicio.C21]" office:value-type="float" office:value="0" calcext:value-type="float">
            <text:p>0</text:p>
          </table:table-cell>
          <table:table-cell table:style-name="ce180" table:formula="of:=SUM([.F25:.G25])" office:value-type="string" office:string-value="" calcext:value-type="error">
            <text:p>#N/A</text:p>
          </table:table-cell>
          <table:table-cell table:style-name="ce183" office:value-type="float" office:value="64" calcext:value-type="float">
            <text:p>64</text:p>
          </table:table-cell>
          <table:table-cell table:style-name="ce170" office:value-type="string" calcext:value-type="string">
            <text:p>60+4d10</text:p>
          </table:table-cell>
          <table:table-cell table:style-name="ce191" office:value-type="float" office:value="22" calcext:value-type="float">
            <text:p>22</text:p>
          </table:table-cell>
          <table:table-cell table:style-name="ce154" table:number-columns-repeated="20"/>
          <table:table-cell table:style-name="ce159" table:number-columns-repeated="993"/>
        </table:table-row>
        <table:table-row table:style-name="ro2">
          <table:table-cell table:style-name="ce154"/>
          <table:table-cell table:style-name="ce176" office:value-type="string" calcext:value-type="string">
            <text:p>Fuerza</text:p>
          </table:table-cell>
          <table:table-cell table:style-name="ce35" table:formula="of:=[.C11]" office:value-type="float" office:value="0" calcext:value-type="float">
            <text:p>0</text:p>
          </table:table-cell>
          <table:table-cell table:style-name="ce166"/>
          <table:table-cell table:style-name="ce178" table:formula="of:=SUM([.E21];[.E22];[.E23];[.E24];[.E25])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I58:$Datos.K75];MATCH([.C26];[$Datos.H58:$Datos.H75]);1)" office:value-type="string" office:string-value="" calcext:value-type="error">
            <text:p>#N/A</text:p>
          </table:table-cell>
          <table:table-cell table:style-name="ce35" table:formula="of:=[$Inicio.E17]" office:value-type="float" office:value="5" calcext:value-type="float">
            <text:p>5</text:p>
          </table:table-cell>
          <table:table-cell table:style-name="ce180" table:formula="of:=SUM([.F26:.G26])" office:value-type="string" office:string-value="" calcext:value-type="error">
            <text:p>#N/A</text:p>
          </table:table-cell>
          <table:table-cell table:style-name="ce183" office:value-type="float" office:value="74" calcext:value-type="float">
            <text:p>74</text:p>
          </table:table-cell>
          <table:table-cell table:style-name="ce170" office:value-type="string" calcext:value-type="string">
            <text:p>70+3d10</text:p>
          </table:table-cell>
          <table:table-cell table:style-name="ce191" office:value-type="float" office:value="17" calcext:value-type="float">
            <text:p>17</text:p>
          </table:table-cell>
          <table:table-cell table:style-name="ce154" table:number-columns-repeated="20"/>
          <table:table-cell table:style-name="ce159" table:number-columns-repeated="993"/>
        </table:table-row>
        <table:table-row table:style-name="ro2">
          <table:table-cell table:style-name="ce154"/>
          <table:table-cell table:style-name="ce176" office:value-type="string" calcext:value-type="string">
            <text:p>Rapidez</text:p>
          </table:table-cell>
          <table:table-cell table:style-name="ce35" table:formula="of:=[.C12]" office:value-type="float" office:value="0" calcext:value-type="float">
            <text:p>0</text:p>
          </table:table-cell>
          <table:table-cell table:style-name="ce166"/>
          <table:table-cell table:style-name="ce170"/>
          <table:table-cell table:style-name="ce35" table:number-matrix-columns-spanned="1" table:number-matrix-rows-spanned="1" table:formula="of:=INDEX([$Datos.I58:$Datos.K75];MATCH([.C27];[$Datos.H58:$Datos.H75]);1)" office:value-type="string" office:string-value="" calcext:value-type="error">
            <text:p>#N/A</text:p>
          </table:table-cell>
          <table:table-cell table:style-name="ce35" table:formula="of:=[$Inicio.E18]" office:value-type="float" office:value="0" calcext:value-type="float">
            <text:p>0</text:p>
          </table:table-cell>
          <table:table-cell table:style-name="ce180" table:formula="of:=SUM([.F27:.G27])" office:value-type="string" office:string-value="" calcext:value-type="error">
            <text:p>#N/A</text:p>
          </table:table-cell>
          <table:table-cell table:style-name="ce183" office:value-type="float" office:value="84" calcext:value-type="float">
            <text:p>84</text:p>
          </table:table-cell>
          <table:table-cell table:style-name="ce170" office:value-type="string" calcext:value-type="string">
            <text:p>80+2d10</text:p>
          </table:table-cell>
          <table:table-cell table:style-name="ce191" office:value-type="float" office:value="11" calcext:value-type="float">
            <text:p>11</text:p>
          </table:table-cell>
          <table:table-cell table:style-name="ce154" table:number-columns-repeated="20"/>
          <table:table-cell table:style-name="ce159" table:number-columns-repeated="993"/>
        </table:table-row>
        <table:table-row table:style-name="ro2">
          <table:table-cell table:style-name="ce154"/>
          <table:table-cell table:style-name="ce176" office:value-type="string" calcext:value-type="string">
            <text:p>Presencia</text:p>
          </table:table-cell>
          <table:table-cell table:style-name="ce35" table:formula="of:=[.C13]" office:value-type="float" office:value="0" calcext:value-type="float">
            <text:p>0</text:p>
          </table:table-cell>
          <table:table-cell table:style-name="ce166"/>
          <table:table-cell table:style-name="ce154"/>
          <table:table-cell table:style-name="ce35" table:number-matrix-columns-spanned="1" table:number-matrix-rows-spanned="1" table:formula="of:=INDEX([$Datos.I58:$Datos.K75];MATCH([.C28];[$Datos.H58:$Datos.H75]);1)" office:value-type="string" office:string-value="" calcext:value-type="error">
            <text:p>#N/A</text:p>
          </table:table-cell>
          <table:table-cell table:style-name="ce35" table:formula="of:=[$Inicio.E19]" office:value-type="float" office:value="0" calcext:value-type="float">
            <text:p>0</text:p>
          </table:table-cell>
          <table:table-cell table:style-name="ce180" table:formula="of:=SUM([.F28:.G28])" office:value-type="string" office:string-value="" calcext:value-type="error">
            <text:p>#N/A</text:p>
          </table:table-cell>
          <table:table-cell table:style-name="ce183" office:value-type="float" office:value="91" calcext:value-type="float">
            <text:p>91</text:p>
          </table:table-cell>
          <table:table-cell table:style-name="ce170" office:value-type="string" calcext:value-type="string">
            <text:p>90+1d10</text:p>
          </table:table-cell>
          <table:table-cell table:style-name="ce191" office:value-type="float" office:value="6" calcext:value-type="float">
            <text:p>6</text:p>
          </table:table-cell>
          <table:table-cell table:style-name="ce154" table:number-columns-repeated="20"/>
          <table:table-cell table:style-name="ce159" table:number-columns-repeated="993"/>
        </table:table-row>
        <table:table-row table:style-name="ro2">
          <table:table-cell table:style-name="ce154"/>
          <table:table-cell table:style-name="ce176" office:value-type="string" calcext:value-type="string">
            <text:p>Empatía</text:p>
          </table:table-cell>
          <table:table-cell table:style-name="ce35" table:formula="of:=[.C14]" office:value-type="float" office:value="0" calcext:value-type="float">
            <text:p>0</text:p>
          </table:table-cell>
          <table:table-cell table:style-name="ce166"/>
          <table:table-cell table:style-name="ce154"/>
          <table:table-cell table:style-name="ce35" table:number-matrix-columns-spanned="1" table:number-matrix-rows-spanned="1" table:formula="of:=INDEX([$Datos.I58:$Datos.K75];MATCH([.C29];[$Datos.H58:$Datos.H75]);1)" office:value-type="string" office:string-value="" calcext:value-type="error">
            <text:p>#N/A</text:p>
          </table:table-cell>
          <table:table-cell table:style-name="ce35" table:formula="of:=[$Inicio.E20]" office:value-type="float" office:value="0" calcext:value-type="float">
            <text:p>0</text:p>
          </table:table-cell>
          <table:table-cell table:style-name="ce180" table:formula="of:=SUM([.F29:.G29])" office:value-type="string" office:string-value="" calcext:value-type="error">
            <text:p>#N/A</text:p>
          </table:table-cell>
          <table:table-cell table:style-name="ce183" office:value-type="float" office:value="92" calcext:value-type="float">
            <text:p>92</text:p>
          </table:table-cell>
          <table:table-cell table:style-name="ce170" office:value-type="string" calcext:value-type="string">
            <text:p>91+1d9</text:p>
          </table:table-cell>
          <table:table-cell table:style-name="ce191" office:value-type="float" office:value="5" calcext:value-type="float">
            <text:p>5</text:p>
          </table:table-cell>
          <table:table-cell table:style-name="ce154" table:number-columns-repeated="20"/>
          <table:table-cell table:style-name="ce159" table:number-columns-repeated="993"/>
        </table:table-row>
        <table:table-row table:style-name="ro2">
          <table:table-cell table:style-name="ce154"/>
          <table:table-cell table:style-name="ce176" office:value-type="string" calcext:value-type="string">
            <text:p>Intuición</text:p>
          </table:table-cell>
          <table:table-cell table:style-name="ce35" table:formula="of:=[.C15]" office:value-type="float" office:value="0" calcext:value-type="float">
            <text:p>0</text:p>
          </table:table-cell>
          <table:table-cell table:style-name="ce166"/>
          <table:table-cell table:style-name="ce154"/>
          <table:table-cell table:style-name="ce35" table:number-matrix-columns-spanned="1" table:number-matrix-rows-spanned="1" table:formula="of:=INDEX([$Datos.I58:$Datos.K75];MATCH([.C30];[$Datos.H58:$Datos.H75]);1)" office:value-type="string" office:string-value="" calcext:value-type="error">
            <text:p>#N/A</text:p>
          </table:table-cell>
          <table:table-cell table:style-name="ce35" table:formula="of:=[$Inicio.E21]" office:value-type="float" office:value="0" calcext:value-type="float">
            <text:p>0</text:p>
          </table:table-cell>
          <table:table-cell table:style-name="ce180" table:formula="of:=SUM([.F30:.G30])" office:value-type="string" office:string-value="" calcext:value-type="error">
            <text:p>#N/A</text:p>
          </table:table-cell>
          <table:table-cell table:style-name="ce183" office:value-type="float" office:value="93" calcext:value-type="float">
            <text:p>93</text:p>
          </table:table-cell>
          <table:table-cell table:style-name="ce170" office:value-type="string" calcext:value-type="string">
            <text:p>92+1d8</text:p>
          </table:table-cell>
          <table:table-cell table:style-name="ce191" office:value-type="float" office:value="4" calcext:value-type="float">
            <text:p>4</text:p>
          </table:table-cell>
          <table:table-cell table:style-name="ce154" table:number-columns-repeated="20"/>
          <table:table-cell table:style-name="ce159" table:number-columns-repeated="993"/>
        </table:table-row>
        <table:table-row table:style-name="ro2">
          <table:table-cell table:style-name="ce154" table:number-columns-repeated="3"/>
          <table:table-cell table:style-name="ce170"/>
          <table:table-cell table:style-name="ce154" table:number-columns-repeated="4"/>
          <table:table-cell table:style-name="ce183" office:value-type="float" office:value="94" calcext:value-type="float">
            <text:p>94</text:p>
          </table:table-cell>
          <table:table-cell table:style-name="ce170" office:value-type="string" calcext:value-type="string">
            <text:p>93+1d7</text:p>
          </table:table-cell>
          <table:table-cell table:style-name="ce191" office:value-type="float" office:value="4" calcext:value-type="float">
            <text:p>4</text:p>
          </table:table-cell>
          <table:table-cell table:style-name="ce154" table:number-columns-repeated="20"/>
          <table:table-cell table:style-name="ce159" table:number-columns-repeated="993"/>
        </table:table-row>
        <table:table-row table:style-name="ro2">
          <table:table-cell table:style-name="ce154" table:number-columns-repeated="3"/>
          <table:table-cell table:style-name="ce159"/>
          <table:table-cell table:style-name="ce154" table:number-columns-repeated="4"/>
          <table:table-cell table:style-name="ce183" office:value-type="float" office:value="95" calcext:value-type="float">
            <text:p>95</text:p>
          </table:table-cell>
          <table:table-cell table:style-name="ce170" office:value-type="string" calcext:value-type="string">
            <text:p>94+1d6</text:p>
          </table:table-cell>
          <table:table-cell table:style-name="ce191" office:value-type="float" office:value="3" calcext:value-type="float">
            <text:p>3</text:p>
          </table:table-cell>
          <table:table-cell table:style-name="ce154" table:number-columns-repeated="20"/>
          <table:table-cell table:style-name="ce159" table:number-columns-repeated="993"/>
        </table:table-row>
        <table:table-row table:style-name="ro2">
          <table:table-cell table:style-name="ce154" table:number-columns-repeated="3"/>
          <table:table-cell table:style-name="ce170"/>
          <table:table-cell table:style-name="ce154" table:number-columns-repeated="4"/>
          <table:table-cell table:style-name="ce183" office:value-type="float" office:value="96" calcext:value-type="float">
            <text:p>96</text:p>
          </table:table-cell>
          <table:table-cell table:style-name="ce170" office:value-type="string" calcext:value-type="string">
            <text:p>95+1d5</text:p>
          </table:table-cell>
          <table:table-cell table:style-name="ce191" office:value-type="float" office:value="3" calcext:value-type="float">
            <text:p>3</text:p>
          </table:table-cell>
          <table:table-cell table:style-name="ce154" table:number-columns-repeated="20"/>
          <table:table-cell table:style-name="ce159" table:number-columns-repeated="993"/>
        </table:table-row>
        <table:table-row table:style-name="ro2">
          <table:table-cell table:style-name="ce154" table:number-columns-repeated="8"/>
          <table:table-cell table:style-name="ce183" office:value-type="float" office:value="97" calcext:value-type="float">
            <text:p>97</text:p>
          </table:table-cell>
          <table:table-cell table:style-name="ce170" office:value-type="string" calcext:value-type="string">
            <text:p>96+1d4</text:p>
          </table:table-cell>
          <table:table-cell table:style-name="ce191" office:value-type="float" office:value="2" calcext:value-type="float">
            <text:p>2</text:p>
          </table:table-cell>
          <table:table-cell table:style-name="ce154" table:number-columns-repeated="20"/>
          <table:table-cell table:style-name="ce159" table:number-columns-repeated="993"/>
        </table:table-row>
        <table:table-row table:style-name="ro2">
          <table:table-cell table:style-name="ce154" table:number-columns-repeated="8"/>
          <table:table-cell table:style-name="ce183" office:value-type="float" office:value="98" calcext:value-type="float">
            <text:p>98</text:p>
          </table:table-cell>
          <table:table-cell table:style-name="ce170" office:value-type="string" calcext:value-type="string">
            <text:p>97+1d3</text:p>
          </table:table-cell>
          <table:table-cell table:style-name="ce191" office:value-type="float" office:value="2" calcext:value-type="float">
            <text:p>2</text:p>
          </table:table-cell>
          <table:table-cell table:style-name="ce154" table:number-columns-repeated="20"/>
          <table:table-cell table:style-name="ce159" table:number-columns-repeated="993"/>
        </table:table-row>
        <table:table-row table:style-name="ro2">
          <table:table-cell table:style-name="ce154" table:number-columns-repeated="8"/>
          <table:table-cell table:style-name="ce183" office:value-type="float" office:value="99" calcext:value-type="float">
            <text:p>99</text:p>
          </table:table-cell>
          <table:table-cell table:style-name="ce170" office:value-type="string" calcext:value-type="string">
            <text:p>98+1d2</text:p>
          </table:table-cell>
          <table:table-cell table:style-name="ce191" office:value-type="float" office:value="1" calcext:value-type="float">
            <text:p>1</text:p>
          </table:table-cell>
          <table:table-cell table:style-name="ce154" table:number-columns-repeated="20"/>
          <table:table-cell table:style-name="ce159" table:number-columns-repeated="993"/>
        </table:table-row>
        <table:table-row table:style-name="ro2">
          <table:table-cell table:style-name="ce154" table:number-columns-repeated="8"/>
          <table:table-cell table:style-name="ce184" office:value-type="float" office:value="100" calcext:value-type="float">
            <text:p>100</text:p>
          </table:table-cell>
          <table:table-cell table:style-name="ce187" office:value-type="string" calcext:value-type="string">
            <text:p>99+1d2</text:p>
          </table:table-cell>
          <table:table-cell table:style-name="ce192" office:value-type="float" office:value="1" calcext:value-type="float">
            <text:p>1</text:p>
          </table:table-cell>
          <table:table-cell table:style-name="ce154" table:number-columns-repeated="20"/>
          <table:table-cell table:style-name="ce159" table:number-columns-repeated="993"/>
        </table:table-row>
        <table:table-row table:style-name="ro2" table:number-rows-repeated="2">
          <table:table-cell table:style-name="ce159" table:number-columns-repeated="1024"/>
        </table:table-row>
        <table:table-row table:style-name="ro2" table:number-rows-repeated="961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Caracteristicas.B6:Caracteristicas.B15">
            <calcext:condition calcext:apply-style-name="ConditionalStyle_1" calcext:value="=[.$A$5]" calcext:base-cell-address="Caracteristicas.B6"/>
          </calcext:conditional-format>
          <calcext:conditional-format calcext:target-range-address="Caracteristicas.B6:Caracteristicas.B15">
            <calcext:condition calcext:apply-style-name="ConditionalStyle_1" calcext:value="=[.$B$5]" calcext:base-cell-address="Caracteristicas.B6"/>
          </calcext:conditional-format>
        </calcext:conditional-formats>
      </table:table>
      <table:table table:name="Desarrollo" table:style-name="ta4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Desarrollar" form:control-implementation="ooo:com.sun.star.form.component.CommandButton" xml:id="control5" form:id="control5" form:label="Desarroll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Personajes.Desarrollo?language=Basic&amp;location=document" xlink:type="simple"/>
              </office:event-listeners>
            </form:button>
          </form:form>
        </office:forms>
        <table:shapes>
          <draw:control draw:z-index="0" draw:style-name="gr2" draw:text-style-name="P1" svg:width="1.7984in" svg:height="0.3646in" svg:x="6.3059in" svg:y="15.8224in" draw:control="control5"/>
        </table:shapes>
        <table:table-column table:style-name="co1" table:default-cell-style-name="ce159"/>
        <table:table-column table:style-name="co6" table:default-cell-style-name="ce159"/>
        <table:table-column table:style-name="co7" table:default-cell-style-name="ce159"/>
        <table:table-column table:style-name="co8" table:default-cell-style-name="ce159"/>
        <table:table-column table:style-name="co9" table:default-cell-style-name="ce159"/>
        <table:table-column table:style-name="co10" table:default-cell-style-name="ce159"/>
        <table:table-column table:style-name="co11" table:default-cell-style-name="ce159"/>
        <table:table-column table:style-name="co7" table:default-cell-style-name="ce159"/>
        <table:table-column table:style-name="co12" table:default-cell-style-name="ce159"/>
        <table:table-column table:style-name="co13" table:default-cell-style-name="ce159"/>
        <table:table-column table:style-name="co14" table:default-cell-style-name="ce159"/>
        <table:table-column table:style-name="co15" table:default-cell-style-name="ce159"/>
        <table:table-column table:style-name="co16" table:default-cell-style-name="ce159"/>
        <table:table-column table:style-name="co1" table:number-columns-repeated="20" table:default-cell-style-name="ce159"/>
        <table:table-column table:style-name="co3" table:number-columns-repeated="31" table:default-cell-style-name="ce159"/>
        <table:table-column table:style-name="co17" table:number-columns-repeated="960" table:default-cell-style-name="ce159"/>
        <table:table-row table:style-name="ro1">
          <table:table-cell table:style-name="ce2" office:value-type="string" calcext:value-type="string" table:number-columns-spanned="14" table:number-rows-spanned="1">
            <text:p>Paso 3: Desarrollo habilidades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style-name="ce154" table:number-columns-repeated="25"/>
          <table:table-cell table:number-columns-repeated="999"/>
        </table:table-row>
        <table:table-row table:style-name="ro2">
          <table:table-cell table:style-name="ce154"/>
          <table:table-cell table:style-name="ce90" office:value-type="string" calcext:value-type="string">
            <text:p>Disponibles</text:p>
          </table:table-cell>
          <table:table-cell table:style-name="ce180" table:formula="of:=[$Caracteristicas.E26]" office:value-type="string" office:string-value="" calcext:value-type="error">
            <text:p>#N/A</text:p>
          </table:table-cell>
          <table:table-cell table:style-name="ce154"/>
          <table:table-cell table:style-name="ce169" office:value-type="string" calcext:value-type="string">
            <text:p>Instrucciones abajo</text:p>
          </table:table-cell>
          <table:table-cell table:style-name="ce154"/>
          <table:table-cell table:style-name="ce161"/>
          <table:table-cell table:style-name="ce154"/>
          <table:table-cell table:style-name="ce161"/>
          <table:table-cell table:style-name="ce154" table:number-columns-repeated="16"/>
          <table:table-cell table:number-columns-repeated="999"/>
        </table:table-row>
        <table:table-row table:style-name="ro2">
          <table:table-cell table:style-name="ce88" table:formula="of:=IF([.C4]&gt;[.C3];&quot;ERROR&quot;;&quot;&quot;)" office:value-type="string" office:string-value="" calcext:value-type="error">
            <text:p>#N/A</text:p>
          </table:table-cell>
          <table:table-cell table:style-name="ce90" office:value-type="string" calcext:value-type="string">
            <text:p>Desarrollados</text:p>
          </table:table-cell>
          <table:table-cell table:style-name="ce35" table:formula="of:=SUM([.E7:.E86])" office:value-type="float" office:value="0" calcext:value-type="float">
            <text:p>0</text:p>
          </table:table-cell>
          <table:table-cell table:style-name="ce154" table:number-columns-repeated="22"/>
          <table:table-cell table:number-columns-repeated="999"/>
        </table:table-row>
        <table:table-row table:style-name="ro2">
          <table:table-cell table:style-name="ce154" table:number-columns-repeated="25"/>
          <table:table-cell table:number-columns-repeated="999"/>
        </table:table-row>
        <table:table-row table:style-name="ro2">
          <table:table-cell table:style-name="ce154"/>
          <table:table-cell table:style-name="ce177" office:value-type="string" calcext:value-type="string">
            <text:p>Habilidad</text:p>
          </table:table-cell>
          <table:table-cell table:style-name="ce177" office:value-type="string" calcext:value-type="string">
            <text:p>Rangos</text:p>
          </table:table-cell>
          <table:table-cell table:style-name="ce177" office:value-type="string" calcext:value-type="string">
            <text:p>Desarrollo</text:p>
          </table:table-cell>
          <table:table-cell table:style-name="ce177" office:value-type="string" calcext:value-type="string">
            <text:p>Gastado</text:p>
          </table:table-cell>
          <table:table-cell table:style-name="ce177" office:value-type="string" calcext:value-type="string">
            <text:p>B. Rango</text:p>
          </table:table-cell>
          <table:table-cell table:style-name="ce177" office:value-type="string" calcext:value-type="string">
            <text:p>B. Car.</text:p>
          </table:table-cell>
          <table:table-cell table:style-name="ce177" office:value-type="string" calcext:value-type="string">
            <text:p>B. Nivel</text:p>
          </table:table-cell>
          <table:table-cell table:style-name="ce177" office:value-type="string" calcext:value-type="string">
            <text:p>B. Obj.</text:p>
          </table:table-cell>
          <table:table-cell table:style-name="ce177" office:value-type="string" calcext:value-type="string">
            <text:p>B. Varios</text:p>
          </table:table-cell>
          <table:table-cell table:style-name="ce177" office:value-type="string" calcext:value-type="string">
            <text:p>Total</text:p>
          </table:table-cell>
          <table:table-cell table:style-name="ce177" office:value-type="string" calcext:value-type="string" table:number-columns-spanned="2" table:number-rows-spanned="1">
            <text:p>Coste</text:p>
          </table:table-cell>
          <table:covered-table-cell table:style-name="ce167"/>
          <table:table-cell/>
          <table:table-cell table:style-name="ce154" table:number-columns-repeated="19"/>
          <table:table-cell table:number-columns-repeated="991"/>
        </table:table-row>
        <table:table-row table:style-name="ro2">
          <table:table-cell table:style-name="ce89" table:formula="of:=IF([.D7]&lt;0;&quot;ERROR&quot;;IF([.M7]=&quot;*&quot;;&quot;&quot;;IF([.M7]&gt;0;IF([.D7]&gt;2;&quot;ERROR&quot;;&quot;&quot;);IF([.D7]&gt;1;&quot;ERROR&quot;;&quot;&quot;))))">
            <text:p/>
          </table:table-cell>
          <table:table-cell table:style-name="ce91" office:value-type="string" calcext:value-type="string">
            <text:p>Filo 1 Mano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7]=0;0;IF([.M7]=&quot;*&quot;;[.D7]*[.L7];IF([.M7]=0;[.L7];IF([.D7]=1;[.L7];[.L7]+[.M7]))))" office:value-type="float" office:value="0" calcext:value-type="float">
            <text:p>0</text:p>
          </table:table-cell>
          <table:table-cell table:style-name="ce35" table:formula="of:=IF(([.C7]+[.D7])=0;-25;IF(([.C7]+[.D7])&lt;11;([.C7]+[.D7])*5;IF(([.C7]+[.D7])&lt;21;50+([.C7]+[.D7]-10)*2;IF(([.C7]+[.D7])&gt;20;70+([.C7]+[.D7]-20)))))" office:value-type="float" office:value="-25" calcext:value-type="float">
            <text:p>-25</text:p>
          </table:table-cell>
          <table:table-cell table:style-name="ce94" table:formula="of:=(fu+fu+ag)/3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7];[$Datos.$C81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7]+[.G7]+[.H7]+[.J7]+[.I7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7];[$Datos.C81:$Datos.C160];0);MATCH([$Inicio.C8];[$Datos.E80:$Datos.AP80];0))" office:value-type="float" office:value="1" calcext:value-type="float">
            <text:p>1</text:p>
          </table:table-cell>
          <table:table-cell table:style-name="ce35" table:number-matrix-columns-spanned="1" table:number-matrix-rows-spanned="1" table:formula="of:=INDEX([$Datos.E81:$Datos.AP160];MATCH([.B7];[$Datos.C81:$Datos.C160];0);MATCH([$Inicio.C8];[$Datos.E80:$Datos.AP80];0)+1)" office:value-type="float" office:value="5" calcext:value-type="float">
            <text:p>5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8]&lt;0;&quot;ERROR&quot;;IF([.M8]=&quot;*&quot;;&quot;&quot;;IF([.M8]&gt;0;IF([.D8]&gt;2;&quot;ERROR&quot;;&quot;&quot;);IF([.D8]&gt;1;&quot;ERROR&quot;;&quot;&quot;))))">
            <text:p/>
          </table:table-cell>
          <table:table-cell table:style-name="ce92" office:value-type="string" calcext:value-type="string">
            <text:p>Contundente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8]=0;0;IF([.M8]=&quot;*&quot;;[.D8]*[.L8];IF([.M8]=0;[.L8];IF([.D8]=1;[.L8];[.L8]+[.M8]))))" office:value-type="float" office:value="0" calcext:value-type="float">
            <text:p>0</text:p>
          </table:table-cell>
          <table:table-cell table:style-name="ce35" table:formula="of:=IF(([.C8]+[.D8])=0;-25;IF(([.C8]+[.D8])&lt;11;([.C8]+[.D8])*5;IF(([.C8]+[.D8])&lt;21;50+([.C8]+[.D8]-10)*2;IF(([.C8]+[.D8])&gt;20;70+([.C8]+[.D8]-20)))))" office:value-type="float" office:value="-25" calcext:value-type="float">
            <text:p>-25</text:p>
          </table:table-cell>
          <table:table-cell table:style-name="ce94" table:formula="of:=(fu+fu+ag)/3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8];[$Datos.$C82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8]+[.G8]+[.H8]+[.J8]+[.I8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8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8];[$Datos.C81:$Datos.C160];0);MATCH([$Inicio.C8];[$Datos.E80:$Datos.AP80];0)+1)" office:value-type="float" office:value="5" calcext:value-type="float">
            <text:p>5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9]&lt;0;&quot;ERROR&quot;;IF([.M9]=&quot;*&quot;;&quot;&quot;;IF([.M9]&gt;0;IF([.D9]&gt;2;&quot;ERROR&quot;;&quot;&quot;);IF([.D9]&gt;1;&quot;ERROR&quot;;&quot;&quot;))))">
            <text:p/>
          </table:table-cell>
          <table:table-cell table:style-name="ce91" office:value-type="string" calcext:value-type="string">
            <text:p>Arma 2 Manos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9]=0;0;IF([.M9]=&quot;*&quot;;[.D9]*[.L9];IF([.M9]=0;[.L9];IF([.D9]=1;[.L9];[.L9]+[.M9]))))" office:value-type="float" office:value="0" calcext:value-type="float">
            <text:p>0</text:p>
          </table:table-cell>
          <table:table-cell table:style-name="ce35" table:formula="of:=IF(([.C9]+[.D9])=0;-25;IF(([.C9]+[.D9])&lt;11;([.C9]+[.D9])*5;IF(([.C9]+[.D9])&lt;21;50+([.C9]+[.D9]-10)*2;IF(([.C9]+[.D9])&gt;20;70+([.C9]+[.D9]-20)))))" office:value-type="float" office:value="-25" calcext:value-type="float">
            <text:p>-25</text:p>
          </table:table-cell>
          <table:table-cell table:style-name="ce94" table:formula="of:=(fu+fu+ag)/3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9];[$Datos.$C83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9]+[.G9]+[.H9]+[.J9]+[.I9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9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9];[$Datos.C81:$Datos.C160];0);MATCH([$Inicio.C8];[$Datos.E80:$Datos.AP80];0)+1)" office:value-type="float" office:value="7" calcext:value-type="float">
            <text:p>7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10]&lt;0;&quot;ERROR&quot;;IF([.M10]=&quot;*&quot;;&quot;&quot;;IF([.M10]&gt;0;IF([.D10]&gt;2;&quot;ERROR&quot;;&quot;&quot;);IF([.D10]&gt;1;&quot;ERROR&quot;;&quot;&quot;))))">
            <text:p/>
          </table:table-cell>
          <table:table-cell table:style-name="ce91" office:value-type="string" calcext:value-type="string">
            <text:p>Arcos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10]=0;0;IF([.M10]=&quot;*&quot;;[.D10]*[.L10];IF([.M10]=0;[.L10];IF([.D10]=1;[.L10];[.L10]+[.M10]))))" office:value-type="float" office:value="0" calcext:value-type="float">
            <text:p>0</text:p>
          </table:table-cell>
          <table:table-cell table:style-name="ce35" table:formula="of:=IF(([.C10]+[.D10])=0;-25;IF(([.C10]+[.D10])&lt;11;([.C10]+[.D10])*5;IF(([.C10]+[.D10])&lt;21;50+([.C10]+[.D10]-10)*2;IF(([.C10]+[.D10])&gt;20;70+([.C10]+[.D10]-20)))))" office:value-type="float" office:value="-25" calcext:value-type="float">
            <text:p>-25</text:p>
          </table:table-cell>
          <table:table-cell table:style-name="ce94" table:formula="of:=(fu+ag+ag)/3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10];[$Datos.$C84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10]+[.G10]+[.H10]+[.J10]+[.I10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10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10];[$Datos.C81:$Datos.C160];0);MATCH([$Inicio.C8];[$Datos.E80:$Datos.AP80];0)+1)" office:value-type="float" office:value="7" calcext:value-type="float">
            <text:p>7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11]&lt;0;&quot;ERROR&quot;;IF([.M11]=&quot;*&quot;;&quot;&quot;;IF([.M11]&gt;0;IF([.D11]&gt;2;&quot;ERROR&quot;;&quot;&quot;);IF([.D11]&gt;1;&quot;ERROR&quot;;&quot;&quot;))))">
            <text:p/>
          </table:table-cell>
          <table:table-cell table:style-name="ce91" office:value-type="string" calcext:value-type="string">
            <text:p>De asta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11]=0;0;IF([.M11]=&quot;*&quot;;[.D11]*[.L11];IF([.M11]=0;[.L11];IF([.D11]=1;[.L11];[.L11]+[.M11]))))" office:value-type="float" office:value="0" calcext:value-type="float">
            <text:p>0</text:p>
          </table:table-cell>
          <table:table-cell table:style-name="ce35" table:formula="of:=IF(([.C11]+[.D11])=0;-25;IF(([.C11]+[.D11])&lt;11;([.C11]+[.D11])*5;IF(([.C11]+[.D11])&lt;21;50+([.C11]+[.D11]-10)*2;IF(([.C11]+[.D11])&gt;20;70+([.C11]+[.D11]-20)))))" office:value-type="float" office:value="-25" calcext:value-type="float">
            <text:p>-25</text:p>
          </table:table-cell>
          <table:table-cell table:style-name="ce94" table:formula="of:=(fu+fu+ag)/3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11];[$Datos.$C85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11]+[.G11]+[.H11]+[.J11]+[.I11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11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11];[$Datos.C81:$Datos.C160];0);MATCH([$Inicio.C8];[$Datos.E80:$Datos.AP80];0)+1)" office:value-type="float" office:value="7" calcext:value-type="float">
            <text:p>7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12]&lt;0;&quot;ERROR&quot;;IF([.M12]=&quot;*&quot;;&quot;&quot;;IF([.M12]&gt;0;IF([.D12]&gt;2;&quot;ERROR&quot;;&quot;&quot;);IF([.D12]&gt;1;&quot;ERROR&quot;;&quot;&quot;))))">
            <text:p/>
          </table:table-cell>
          <table:table-cell table:style-name="ce91" office:value-type="string" calcext:value-type="string">
            <text:p>Arrojadizas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12]=0;0;IF([.M12]=&quot;*&quot;;[.D12]*[.L12];IF([.M12]=0;[.L12];IF([.D12]=1;[.L12];[.L12]+[.M12]))))" office:value-type="float" office:value="0" calcext:value-type="float">
            <text:p>0</text:p>
          </table:table-cell>
          <table:table-cell table:style-name="ce35" table:formula="of:=IF(([.C12]+[.D12])=0;-25;IF(([.C12]+[.D12])&lt;11;([.C12]+[.D12])*5;IF(([.C12]+[.D12])&lt;21;50+([.C12]+[.D12]-10)*2;IF(([.C12]+[.D12])&gt;20;70+([.C12]+[.D12]-20)))))" office:value-type="float" office:value="-25" calcext:value-type="float">
            <text:p>-25</text:p>
          </table:table-cell>
          <table:table-cell table:style-name="ce94" table:formula="of:=(fu+fu+ag)/3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12];[$Datos.$C86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12]+[.G12]+[.H12]+[.J12]+[.I12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12];[$Datos.C81:$Datos.C160];0);MATCH([$Inicio.C8];[$Datos.E80:$Datos.AP80];0))" office:value-type="float" office:value="5" calcext:value-type="float">
            <text:p>5</text:p>
          </table:table-cell>
          <table:table-cell table:style-name="ce35" table:number-matrix-columns-spanned="1" table:number-matrix-rows-spanned="1" table:formula="of:=INDEX([$Datos.E81:$Datos.AP160];MATCH([.B12];[$Datos.C81:$Datos.C160];0);MATCH([$Inicio.C8];[$Datos.E80:$Datos.AP80];0)+1)" office:value-type="float" office:value="0" calcext:value-type="float">
            <text:p>0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13]&lt;0;&quot;ERROR&quot;;IF([.M13]=&quot;*&quot;;&quot;&quot;;IF([.M13]&gt;0;IF([.D13]&gt;2;&quot;ERROR&quot;;&quot;&quot;);IF([.D13]&gt;1;&quot;ERROR&quot;;&quot;&quot;))))">
            <text:p/>
          </table:table-cell>
          <table:table-cell table:style-name="ce91" office:value-type="string" calcext:value-type="string">
            <text:p>Trepar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13]=0;0;IF([.M13]=&quot;*&quot;;[.D13]*[.L13];IF([.M13]=0;[.L13];IF([.D13]=1;[.L13];[.L13]+[.M13]))))" office:value-type="float" office:value="0" calcext:value-type="float">
            <text:p>0</text:p>
          </table:table-cell>
          <table:table-cell table:style-name="ce35" table:formula="of:=IF(([.C13]+[.D13])=0;-25;IF(([.C13]+[.D13])&lt;11;([.C13]+[.D13])*5;IF(([.C13]+[.D13])&lt;21;50+([.C13]+[.D13]-10)*2;IF(([.C13]+[.D13])&gt;20;70+([.C13]+[.D13]-20)))))" office:value-type="float" office:value="-25" calcext:value-type="float">
            <text:p>-25</text:p>
          </table:table-cell>
          <table:table-cell table:style-name="ce94" table:formula="of:=ag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13];[$Datos.$C87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13]+[.G13]+[.H13]+[.J13]+[.I13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13];[$Datos.C81:$Datos.C160];0);MATCH([$Inicio.C8];[$Datos.E80:$Datos.AP80];0))" office:value-type="float" office:value="3" calcext:value-type="float">
            <text:p>3</text:p>
          </table:table-cell>
          <table:table-cell table:style-name="ce35" table:number-matrix-columns-spanned="1" table:number-matrix-rows-spanned="1" table:formula="of:=INDEX([$Datos.E81:$Datos.AP160];MATCH([.B13];[$Datos.C81:$Datos.C160];0);MATCH([$Inicio.C8];[$Datos.E80:$Datos.AP80];0)+1)" office:value-type="float" office:value="7" calcext:value-type="float">
            <text:p>7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14]&lt;0;&quot;ERROR&quot;;IF([.M14]=&quot;*&quot;;&quot;&quot;;IF([.M14]&gt;0;IF([.D14]&gt;2;&quot;ERROR&quot;;&quot;&quot;);IF([.D14]&gt;1;&quot;ERROR&quot;;&quot;&quot;))))">
            <text:p/>
          </table:table-cell>
          <table:table-cell table:style-name="ce91" office:value-type="string" calcext:value-type="string">
            <text:p>Nadar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14]=0;0;IF([.M14]=&quot;*&quot;;[.D14]*[.L14];IF([.M14]=0;[.L14];IF([.D14]=1;[.L14];[.L14]+[.M14]))))" office:value-type="float" office:value="0" calcext:value-type="float">
            <text:p>0</text:p>
          </table:table-cell>
          <table:table-cell table:style-name="ce35" table:formula="of:=IF(([.C14]+[.D14])=0;-25;IF(([.C14]+[.D14])&lt;11;([.C14]+[.D14])*5;IF(([.C14]+[.D14])&lt;21;50+([.C14]+[.D14]-10)*2;IF(([.C14]+[.D14])&gt;20;70+([.C14]+[.D14]-20)))))" office:value-type="float" office:value="-25" calcext:value-type="float">
            <text:p>-25</text:p>
          </table:table-cell>
          <table:table-cell table:style-name="ce94" table:formula="of:=ag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14];[$Datos.$C88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14]+[.G14]+[.H14]+[.J14]+[.I14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14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14];[$Datos.C81:$Datos.C160];0);MATCH([$Inicio.C8];[$Datos.E80:$Datos.AP80];0)+1)" office:value-type="float" office:value="6" calcext:value-type="float">
            <text:p>6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15]&lt;0;&quot;ERROR&quot;;IF([.M15]=&quot;*&quot;;&quot;&quot;;IF([.M15]&gt;0;IF([.D15]&gt;2;&quot;ERROR&quot;;&quot;&quot;);IF([.D15]&gt;1;&quot;ERROR&quot;;&quot;&quot;))))">
            <text:p/>
          </table:table-cell>
          <table:table-cell table:style-name="ce91" office:value-type="string" calcext:value-type="string">
            <text:p>Montar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15]=0;0;IF([.M15]=&quot;*&quot;;[.D15]*[.L15];IF([.M15]=0;[.L15];IF([.D15]=1;[.L15];[.L15]+[.M15]))))" office:value-type="float" office:value="0" calcext:value-type="float">
            <text:p>0</text:p>
          </table:table-cell>
          <table:table-cell table:style-name="ce35" table:formula="of:=IF(([.C15]+[.D15])=0;-25;IF(([.C15]+[.D15])&lt;11;([.C15]+[.D15])*5;IF(([.C15]+[.D15])&lt;21;50+([.C15]+[.D15]-10)*2;IF(([.C15]+[.D15])&gt;20;70+([.C15]+[.D15]-20)))))" office:value-type="float" office:value="-25" calcext:value-type="float">
            <text:p>-25</text:p>
          </table:table-cell>
          <table:table-cell table:style-name="ce94" table:formula="of:=(em+ag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15];[$Datos.$C89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15]+[.G15]+[.H15]+[.J15]+[.I15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15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15];[$Datos.C81:$Datos.C160];0);MATCH([$Inicio.C8];[$Datos.E80:$Datos.AP80];0)+1)" office:value-type="float" office:value="6" calcext:value-type="float">
            <text:p>6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16]&lt;0;&quot;ERROR&quot;;IF([.M16]=&quot;*&quot;;&quot;&quot;;IF([.M16]&gt;0;IF([.D16]&gt;2;&quot;ERROR&quot;;&quot;&quot;);IF([.D16]&gt;1;&quot;ERROR&quot;;&quot;&quot;))))">
            <text:p/>
          </table:table-cell>
          <table:table-cell table:style-name="ce91" office:value-type="string" calcext:value-type="string">
            <text:p>Desact. Trampas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16]=0;0;IF([.M16]=&quot;*&quot;;[.D16]*[.L16];IF([.M16]=0;[.L16];IF([.D16]=1;[.L16];[.L16]+[.M16]))))" office:value-type="float" office:value="0" calcext:value-type="float">
            <text:p>0</text:p>
          </table:table-cell>
          <table:table-cell table:style-name="ce35" table:formula="of:=IF(([.C16]+[.D16])=0;-25;IF(([.C16]+[.D16])&lt;11;([.C16]+[.D16])*5;IF(([.C16]+[.D16])&lt;21;50+([.C16]+[.D16]-10)*2;IF(([.C16]+[.D16])&gt;20;70+([.C16]+[.D16]-20)))))" office:value-type="float" office:value="-25" calcext:value-type="float">
            <text:p>-25</text:p>
          </table:table-cell>
          <table:table-cell table:style-name="ce94" table:formula="of:=(in+ag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16];[$Datos.$C90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16]+[.G16]+[.H16]+[.J16]+[.I16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16];[$Datos.C81:$Datos.C160];0);MATCH([$Inicio.C8];[$Datos.E80:$Datos.AP80];0))" office:value-type="float" office:value="3" calcext:value-type="float">
            <text:p>3</text:p>
          </table:table-cell>
          <table:table-cell table:style-name="ce35" table:number-matrix-columns-spanned="1" table:number-matrix-rows-spanned="1" table:formula="of:=INDEX([$Datos.E81:$Datos.AP160];MATCH([.B16];[$Datos.C81:$Datos.C160];0);MATCH([$Inicio.C8];[$Datos.E80:$Datos.AP80];0)+1)" office:value-type="float" office:value="8" calcext:value-type="float">
            <text:p>8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17]&lt;0;&quot;ERROR&quot;;IF([.M17]=&quot;*&quot;;&quot;&quot;;IF([.M17]&gt;0;IF([.D17]&gt;2;&quot;ERROR&quot;;&quot;&quot;);IF([.D17]&gt;1;&quot;ERROR&quot;;&quot;&quot;))))">
            <text:p/>
          </table:table-cell>
          <table:table-cell table:style-name="ce91" office:value-type="string" calcext:value-type="string">
            <text:p>Forzar Cerraduras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17]=0;0;IF([.M17]=&quot;*&quot;;[.D17]*[.L17];IF([.M17]=0;[.L17];IF([.D17]=1;[.L17];[.L17]+[.M17]))))" office:value-type="float" office:value="0" calcext:value-type="float">
            <text:p>0</text:p>
          </table:table-cell>
          <table:table-cell table:style-name="ce35" table:formula="of:=IF(([.C17]+[.D17])=0;-25;IF(([.C17]+[.D17])&lt;11;([.C17]+[.D17])*5;IF(([.C17]+[.D17])&lt;21;50+([.C17]+[.D17]-10)*2;IF(([.C17]+[.D17])&gt;20;70+([.C17]+[.D17]-20)))))" office:value-type="float" office:value="-25" calcext:value-type="float">
            <text:p>-25</text:p>
          </table:table-cell>
          <table:table-cell table:style-name="ce94" table:formula="of:=(in+ra+ag)/3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17];[$Datos.$C91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17]+[.G17]+[.H17]+[.J17]+[.I17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17];[$Datos.C81:$Datos.C160];0);MATCH([$Inicio.C8];[$Datos.E80:$Datos.AP80];0))" office:value-type="float" office:value="3" calcext:value-type="float">
            <text:p>3</text:p>
          </table:table-cell>
          <table:table-cell table:style-name="ce35" table:number-matrix-columns-spanned="1" table:number-matrix-rows-spanned="1" table:formula="of:=INDEX([$Datos.E81:$Datos.AP160];MATCH([.B17];[$Datos.C81:$Datos.C160];0);MATCH([$Inicio.C8];[$Datos.E80:$Datos.AP80];0)+1)" office:value-type="float" office:value="9" calcext:value-type="float">
            <text:p>9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18]&lt;0;&quot;ERROR&quot;;IF([.M18]=&quot;*&quot;;&quot;&quot;;IF([.M18]&gt;0;IF([.D18]&gt;2;&quot;ERROR&quot;;&quot;&quot;);IF([.D18]&gt;1;&quot;ERROR&quot;;&quot;&quot;))))">
            <text:p/>
          </table:table-cell>
          <table:table-cell table:style-name="ce91" office:value-type="string" calcext:value-type="string">
            <text:p>Acechar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18]=0;0;IF([.M18]=&quot;*&quot;;[.D18]*[.L18];IF([.M18]=0;[.L18];IF([.D18]=1;[.L18];[.L18]+[.M18]))))" office:value-type="float" office:value="0" calcext:value-type="float">
            <text:p>0</text:p>
          </table:table-cell>
          <table:table-cell table:style-name="ce35" table:formula="of:=IF(([.C18]+[.D18])=0;-25;IF(([.C18]+[.D18])&lt;11;([.C18]+[.D18])*5;IF(([.C18]+[.D18])&lt;21;50+([.C18]+[.D18]-10)*2;IF(([.C18]+[.D18])&gt;20;70+([.C18]+[.D18]-20)))))" office:value-type="float" office:value="-25" calcext:value-type="float">
            <text:p>-25</text:p>
          </table:table-cell>
          <table:table-cell table:style-name="ce94" table:formula="of:=(ad+ag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18];[$Datos.$C92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18]+[.G18]+[.H18]+[.J18]+[.I18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18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18];[$Datos.C81:$Datos.C160];0);MATCH([$Inicio.C8];[$Datos.E80:$Datos.AP80];0)+1)" office:value-type="float" office:value="5" calcext:value-type="float">
            <text:p>5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19]&lt;0;&quot;ERROR&quot;;IF([.M19]=&quot;*&quot;;&quot;&quot;;IF([.M19]&gt;0;IF([.D19]&gt;2;&quot;ERROR&quot;;&quot;&quot;);IF([.D19]&gt;1;&quot;ERROR&quot;;&quot;&quot;))))">
            <text:p/>
          </table:table-cell>
          <table:table-cell table:style-name="ce91" office:value-type="string" calcext:value-type="string">
            <text:p>Ocultarse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19]=0;0;IF([.M19]=&quot;*&quot;;[.D19]*[.L19];IF([.M19]=0;[.L19];IF([.D19]=1;[.L19];[.L19]+[.M19]))))" office:value-type="float" office:value="0" calcext:value-type="float">
            <text:p>0</text:p>
          </table:table-cell>
          <table:table-cell table:style-name="ce35" table:formula="of:=IF(([.C19]+[.D19])=0;-25;IF(([.C19]+[.D19])&lt;11;([.C19]+[.D19])*5;IF(([.C19]+[.D19])&lt;21;50+([.C19]+[.D19]-10)*2;IF(([.C19]+[.D19])&gt;20;70+([.C19]+[.D19]-20)))))" office:value-type="float" office:value="-25" calcext:value-type="float">
            <text:p>-25</text:p>
          </table:table-cell>
          <table:table-cell table:style-name="ce94" table:formula="of:=(ad+ag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19];[$Datos.$C93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19]+[.G19]+[.H19]+[.J19]+[.I19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19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19];[$Datos.C81:$Datos.C160];0);MATCH([$Inicio.C8];[$Datos.E80:$Datos.AP80];0)+1)" office:value-type="float" office:value="5" calcext:value-type="float">
            <text:p>5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20]&lt;0;&quot;ERROR&quot;;IF([.M20]=&quot;*&quot;;&quot;&quot;;IF([.M20]&gt;0;IF([.D20]&gt;2;&quot;ERROR&quot;;&quot;&quot;);IF([.D20]&gt;1;&quot;ERROR&quot;;&quot;&quot;))))">
            <text:p/>
          </table:table-cell>
          <table:table-cell table:style-name="ce91" office:value-type="string" calcext:value-type="string">
            <text:p>Percepción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20]=0;0;IF([.M20]=&quot;*&quot;;[.D20]*[.L20];IF([.M20]=0;[.L20];IF([.D20]=1;[.L20];[.L20]+[.M20]))))" office:value-type="float" office:value="0" calcext:value-type="float">
            <text:p>0</text:p>
          </table:table-cell>
          <table:table-cell table:style-name="ce35" table:formula="of:=IF(([.C20]+[.D20])=0;-25;IF(([.C20]+[.D20])&lt;11;([.C20]+[.D20])*5;IF(([.C20]+[.D20])&lt;21;50+([.C20]+[.D20]-10)*2;IF(([.C20]+[.D20])&gt;20;70+([.C20]+[.D20]-20)))))" office:value-type="float" office:value="-25" calcext:value-type="float">
            <text:p>-25</text:p>
          </table:table-cell>
          <table:table-cell table:style-name="ce94" table:formula="of:=(in+in+ra)/3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20];[$Datos.$C94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20]+[.G20]+[.H20]+[.J20]+[.I20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20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20];[$Datos.C81:$Datos.C160];0);MATCH([$Inicio.C8];[$Datos.E80:$Datos.AP80];0)+1)" office:value-type="float" office:value="5" calcext:value-type="float">
            <text:p>5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21]&lt;0;&quot;ERROR&quot;;IF([.M21]=&quot;*&quot;;&quot;&quot;;IF([.M21]&gt;0;IF([.D21]&gt;2;&quot;ERROR&quot;;&quot;&quot;);IF([.D21]&gt;1;&quot;ERROR&quot;;&quot;&quot;))))">
            <text:p/>
          </table:table-cell>
          <table:table-cell table:style-name="ce91" office:value-type="string" calcext:value-type="string">
            <text:p>Aprender Hechizos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21]=0;0;IF([.M21]=&quot;*&quot;;[.D21]*[.L21];IF([.M21]=0;[.L21];IF([.D21]=1;[.L21];[.L21]+[.M21]))))" office:value-type="float" office:value="0" calcext:value-type="float">
            <text:p>0</text:p>
          </table:table-cell>
          <table:table-cell table:style-name="ce35" table:formula="of:=IF(([.C21]+[.D21])=0;-25;IF(([.C21]+[.D21])&lt;11;([.C21]+[.D21])*5;IF(([.C21]+[.D21])&lt;21;50+([.C21]+[.D21]-10)*2;IF(([.C21]+[.D21])&gt;20;70+([.C21]+[.D21]-20)))))" office:value-type="float" office:value="-25" calcext:value-type="float">
            <text:p>-25</text:p>
          </table:table-cell>
          <table:table-cell table:style-name="ce35" table:formula="of:=IF(ISERROR(FIND(&quot;Canalización&quot;;reino));IF(ISERROR(FIND(&quot;Esencia&quot;;reino));IF(ISERROR(FIND(&quot;Mentalismo&quot;;reino));0;pr);em);in)" office:value-type="float" office:value="0" calcext:value-type="float">
            <text:p>0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21];[$Datos.$C95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21]+[.G21]+[.H21]+[.J21]+[.I21]" office:value-type="float" office:value="-25" calcext:value-type="float">
            <text:p>-25</text:p>
          </table:table-cell>
          <table:table-cell table:style-name="ce35" table:number-matrix-columns-spanned="1" table:number-matrix-rows-spanned="1" table:formula="of:=INDEX([$Datos.E81:$Datos.AP160];MATCH([.B21];[$Datos.C81:$Datos.C160];0);MATCH([$Inicio.C8];[$Datos.E80:$Datos.AP80];0))" office:value-type="float" office:value="20" calcext:value-type="float">
            <text:p>20</text:p>
          </table:table-cell>
          <table:table-cell table:style-name="ce35" table:number-matrix-columns-spanned="1" table:number-matrix-rows-spanned="1" table:formula="of:=INDEX([$Datos.E81:$Datos.AP160];MATCH([.B21];[$Datos.C81:$Datos.C160];0);MATCH([$Inicio.C8];[$Datos.E80:$Datos.AP80];0)+1)" office:value-type="float" office:value="0" calcext:value-type="float">
            <text:p>0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22]&lt;0;&quot;ERROR&quot;;IF([.M22]=&quot;*&quot;;&quot;&quot;;IF([.M22]&gt;0;IF([.D22]&gt;2;&quot;ERROR&quot;;&quot;&quot;);IF([.D22]&gt;1;&quot;ERROR&quot;;&quot;&quot;))))">
            <text:p/>
          </table:table-cell>
          <table:table-cell table:style-name="ce91" office:value-type="string" calcext:value-type="string">
            <text:p>Runas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22]=0;0;IF([.M22]=&quot;*&quot;;[.D22]*[.L22];IF([.M22]=0;[.L22];IF([.D22]=1;[.L22];[.L22]+[.M22]))))" office:value-type="float" office:value="0" calcext:value-type="float">
            <text:p>0</text:p>
          </table:table-cell>
          <table:table-cell table:style-name="ce35" table:formula="of:=IF(([.C22]+[.D22])=0;-25;IF(([.C22]+[.D22])&lt;11;([.C22]+[.D22])*5;IF(([.C22]+[.D22])&lt;21;50+([.C22]+[.D22]-10)*2;IF(([.C22]+[.D22])&gt;20;70+([.C22]+[.D22]-20)))))" office:value-type="float" office:value="-25" calcext:value-type="float">
            <text:p>-25</text:p>
          </table:table-cell>
          <table:table-cell table:style-name="ce94" table:formula="of:=(em+in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22];[$Datos.$C96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22]+[.G22]+[.H22]+[.J22]+[.I22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22];[$Datos.C81:$Datos.C160];0);MATCH([$Inicio.C8];[$Datos.E80:$Datos.AP80];0))" office:value-type="float" office:value="7" calcext:value-type="float">
            <text:p>7</text:p>
          </table:table-cell>
          <table:table-cell table:style-name="ce35" table:number-matrix-columns-spanned="1" table:number-matrix-rows-spanned="1" table:formula="of:=INDEX([$Datos.E81:$Datos.AP160];MATCH([.B22];[$Datos.C81:$Datos.C160];0);MATCH([$Inicio.C8];[$Datos.E80:$Datos.AP80];0)+1)" office:value-type="float" office:value="0" calcext:value-type="float">
            <text:p>0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23]&lt;0;&quot;ERROR&quot;;IF([.M23]=&quot;*&quot;;&quot;&quot;;IF([.M23]&gt;0;IF([.D23]&gt;2;&quot;ERROR&quot;;&quot;&quot;);IF([.D23]&gt;1;&quot;ERROR&quot;;&quot;&quot;))))">
            <text:p/>
          </table:table-cell>
          <table:table-cell table:style-name="ce91" office:value-type="string" calcext:value-type="string">
            <text:p>Bastones y Varitas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23]=0;0;IF([.M23]=&quot;*&quot;;[.D23]*[.L23];IF([.M23]=0;[.L23];IF([.D23]=1;[.L23];[.L23]+[.M23]))))" office:value-type="float" office:value="0" calcext:value-type="float">
            <text:p>0</text:p>
          </table:table-cell>
          <table:table-cell table:style-name="ce35" table:formula="of:=IF(([.C23]+[.D23])=0;-25;IF(([.C23]+[.D23])&lt;11;([.C23]+[.D23])*5;IF(([.C23]+[.D23])&lt;21;50+([.C23]+[.D23]-10)*2;IF(([.C23]+[.D23])&gt;20;70+([.C23]+[.D23]-20)))))" office:value-type="float" office:value="-25" calcext:value-type="float">
            <text:p>-25</text:p>
          </table:table-cell>
          <table:table-cell table:style-name="ce94" table:formula="of:=(em+in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23];[$Datos.$C97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23]+[.G23]+[.H23]+[.J23]+[.I23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23];[$Datos.C81:$Datos.C160];0);MATCH([$Inicio.C8];[$Datos.E80:$Datos.AP80];0))" office:value-type="float" office:value="9" calcext:value-type="float">
            <text:p>9</text:p>
          </table:table-cell>
          <table:table-cell table:style-name="ce35" table:number-matrix-columns-spanned="1" table:number-matrix-rows-spanned="1" table:formula="of:=INDEX([$Datos.E81:$Datos.AP160];MATCH([.B23];[$Datos.C81:$Datos.C160];0);MATCH([$Inicio.C8];[$Datos.E80:$Datos.AP80];0)+1)" office:value-type="float" office:value="0" calcext:value-type="float">
            <text:p>0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24]&lt;0;&quot;ERROR&quot;;IF([.M24]=&quot;*&quot;;&quot;&quot;;IF([.M24]&gt;0;IF([.D24]&gt;2;&quot;ERROR&quot;;&quot;&quot;);IF([.D24]&gt;1;&quot;ERROR&quot;;&quot;&quot;))))">
            <text:p/>
          </table:table-cell>
          <table:table-cell table:style-name="ce91" office:value-type="string" calcext:value-type="string">
            <text:p>Canalización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24]=0;0;IF([.M24]=&quot;*&quot;;[.D24]*[.L24];IF([.M24]=0;[.L24];IF([.D24]=1;[.L24];[.L24]+[.M24]))))" office:value-type="float" office:value="0" calcext:value-type="float">
            <text:p>0</text:p>
          </table:table-cell>
          <table:table-cell table:style-name="ce35" table:formula="of:=IF(([.C24]+[.D24])=0;-25;IF(([.C24]+[.D24])&lt;11;([.C24]+[.D24])*5;IF(([.C24]+[.D24])&lt;21;50+([.C24]+[.D24]-10)*2;IF(([.C24]+[.D24])&gt;20;70+([.C24]+[.D24]-20)))))" office:value-type="float" office:value="-25" calcext:value-type="float">
            <text:p>-25</text:p>
          </table:table-cell>
          <table:table-cell table:style-name="ce94" office:value-type="float" office:value="0" calcext:value-type="float">
            <text:p>0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24];[$Datos.$C98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24]" office:value-type="float" office:value="-25" calcext:value-type="float">
            <text:p>-25</text:p>
          </table:table-cell>
          <table:table-cell table:style-name="ce35" table:number-matrix-columns-spanned="1" table:number-matrix-rows-spanned="1" table:formula="of:=INDEX([$Datos.E81:$Datos.AP160];MATCH([.B24];[$Datos.C81:$Datos.C160];0);MATCH([$Inicio.C8];[$Datos.E80:$Datos.AP80];0))" office:value-type="float" office:value="25" calcext:value-type="float">
            <text:p>25</text:p>
          </table:table-cell>
          <table:table-cell table:style-name="ce35" table:number-matrix-columns-spanned="1" table:number-matrix-rows-spanned="1" table:formula="of:=INDEX([$Datos.E81:$Datos.AP160];MATCH([.B24];[$Datos.C81:$Datos.C160];0);MATCH([$Inicio.C8];[$Datos.E80:$Datos.AP80];0)+1)" office:value-type="float" office:value="0" calcext:value-type="float">
            <text:p>0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25]&lt;0;&quot;ERROR&quot;;IF([.M25]=&quot;*&quot;;&quot;&quot;;IF([.M25]&gt;0;IF([.D25]&gt;2;&quot;ERROR&quot;;&quot;&quot;);IF([.D25]&gt;1;&quot;ERROR&quot;;&quot;&quot;))))">
            <text:p/>
          </table:table-cell>
          <table:table-cell table:style-name="ce91" office:value-type="string" calcext:value-type="string">
            <text:p>Proyectil de Agua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25]=0;0;IF([.M25]=&quot;*&quot;;[.D25]*[.L25];IF([.M25]=0;[.L25];IF([.D25]=1;[.L25];[.L25]+[.M25]))))" office:value-type="float" office:value="0" calcext:value-type="float">
            <text:p>0</text:p>
          </table:table-cell>
          <table:table-cell table:style-name="ce35" table:formula="of:=IF(([.C25]+[.D25])=0;-25;IF(([.C25]+[.D25])&lt;11;([.C25]+[.D25])*5;IF(([.C25]+[.D25])&lt;21;50+([.C25]+[.D25]-10)*2;IF(([.C25]+[.D25])&gt;20;70+([.C25]+[.D25]-20)))))" office:value-type="float" office:value="-25" calcext:value-type="float">
            <text:p>-25</text:p>
          </table:table-cell>
          <table:table-cell table:style-name="ce94" table:formula="of:=ag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25];[$Datos.$C99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25]+[.G25]+[.H25]+[.J25]+[.I25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25];[$Datos.C81:$Datos.C160];0);MATCH([$Inicio.C8];[$Datos.E80:$Datos.AP80];0))" office:value-type="float" office:value="20" calcext:value-type="float">
            <text:p>20</text:p>
          </table:table-cell>
          <table:table-cell table:style-name="ce35" table:number-matrix-columns-spanned="1" table:number-matrix-rows-spanned="1" table:formula="of:=INDEX([$Datos.E81:$Datos.AP160];MATCH([.B25];[$Datos.C81:$Datos.C160];0);MATCH([$Inicio.C8];[$Datos.E80:$Datos.AP80];0)+1)" office:value-type="float" office:value="0" calcext:value-type="float">
            <text:p>0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26]&lt;0;&quot;ERROR&quot;;IF([.M26]=&quot;*&quot;;&quot;&quot;;IF([.M26]&gt;0;IF([.D26]&gt;2;&quot;ERROR&quot;;&quot;&quot;);IF([.D26]&gt;1;&quot;ERROR&quot;;&quot;&quot;))))">
            <text:p/>
          </table:table-cell>
          <table:table-cell table:style-name="ce91" office:value-type="string" calcext:value-type="string">
            <text:p>Proyectil de Fuego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26]=0;0;IF([.M26]=&quot;*&quot;;[.D26]*[.L26];IF([.M26]=0;[.L26];IF([.D26]=1;[.L26];[.L26]+[.M26]))))" office:value-type="float" office:value="0" calcext:value-type="float">
            <text:p>0</text:p>
          </table:table-cell>
          <table:table-cell table:style-name="ce35" table:formula="of:=IF(([.C26]+[.D26])=0;-25;IF(([.C26]+[.D26])&lt;11;([.C26]+[.D26])*5;IF(([.C26]+[.D26])&lt;21;50+([.C26]+[.D26]-10)*2;IF(([.C26]+[.D26])&gt;20;70+([.C26]+[.D26]-20)))))" office:value-type="float" office:value="-25" calcext:value-type="float">
            <text:p>-25</text:p>
          </table:table-cell>
          <table:table-cell table:style-name="ce94" table:formula="of:=ag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26];[$Datos.$C100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26]+[.G26]+[.H26]+[.J26]+[.I26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26];[$Datos.C81:$Datos.C160];0);MATCH([$Inicio.C8];[$Datos.E80:$Datos.AP80];0))" office:value-type="float" office:value="20" calcext:value-type="float">
            <text:p>20</text:p>
          </table:table-cell>
          <table:table-cell table:style-name="ce35" table:number-matrix-columns-spanned="1" table:number-matrix-rows-spanned="1" table:formula="of:=INDEX([$Datos.E81:$Datos.AP160];MATCH([.B26];[$Datos.C81:$Datos.C160];0);MATCH([$Inicio.C8];[$Datos.E80:$Datos.AP80];0)+1)" office:value-type="float" office:value="0" calcext:value-type="float">
            <text:p>0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27]&lt;0;&quot;ERROR&quot;;IF([.M27]=&quot;*&quot;;&quot;&quot;;IF([.M27]&gt;0;IF([.D27]&gt;2;&quot;ERROR&quot;;&quot;&quot;);IF([.D27]&gt;1;&quot;ERROR&quot;;&quot;&quot;))))">
            <text:p/>
          </table:table-cell>
          <table:table-cell table:style-name="ce91" office:value-type="string" calcext:value-type="string">
            <text:p>Proyectil de Hielo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27]=0;0;IF([.M27]=&quot;*&quot;;[.D27]*[.L27];IF([.M27]=0;[.L27];IF([.D27]=1;[.L27];[.L27]+[.M27]))))" office:value-type="float" office:value="0" calcext:value-type="float">
            <text:p>0</text:p>
          </table:table-cell>
          <table:table-cell table:style-name="ce35" table:formula="of:=IF(([.C27]+[.D27])=0;-25;IF(([.C27]+[.D27])&lt;11;([.C27]+[.D27])*5;IF(([.C27]+[.D27])&lt;21;50+([.C27]+[.D27]-10)*2;IF(([.C27]+[.D27])&gt;20;70+([.C27]+[.D27]-20)))))" office:value-type="float" office:value="-25" calcext:value-type="float">
            <text:p>-25</text:p>
          </table:table-cell>
          <table:table-cell table:style-name="ce94" table:formula="of:=ag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27];[$Datos.$C101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27]+[.G27]+[.H27]+[.J27]+[.I27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27];[$Datos.C81:$Datos.C160];0);MATCH([$Inicio.C8];[$Datos.E80:$Datos.AP80];0))" office:value-type="float" office:value="20" calcext:value-type="float">
            <text:p>20</text:p>
          </table:table-cell>
          <table:table-cell table:style-name="ce35" table:number-matrix-columns-spanned="1" table:number-matrix-rows-spanned="1" table:formula="of:=INDEX([$Datos.E81:$Datos.AP160];MATCH([.B27];[$Datos.C81:$Datos.C160];0);MATCH([$Inicio.C8];[$Datos.E80:$Datos.AP80];0)+1)" office:value-type="float" office:value="0" calcext:value-type="float">
            <text:p>0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28]&lt;0;&quot;ERROR&quot;;IF([.M28]=&quot;*&quot;;&quot;&quot;;IF([.M28]&gt;0;IF([.D28]&gt;2;&quot;ERROR&quot;;&quot;&quot;);IF([.D28]&gt;1;&quot;ERROR&quot;;&quot;&quot;))))">
            <text:p/>
          </table:table-cell>
          <table:table-cell table:style-name="ce91" office:value-type="string" calcext:value-type="string">
            <text:p>Proyectil de Luz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28]=0;0;IF([.M28]=&quot;*&quot;;[.D28]*[.L28];IF([.M28]=0;[.L28];IF([.D28]=1;[.L28];[.L28]+[.M28]))))" office:value-type="float" office:value="0" calcext:value-type="float">
            <text:p>0</text:p>
          </table:table-cell>
          <table:table-cell table:style-name="ce35" table:formula="of:=IF(([.C28]+[.D28])=0;-25;IF(([.C28]+[.D28])&lt;11;([.C28]+[.D28])*5;IF(([.C28]+[.D28])&lt;21;50+([.C28]+[.D28]-10)*2;IF(([.C28]+[.D28])&gt;20;70+([.C28]+[.D28]-20)))))" office:value-type="float" office:value="-25" calcext:value-type="float">
            <text:p>-25</text:p>
          </table:table-cell>
          <table:table-cell table:style-name="ce94" table:formula="of:=ag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28];[$Datos.$C102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28]+[.G28]+[.H28]+[.J28]+[.I28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28];[$Datos.C81:$Datos.C160];0);MATCH([$Inicio.C8];[$Datos.E80:$Datos.AP80];0))" office:value-type="float" office:value="20" calcext:value-type="float">
            <text:p>20</text:p>
          </table:table-cell>
          <table:table-cell table:style-name="ce35" table:number-matrix-columns-spanned="1" table:number-matrix-rows-spanned="1" table:formula="of:=INDEX([$Datos.E81:$Datos.AP160];MATCH([.B28];[$Datos.C81:$Datos.C160];0);MATCH([$Inicio.C8];[$Datos.E80:$Datos.AP80];0)+1)" office:value-type="float" office:value="0" calcext:value-type="float">
            <text:p>0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29]&lt;0;&quot;ERROR&quot;;IF([.M29]=&quot;*&quot;;&quot;&quot;;IF([.M29]&gt;0;IF([.D29]&gt;2;&quot;ERROR&quot;;&quot;&quot;);IF([.D29]&gt;1;&quot;ERROR&quot;;&quot;&quot;))))">
            <text:p/>
          </table:table-cell>
          <table:table-cell table:style-name="ce91" office:value-type="string" calcext:value-type="string">
            <text:p>Proyectil de Electricidad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29]=0;0;IF([.M29]=&quot;*&quot;;[.D29]*[.L29];IF([.M29]=0;[.L29];IF([.D29]=1;[.L29];[.L29]+[.M29]))))" office:value-type="float" office:value="0" calcext:value-type="float">
            <text:p>0</text:p>
          </table:table-cell>
          <table:table-cell table:style-name="ce35" table:formula="of:=IF(([.C29]+[.D29])=0;-25;IF(([.C29]+[.D29])&lt;11;([.C29]+[.D29])*5;IF(([.C29]+[.D29])&lt;21;50+([.C29]+[.D29]-10)*2;IF(([.C29]+[.D29])&gt;20;70+([.C29]+[.D29]-20)))))" office:value-type="float" office:value="-25" calcext:value-type="float">
            <text:p>-25</text:p>
          </table:table-cell>
          <table:table-cell table:style-name="ce94" table:formula="of:=ag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29];[$Datos.$C103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29]+[.G29]+[.H29]+[.J29]+[.I29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29];[$Datos.C81:$Datos.C160];0);MATCH([$Inicio.C8];[$Datos.E80:$Datos.AP80];0))" office:value-type="float" office:value="20" calcext:value-type="float">
            <text:p>20</text:p>
          </table:table-cell>
          <table:table-cell table:style-name="ce35" table:number-matrix-columns-spanned="1" table:number-matrix-rows-spanned="1" table:formula="of:=INDEX([$Datos.E81:$Datos.AP160];MATCH([.B29];[$Datos.C81:$Datos.C160];0);MATCH([$Inicio.C8];[$Datos.E80:$Datos.AP80];0)+1)" office:value-type="float" office:value="0" calcext:value-type="float">
            <text:p>0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30]&lt;0;&quot;ERROR&quot;;IF([.M30]=&quot;*&quot;;&quot;&quot;;IF([.M30]&gt;0;IF([.D30]&gt;2;&quot;ERROR&quot;;&quot;&quot;);IF([.D30]&gt;1;&quot;ERROR&quot;;&quot;&quot;))))">
            <text:p/>
          </table:table-cell>
          <table:table-cell table:style-name="ce91" office:value-type="string" calcext:value-type="string">
            <text:p>Emboscar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30]=0;0;IF([.M30]=&quot;*&quot;;[.D30]*[.L30];IF([.M30]=0;[.L30];IF([.D30]=1;[.L30];[.L30]+[.M30]))))" office:value-type="float" office:value="0" calcext:value-type="float">
            <text:p>0</text:p>
          </table:table-cell>
          <table:table-cell table:style-name="ce35" table:formula="of:=IF(([.C30]+[.D30])=0;-25;IF(([.C30]+[.D30])&lt;11;([.C30]+[.D30])*5;IF(([.C30]+[.D30])&lt;21;50+([.C30]+[.D30]-10)*2;IF(([.C30]+[.D30])&gt;20;70+([.C30]+[.D30]-20)))))" office:value-type="float" office:value="-25" calcext:value-type="float">
            <text:p>-25</text:p>
          </table:table-cell>
          <table:table-cell table:style-name="ce94" office:value-type="float" office:value="0" calcext:value-type="float">
            <text:p>0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30];[$Datos.$C104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30]+[.H30]+[.J30]+[.I30]" office:value-type="float" office:value="-25" calcext:value-type="float">
            <text:p>-25</text:p>
          </table:table-cell>
          <table:table-cell table:style-name="ce35" table:number-matrix-columns-spanned="1" table:number-matrix-rows-spanned="1" table:formula="of:=INDEX([$Datos.E81:$Datos.AP160];MATCH([.B30];[$Datos.C81:$Datos.C160];0);MATCH([$Inicio.C8];[$Datos.E80:$Datos.AP80];0))" office:value-type="float" office:value="3" calcext:value-type="float">
            <text:p>3</text:p>
          </table:table-cell>
          <table:table-cell table:style-name="ce35" table:number-matrix-columns-spanned="1" table:number-matrix-rows-spanned="1" table:formula="of:=INDEX([$Datos.E81:$Datos.AP160];MATCH([.B30];[$Datos.C81:$Datos.C160];0);MATCH([$Inicio.C8];[$Datos.E80:$Datos.AP80];0)+1)" office:value-type="float" office:value="8" calcext:value-type="float">
            <text:p>8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31]&lt;0;&quot;ERROR&quot;;IF([.M31]=&quot;*&quot;;&quot;&quot;;IF([.M31]&gt;0;IF([.D31]&gt;2;&quot;ERROR&quot;;&quot;&quot;);IF([.D31]&gt;1;&quot;ERROR&quot;;&quot;&quot;))))">
            <text:p/>
          </table:table-cell>
          <table:table-cell table:style-name="ce91" office:value-type="string" calcext:value-type="string">
            <text:p>Lingüística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31]=0;0;IF([.M31]=&quot;*&quot;;[.D31]*[.L31];IF([.M31]=0;[.L31];IF([.D31]=1;[.L31];[.L31]+[.M31]))))" office:value-type="float" office:value="0" calcext:value-type="float">
            <text:p>0</text:p>
          </table:table-cell>
          <table:table-cell table:style-name="ce35" table:formula="of:=IF(([.C31]+[.D31])=0;-25;IF(([.C31]+[.D31])&lt;11;([.C31]+[.D31])*5;IF(([.C31]+[.D31])&lt;21;50+([.C31]+[.D31]-10)*2;IF(([.C31]+[.D31])&gt;20;70+([.C31]+[.D31]-20)))))" office:value-type="float" office:value="-25" calcext:value-type="float">
            <text:p>-25</text:p>
          </table:table-cell>
          <table:table-cell table:style-name="ce94" office:value-type="float" office:value="0" calcext:value-type="float">
            <text:p>0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31];[$Datos.$C105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31]+[.H31]+[.J31]+[.I31]" office:value-type="float" office:value="-25" calcext:value-type="float">
            <text:p>-25</text:p>
          </table:table-cell>
          <table:table-cell table:style-name="ce35" table:number-matrix-columns-spanned="1" table:number-matrix-rows-spanned="1" table:formula="of:=INDEX([$Datos.E81:$Datos.AP160];MATCH([.B31];[$Datos.C81:$Datos.C160];0);MATCH([$Inicio.C8];[$Datos.E80:$Datos.AP80];0))" office:value-type="float" office:value="3" calcext:value-type="float">
            <text:p>3</text:p>
          </table:table-cell>
          <table:table-cell table:style-name="ce35" table:number-matrix-columns-spanned="1" table:number-matrix-rows-spanned="1" table:formula="of:=INDEX([$Datos.E81:$Datos.AP160];MATCH([.B31];[$Datos.C81:$Datos.C160];0);MATCH([$Inicio.C8];[$Datos.E80:$Datos.AP80];0)+1)" office:value-type="string" office:string-value="*" calcext:value-type="string">
            <text:p>*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32]&lt;0;&quot;ERROR&quot;;IF([.M32]=&quot;*&quot;;&quot;&quot;;IF([.M32]&gt;0;IF([.D32]&gt;2;&quot;ERROR&quot;;&quot;&quot;);IF([.D32]&gt;1;&quot;ERROR&quot;;&quot;&quot;))))">
            <text:p/>
          </table:table-cell>
          <table:table-cell table:style-name="ce91" office:value-type="string" calcext:value-type="string">
            <text:p>Mov. Adrenales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32]=0;0;IF([.M32]=&quot;*&quot;;[.D32]*[.L32];IF([.M32]=0;[.L32];IF([.D32]=1;[.L32];[.L32]+[.M32]))))" office:value-type="float" office:value="0" calcext:value-type="float">
            <text:p>0</text:p>
          </table:table-cell>
          <table:table-cell table:style-name="ce35" table:formula="of:=IF(([.C32]+[.D32])=0;-25;IF(([.C32]+[.D32])&lt;11;([.C32]+[.D32])*5;IF(([.C32]+[.D32])&lt;21;50+([.C32]+[.D32]-10)*2;IF(([.C32]+[.D32])&gt;20;70+([.C32]+[.D32]-20)))))" office:value-type="float" office:value="-25" calcext:value-type="float">
            <text:p>-25</text:p>
          </table:table-cell>
          <table:table-cell table:style-name="ce94" table:formula="of:=(pr+ad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32];[$Datos.$C106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32]+[.G32]+[.H32]+[.J32]+[.I32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32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32];[$Datos.C81:$Datos.C160];0);MATCH([$Inicio.C8];[$Datos.E80:$Datos.AP80];0)+1)" office:value-type="float" office:value="6" calcext:value-type="float">
            <text:p>6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33]&lt;0;&quot;ERROR&quot;;IF([.M33]=&quot;*&quot;;&quot;&quot;;IF([.M33]&gt;0;IF([.D33]&gt;2;&quot;ERROR&quot;;&quot;&quot;);IF([.D33]&gt;1;&quot;ERROR&quot;;&quot;&quot;))))">
            <text:p/>
          </table:table-cell>
          <table:table-cell table:style-name="ce91" office:value-type="string" calcext:value-type="string">
            <text:p>Defensa Adrenal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33]=0;0;IF([.M33]=&quot;*&quot;;[.D33]*[.L33];IF([.M33]=0;[.L33];IF([.D33]=1;[.L33];[.L33]+[.M33]))))" office:value-type="float" office:value="0" calcext:value-type="float">
            <text:p>0</text:p>
          </table:table-cell>
          <table:table-cell table:style-name="ce35" table:formula="of:=IF(([.C33]+[.D33])=0;-25;IF(([.C33]+[.D33])&lt;11;([.C33]+[.D33])*5;IF(([.C33]+[.D33])&lt;21;50+([.C33]+[.D33]-10)*2;IF(([.C33]+[.D33])&gt;20;70+([.C33]+[.D33]-20)))))" office:value-type="float" office:value="-25" calcext:value-type="float">
            <text:p>-25</text:p>
          </table:table-cell>
          <table:table-cell table:style-name="ce94" office:value-type="float" office:value="0" calcext:value-type="float">
            <text:p>0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33];[$Datos.$C107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33]+[.H33]+[.J33]+[.I33]" office:value-type="float" office:value="-25" calcext:value-type="float">
            <text:p>-25</text:p>
          </table:table-cell>
          <table:table-cell table:style-name="ce35" table:number-matrix-columns-spanned="1" table:number-matrix-rows-spanned="1" table:formula="of:=INDEX([$Datos.E81:$Datos.AP160];MATCH([.B33];[$Datos.C81:$Datos.C160];0);MATCH([$Inicio.C8];[$Datos.E80:$Datos.AP80];0))" office:value-type="float" office:value="20" calcext:value-type="float">
            <text:p>20</text:p>
          </table:table-cell>
          <table:table-cell table:style-name="ce35" table:number-matrix-columns-spanned="1" table:number-matrix-rows-spanned="1" table:formula="of:=INDEX([$Datos.E81:$Datos.AP160];MATCH([.B33];[$Datos.C81:$Datos.C160];0);MATCH([$Inicio.C8];[$Datos.E80:$Datos.AP80];0)+1)" office:value-type="float" office:value="0" calcext:value-type="float">
            <text:p>0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34]&lt;0;&quot;ERROR&quot;;IF([.M34]=&quot;*&quot;;&quot;&quot;;IF([.M34]&gt;0;IF([.D34]&gt;2;&quot;ERROR&quot;;&quot;&quot;);IF([.D34]&gt;1;&quot;ERROR&quot;;&quot;&quot;))))">
            <text:p/>
          </table:table-cell>
          <table:table-cell table:style-name="ce91" office:value-type="string" calcext:value-type="string">
            <text:p>Artes Marciales 1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34]=0;0;IF([.M34]=&quot;*&quot;;[.D34]*[.L34];IF([.M34]=0;[.L34];IF([.D34]=1;[.L34];[.L34]+[.M34]))))" office:value-type="float" office:value="0" calcext:value-type="float">
            <text:p>0</text:p>
          </table:table-cell>
          <table:table-cell table:style-name="ce35" table:formula="of:=IF(([.C34]+[.D34])=0;-25;IF(([.C34]+[.D34])&lt;11;([.C34]+[.D34])*5;IF(([.C34]+[.D34])&lt;21;50+([.C34]+[.D34]-10)*2;IF(([.C34]+[.D34])&gt;20;70+([.C34]+[.D34]-20)))))" office:value-type="float" office:value="-25" calcext:value-type="float">
            <text:p>-25</text:p>
          </table:table-cell>
          <table:table-cell table:style-name="ce94" table:formula="of:=(fu+fu+ag)/3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34];[$Datos.$C108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34]+[.G34]+[.H34]+[.J34]+[.I34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34];[$Datos.C81:$Datos.C160];0);MATCH([$Inicio.C8];[$Datos.E80:$Datos.AP80];0))" office:value-type="float" office:value="3" calcext:value-type="float">
            <text:p>3</text:p>
          </table:table-cell>
          <table:table-cell table:style-name="ce35" table:number-matrix-columns-spanned="1" table:number-matrix-rows-spanned="1" table:formula="of:=INDEX([$Datos.E81:$Datos.AP160];MATCH([.B34];[$Datos.C81:$Datos.C160];0);MATCH([$Inicio.C8];[$Datos.E80:$Datos.AP80];0)+1)" office:value-type="float" office:value="7" calcext:value-type="float">
            <text:p>7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35]&lt;0;&quot;ERROR&quot;;IF([.M35]=&quot;*&quot;;&quot;&quot;;IF([.M35]&gt;0;IF([.D35]&gt;2;&quot;ERROR&quot;;&quot;&quot;);IF([.D35]&gt;1;&quot;ERROR&quot;;&quot;&quot;))))">
            <text:p/>
          </table:table-cell>
          <table:table-cell table:style-name="ce91" office:value-type="string" calcext:value-type="string">
            <text:p>Artes Marciales 2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35]=0;0;IF([.M35]=&quot;*&quot;;[.D35]*[.L35];IF([.M35]=0;[.L35];IF([.D35]=1;[.L35];[.L35]+[.M35]))))" office:value-type="float" office:value="0" calcext:value-type="float">
            <text:p>0</text:p>
          </table:table-cell>
          <table:table-cell table:style-name="ce35" table:formula="of:=IF(([.C35]+[.D35])=0;-25;IF(([.C35]+[.D35])&lt;11;([.C35]+[.D35])*5;IF(([.C35]+[.D35])&lt;21;50+([.C35]+[.D35]-10)*2;IF(([.C35]+[.D35])&gt;20;70+([.C35]+[.D35]-20)))))" office:value-type="float" office:value="-25" calcext:value-type="float">
            <text:p>-25</text:p>
          </table:table-cell>
          <table:table-cell table:style-name="ce94" table:formula="of:=(fu+fu+ag)/3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35];[$Datos.$C109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35]+[.G35]+[.H35]+[.J35]+[.I35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35];[$Datos.C81:$Datos.C160];0);MATCH([$Inicio.C8];[$Datos.E80:$Datos.AP80];0))" office:value-type="float" office:value="3" calcext:value-type="float">
            <text:p>3</text:p>
          </table:table-cell>
          <table:table-cell table:style-name="ce35" table:number-matrix-columns-spanned="1" table:number-matrix-rows-spanned="1" table:formula="of:=INDEX([$Datos.E81:$Datos.AP160];MATCH([.B35];[$Datos.C81:$Datos.C160];0);MATCH([$Inicio.C8];[$Datos.E80:$Datos.AP80];0)+1)" office:value-type="float" office:value="7" calcext:value-type="float">
            <text:p>7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36]&lt;0;&quot;ERROR&quot;;IF([.M36]=&quot;*&quot;;&quot;&quot;;IF([.M36]&gt;0;IF([.D36]&gt;2;&quot;ERROR&quot;;&quot;&quot;);IF([.D36]&gt;1;&quot;ERROR&quot;;&quot;&quot;))))">
            <text:p/>
          </table:table-cell>
          <table:table-cell table:style-name="ce91" office:value-type="string" calcext:value-type="string">
            <text:p>Artes Marciales 3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36]=0;0;IF([.M36]=&quot;*&quot;;[.D36]*[.L36];IF([.M36]=0;[.L36];IF([.D36]=1;[.L36];[.L36]+[.M36]))))" office:value-type="float" office:value="0" calcext:value-type="float">
            <text:p>0</text:p>
          </table:table-cell>
          <table:table-cell table:style-name="ce35" table:formula="of:=IF(([.C36]+[.D36])=0;-25;IF(([.C36]+[.D36])&lt;11;([.C36]+[.D36])*5;IF(([.C36]+[.D36])&lt;21;50+([.C36]+[.D36]-10)*2;IF(([.C36]+[.D36])&gt;20;70+([.C36]+[.D36]-20)))))" office:value-type="float" office:value="-25" calcext:value-type="float">
            <text:p>-25</text:p>
          </table:table-cell>
          <table:table-cell table:style-name="ce94" table:formula="of:=(fu+fu+ag)/3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36];[$Datos.$C110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36]+[.G36]+[.H36]+[.J36]+[.I36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36];[$Datos.C81:$Datos.C160];0);MATCH([$Inicio.C8];[$Datos.E80:$Datos.AP80];0))" office:value-type="float" office:value="3" calcext:value-type="float">
            <text:p>3</text:p>
          </table:table-cell>
          <table:table-cell table:style-name="ce35" table:number-matrix-columns-spanned="1" table:number-matrix-rows-spanned="1" table:formula="of:=INDEX([$Datos.E81:$Datos.AP160];MATCH([.B36];[$Datos.C81:$Datos.C160];0);MATCH([$Inicio.C8];[$Datos.E80:$Datos.AP80];0)+1)" office:value-type="float" office:value="7" calcext:value-type="float">
            <text:p>7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37]&lt;0;&quot;ERROR&quot;;IF([.M37]=&quot;*&quot;;&quot;&quot;;IF([.M37]&gt;0;IF([.D37]&gt;2;&quot;ERROR&quot;;&quot;&quot;);IF([.D37]&gt;1;&quot;ERROR&quot;;&quot;&quot;))))">
            <text:p/>
          </table:table-cell>
          <table:table-cell table:style-name="ce91" office:value-type="string" calcext:value-type="string">
            <text:p>Artes Marciales 4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37]=0;0;IF([.M37]=&quot;*&quot;;[.D37]*[.L37];IF([.M37]=0;[.L37];IF([.D37]=1;[.L37];[.L37]+[.M37]))))" office:value-type="float" office:value="0" calcext:value-type="float">
            <text:p>0</text:p>
          </table:table-cell>
          <table:table-cell table:style-name="ce35" table:formula="of:=IF(([.C37]+[.D37])=0;-25;IF(([.C37]+[.D37])&lt;11;([.C37]+[.D37])*5;IF(([.C37]+[.D37])&lt;21;50+([.C37]+[.D37]-10)*2;IF(([.C37]+[.D37])&gt;20;70+([.C37]+[.D37]-20)))))" office:value-type="float" office:value="-25" calcext:value-type="float">
            <text:p>-25</text:p>
          </table:table-cell>
          <table:table-cell table:style-name="ce94" table:formula="of:=(fu+fu+ag)/3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37];[$Datos.$C111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37]+[.G37]+[.H37]+[.J37]+[.I37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37];[$Datos.C81:$Datos.C160];0);MATCH([$Inicio.C8];[$Datos.E80:$Datos.AP80];0))" office:value-type="float" office:value="3" calcext:value-type="float">
            <text:p>3</text:p>
          </table:table-cell>
          <table:table-cell table:style-name="ce35" table:number-matrix-columns-spanned="1" table:number-matrix-rows-spanned="1" table:formula="of:=INDEX([$Datos.E81:$Datos.AP160];MATCH([.B37];[$Datos.C81:$Datos.C160];0);MATCH([$Inicio.C8];[$Datos.E80:$Datos.AP80];0)+1)" office:value-type="float" office:value="7" calcext:value-type="float">
            <text:p>7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38]&lt;0;&quot;ERROR&quot;;IF([.M38]=&quot;*&quot;;&quot;&quot;;IF([.M38]&gt;0;IF([.D38]&gt;2;&quot;ERROR&quot;;&quot;&quot;);IF([.D38]&gt;1;&quot;ERROR&quot;;&quot;&quot;))))">
            <text:p/>
          </table:table-cell>
          <table:table-cell table:style-name="ce91" office:value-type="string" calcext:value-type="string">
            <text:p>Barridos y lanz. 1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38]=0;0;IF([.M38]=&quot;*&quot;;[.D38]*[.L38];IF([.M38]=0;[.L38];IF([.D38]=1;[.L38];[.L38]+[.M38]))))" office:value-type="float" office:value="0" calcext:value-type="float">
            <text:p>0</text:p>
          </table:table-cell>
          <table:table-cell table:style-name="ce35" table:formula="of:=IF(([.C38]+[.D38])=0;-25;IF(([.C38]+[.D38])&lt;11;([.C38]+[.D38])*5;IF(([.C38]+[.D38])&lt;21;50+([.C38]+[.D38]-10)*2;IF(([.C38]+[.D38])&gt;20;70+([.C38]+[.D38]-20)))))" office:value-type="float" office:value="-25" calcext:value-type="float">
            <text:p>-25</text:p>
          </table:table-cell>
          <table:table-cell table:style-name="ce94" table:formula="of:=(fu+ag+ag)/3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38];[$Datos.$C112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38]+[.G38]+[.H38]+[.J38]+[.I38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38];[$Datos.C81:$Datos.C160];0);MATCH([$Inicio.C8];[$Datos.E80:$Datos.AP80];0))" office:value-type="float" office:value="3" calcext:value-type="float">
            <text:p>3</text:p>
          </table:table-cell>
          <table:table-cell table:style-name="ce35" table:number-matrix-columns-spanned="1" table:number-matrix-rows-spanned="1" table:formula="of:=INDEX([$Datos.E81:$Datos.AP160];MATCH([.B38];[$Datos.C81:$Datos.C160];0);MATCH([$Inicio.C8];[$Datos.E80:$Datos.AP80];0)+1)" office:value-type="float" office:value="7" calcext:value-type="float">
            <text:p>7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39]&lt;0;&quot;ERROR&quot;;IF([.M39]=&quot;*&quot;;&quot;&quot;;IF([.M39]&gt;0;IF([.D39]&gt;2;&quot;ERROR&quot;;&quot;&quot;);IF([.D39]&gt;1;&quot;ERROR&quot;;&quot;&quot;))))">
            <text:p/>
          </table:table-cell>
          <table:table-cell table:style-name="ce91" office:value-type="string" calcext:value-type="string">
            <text:p>Barridos y lanz. 2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39]=0;0;IF([.M39]=&quot;*&quot;;[.D39]*[.L39];IF([.M39]=0;[.L39];IF([.D39]=1;[.L39];[.L39]+[.M39]))))" office:value-type="float" office:value="0" calcext:value-type="float">
            <text:p>0</text:p>
          </table:table-cell>
          <table:table-cell table:style-name="ce35" table:formula="of:=IF(([.C39]+[.D39])=0;-25;IF(([.C39]+[.D39])&lt;11;([.C39]+[.D39])*5;IF(([.C39]+[.D39])&lt;21;50+([.C39]+[.D39]-10)*2;IF(([.C39]+[.D39])&gt;20;70+([.C39]+[.D39]-20)))))" office:value-type="float" office:value="-25" calcext:value-type="float">
            <text:p>-25</text:p>
          </table:table-cell>
          <table:table-cell table:style-name="ce94" table:formula="of:=(fu+ag+ag)/3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39];[$Datos.$C113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39]+[.G39]+[.H39]+[.J39]+[.I39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39];[$Datos.C81:$Datos.C160];0);MATCH([$Inicio.C8];[$Datos.E80:$Datos.AP80];0))" office:value-type="float" office:value="3" calcext:value-type="float">
            <text:p>3</text:p>
          </table:table-cell>
          <table:table-cell table:style-name="ce35" table:number-matrix-columns-spanned="1" table:number-matrix-rows-spanned="1" table:formula="of:=INDEX([$Datos.E81:$Datos.AP160];MATCH([.B39];[$Datos.C81:$Datos.C160];0);MATCH([$Inicio.C8];[$Datos.E80:$Datos.AP80];0)+1)" office:value-type="float" office:value="7" calcext:value-type="float">
            <text:p>7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40]&lt;0;&quot;ERROR&quot;;IF([.M40]=&quot;*&quot;;&quot;&quot;;IF([.M40]&gt;0;IF([.D40]&gt;2;&quot;ERROR&quot;;&quot;&quot;);IF([.D40]&gt;1;&quot;ERROR&quot;;&quot;&quot;))))">
            <text:p/>
          </table:table-cell>
          <table:table-cell table:style-name="ce91" office:value-type="string" calcext:value-type="string">
            <text:p>Barridos y lanz. 3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40]=0;0;IF([.M40]=&quot;*&quot;;[.D40]*[.L40];IF([.M40]=0;[.L40];IF([.D40]=1;[.L40];[.L40]+[.M40]))))" office:value-type="float" office:value="0" calcext:value-type="float">
            <text:p>0</text:p>
          </table:table-cell>
          <table:table-cell table:style-name="ce35" table:formula="of:=IF(([.C40]+[.D40])=0;-25;IF(([.C40]+[.D40])&lt;11;([.C40]+[.D40])*5;IF(([.C40]+[.D40])&lt;21;50+([.C40]+[.D40]-10)*2;IF(([.C40]+[.D40])&gt;20;70+([.C40]+[.D40]-20)))))" office:value-type="float" office:value="-25" calcext:value-type="float">
            <text:p>-25</text:p>
          </table:table-cell>
          <table:table-cell table:style-name="ce94" table:formula="of:=(fu+ag+ag)/3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40];[$Datos.$C114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40]+[.G40]+[.H40]+[.J40]+[.I40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40];[$Datos.C81:$Datos.C160];0);MATCH([$Inicio.C8];[$Datos.E80:$Datos.AP80];0))" office:value-type="float" office:value="3" calcext:value-type="float">
            <text:p>3</text:p>
          </table:table-cell>
          <table:table-cell table:style-name="ce35" table:number-matrix-columns-spanned="1" table:number-matrix-rows-spanned="1" table:formula="of:=INDEX([$Datos.E81:$Datos.AP160];MATCH([.B40];[$Datos.C81:$Datos.C160];0);MATCH([$Inicio.C8];[$Datos.E80:$Datos.AP80];0)+1)" office:value-type="float" office:value="7" calcext:value-type="float">
            <text:p>7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41]&lt;0;&quot;ERROR&quot;;IF([.M41]=&quot;*&quot;;&quot;&quot;;IF([.M41]&gt;0;IF([.D41]&gt;2;&quot;ERROR&quot;;&quot;&quot;);IF([.D41]&gt;1;&quot;ERROR&quot;;&quot;&quot;))))">
            <text:p/>
          </table:table-cell>
          <table:table-cell table:style-name="ce91" office:value-type="string" calcext:value-type="string">
            <text:p>Barridos y lanz. 4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41]=0;0;IF([.M41]=&quot;*&quot;;[.D41]*[.L41];IF([.M41]=0;[.L41];IF([.D41]=1;[.L41];[.L41]+[.M41]))))" office:value-type="float" office:value="0" calcext:value-type="float">
            <text:p>0</text:p>
          </table:table-cell>
          <table:table-cell table:style-name="ce35" table:formula="of:=IF(([.C41]+[.D41])=0;-25;IF(([.C41]+[.D41])&lt;11;([.C41]+[.D41])*5;IF(([.C41]+[.D41])&lt;21;50+([.C41]+[.D41]-10)*2;IF(([.C41]+[.D41])&gt;20;70+([.C41]+[.D41]-20)))))" office:value-type="float" office:value="-25" calcext:value-type="float">
            <text:p>-25</text:p>
          </table:table-cell>
          <table:table-cell table:style-name="ce94" table:formula="of:=(fu+ag+ag)/3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41];[$Datos.$C115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41]+[.G41]+[.H41]+[.J41]+[.I41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41];[$Datos.C81:$Datos.C160];0);MATCH([$Inicio.C8];[$Datos.E80:$Datos.AP80];0))" office:value-type="float" office:value="3" calcext:value-type="float">
            <text:p>3</text:p>
          </table:table-cell>
          <table:table-cell table:style-name="ce35" table:number-matrix-columns-spanned="1" table:number-matrix-rows-spanned="1" table:formula="of:=INDEX([$Datos.E81:$Datos.AP160];MATCH([.B41];[$Datos.C81:$Datos.C160];0);MATCH([$Inicio.C8];[$Datos.E80:$Datos.AP80];0)+1)" office:value-type="float" office:value="7" calcext:value-type="float">
            <text:p>7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42]&lt;0;&quot;ERROR&quot;;IF([.M42]=&quot;*&quot;;&quot;&quot;;IF([.M42]&gt;0;IF([.D42]&gt;2;&quot;ERROR&quot;;&quot;&quot;);IF([.D42]&gt;1;&quot;ERROR&quot;;&quot;&quot;))))">
            <text:p/>
          </table:table-cell>
          <table:table-cell table:style-name="ce91" office:value-type="string" calcext:value-type="string">
            <text:p>Desarrollo Corporal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42]=0;0;IF([.M42]=&quot;*&quot;;[.D42]*[.L42];IF([.M42]=0;[.L42];IF([.D42]=1;[.L42];[.L42]+[.M42]))))" office:value-type="float" office:value="0" calcext:value-type="float">
            <text:p>0</text:p>
          </table:table-cell>
          <table:table-cell table:style-name="ce35" table:formula="of:=IF(([.C42]+[.D42])=0;-25;IF(([.C42]+[.D42])&lt;11;([.C42]+[.D42])*5;IF(([.C42]+[.D42])&lt;21;50+([.C42]+[.D42]-10)*2;IF(([.C42]+[.D42])&gt;20;70+([.C42]+[.D42]-20)))))" office:value-type="float" office:value="-25" calcext:value-type="float">
            <text:p>-25</text:p>
          </table:table-cell>
          <table:table-cell table:style-name="ce94" table:formula="of:=co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42];[$Datos.$C116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42]+[.G42]+[.H42]+[.J42]+[.I42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42];[$Datos.C81:$Datos.C160];0);MATCH([$Inicio.C8];[$Datos.E80:$Datos.AP80];0))" office:value-type="float" office:value="1" calcext:value-type="float">
            <text:p>1</text:p>
          </table:table-cell>
          <table:table-cell table:style-name="ce35" table:number-matrix-columns-spanned="1" table:number-matrix-rows-spanned="1" table:formula="of:=INDEX([$Datos.E81:$Datos.AP160];MATCH([.B42];[$Datos.C81:$Datos.C160];0);MATCH([$Inicio.C8];[$Datos.E80:$Datos.AP80];0)+1)" office:value-type="float" office:value="3" calcext:value-type="float">
            <text:p>3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43]&lt;0;&quot;ERROR&quot;;IF([.M43]=&quot;*&quot;;&quot;&quot;;IF([.M43]&gt;0;IF([.D43]&gt;2;&quot;ERROR&quot;;&quot;&quot;);IF([.D43]&gt;1;&quot;ERROR&quot;;&quot;&quot;))))">
            <text:p/>
          </table:table-cell>
          <table:table-cell table:style-name="ce91" office:value-type="string" calcext:value-type="string">
            <text:p>Cuero Blando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43]=0;0;IF([.M43]=&quot;*&quot;;[.D43]*[.L43];IF([.M43]=0;[.L43];IF([.D43]=1;[.L43];[.L43]+[.M43]))))" office:value-type="float" office:value="0" calcext:value-type="float">
            <text:p>0</text:p>
          </table:table-cell>
          <table:table-cell table:style-name="ce35" table:formula="of:=IF(([.C43]+[.D43])=0;-25;IF(([.C43]+[.D43])&lt;11;([.C43]+[.D43])*5;IF(([.C43]+[.D43])&lt;21;50+([.C43]+[.D43]-10)*2;IF(([.C43]+[.D43])&gt;20;70+([.C43]+[.D43]-20)))))" office:value-type="float" office:value="-25" calcext:value-type="float">
            <text:p>-25</text:p>
          </table:table-cell>
          <table:table-cell table:style-name="ce94" table:formula="of:=(fu+ag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43];[$Datos.$C117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43]+[.G43]+[.H43]+[.J43]+[.I43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43];[$Datos.C81:$Datos.C160];0);MATCH([$Inicio.C8];[$Datos.E80:$Datos.AP80];0))" office:value-type="float" office:value="1" calcext:value-type="float">
            <text:p>1</text:p>
          </table:table-cell>
          <table:table-cell table:style-name="ce35" table:number-matrix-columns-spanned="1" table:number-matrix-rows-spanned="1" table:formula="of:=INDEX([$Datos.E81:$Datos.AP160];MATCH([.B43];[$Datos.C81:$Datos.C160];0);MATCH([$Inicio.C8];[$Datos.E80:$Datos.AP80];0)+1)" office:value-type="string" office:string-value="*" calcext:value-type="string">
            <text:p>*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44]&lt;0;&quot;ERROR&quot;;IF([.M44]=&quot;*&quot;;&quot;&quot;;IF([.M44]&gt;0;IF([.D44]&gt;2;&quot;ERROR&quot;;&quot;&quot;);IF([.D44]&gt;1;&quot;ERROR&quot;;&quot;&quot;))))">
            <text:p/>
          </table:table-cell>
          <table:table-cell table:style-name="ce91" office:value-type="string" calcext:value-type="string">
            <text:p>Cuero Rígido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44]=0;0;IF([.M44]=&quot;*&quot;;[.D44]*[.L44];IF([.M44]=0;[.L44];IF([.D44]=1;[.L44];[.L44]+[.M44]))))" office:value-type="float" office:value="0" calcext:value-type="float">
            <text:p>0</text:p>
          </table:table-cell>
          <table:table-cell table:style-name="ce35" table:formula="of:=IF(([.C44]+[.D44])=0;-25;IF(([.C44]+[.D44])&lt;11;([.C44]+[.D44])*5;IF(([.C44]+[.D44])&lt;21;50+([.C44]+[.D44]-10)*2;IF(([.C44]+[.D44])&gt;20;70+([.C44]+[.D44]-20)))))" office:value-type="float" office:value="-25" calcext:value-type="float">
            <text:p>-25</text:p>
          </table:table-cell>
          <table:table-cell table:style-name="ce94" table:formula="of:=(fu+ag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44];[$Datos.$C118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44]+[.G44]+[.H44]+[.J44]+[.I44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44];[$Datos.C81:$Datos.C160];0);MATCH([$Inicio.C8];[$Datos.E80:$Datos.AP80];0))" office:value-type="float" office:value="1" calcext:value-type="float">
            <text:p>1</text:p>
          </table:table-cell>
          <table:table-cell table:style-name="ce35" table:number-matrix-columns-spanned="1" table:number-matrix-rows-spanned="1" table:formula="of:=INDEX([$Datos.E81:$Datos.AP160];MATCH([.B44];[$Datos.C81:$Datos.C160];0);MATCH([$Inicio.C8];[$Datos.E80:$Datos.AP80];0)+1)" office:value-type="string" office:string-value="*" calcext:value-type="string">
            <text:p>*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45]&lt;0;&quot;ERROR&quot;;IF([.M45]=&quot;*&quot;;&quot;&quot;;IF([.M45]&gt;0;IF([.D45]&gt;2;&quot;ERROR&quot;;&quot;&quot;);IF([.D45]&gt;1;&quot;ERROR&quot;;&quot;&quot;))))">
            <text:p/>
          </table:table-cell>
          <table:table-cell table:style-name="ce91" office:value-type="string" calcext:value-type="string">
            <text:p>Cota de malla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45]=0;0;IF([.M45]=&quot;*&quot;;[.D45]*[.L45];IF([.M45]=0;[.L45];IF([.D45]=1;[.L45];[.L45]+[.M45]))))" office:value-type="float" office:value="0" calcext:value-type="float">
            <text:p>0</text:p>
          </table:table-cell>
          <table:table-cell table:style-name="ce35" table:formula="of:=IF(([.C45]+[.D45])=0;-25;IF(([.C45]+[.D45])&lt;11;([.C45]+[.D45])*5;IF(([.C45]+[.D45])&lt;21;50+([.C45]+[.D45]-10)*2;IF(([.C45]+[.D45])&gt;20;70+([.C45]+[.D45]-20)))))" office:value-type="float" office:value="-25" calcext:value-type="float">
            <text:p>-25</text:p>
          </table:table-cell>
          <table:table-cell table:style-name="ce94" table:formula="of:=(fu+ag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45];[$Datos.$C119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45]+[.G45]+[.H45]+[.J45]+[.I45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45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45];[$Datos.C81:$Datos.C160];0);MATCH([$Inicio.C8];[$Datos.E80:$Datos.AP80];0)+1)" office:value-type="string" office:string-value="*" calcext:value-type="string">
            <text:p>*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46]&lt;0;&quot;ERROR&quot;;IF([.M46]=&quot;*&quot;;&quot;&quot;;IF([.M46]&gt;0;IF([.D46]&gt;2;&quot;ERROR&quot;;&quot;&quot;);IF([.D46]&gt;1;&quot;ERROR&quot;;&quot;&quot;))))">
            <text:p/>
          </table:table-cell>
          <table:table-cell table:style-name="ce91" office:value-type="string" calcext:value-type="string">
            <text:p>Armadura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46]=0;0;IF([.M46]=&quot;*&quot;;[.D46]*[.L46];IF([.M46]=0;[.L46];IF([.D46]=1;[.L46];[.L46]+[.M46]))))" office:value-type="float" office:value="0" calcext:value-type="float">
            <text:p>0</text:p>
          </table:table-cell>
          <table:table-cell table:style-name="ce35" table:formula="of:=IF(([.C46]+[.D46])=0;-25;IF(([.C46]+[.D46])&lt;11;([.C46]+[.D46])*5;IF(([.C46]+[.D46])&lt;21;50+([.C46]+[.D46]-10)*2;IF(([.C46]+[.D46])&gt;20;70+([.C46]+[.D46]-20)))))" office:value-type="float" office:value="-25" calcext:value-type="float">
            <text:p>-25</text:p>
          </table:table-cell>
          <table:table-cell table:style-name="ce94" table:formula="of:=(fu+ag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46];[$Datos.$C120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46]+[.G46]+[.H46]+[.J46]+[.I46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46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46];[$Datos.C81:$Datos.C160];0);MATCH([$Inicio.C8];[$Datos.E80:$Datos.AP80];0)+1)" office:value-type="string" office:string-value="*" calcext:value-type="string">
            <text:p>*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47]&lt;0;&quot;ERROR&quot;;IF([.M47]=&quot;*&quot;;&quot;&quot;;IF([.M47]&gt;0;IF([.D47]&gt;2;&quot;ERROR&quot;;&quot;&quot;);IF([.D47]&gt;1;&quot;ERROR&quot;;&quot;&quot;))))">
            <text:p/>
          </table:table-cell>
          <table:table-cell table:style-name="ce90" office:value-type="string" calcext:value-type="string">
            <text:p>Acrobacia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47]=0;0;IF([.M47]=&quot;*&quot;;[.D47]*[.L47];IF([.M47]=0;[.L47];IF([.D47]=1;[.L47];[.L47]+[.M47]))))" office:value-type="float" office:value="0" calcext:value-type="float">
            <text:p>0</text:p>
          </table:table-cell>
          <table:table-cell table:style-name="ce35" table:formula="of:=IF(([.C47]+[.D47])=0;-25;IF(([.C47]+[.D47])&lt;11;([.C47]+[.D47])*5;IF(([.C47]+[.D47])&lt;21;50+([.C47]+[.D47]-10)*2;IF(([.C47]+[.D47])&gt;20;70+([.C47]+[.D47]-20)))))" office:value-type="float" office:value="-25" calcext:value-type="float">
            <text:p>-25</text:p>
          </table:table-cell>
          <table:table-cell table:style-name="ce94" table:formula="of:=(ag+ra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47];[$Datos.$C121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47]+[.G47]+[.H47]+[.I47]+[.J47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47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47];[$Datos.C81:$Datos.C160];0);MATCH([$Inicio.C8];[$Datos.E80:$Datos.AP80];0)+1)" office:value-type="float" office:value="5" calcext:value-type="float">
            <text:p>5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48]&lt;0;&quot;ERROR&quot;;IF([.M48]=&quot;*&quot;;&quot;&quot;;IF([.M48]&gt;0;IF([.D48]&gt;2;&quot;ERROR&quot;;&quot;&quot;);IF([.D48]&gt;1;&quot;ERROR&quot;;&quot;&quot;))))">
            <text:p/>
          </table:table-cell>
          <table:table-cell table:style-name="ce90" office:value-type="string" calcext:value-type="string">
            <text:p>Actuar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48]=0;0;IF([.M48]=&quot;*&quot;;[.D48]*[.L48];IF([.M48]=0;[.L48];IF([.D48]=1;[.L48];[.L48]+[.M48]))))" office:value-type="float" office:value="0" calcext:value-type="float">
            <text:p>0</text:p>
          </table:table-cell>
          <table:table-cell table:style-name="ce35" table:formula="of:=IF(([.C48]+[.D48])=0;-25;IF(([.C48]+[.D48])&lt;11;([.C48]+[.D48])*5;IF(([.C48]+[.D48])&lt;21;50+([.C48]+[.D48]-10)*2;IF(([.C48]+[.D48])&gt;20;70+([.C48]+[.D48]-20)))))" office:value-type="float" office:value="-25" calcext:value-type="float">
            <text:p>-25</text:p>
          </table:table-cell>
          <table:table-cell table:style-name="ce94" table:formula="of:=(pr+em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48];[$Datos.$C122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48]+[.G48]+[.H48]+[.I48]+[.J48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48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48];[$Datos.C81:$Datos.C160];0);MATCH([$Inicio.C8];[$Datos.E80:$Datos.AP80];0)+1)" office:value-type="float" office:value="6" calcext:value-type="float">
            <text:p>6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49]&lt;0;&quot;ERROR&quot;;IF([.M49]=&quot;*&quot;;&quot;&quot;;IF([.M49]&gt;0;IF([.D49]&gt;2;&quot;ERROR&quot;;&quot;&quot;);IF([.D49]&gt;1;&quot;ERROR&quot;;&quot;&quot;))))">
            <text:p/>
          </table:table-cell>
          <table:table-cell table:style-name="ce90" office:value-type="string" calcext:value-type="string">
            <text:p>Agil. Manual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49]=0;0;IF([.M49]=&quot;*&quot;;[.D49]*[.L49];IF([.M49]=0;[.L49];IF([.D49]=1;[.L49];[.L49]+[.M49]))))" office:value-type="float" office:value="0" calcext:value-type="float">
            <text:p>0</text:p>
          </table:table-cell>
          <table:table-cell table:style-name="ce35" table:formula="of:=IF(([.C49]+[.D49])=0;-25;IF(([.C49]+[.D49])&lt;11;([.C49]+[.D49])*5;IF(([.C49]+[.D49])&lt;21;50+([.C49]+[.D49]-10)*2;IF(([.C49]+[.D49])&gt;20;70+([.C49]+[.D49]-20)))))" office:value-type="float" office:value="-25" calcext:value-type="float">
            <text:p>-25</text:p>
          </table:table-cell>
          <table:table-cell table:style-name="ce94" table:formula="of:=(pr+ra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49];[$Datos.$C123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49]+[.G49]+[.H49]+[.I49]+[.J49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49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49];[$Datos.C81:$Datos.C160];0);MATCH([$Inicio.C8];[$Datos.E80:$Datos.AP80];0)+1)" office:value-type="float" office:value="6" calcext:value-type="float">
            <text:p>6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50]&lt;0;&quot;ERROR&quot;;IF([.M50]=&quot;*&quot;;&quot;&quot;;IF([.M50]&gt;0;IF([.D50]&gt;2;&quot;ERROR&quot;;&quot;&quot;);IF([.D50]&gt;1;&quot;ERROR&quot;;&quot;&quot;))))">
            <text:p/>
          </table:table-cell>
          <table:table-cell table:style-name="ce90" office:value-type="string" calcext:value-type="string">
            <text:p>Astronomía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50]=0;0;IF([.M50]=&quot;*&quot;;[.D50]*[.L50];IF([.M50]=0;[.L50];IF([.D50]=1;[.L50];[.L50]+[.M50]))))" office:value-type="float" office:value="0" calcext:value-type="float">
            <text:p>0</text:p>
          </table:table-cell>
          <table:table-cell table:style-name="ce35" table:formula="of:=IF(([.C50]+[.D50])=0;-25;IF(([.C50]+[.D50])&lt;11;([.C50]+[.D50])*5;IF(([.C50]+[.D50])&lt;21;50+([.C50]+[.D50]-10)*2;IF(([.C50]+[.D50])&gt;20;70+([.C50]+[.D50]-20)))))" office:value-type="float" office:value="-25" calcext:value-type="float">
            <text:p>-25</text:p>
          </table:table-cell>
          <table:table-cell table:style-name="ce94" table:formula="of:=(in+me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50];[$Datos.$C124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50]+[.G50]+[.H50]+[.I50]+[.J50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50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50];[$Datos.C81:$Datos.C160];0);MATCH([$Inicio.C8];[$Datos.E80:$Datos.AP80];0)+1)" office:value-type="float" office:value="6" calcext:value-type="float">
            <text:p>6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51]&lt;0;&quot;ERROR&quot;;IF([.M51]=&quot;*&quot;;&quot;&quot;;IF([.M51]&gt;0;IF([.D51]&gt;2;&quot;ERROR&quot;;&quot;&quot;);IF([.D51]&gt;1;&quot;ERROR&quot;;&quot;&quot;))))">
            <text:p/>
          </table:table-cell>
          <table:table-cell table:style-name="ce90" office:value-type="string" calcext:value-type="string">
            <text:p>Baile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51]=0;0;IF([.M51]=&quot;*&quot;;[.D51]*[.L51];IF([.M51]=0;[.L51];IF([.D51]=1;[.L51];[.L51]+[.M51]))))" office:value-type="float" office:value="0" calcext:value-type="float">
            <text:p>0</text:p>
          </table:table-cell>
          <table:table-cell table:style-name="ce35" table:formula="of:=IF(([.C51]+[.D51])=0;-25;IF(([.C51]+[.D51])&lt;11;([.C51]+[.D51])*5;IF(([.C51]+[.D51])&lt;21;50+([.C51]+[.D51]-10)*2;IF(([.C51]+[.D51])&gt;20;70+([.C51]+[.D51]-20)))))" office:value-type="float" office:value="-25" calcext:value-type="float">
            <text:p>-25</text:p>
          </table:table-cell>
          <table:table-cell table:style-name="ce94" table:formula="of:=(ag+in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51];[$Datos.$C125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51]+[.G51]+[.H51]+[.I51]+[.J51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51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51];[$Datos.C81:$Datos.C160];0);MATCH([$Inicio.C8];[$Datos.E80:$Datos.AP80];0)+1)" office:value-type="float" office:value="6" calcext:value-type="float">
            <text:p>6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52]&lt;0;&quot;ERROR&quot;;IF([.M52]=&quot;*&quot;;&quot;&quot;;IF([.M52]&gt;0;IF([.D52]&gt;2;&quot;ERROR&quot;;&quot;&quot;);IF([.D52]&gt;1;&quot;ERROR&quot;;&quot;&quot;))))">
            <text:p/>
          </table:table-cell>
          <table:table-cell table:style-name="ce90" office:value-type="string" calcext:value-type="string">
            <text:p>Caídas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52]=0;0;IF([.M52]=&quot;*&quot;;[.D52]*[.L52];IF([.M52]=0;[.L52];IF([.D52]=1;[.L52];[.L52]+[.M52]))))" office:value-type="float" office:value="0" calcext:value-type="float">
            <text:p>0</text:p>
          </table:table-cell>
          <table:table-cell table:style-name="ce35" table:formula="of:=IF(([.C52]+[.D52])=0;-25;IF(([.C52]+[.D52])&lt;11;([.C52]+[.D52])*5;IF(([.C52]+[.D52])&lt;21;50+([.C52]+[.D52]-10)*2;IF(([.C52]+[.D52])&gt;20;70+([.C52]+[.D52]-20)))))" office:value-type="float" office:value="-25" calcext:value-type="float">
            <text:p>-25</text:p>
          </table:table-cell>
          <table:table-cell table:style-name="ce94" table:formula="of:=(ag+ad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52];[$Datos.$C126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52]+[.G52]+[.H52]+[.I52]+[.J52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52];[$Datos.C81:$Datos.C160];0);MATCH([$Inicio.C8];[$Datos.E80:$Datos.AP80];0))" office:value-type="float" office:value="1" calcext:value-type="float">
            <text:p>1</text:p>
          </table:table-cell>
          <table:table-cell table:style-name="ce35" table:number-matrix-columns-spanned="1" table:number-matrix-rows-spanned="1" table:formula="of:=INDEX([$Datos.E81:$Datos.AP160];MATCH([.B52];[$Datos.C81:$Datos.C160];0);MATCH([$Inicio.C8];[$Datos.E80:$Datos.AP80];0)+1)" office:value-type="float" office:value="5" calcext:value-type="float">
            <text:p>5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53]&lt;0;&quot;ERROR&quot;;IF([.M53]=&quot;*&quot;;&quot;&quot;;IF([.M53]&gt;0;IF([.D53]&gt;2;&quot;ERROR&quot;;&quot;&quot;);IF([.D53]&gt;1;&quot;ERROR&quot;;&quot;&quot;))))">
            <text:p/>
          </table:table-cell>
          <table:table-cell table:style-name="ce90" office:value-type="string" calcext:value-type="string">
            <text:p>Canto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53]=0;0;IF([.M53]=&quot;*&quot;;[.D53]*[.L53];IF([.M53]=0;[.L53];IF([.D53]=1;[.L53];[.L53]+[.M53]))))" office:value-type="float" office:value="0" calcext:value-type="float">
            <text:p>0</text:p>
          </table:table-cell>
          <table:table-cell table:style-name="ce35" table:formula="of:=IF(([.C53]+[.D53])=0;-25;IF(([.C53]+[.D53])&lt;11;([.C53]+[.D53])*5;IF(([.C53]+[.D53])&lt;21;50+([.C53]+[.D53]-10)*2;IF(([.C53]+[.D53])&gt;20;70+([.C53]+[.D53]-20)))))" office:value-type="float" office:value="-25" calcext:value-type="float">
            <text:p>-25</text:p>
          </table:table-cell>
          <table:table-cell table:style-name="ce94" table:formula="of:=(pr+in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53];[$Datos.$C127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53]+[.G53]+[.H53]+[.I53]+[.J53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53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53];[$Datos.C81:$Datos.C160];0);MATCH([$Inicio.C8];[$Datos.E80:$Datos.AP80];0)+1)" office:value-type="float" office:value="6" calcext:value-type="float">
            <text:p>6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54]&lt;0;&quot;ERROR&quot;;IF([.M54]=&quot;*&quot;;&quot;&quot;;IF([.M54]&gt;0;IF([.D54]&gt;2;&quot;ERROR&quot;;&quot;&quot;);IF([.D54]&gt;1;&quot;ERROR&quot;;&quot;&quot;))))">
            <text:p/>
          </table:table-cell>
          <table:table-cell table:style-name="ce90" office:value-type="string" calcext:value-type="string">
            <text:p>Cocina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54]=0;0;IF([.M54]=&quot;*&quot;;[.D54]*[.L54];IF([.M54]=0;[.L54];IF([.D54]=1;[.L54];[.L54]+[.M54]))))" office:value-type="float" office:value="0" calcext:value-type="float">
            <text:p>0</text:p>
          </table:table-cell>
          <table:table-cell table:style-name="ce35" table:formula="of:=IF(([.C54]+[.D54])=0;-25;IF(([.C54]+[.D54])&lt;11;([.C54]+[.D54])*5;IF(([.C54]+[.D54])&lt;21;50+([.C54]+[.D54]-10)*2;IF(([.C54]+[.D54])&gt;20;70+([.C54]+[.D54]-20)))))" office:value-type="float" office:value="-25" calcext:value-type="float">
            <text:p>-25</text:p>
          </table:table-cell>
          <table:table-cell table:style-name="ce94" table:formula="of:=(in+rz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54];[$Datos.$C128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54]+[.G54]+[.H54]+[.I54]+[.J54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54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54];[$Datos.C81:$Datos.C160];0);MATCH([$Inicio.C8];[$Datos.E80:$Datos.AP80];0)+1)" office:value-type="float" office:value="5" calcext:value-type="float">
            <text:p>5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55]&lt;0;&quot;ERROR&quot;;IF([.M55]=&quot;*&quot;;&quot;&quot;;IF([.M55]&gt;0;IF([.D55]&gt;2;&quot;ERROR&quot;;&quot;&quot;);IF([.D55]&gt;1;&quot;ERROR&quot;;&quot;&quot;))))">
            <text:p/>
          </table:table-cell>
          <table:table-cell table:style-name="ce90" office:value-type="string" calcext:value-type="string">
            <text:p>Comercio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55]=0;0;IF([.M55]=&quot;*&quot;;[.D55]*[.L55];IF([.M55]=0;[.L55];IF([.D55]=1;[.L55];[.L55]+[.M55]))))" office:value-type="float" office:value="0" calcext:value-type="float">
            <text:p>0</text:p>
          </table:table-cell>
          <table:table-cell table:style-name="ce35" table:formula="of:=IF(([.C55]+[.D55])=0;-25;IF(([.C55]+[.D55])&lt;11;([.C55]+[.D55])*5;IF(([.C55]+[.D55])&lt;21;50+([.C55]+[.D55]-10)*2;IF(([.C55]+[.D55])&gt;20;70+([.C55]+[.D55]-20)))))" office:value-type="float" office:value="-25" calcext:value-type="float">
            <text:p>-25</text:p>
          </table:table-cell>
          <table:table-cell table:style-name="ce94" table:formula="of:=(pr+em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55];[$Datos.$C129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55]+[.G55]+[.H55]+[.I55]+[.J55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55];[$Datos.C81:$Datos.C160];0);MATCH([$Inicio.C8];[$Datos.E80:$Datos.AP80];0))" office:value-type="float" office:value="3" calcext:value-type="float">
            <text:p>3</text:p>
          </table:table-cell>
          <table:table-cell table:style-name="ce35" table:number-matrix-columns-spanned="1" table:number-matrix-rows-spanned="1" table:formula="of:=INDEX([$Datos.E81:$Datos.AP160];MATCH([.B55];[$Datos.C81:$Datos.C160];0);MATCH([$Inicio.C8];[$Datos.E80:$Datos.AP80];0)+1)" office:value-type="float" office:value="6" calcext:value-type="float">
            <text:p>6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56]&lt;0;&quot;ERROR&quot;;IF([.M56]=&quot;*&quot;;&quot;&quot;;IF([.M56]&gt;0;IF([.D56]&gt;2;&quot;ERROR&quot;;&quot;&quot;);IF([.D56]&gt;1;&quot;ERROR&quot;;&quot;&quot;))))">
            <text:p/>
          </table:table-cell>
          <table:table-cell table:style-name="ce90" office:value-type="string" calcext:value-type="string">
            <text:p>Const. Trampas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56]=0;0;IF([.M56]=&quot;*&quot;;[.D56]*[.L56];IF([.M56]=0;[.L56];IF([.D56]=1;[.L56];[.L56]+[.M56]))))" office:value-type="float" office:value="0" calcext:value-type="float">
            <text:p>0</text:p>
          </table:table-cell>
          <table:table-cell table:style-name="ce35" table:formula="of:=IF(([.C56]+[.D56])=0;-25;IF(([.C56]+[.D56])&lt;11;([.C56]+[.D56])*5;IF(([.C56]+[.D56])&lt;21;50+([.C56]+[.D56]-10)*2;IF(([.C56]+[.D56])&gt;20;70+([.C56]+[.D56]-20)))))" office:value-type="float" office:value="-25" calcext:value-type="float">
            <text:p>-25</text:p>
          </table:table-cell>
          <table:table-cell table:style-name="ce94" table:formula="of:=(rz+em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56];[$Datos.$C130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56]+[.G56]+[.H56]+[.I56]+[.J56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56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56];[$Datos.C81:$Datos.C160];0);MATCH([$Inicio.C8];[$Datos.E80:$Datos.AP80];0)+1)" office:value-type="float" office:value="6" calcext:value-type="float">
            <text:p>6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57]&lt;0;&quot;ERROR&quot;;IF([.M57]=&quot;*&quot;;&quot;&quot;;IF([.M57]&gt;0;IF([.D57]&gt;2;&quot;ERROR&quot;;&quot;&quot;);IF([.D57]&gt;1;&quot;ERROR&quot;;&quot;&quot;))))">
            <text:p/>
          </table:table-cell>
          <table:table-cell table:style-name="ce90" office:value-type="string" calcext:value-type="string">
            <text:p>Contorsionismo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57]=0;0;IF([.M57]=&quot;*&quot;;[.D57]*[.L57];IF([.M57]=0;[.L57];IF([.D57]=1;[.L57];[.L57]+[.M57]))))" office:value-type="float" office:value="0" calcext:value-type="float">
            <text:p>0</text:p>
          </table:table-cell>
          <table:table-cell table:style-name="ce35" table:formula="of:=IF(([.C57]+[.D57])=0;-25;IF(([.C57]+[.D57])&lt;11;([.C57]+[.D57])*5;IF(([.C57]+[.D57])&lt;21;50+([.C57]+[.D57]-10)*2;IF(([.C57]+[.D57])&gt;20;70+([.C57]+[.D57]-20)))))" office:value-type="float" office:value="-25" calcext:value-type="float">
            <text:p>-25</text:p>
          </table:table-cell>
          <table:table-cell table:style-name="ce94" table:formula="of:=(ag+ad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57];[$Datos.$C131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57]+[.G57]+[.H57]+[.I57]+[.J57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57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57];[$Datos.C81:$Datos.C160];0);MATCH([$Inicio.C8];[$Datos.E80:$Datos.AP80];0)+1)" office:value-type="float" office:value="6" calcext:value-type="float">
            <text:p>6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58]&lt;0;&quot;ERROR&quot;;IF([.M58]=&quot;*&quot;;&quot;&quot;;IF([.M58]&gt;0;IF([.D58]&gt;2;&quot;ERROR&quot;;&quot;&quot;);IF([.D58]&gt;1;&quot;ERROR&quot;;&quot;&quot;))))">
            <text:p/>
          </table:table-cell>
          <table:table-cell table:style-name="ce90" office:value-type="string" calcext:value-type="string">
            <text:p>Cuevas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58]=0;0;IF([.M58]=&quot;*&quot;;[.D58]*[.L58];IF([.M58]=0;[.L58];IF([.D58]=1;[.L58];[.L58]+[.M58]))))" office:value-type="float" office:value="0" calcext:value-type="float">
            <text:p>0</text:p>
          </table:table-cell>
          <table:table-cell table:style-name="ce35" table:formula="of:=IF(([.C58]+[.D58])=0;-25;IF(([.C58]+[.D58])&lt;11;([.C58]+[.D58])*5;IF(([.C58]+[.D58])&lt;21;50+([.C58]+[.D58]-10)*2;IF(([.C58]+[.D58])&gt;20;70+([.C58]+[.D58]-20)))))" office:value-type="float" office:value="-25" calcext:value-type="float">
            <text:p>-25</text:p>
          </table:table-cell>
          <table:table-cell table:style-name="ce94" table:formula="of:=(ad+rz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58];[$Datos.$C132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58]+[.G58]+[.H58]+[.I58]+[.J58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58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58];[$Datos.C81:$Datos.C160];0);MATCH([$Inicio.C8];[$Datos.E80:$Datos.AP80];0)+1)" office:value-type="float" office:value="6" calcext:value-type="float">
            <text:p>6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59]&lt;0;&quot;ERROR&quot;;IF([.M59]=&quot;*&quot;;&quot;&quot;;IF([.M59]&gt;0;IF([.D59]&gt;2;&quot;ERROR&quot;;&quot;&quot;);IF([.D59]&gt;1;&quot;ERROR&quot;;&quot;&quot;))))">
            <text:p/>
          </table:table-cell>
          <table:table-cell table:style-name="ce90" office:value-type="string" calcext:value-type="string">
            <text:p>Curtición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59]=0;0;IF([.M59]=&quot;*&quot;;[.D59]*[.L59];IF([.M59]=0;[.L59];IF([.D59]=1;[.L59];[.L59]+[.M59]))))" office:value-type="float" office:value="0" calcext:value-type="float">
            <text:p>0</text:p>
          </table:table-cell>
          <table:table-cell table:style-name="ce35" table:formula="of:=IF(([.C59]+[.D59])=0;-25;IF(([.C59]+[.D59])&lt;11;([.C59]+[.D59])*5;IF(([.C59]+[.D59])&lt;21;50+([.C59]+[.D59]-10)*2;IF(([.C59]+[.D59])&gt;20;70+([.C59]+[.D59]-20)))))" office:value-type="float" office:value="-25" calcext:value-type="float">
            <text:p>-25</text:p>
          </table:table-cell>
          <table:table-cell table:style-name="ce94" table:formula="of:=(ag+rz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59];[$Datos.$C133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59]+[.G59]+[.H59]+[.I59]+[.J59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59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59];[$Datos.C81:$Datos.C160];0);MATCH([$Inicio.C8];[$Datos.E80:$Datos.AP80];0)+1)" office:value-type="float" office:value="4" calcext:value-type="float">
            <text:p>4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60]&lt;0;&quot;ERROR&quot;;IF([.M60]=&quot;*&quot;;&quot;&quot;;IF([.M60]&gt;0;IF([.D60]&gt;2;&quot;ERROR&quot;;&quot;&quot;);IF([.D60]&gt;1;&quot;ERROR&quot;;&quot;&quot;))))">
            <text:p/>
          </table:table-cell>
          <table:table-cell table:style-name="ce90" office:value-type="string" calcext:value-type="string">
            <text:p>Dom. Hechiz.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60]=0;0;IF([.M60]=&quot;*&quot;;[.D60]*[.L60];IF([.M60]=0;[.L60];IF([.D60]=1;[.L60];[.L60]+[.M60]))))" office:value-type="float" office:value="0" calcext:value-type="float">
            <text:p>0</text:p>
          </table:table-cell>
          <table:table-cell table:style-name="ce35" table:formula="of:=IF(([.C60]+[.D60])=0;-25;IF(([.C60]+[.D60])&lt;11;([.C60]+[.D60])*5;IF(([.C60]+[.D60])&lt;21;50+([.C60]+[.D60]-10)*2;IF(([.C60]+[.D60])&gt;20;70+([.C60]+[.D60]-20)))))" office:value-type="float" office:value="-25" calcext:value-type="float">
            <text:p>-25</text:p>
          </table:table-cell>
          <table:table-cell table:style-name="ce35" table:formula="of:=IF(ISERROR(FIND(&quot;Canalización&quot;;reino));IF(ISERROR(FIND(&quot;Esencia&quot;;reino));IF(ISERROR(FIND(&quot;Mentalismo&quot;;reino));0;pr);em);in)" office:value-type="float" office:value="0" calcext:value-type="float">
            <text:p>0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60];[$Datos.$C134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60]+[.G60]+[.H60]+[.I60]+[.J60]" office:value-type="float" office:value="-25" calcext:value-type="float">
            <text:p>-25</text:p>
          </table:table-cell>
          <table:table-cell table:style-name="ce35" table:number-matrix-columns-spanned="1" table:number-matrix-rows-spanned="1" table:formula="of:=INDEX([$Datos.E81:$Datos.AP160];MATCH([.B60];[$Datos.C81:$Datos.C160];0);MATCH([$Inicio.C8];[$Datos.E80:$Datos.AP80];0))" office:value-type="float" office:value="6" calcext:value-type="float">
            <text:p>6</text:p>
          </table:table-cell>
          <table:table-cell table:style-name="ce35" table:number-matrix-columns-spanned="1" table:number-matrix-rows-spanned="1" table:formula="of:=INDEX([$Datos.E81:$Datos.AP160];MATCH([.B60];[$Datos.C81:$Datos.C160];0);MATCH([$Inicio.C8];[$Datos.E80:$Datos.AP80];0)+1)" office:value-type="float" office:value="0" calcext:value-type="float">
            <text:p>0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61]&lt;0;&quot;ERROR&quot;;IF([.M61]=&quot;*&quot;;&quot;&quot;;IF([.M61]&gt;0;IF([.D61]&gt;2;&quot;ERROR&quot;;&quot;&quot;);IF([.D61]&gt;1;&quot;ERROR&quot;;&quot;&quot;))))">
            <text:p/>
          </table:table-cell>
          <table:table-cell table:style-name="ce90" office:value-type="string" calcext:value-type="string">
            <text:p>Esc. Madera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61]=0;0;IF([.M61]=&quot;*&quot;;[.D61]*[.L61];IF([.M61]=0;[.L61];IF([.D61]=1;[.L61];[.L61]+[.M61]))))" office:value-type="float" office:value="0" calcext:value-type="float">
            <text:p>0</text:p>
          </table:table-cell>
          <table:table-cell table:style-name="ce35" table:formula="of:=IF(([.C61]+[.D61])=0;-25;IF(([.C61]+[.D61])&lt;11;([.C61]+[.D61])*5;IF(([.C61]+[.D61])&lt;21;50+([.C61]+[.D61]-10)*2;IF(([.C61]+[.D61])&gt;20;70+([.C61]+[.D61]-20)))))" office:value-type="float" office:value="-25" calcext:value-type="float">
            <text:p>-25</text:p>
          </table:table-cell>
          <table:table-cell table:style-name="ce94" table:formula="of:=(ag+em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61];[$Datos.$C135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61]+[.G61]+[.H61]+[.I61]+[.J61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61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61];[$Datos.C81:$Datos.C160];0);MATCH([$Inicio.C8];[$Datos.E80:$Datos.AP80];0)+1)" office:value-type="float" office:value="6" calcext:value-type="float">
            <text:p>6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62]&lt;0;&quot;ERROR&quot;;IF([.M62]=&quot;*&quot;;&quot;&quot;;IF([.M62]&gt;0;IF([.D62]&gt;2;&quot;ERROR&quot;;&quot;&quot;);IF([.D62]&gt;1;&quot;ERROR&quot;;&quot;&quot;))))">
            <text:p/>
          </table:table-cell>
          <table:table-cell table:style-name="ce90" office:value-type="string" calcext:value-type="string">
            <text:p>Esc. Piedra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62]=0;0;IF([.M62]=&quot;*&quot;;[.D62]*[.L62];IF([.M62]=0;[.L62];IF([.D62]=1;[.L62];[.L62]+[.M62]))))" office:value-type="float" office:value="0" calcext:value-type="float">
            <text:p>0</text:p>
          </table:table-cell>
          <table:table-cell table:style-name="ce35" table:formula="of:=IF(([.C62]+[.D62])=0;-25;IF(([.C62]+[.D62])&lt;11;([.C62]+[.D62])*5;IF(([.C62]+[.D62])&lt;21;50+([.C62]+[.D62]-10)*2;IF(([.C62]+[.D62])&gt;20;70+([.C62]+[.D62]-20)))))" office:value-type="float" office:value="-25" calcext:value-type="float">
            <text:p>-25</text:p>
          </table:table-cell>
          <table:table-cell table:style-name="ce94" table:formula="of:=(ag+ad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62];[$Datos.$C136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62]+[.G62]+[.H62]+[.I62]+[.J62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62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62];[$Datos.C81:$Datos.C160];0);MATCH([$Inicio.C8];[$Datos.E80:$Datos.AP80];0)+1)" office:value-type="float" office:value="7" calcext:value-type="float">
            <text:p>7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63]&lt;0;&quot;ERROR&quot;;IF([.M63]=&quot;*&quot;;&quot;&quot;;IF([.M63]&gt;0;IF([.D63]&gt;2;&quot;ERROR&quot;;&quot;&quot;);IF([.D63]&gt;1;&quot;ERROR&quot;;&quot;&quot;))))">
            <text:p/>
          </table:table-cell>
          <table:table-cell table:style-name="ce90" office:value-type="string" calcext:value-type="string">
            <text:p>Esquí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63]=0;0;IF([.M63]=&quot;*&quot;;[.D63]*[.L63];IF([.M63]=0;[.L63];IF([.D63]=1;[.L63];[.L63]+[.M63]))))" office:value-type="float" office:value="0" calcext:value-type="float">
            <text:p>0</text:p>
          </table:table-cell>
          <table:table-cell table:style-name="ce35" table:formula="of:=IF(([.C63]+[.D63])=0;-25;IF(([.C63]+[.D63])&lt;11;([.C63]+[.D63])*5;IF(([.C63]+[.D63])&lt;21;50+([.C63]+[.D63]-10)*2;IF(([.C63]+[.D63])&gt;20;70+([.C63]+[.D63]-20)))))" office:value-type="float" office:value="-25" calcext:value-type="float">
            <text:p>-25</text:p>
          </table:table-cell>
          <table:table-cell table:style-name="ce94" table:formula="of:=(ag+ad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63];[$Datos.$C137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63]+[.G63]+[.H63]+[.I63]+[.J63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63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63];[$Datos.C81:$Datos.C160];0);MATCH([$Inicio.C8];[$Datos.E80:$Datos.AP80];0)+1)" office:value-type="float" office:value="7" calcext:value-type="float">
            <text:p>7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64]&lt;0;&quot;ERROR&quot;;IF([.M64]=&quot;*&quot;;&quot;&quot;;IF([.M64]&gt;0;IF([.D64]&gt;2;&quot;ERROR&quot;;&quot;&quot;);IF([.D64]&gt;1;&quot;ERROR&quot;;&quot;&quot;))))">
            <text:p/>
          </table:table-cell>
          <table:table-cell table:style-name="ce90" office:value-type="string" calcext:value-type="string">
            <text:p>Fabr. Flechas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64]=0;0;IF([.M64]=&quot;*&quot;;[.D64]*[.L64];IF([.M64]=0;[.L64];IF([.D64]=1;[.L64];[.L64]+[.M64]))))" office:value-type="float" office:value="0" calcext:value-type="float">
            <text:p>0</text:p>
          </table:table-cell>
          <table:table-cell table:style-name="ce35" table:formula="of:=IF(([.C64]+[.D64])=0;-25;IF(([.C64]+[.D64])&lt;11;([.C64]+[.D64])*5;IF(([.C64]+[.D64])&lt;21;50+([.C64]+[.D64]-10)*2;IF(([.C64]+[.D64])&gt;20;70+([.C64]+[.D64]-20)))))" office:value-type="float" office:value="-25" calcext:value-type="float">
            <text:p>-25</text:p>
          </table:table-cell>
          <table:table-cell table:style-name="ce94" table:formula="of:=(ag+ad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64];[$Datos.$C138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64]+[.G64]+[.H64]+[.I64]+[.J64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64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64];[$Datos.C81:$Datos.C160];0);MATCH([$Inicio.C8];[$Datos.E80:$Datos.AP80];0)+1)" office:value-type="float" office:value="4" calcext:value-type="float">
            <text:p>4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65]&lt;0;&quot;ERROR&quot;;IF([.M65]=&quot;*&quot;;&quot;&quot;;IF([.M65]&gt;0;IF([.D65]&gt;2;&quot;ERROR&quot;;&quot;&quot;);IF([.D65]&gt;1;&quot;ERROR&quot;;&quot;&quot;))))">
            <text:p/>
          </table:table-cell>
          <table:table-cell table:style-name="ce90" office:value-type="string" calcext:value-type="string">
            <text:p>Falsificación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65]=0;0;IF([.M65]=&quot;*&quot;;[.D65]*[.L65];IF([.M65]=0;[.L65];IF([.D65]=1;[.L65];[.L65]+[.M65]))))" office:value-type="float" office:value="0" calcext:value-type="float">
            <text:p>0</text:p>
          </table:table-cell>
          <table:table-cell table:style-name="ce35" table:formula="of:=IF(([.C65]+[.D65])=0;-25;IF(([.C65]+[.D65])&lt;11;([.C65]+[.D65])*5;IF(([.C65]+[.D65])&lt;21;50+([.C65]+[.D65]-10)*2;IF(([.C65]+[.D65])&gt;20;70+([.C65]+[.D65]-20)))))" office:value-type="float" office:value="-25" calcext:value-type="float">
            <text:p>-25</text:p>
          </table:table-cell>
          <table:table-cell table:style-name="ce94" table:formula="of:=(rz+ad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65];[$Datos.$C139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65]+[.G65]+[.H65]+[.I65]+[.J65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65];[$Datos.C81:$Datos.C160];0);MATCH([$Inicio.C8];[$Datos.E80:$Datos.AP80];0))" office:value-type="float" office:value="3" calcext:value-type="float">
            <text:p>3</text:p>
          </table:table-cell>
          <table:table-cell table:style-name="ce35" table:number-matrix-columns-spanned="1" table:number-matrix-rows-spanned="1" table:formula="of:=INDEX([$Datos.E81:$Datos.AP160];MATCH([.B65];[$Datos.C81:$Datos.C160];0);MATCH([$Inicio.C8];[$Datos.E80:$Datos.AP80];0)+1)" office:value-type="float" office:value="0" calcext:value-type="float">
            <text:p>0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66]&lt;0;&quot;ERROR&quot;;IF([.M66]=&quot;*&quot;;&quot;&quot;;IF([.M66]&gt;0;IF([.D66]&gt;2;&quot;ERROR&quot;;&quot;&quot;);IF([.D66]&gt;1;&quot;ERROR&quot;;&quot;&quot;))))">
            <text:p/>
          </table:table-cell>
          <table:table-cell table:style-name="ce90" office:value-type="string" calcext:value-type="string">
            <text:p>Forrajeo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66]=0;0;IF([.M66]=&quot;*&quot;;[.D66]*[.L66];IF([.M66]=0;[.L66];IF([.D66]=1;[.L66];[.L66]+[.M66]))))" office:value-type="float" office:value="0" calcext:value-type="float">
            <text:p>0</text:p>
          </table:table-cell>
          <table:table-cell table:style-name="ce35" table:formula="of:=IF(([.C66]+[.D66])=0;-25;IF(([.C66]+[.D66])&lt;11;([.C66]+[.D66])*5;IF(([.C66]+[.D66])&lt;21;50+([.C66]+[.D66]-10)*2;IF(([.C66]+[.D66])&gt;20;70+([.C66]+[.D66]-20)))))" office:value-type="float" office:value="-25" calcext:value-type="float">
            <text:p>-25</text:p>
          </table:table-cell>
          <table:table-cell table:style-name="ce94" table:formula="of:=(in+me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66];[$Datos.$C140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66]+[.G66]+[.H66]+[.I66]+[.J66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66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66];[$Datos.C81:$Datos.C160];0);MATCH([$Inicio.C8];[$Datos.E80:$Datos.AP80];0)+1)" office:value-type="float" office:value="6" calcext:value-type="float">
            <text:p>6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67]&lt;0;&quot;ERROR&quot;;IF([.M67]=&quot;*&quot;;&quot;&quot;;IF([.M67]&gt;0;IF([.D67]&gt;2;&quot;ERROR&quot;;&quot;&quot;);IF([.D67]&gt;1;&quot;ERROR&quot;;&quot;&quot;))))">
            <text:p/>
          </table:table-cell>
          <table:table-cell table:style-name="ce90" office:value-type="string" calcext:value-type="string">
            <text:p>Frenesí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67]=0;0;IF([.M67]=&quot;*&quot;;[.D67]*[.L67];IF([.M67]=0;[.L67];IF([.D67]=1;[.L67];[.L67]+[.M67]))))" office:value-type="float" office:value="0" calcext:value-type="float">
            <text:p>0</text:p>
          </table:table-cell>
          <table:table-cell table:style-name="ce35" table:formula="of:=IF(([.C67]+[.D67])=0;-25;IF(([.C67]+[.D67])&lt;11;([.C67]+[.D67])*5;IF(([.C67]+[.D67])&lt;21;50+([.C67]+[.D67]-10)*2;IF(([.C67]+[.D67])&gt;20;70+([.C67]+[.D67]-20)))))" office:value-type="float" office:value="-25" calcext:value-type="float">
            <text:p>-25</text:p>
          </table:table-cell>
          <table:table-cell table:style-name="ce94" table:formula="of:=(em+ad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67];[$Datos.$C141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67]+[.G67]+[.H67]+[.I67]+[.J67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67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67];[$Datos.C81:$Datos.C160];0);MATCH([$Inicio.C8];[$Datos.E80:$Datos.AP80];0)+1)" office:value-type="float" office:value="6" calcext:value-type="float">
            <text:p>6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68]&lt;0;&quot;ERROR&quot;;IF([.M68]=&quot;*&quot;;&quot;&quot;;IF([.M68]&gt;0;IF([.D68]&gt;2;&quot;ERROR&quot;;&quot;&quot;);IF([.D68]&gt;1;&quot;ERROR&quot;;&quot;&quot;))))">
            <text:p/>
          </table:table-cell>
          <table:table-cell table:style-name="ce90" office:value-type="string" calcext:value-type="string">
            <text:p>Oratoria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68]=0;0;IF([.M68]=&quot;*&quot;;[.D68]*[.L68];IF([.M68]=0;[.L68];IF([.D68]=1;[.L68];[.L68]+[.M68]))))" office:value-type="float" office:value="0" calcext:value-type="float">
            <text:p>0</text:p>
          </table:table-cell>
          <table:table-cell table:style-name="ce35" table:formula="of:=IF(([.C68]+[.D68])=0;-25;IF(([.C68]+[.D68])&lt;11;([.C68]+[.D68])*5;IF(([.C68]+[.D68])&lt;21;50+([.C68]+[.D68]-10)*2;IF(([.C68]+[.D68])&gt;20;70+([.C68]+[.D68]-20)))))" office:value-type="float" office:value="-25" calcext:value-type="float">
            <text:p>-25</text:p>
          </table:table-cell>
          <table:table-cell table:style-name="ce94" table:formula="of:=(em+pr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68];[$Datos.$C142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68]+[.G68]+[.H68]+[.I68]+[.J68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68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68];[$Datos.C81:$Datos.C160];0);MATCH([$Inicio.C8];[$Datos.E80:$Datos.AP80];0)+1)" office:value-type="float" office:value="6" calcext:value-type="float">
            <text:p>6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69]&lt;0;&quot;ERROR&quot;;IF([.M69]=&quot;*&quot;;&quot;&quot;;IF([.M69]&gt;0;IF([.D69]&gt;2;&quot;ERROR&quot;;&quot;&quot;);IF([.D69]&gt;1;&quot;ERROR&quot;;&quot;&quot;))))">
            <text:p/>
          </table:table-cell>
          <table:table-cell table:style-name="ce90" office:value-type="string" calcext:value-type="string">
            <text:p>Herrería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69]=0;0;IF([.M69]=&quot;*&quot;;[.D69]*[.L69];IF([.M69]=0;[.L69];IF([.D69]=1;[.L69];[.L69]+[.M69]))))" office:value-type="float" office:value="0" calcext:value-type="float">
            <text:p>0</text:p>
          </table:table-cell>
          <table:table-cell table:style-name="ce35" table:formula="of:=IF(([.C69]+[.D69])=0;-25;IF(([.C69]+[.D69])&lt;11;([.C69]+[.D69])*5;IF(([.C69]+[.D69])&lt;21;50+([.C69]+[.D69]-10)*2;IF(([.C69]+[.D69])&gt;20;70+([.C69]+[.D69]-20)))))" office:value-type="float" office:value="-25" calcext:value-type="float">
            <text:p>-25</text:p>
          </table:table-cell>
          <table:table-cell table:style-name="ce94" table:formula="of:=(fu+ag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69];[$Datos.$C143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69]+[.G69]+[.H69]+[.I69]+[.J69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69];[$Datos.C81:$Datos.C160];0);MATCH([$Inicio.C8];[$Datos.E80:$Datos.AP80];0))" office:value-type="float" office:value="3" calcext:value-type="float">
            <text:p>3</text:p>
          </table:table-cell>
          <table:table-cell table:style-name="ce35" table:number-matrix-columns-spanned="1" table:number-matrix-rows-spanned="1" table:formula="of:=INDEX([$Datos.E81:$Datos.AP160];MATCH([.B69];[$Datos.C81:$Datos.C160];0);MATCH([$Inicio.C8];[$Datos.E80:$Datos.AP80];0)+1)" office:value-type="float" office:value="5" calcext:value-type="float">
            <text:p>5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70]&lt;0;&quot;ERROR&quot;;IF([.M70]=&quot;*&quot;;&quot;&quot;;IF([.M70]&gt;0;IF([.D70]&gt;2;&quot;ERROR&quot;;&quot;&quot;);IF([.D70]&gt;1;&quot;ERROR&quot;;&quot;&quot;))))">
            <text:p/>
          </table:table-cell>
          <table:table-cell table:style-name="ce90" office:value-type="string" calcext:value-type="string">
            <text:p>Inmovilización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70]=0;0;IF([.M70]=&quot;*&quot;;[.D70]*[.L70];IF([.M70]=0;[.L70];IF([.D70]=1;[.L70];[.L70]+[.M70]))))" office:value-type="float" office:value="0" calcext:value-type="float">
            <text:p>0</text:p>
          </table:table-cell>
          <table:table-cell table:style-name="ce35" table:formula="of:=IF(([.C70]+[.D70])=0;-25;IF(([.C70]+[.D70])&lt;11;([.C70]+[.D70])*5;IF(([.C70]+[.D70])&lt;21;50+([.C70]+[.D70]-10)*2;IF(([.C70]+[.D70])&gt;20;70+([.C70]+[.D70]-20)))))" office:value-type="float" office:value="-25" calcext:value-type="float">
            <text:p>-25</text:p>
          </table:table-cell>
          <table:table-cell table:style-name="ce94" table:formula="of:=(ag+ra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70];[$Datos.$C144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70]+[.G70]+[.H70]+[.I70]+[.J70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70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70];[$Datos.C81:$Datos.C160];0);MATCH([$Inicio.C8];[$Datos.E80:$Datos.AP80];0)+1)" office:value-type="float" office:value="5" calcext:value-type="float">
            <text:p>5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71]&lt;0;&quot;ERROR&quot;;IF([.M71]=&quot;*&quot;;&quot;&quot;;IF([.M71]&gt;0;IF([.D71]&gt;2;&quot;ERROR&quot;;&quot;&quot;);IF([.D71]&gt;1;&quot;ERROR&quot;;&quot;&quot;))))">
            <text:p/>
          </table:table-cell>
          <table:table-cell table:style-name="ce90" office:value-type="string" calcext:value-type="string">
            <text:p>Juego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71]=0;0;IF([.M71]=&quot;*&quot;;[.D71]*[.L71];IF([.M71]=0;[.L71];IF([.D71]=1;[.L71];[.L71]+[.M71]))))" office:value-type="float" office:value="0" calcext:value-type="float">
            <text:p>0</text:p>
          </table:table-cell>
          <table:table-cell table:style-name="ce35" table:formula="of:=IF(([.C71]+[.D71])=0;-25;IF(([.C71]+[.D71])&lt;11;([.C71]+[.D71])*5;IF(([.C71]+[.D71])&lt;21;50+([.C71]+[.D71]-10)*2;IF(([.C71]+[.D71])&gt;20;70+([.C71]+[.D71]-20)))))" office:value-type="float" office:value="-25" calcext:value-type="float">
            <text:p>-25</text:p>
          </table:table-cell>
          <table:table-cell table:style-name="ce94" table:formula="of:=(me+pr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71];[$Datos.$C145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71]+[.G71]+[.H71]+[.I71]+[.J71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71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71];[$Datos.C81:$Datos.C160];0);MATCH([$Inicio.C8];[$Datos.E80:$Datos.AP80];0)+1)" office:value-type="float" office:value="4" calcext:value-type="float">
            <text:p>4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72]&lt;0;&quot;ERROR&quot;;IF([.M72]=&quot;*&quot;;&quot;&quot;;IF([.M72]&gt;0;IF([.D72]&gt;2;&quot;ERROR&quot;;&quot;&quot;);IF([.D72]&gt;1;&quot;ERROR&quot;;&quot;&quot;))))">
            <text:p/>
          </table:table-cell>
          <table:table-cell table:style-name="ce90" office:value-type="string" calcext:value-type="string">
            <text:p>Manejo Cuerdas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72]=0;0;IF([.M72]=&quot;*&quot;;[.D72]*[.L72];IF([.M72]=0;[.L72];IF([.D72]=1;[.L72];[.L72]+[.M72]))))" office:value-type="float" office:value="0" calcext:value-type="float">
            <text:p>0</text:p>
          </table:table-cell>
          <table:table-cell table:style-name="ce35" table:formula="of:=IF(([.C72]+[.D72])=0;-25;IF(([.C72]+[.D72])&lt;11;([.C72]+[.D72])*5;IF(([.C72]+[.D72])&lt;21;50+([.C72]+[.D72]-10)*2;IF(([.C72]+[.D72])&gt;20;70+([.C72]+[.D72]-20)))))" office:value-type="float" office:value="-25" calcext:value-type="float">
            <text:p>-25</text:p>
          </table:table-cell>
          <table:table-cell table:style-name="ce94" table:formula="of:=(me+ag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72];[$Datos.$C146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72]+[.G72]+[.H72]+[.I72]+[.J72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72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72];[$Datos.C81:$Datos.C160];0);MATCH([$Inicio.C8];[$Datos.E80:$Datos.AP80];0)+1)" office:value-type="float" office:value="6" calcext:value-type="float">
            <text:p>6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73]&lt;0;&quot;ERROR&quot;;IF([.M73]=&quot;*&quot;;&quot;&quot;;IF([.M73]&gt;0;IF([.D73]&gt;2;&quot;ERROR&quot;;&quot;&quot;);IF([.D73]&gt;1;&quot;ERROR&quot;;&quot;&quot;))))">
            <text:p/>
          </table:table-cell>
          <table:table-cell table:style-name="ce90" office:value-type="string" calcext:value-type="string">
            <text:p>Matemáticas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73]=0;0;IF([.M73]=&quot;*&quot;;[.D73]*[.L73];IF([.M73]=0;[.L73];IF([.D73]=1;[.L73];[.L73]+[.M73]))))" office:value-type="float" office:value="0" calcext:value-type="float">
            <text:p>0</text:p>
          </table:table-cell>
          <table:table-cell table:style-name="ce35" table:formula="of:=IF(([.C73]+[.D73])=0;-25;IF(([.C73]+[.D73])&lt;11;([.C73]+[.D73])*5;IF(([.C73]+[.D73])&lt;21;50+([.C73]+[.D73]-10)*2;IF(([.C73]+[.D73])&gt;20;70+([.C73]+[.D73]-20)))))" office:value-type="float" office:value="-25" calcext:value-type="float">
            <text:p>-25</text:p>
          </table:table-cell>
          <table:table-cell table:style-name="ce94" table:formula="of:=(rz+me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73];[$Datos.$C147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73]+[.G73]+[.H73]+[.I73]+[.J73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73];[$Datos.C81:$Datos.C160];0);MATCH([$Inicio.C8];[$Datos.E80:$Datos.AP80];0))" office:value-type="float" office:value="3" calcext:value-type="float">
            <text:p>3</text:p>
          </table:table-cell>
          <table:table-cell table:style-name="ce35" table:number-matrix-columns-spanned="1" table:number-matrix-rows-spanned="1" table:formula="of:=INDEX([$Datos.E81:$Datos.AP160];MATCH([.B73];[$Datos.C81:$Datos.C160];0);MATCH([$Inicio.C8];[$Datos.E80:$Datos.AP80];0)+1)" office:value-type="float" office:value="7" calcext:value-type="float">
            <text:p>7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74]&lt;0;&quot;ERROR&quot;;IF([.M74]=&quot;*&quot;;&quot;&quot;;IF([.M74]&gt;0;IF([.D74]&gt;2;&quot;ERROR&quot;;&quot;&quot;);IF([.D74]&gt;1;&quot;ERROR&quot;;&quot;&quot;))))">
            <text:p/>
          </table:table-cell>
          <table:table-cell table:style-name="ce90" office:value-type="string" calcext:value-type="string">
            <text:p>Meditación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74]=0;0;IF([.M74]=&quot;*&quot;;[.D74]*[.L74];IF([.M74]=0;[.L74];IF([.D74]=1;[.L74];[.L74]+[.M74]))))" office:value-type="float" office:value="0" calcext:value-type="float">
            <text:p>0</text:p>
          </table:table-cell>
          <table:table-cell table:style-name="ce35" table:formula="of:=IF(([.C74]+[.D74])=0;-25;IF(([.C74]+[.D74])&lt;11;([.C74]+[.D74])*5;IF(([.C74]+[.D74])&lt;21;50+([.C74]+[.D74]-10)*2;IF(([.C74]+[.D74])&gt;20;70+([.C74]+[.D74]-20)))))" office:value-type="float" office:value="-25" calcext:value-type="float">
            <text:p>-25</text:p>
          </table:table-cell>
          <table:table-cell table:style-name="ce94" table:formula="of:=(pr+ad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74];[$Datos.$C148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74]+[.G74]+[.H74]+[.I74]+[.J74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74];[$Datos.C81:$Datos.C160];0);MATCH([$Inicio.C8];[$Datos.E80:$Datos.AP80];0))" office:value-type="float" office:value="3" calcext:value-type="float">
            <text:p>3</text:p>
          </table:table-cell>
          <table:table-cell table:style-name="ce35" table:number-matrix-columns-spanned="1" table:number-matrix-rows-spanned="1" table:formula="of:=INDEX([$Datos.E81:$Datos.AP160];MATCH([.B74];[$Datos.C81:$Datos.C160];0);MATCH([$Inicio.C8];[$Datos.E80:$Datos.AP80];0)+1)" office:value-type="float" office:value="7" calcext:value-type="float">
            <text:p>7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75]&lt;0;&quot;ERROR&quot;;IF([.M75]=&quot;*&quot;;&quot;&quot;;IF([.M75]&gt;0;IF([.D75]&gt;2;&quot;ERROR&quot;;&quot;&quot;);IF([.D75]&gt;1;&quot;ERROR&quot;;&quot;&quot;))))">
            <text:p/>
          </table:table-cell>
          <table:table-cell table:style-name="ce90" office:value-type="string" calcext:value-type="string">
            <text:p>Música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75]=0;0;IF([.M75]=&quot;*&quot;;[.D75]*[.L75];IF([.M75]=0;[.L75];IF([.D75]=1;[.L75];[.L75]+[.M75]))))" office:value-type="float" office:value="0" calcext:value-type="float">
            <text:p>0</text:p>
          </table:table-cell>
          <table:table-cell table:style-name="ce35" table:formula="of:=IF(([.C75]+[.D75])=0;-25;IF(([.C75]+[.D75])&lt;11;([.C75]+[.D75])*5;IF(([.C75]+[.D75])&lt;21;50+([.C75]+[.D75]-10)*2;IF(([.C75]+[.D75])&gt;20;70+([.C75]+[.D75]-20)))))" office:value-type="float" office:value="-25" calcext:value-type="float">
            <text:p>-25</text:p>
          </table:table-cell>
          <table:table-cell table:style-name="ce94" table:formula="of:=(ag+em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75];[$Datos.$C149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75]+[.G75]+[.H75]+[.I75]+[.J75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75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75];[$Datos.C81:$Datos.C160];0);MATCH([$Inicio.C8];[$Datos.E80:$Datos.AP80];0)+1)" office:value-type="float" office:value="6" calcext:value-type="float">
            <text:p>6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76]&lt;0;&quot;ERROR&quot;;IF([.M76]=&quot;*&quot;;&quot;&quot;;IF([.M76]&gt;0;IF([.D76]&gt;2;&quot;ERROR&quot;;&quot;&quot;);IF([.D76]&gt;1;&quot;ERROR&quot;;&quot;&quot;))))">
            <text:p/>
          </table:table-cell>
          <table:table-cell table:style-name="ce90" office:value-type="string" calcext:value-type="string">
            <text:p>Navegación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76]=0;0;IF([.M76]=&quot;*&quot;;[.D76]*[.L76];IF([.M76]=0;[.L76];IF([.D76]=1;[.L76];[.L76]+[.M76]))))" office:value-type="float" office:value="0" calcext:value-type="float">
            <text:p>0</text:p>
          </table:table-cell>
          <table:table-cell table:style-name="ce35" table:formula="of:=IF(([.C76]+[.D76])=0;-25;IF(([.C76]+[.D76])&lt;11;([.C76]+[.D76])*5;IF(([.C76]+[.D76])&lt;21;50+([.C76]+[.D76]-10)*2;IF(([.C76]+[.D76])&gt;20;70+([.C76]+[.D76]-20)))))" office:value-type="float" office:value="-25" calcext:value-type="float">
            <text:p>-25</text:p>
          </table:table-cell>
          <table:table-cell table:style-name="ce94" table:formula="of:=(rz+em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76];[$Datos.$C150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76]+[.G76]+[.H76]+[.I76]+[.J76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76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76];[$Datos.C81:$Datos.C160];0);MATCH([$Inicio.C8];[$Datos.E80:$Datos.AP80];0)+1)" office:value-type="float" office:value="6" calcext:value-type="float">
            <text:p>6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77]&lt;0;&quot;ERROR&quot;;IF([.M77]=&quot;*&quot;;&quot;&quot;;IF([.M77]&gt;0;IF([.D77]&gt;2;&quot;ERROR&quot;;&quot;&quot;);IF([.D77]&gt;1;&quot;ERROR&quot;;&quot;&quot;))))">
            <text:p/>
          </table:table-cell>
          <table:table-cell table:style-name="ce90" office:value-type="string" calcext:value-type="string">
            <text:p>Pastoreo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77]=0;0;IF([.M77]=&quot;*&quot;;[.D77]*[.L77];IF([.M77]=0;[.L77];IF([.D77]=1;[.L77];[.L77]+[.M77]))))" office:value-type="float" office:value="0" calcext:value-type="float">
            <text:p>0</text:p>
          </table:table-cell>
          <table:table-cell table:style-name="ce35" table:formula="of:=IF(([.C77]+[.D77])=0;-25;IF(([.C77]+[.D77])&lt;11;([.C77]+[.D77])*5;IF(([.C77]+[.D77])&lt;21;50+([.C77]+[.D77]-10)*2;IF(([.C77]+[.D77])&gt;20;70+([.C77]+[.D77]-20)))))" office:value-type="float" office:value="-25" calcext:value-type="float">
            <text:p>-25</text:p>
          </table:table-cell>
          <table:table-cell table:style-name="ce94" table:formula="of:=(em+pr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77];[$Datos.$C151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77]+[.G77]+[.H77]+[.I77]+[.J77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77];[$Datos.C81:$Datos.C160];0);MATCH([$Inicio.C8];[$Datos.E80:$Datos.AP80];0))" office:value-type="float" office:value="3" calcext:value-type="float">
            <text:p>3</text:p>
          </table:table-cell>
          <table:table-cell table:style-name="ce35" table:number-matrix-columns-spanned="1" table:number-matrix-rows-spanned="1" table:formula="of:=INDEX([$Datos.E81:$Datos.AP160];MATCH([.B77];[$Datos.C81:$Datos.C160];0);MATCH([$Inicio.C8];[$Datos.E80:$Datos.AP80];0)+1)" office:value-type="float" office:value="7" calcext:value-type="float">
            <text:p>7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78]&lt;0;&quot;ERROR&quot;;IF([.M78]=&quot;*&quot;;&quot;&quot;;IF([.M78]&gt;0;IF([.D78]&gt;2;&quot;ERROR&quot;;&quot;&quot;);IF([.D78]&gt;1;&quot;ERROR&quot;;&quot;&quot;))))">
            <text:p/>
          </table:table-cell>
          <table:table-cell table:style-name="ce90" office:value-type="string" calcext:value-type="string">
            <text:p>1º Auxilios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78]=0;0;IF([.M78]=&quot;*&quot;;[.D78]*[.L78];IF([.M78]=0;[.L78];IF([.D78]=1;[.L78];[.L78]+[.M78]))))" office:value-type="float" office:value="0" calcext:value-type="float">
            <text:p>0</text:p>
          </table:table-cell>
          <table:table-cell table:style-name="ce35" table:formula="of:=IF(([.C78]+[.D78])=0;-25;IF(([.C78]+[.D78])&lt;11;([.C78]+[.D78])*5;IF(([.C78]+[.D78])&lt;21;50+([.C78]+[.D78]-10)*2;IF(([.C78]+[.D78])&gt;20;70+([.C78]+[.D78]-20)))))" office:value-type="float" office:value="-25" calcext:value-type="float">
            <text:p>-25</text:p>
          </table:table-cell>
          <table:table-cell table:style-name="ce94" table:formula="of:=(ad+em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78];[$Datos.$C152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78]+[.G78]+[.H78]+[.I78]+[.J78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78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78];[$Datos.C81:$Datos.C160];0);MATCH([$Inicio.C8];[$Datos.E80:$Datos.AP80];0)+1)" office:value-type="float" office:value="6" calcext:value-type="float">
            <text:p>6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79]&lt;0;&quot;ERROR&quot;;IF([.M79]=&quot;*&quot;;&quot;&quot;;IF([.M79]&gt;0;IF([.D79]&gt;2;&quot;ERROR&quot;;&quot;&quot;);IF([.D79]&gt;1;&quot;ERROR&quot;;&quot;&quot;))))">
            <text:p/>
          </table:table-cell>
          <table:table-cell table:style-name="ce90" office:value-type="string" calcext:value-type="string">
            <text:p>Pronos. Tiempo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79]=0;0;IF([.M79]=&quot;*&quot;;[.D79]*[.L79];IF([.M79]=0;[.L79];IF([.D79]=1;[.L79];[.L79]+[.M79]))))" office:value-type="float" office:value="0" calcext:value-type="float">
            <text:p>0</text:p>
          </table:table-cell>
          <table:table-cell table:style-name="ce35" table:formula="of:=IF(([.C79]+[.D79])=0;-25;IF(([.C79]+[.D79])&lt;11;([.C79]+[.D79])*5;IF(([.C79]+[.D79])&lt;21;50+([.C79]+[.D79]-10)*2;IF(([.C79]+[.D79])&gt;20;70+([.C79]+[.D79]-20)))))" office:value-type="float" office:value="-25" calcext:value-type="float">
            <text:p>-25</text:p>
          </table:table-cell>
          <table:table-cell table:style-name="ce94" table:formula="of:=(in+em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79];[$Datos.$C153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79]+[.G79]+[.H79]+[.I79]+[.J79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79];[$Datos.C81:$Datos.C160];0);MATCH([$Inicio.C8];[$Datos.E80:$Datos.AP80];0))" office:value-type="float" office:value="3" calcext:value-type="float">
            <text:p>3</text:p>
          </table:table-cell>
          <table:table-cell table:style-name="ce35" table:number-matrix-columns-spanned="1" table:number-matrix-rows-spanned="1" table:formula="of:=INDEX([$Datos.E81:$Datos.AP160];MATCH([.B79];[$Datos.C81:$Datos.C160];0);MATCH([$Inicio.C8];[$Datos.E80:$Datos.AP80];0)+1)" office:value-type="float" office:value="7" calcext:value-type="float">
            <text:p>7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80]&lt;0;&quot;ERROR&quot;;IF([.M80]=&quot;*&quot;;&quot;&quot;;IF([.M80]&gt;0;IF([.D80]&gt;2;&quot;ERROR&quot;;&quot;&quot;);IF([.D80]&gt;1;&quot;ERROR&quot;;&quot;&quot;))))">
            <text:p/>
          </table:table-cell>
          <table:table-cell table:style-name="ce90" office:value-type="string" calcext:value-type="string">
            <text:p>Remo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80]=0;0;IF([.M80]=&quot;*&quot;;[.D80]*[.L80];IF([.M80]=0;[.L80];IF([.D80]=1;[.L80];[.L80]+[.M80]))))" office:value-type="float" office:value="0" calcext:value-type="float">
            <text:p>0</text:p>
          </table:table-cell>
          <table:table-cell table:style-name="ce35" table:formula="of:=IF(([.C80]+[.D80])=0;-25;IF(([.C80]+[.D80])&lt;11;([.C80]+[.D80])*5;IF(([.C80]+[.D80])&lt;21;50+([.C80]+[.D80]-10)*2;IF(([.C80]+[.D80])&gt;20;70+([.C80]+[.D80]-20)))))" office:value-type="float" office:value="-25" calcext:value-type="float">
            <text:p>-25</text:p>
          </table:table-cell>
          <table:table-cell table:style-name="ce94" table:formula="of:=(ag+ra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80];[$Datos.$C154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80]+[.G80]+[.H80]+[.I80]+[.J80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80];[$Datos.C81:$Datos.C160];0);MATCH([$Inicio.C8];[$Datos.E80:$Datos.AP80];0))" office:value-type="float" office:value="1" calcext:value-type="float">
            <text:p>1</text:p>
          </table:table-cell>
          <table:table-cell table:style-name="ce35" table:number-matrix-columns-spanned="1" table:number-matrix-rows-spanned="1" table:formula="of:=INDEX([$Datos.E81:$Datos.AP160];MATCH([.B80];[$Datos.C81:$Datos.C160];0);MATCH([$Inicio.C8];[$Datos.E80:$Datos.AP80];0)+1)" office:value-type="float" office:value="4" calcext:value-type="float">
            <text:p>4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81]&lt;0;&quot;ERROR&quot;;IF([.M81]=&quot;*&quot;;&quot;&quot;;IF([.M81]&gt;0;IF([.D81]&gt;2;&quot;ERROR&quot;;&quot;&quot;);IF([.D81]&gt;1;&quot;ERROR&quot;;&quot;&quot;))))">
            <text:p/>
          </table:table-cell>
          <table:table-cell table:style-name="ce90" office:value-type="string" calcext:value-type="string">
            <text:p>Seducción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81]=0;0;IF([.M81]=&quot;*&quot;;[.D81]*[.L81];IF([.M81]=0;[.L81];IF([.D81]=1;[.L81];[.L81]+[.M81]))))" office:value-type="float" office:value="0" calcext:value-type="float">
            <text:p>0</text:p>
          </table:table-cell>
          <table:table-cell table:style-name="ce35" table:formula="of:=IF(([.C81]+[.D81])=0;-25;IF(([.C81]+[.D81])&lt;11;([.C81]+[.D81])*5;IF(([.C81]+[.D81])&lt;21;50+([.C81]+[.D81]-10)*2;IF(([.C81]+[.D81])&gt;20;70+([.C81]+[.D81]-20)))))" office:value-type="float" office:value="-25" calcext:value-type="float">
            <text:p>-25</text:p>
          </table:table-cell>
          <table:table-cell table:style-name="ce94" table:formula="of:=(em+pr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81];[$Datos.$C155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81]+[.G81]+[.H81]+[.I81]+[.J81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81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81];[$Datos.C81:$Datos.C160];0);MATCH([$Inicio.C8];[$Datos.E80:$Datos.AP80];0)+1)" office:value-type="float" office:value="6" calcext:value-type="float">
            <text:p>6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82]&lt;0;&quot;ERROR&quot;;IF([.M82]=&quot;*&quot;;&quot;&quot;;IF([.M82]&gt;0;IF([.D82]&gt;2;&quot;ERROR&quot;;&quot;&quot;);IF([.D82]&gt;1;&quot;ERROR&quot;;&quot;&quot;))))">
            <text:p/>
          </table:table-cell>
          <table:table-cell table:style-name="ce90" office:value-type="string" calcext:value-type="string">
            <text:p>Seguir Rastros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82]=0;0;IF([.M82]=&quot;*&quot;;[.D82]*[.L82];IF([.M82]=0;[.L82];IF([.D82]=1;[.L82];[.L82]+[.M82]))))" office:value-type="float" office:value="0" calcext:value-type="float">
            <text:p>0</text:p>
          </table:table-cell>
          <table:table-cell table:style-name="ce35" table:formula="of:=IF(([.C82]+[.D82])=0;-25;IF(([.C82]+[.D82])&lt;11;([.C82]+[.D82])*5;IF(([.C82]+[.D82])&lt;21;50+([.C82]+[.D82]-10)*2;IF(([.C82]+[.D82])&gt;20;70+([.C82]+[.D82]-20)))))" office:value-type="float" office:value="-25" calcext:value-type="float">
            <text:p>-25</text:p>
          </table:table-cell>
          <table:table-cell table:style-name="ce94" table:formula="of:=(in+rz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82];[$Datos.$C156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82]+[.G82]+[.H82]+[.I82]+[.J82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82];[$Datos.C81:$Datos.C160];0);MATCH([$Inicio.C8];[$Datos.E80:$Datos.AP80];0))" office:value-type="float" office:value="1" calcext:value-type="float">
            <text:p>1</text:p>
          </table:table-cell>
          <table:table-cell table:style-name="ce35" table:number-matrix-columns-spanned="1" table:number-matrix-rows-spanned="1" table:formula="of:=INDEX([$Datos.E81:$Datos.AP160];MATCH([.B82];[$Datos.C81:$Datos.C160];0);MATCH([$Inicio.C8];[$Datos.E80:$Datos.AP80];0)+1)" office:value-type="float" office:value="4" calcext:value-type="float">
            <text:p>4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83]&lt;0;&quot;ERROR&quot;;IF([.M83]=&quot;*&quot;;&quot;&quot;;IF([.M83]&gt;0;IF([.D83]&gt;2;&quot;ERROR&quot;;&quot;&quot;);IF([.D83]&gt;1;&quot;ERROR&quot;;&quot;&quot;))))">
            <text:p/>
          </table:table-cell>
          <table:table-cell table:style-name="ce90" office:value-type="string" calcext:value-type="string">
            <text:p>Señales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83]=0;0;IF([.M83]=&quot;*&quot;;[.D83]*[.L83];IF([.M83]=0;[.L83];IF([.D83]=1;[.L83];[.L83]+[.M83]))))" office:value-type="float" office:value="0" calcext:value-type="float">
            <text:p>0</text:p>
          </table:table-cell>
          <table:table-cell table:style-name="ce35" table:formula="of:=IF(([.C83]+[.D83])=0;-25;IF(([.C83]+[.D83])&lt;11;([.C83]+[.D83])*5;IF(([.C83]+[.D83])&lt;21;50+([.C83]+[.D83]-10)*2;IF(([.C83]+[.D83])&gt;20;70+([.C83]+[.D83]-20)))))" office:value-type="float" office:value="-25" calcext:value-type="float">
            <text:p>-25</text:p>
          </table:table-cell>
          <table:table-cell table:style-name="ce94" table:formula="of:=(me+ad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83];[$Datos.$C157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83]+[.G83]+[.H83]+[.I83]+[.J83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83];[$Datos.C81:$Datos.C160];0);MATCH([$Inicio.C8];[$Datos.E80:$Datos.AP80];0))" office:value-type="float" office:value="1" calcext:value-type="float">
            <text:p>1</text:p>
          </table:table-cell>
          <table:table-cell table:style-name="ce35" table:number-matrix-columns-spanned="1" table:number-matrix-rows-spanned="1" table:formula="of:=INDEX([$Datos.E81:$Datos.AP160];MATCH([.B83];[$Datos.C81:$Datos.C160];0);MATCH([$Inicio.C8];[$Datos.E80:$Datos.AP80];0)+1)" office:value-type="float" office:value="4" calcext:value-type="float">
            <text:p>4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84]&lt;0;&quot;ERROR&quot;;IF([.M84]=&quot;*&quot;;&quot;&quot;;IF([.M84]&gt;0;IF([.D84]&gt;2;&quot;ERROR&quot;;&quot;&quot;);IF([.D84]&gt;1;&quot;ERROR&quot;;&quot;&quot;))))">
            <text:p/>
          </table:table-cell>
          <table:table-cell table:style-name="ce90" office:value-type="string" calcext:value-type="string">
            <text:p>Vela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84]=0;0;IF([.M84]=&quot;*&quot;;[.D84]*[.L84];IF([.M84]=0;[.L84];IF([.D84]=1;[.L84];[.L84]+[.M84]))))" office:value-type="float" office:value="0" calcext:value-type="float">
            <text:p>0</text:p>
          </table:table-cell>
          <table:table-cell table:style-name="ce35" table:formula="of:=IF(([.C84]+[.D84])=0;-25;IF(([.C84]+[.D84])&lt;11;([.C84]+[.D84])*5;IF(([.C84]+[.D84])&lt;21;50+([.C84]+[.D84]-10)*2;IF(([.C84]+[.D84])&gt;20;70+([.C84]+[.D84]-20)))))" office:value-type="float" office:value="-25" calcext:value-type="float">
            <text:p>-25</text:p>
          </table:table-cell>
          <table:table-cell table:style-name="ce94" table:formula="of:=(em+in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84];[$Datos.$C158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84]+[.G84]+[.H84]+[.I84]+[.J84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84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84];[$Datos.C81:$Datos.C160];0);MATCH([$Inicio.C8];[$Datos.E80:$Datos.AP80];0)+1)" office:value-type="float" office:value="6" calcext:value-type="float">
            <text:p>6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85]&lt;0;&quot;ERROR&quot;;IF([.M85]=&quot;*&quot;;&quot;&quot;;IF([.M85]&gt;0;IF([.D85]&gt;2;&quot;ERROR&quot;;&quot;&quot;);IF([.D85]&gt;1;&quot;ERROR&quot;;&quot;&quot;))))">
            <text:p/>
          </table:table-cell>
          <table:table-cell table:style-name="ce90" office:value-type="string" calcext:value-type="string">
            <text:p>Veterinaria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85]=0;0;IF([.M85]=&quot;*&quot;;[.D85]*[.L85];IF([.M85]=0;[.L85];IF([.D85]=1;[.L85];[.L85]+[.M85]))))" office:value-type="float" office:value="0" calcext:value-type="float">
            <text:p>0</text:p>
          </table:table-cell>
          <table:table-cell table:style-name="ce35" table:formula="of:=IF(([.C85]+[.D85])=0;-25;IF(([.C85]+[.D85])&lt;11;([.C85]+[.D85])*5;IF(([.C85]+[.D85])&lt;21;50+([.C85]+[.D85]-10)*2;IF(([.C85]+[.D85])&gt;20;70+([.C85]+[.D85]-20)))))" office:value-type="float" office:value="-25" calcext:value-type="float">
            <text:p>-25</text:p>
          </table:table-cell>
          <table:table-cell table:style-name="ce94" table:formula="of:=(em+rz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85];[$Datos.$C159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85]+[.G85]+[.H85]+[.I85]+[.J85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85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85];[$Datos.C81:$Datos.C160];0);MATCH([$Inicio.C8];[$Datos.E80:$Datos.AP80];0)+1)" office:value-type="float" office:value="6" calcext:value-type="float">
            <text:p>6</text:p>
          </table:table-cell>
          <table:table-cell table:style-name="ce154" table:number-columns-repeated="20"/>
          <table:table-cell table:number-columns-repeated="991"/>
        </table:table-row>
        <table:table-row table:style-name="ro2">
          <table:table-cell table:style-name="ce89" table:formula="of:=IF([.D86]&lt;0;&quot;ERROR&quot;;IF([.M86]=&quot;*&quot;;&quot;&quot;;IF([.M86]&gt;0;IF([.D86]&gt;2;&quot;ERROR&quot;;&quot;&quot;);IF([.D86]&gt;1;&quot;ERROR&quot;;&quot;&quot;))))">
            <text:p/>
          </table:table-cell>
          <table:table-cell table:style-name="ce90" office:value-type="string" calcext:value-type="string">
            <text:p>Zambullida</text:p>
          </table:table-cell>
          <table:table-cell table:style-name="ce3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5" table:formula="of:=IF([.D86]=0;0;IF([.M86]=&quot;*&quot;;[.D86]*[.L86];IF([.M86]=0;[.L86];IF([.D86]=1;[.L86];[.L86]+[.M86]))))" office:value-type="float" office:value="0" calcext:value-type="float">
            <text:p>0</text:p>
          </table:table-cell>
          <table:table-cell table:style-name="ce35" table:formula="of:=IF(([.C86]+[.D86])=0;-25;IF(([.C86]+[.D86])&lt;11;([.C86]+[.D86])*5;IF(([.C86]+[.D86])&lt;21;50+([.C86]+[.D86]-10)*2;IF(([.C86]+[.D86])&gt;20;70+([.C86]+[.D86]-20)))))" office:value-type="float" office:value="-25" calcext:value-type="float">
            <text:p>-25</text:p>
          </table:table-cell>
          <table:table-cell table:style-name="ce94" table:formula="of:=(ad+ag)/2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nivel*INDEX([$Datos.$D$163:$Datos.$L$181];MATCH([$Inicio.$C$8];[$Datos.$C$163:$Datos.$C$181];0);MATCH(VLOOKUP([.B86];[$Datos.$C160:$Datos.$D$160];2;0);[$Datos.$D$162:$Datos.$L$162];0)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+ 0 </text:p>
          </table:table-cell>
          <table:table-cell table:style-name="ce96" table:formula="of:=[.F86]+[.G86]+[.H86]+[.I86]+[.J86]" office:value-type="string" office:string-value="" calcext:value-type="error">
            <text:p>#N/A</text:p>
          </table:table-cell>
          <table:table-cell table:style-name="ce35" table:number-matrix-columns-spanned="1" table:number-matrix-rows-spanned="1" table:formula="of:=INDEX([$Datos.E81:$Datos.AP160];MATCH([.B86];[$Datos.C81:$Datos.C160];0);MATCH([$Inicio.C8];[$Datos.E80:$Datos.AP80];0))" office:value-type="float" office:value="2" calcext:value-type="float">
            <text:p>2</text:p>
          </table:table-cell>
          <table:table-cell table:style-name="ce35" table:number-matrix-columns-spanned="1" table:number-matrix-rows-spanned="1" table:formula="of:=INDEX([$Datos.E81:$Datos.AP160];MATCH([.B86];[$Datos.C81:$Datos.C160];0);MATCH([$Inicio.C8];[$Datos.E80:$Datos.AP80];0)+1)" office:value-type="float" office:value="6" calcext:value-type="float">
            <text:p>6</text:p>
          </table:table-cell>
          <table:table-cell table:style-name="ce154" table:number-columns-repeated="20"/>
          <table:table-cell table:number-columns-repeated="991"/>
        </table:table-row>
        <table:table-row table:style-name="ro2" table:number-rows-repeated="2">
          <table:table-cell table:style-name="ce154" table:number-columns-repeated="33"/>
          <table:table-cell table:number-columns-repeated="991"/>
        </table:table-row>
        <table:table-row table:style-name="ro2">
          <table:table-cell table:style-name="ce154"/>
          <table:table-cell table:style-name="ce79" office:value-type="string" calcext:value-type="string">
            <text:p>Pulse este botón cuando esté 100% seguro de haber completado la columna desarrollo:</text:p>
          </table:table-cell>
          <table:table-cell/>
          <table:table-cell table:style-name="ce154"/>
          <table:table-cell table:style-name="Default"/>
          <table:table-cell table:style-name="ce154" table:number-columns-repeated="28"/>
          <table:table-cell table:number-columns-repeated="991"/>
        </table:table-row>
        <table:table-row table:style-name="ro2" table:number-rows-repeated="3">
          <table:table-cell table:style-name="ce154" table:number-columns-repeated="33"/>
          <table:table-cell table:number-columns-repeated="991"/>
        </table:table-row>
        <table:table-row table:style-name="ro2">
          <table:table-cell table:style-name="ce172"/>
          <table:table-cell table:style-name="ce169" office:value-type="string" calcext:value-type="string">
            <text:p>Instrucciones</text:p>
          </table:table-cell>
          <table:table-cell table:style-name="ce154" table:number-columns-repeated="31"/>
          <table:table-cell table:number-columns-repeated="991"/>
        </table:table-row>
        <table:table-row table:style-name="ro2">
          <table:table-cell table:style-name="ce154"/>
          <table:table-cell table:style-name="ce161" office:value-type="string" calcext:value-type="string">
            <text:p>1 Introduzca en las casillas de la columna 'Desarrollo' los rangos que desea desarrollar</text:p>
          </table:table-cell>
          <table:table-cell table:style-name="ce154" table:number-columns-repeated="31"/>
          <table:table-cell table:number-columns-repeated="991"/>
        </table:table-row>
        <table:table-row table:style-name="ro2">
          <table:table-cell table:style-name="ce154"/>
          <table:table-cell table:style-name="ce161" office:value-type="string" calcext:value-type="string">
            <text:p>2 Introduzca en las casillas de las columnas B. Obj. y B. Varios las bonificaciones de objeto y/o las asignadas por el director de juego</text:p>
          </table:table-cell>
          <table:table-cell table:style-name="ce154" table:number-columns-repeated="31"/>
          <table:table-cell table:number-columns-repeated="991"/>
        </table:table-row>
        <table:table-row table:style-name="ro2">
          <table:table-cell table:style-name="ce154"/>
          <table:table-cell table:style-name="ce161" office:value-type="string" calcext:value-type="string">
            <text:p>3 El desarrollo estará completo cuando C4=C3</text:p>
          </table:table-cell>
          <table:table-cell table:style-name="ce154" table:number-columns-repeated="31"/>
          <table:table-cell table:number-columns-repeated="991"/>
        </table:table-row>
        <table:table-row table:style-name="ro2">
          <table:table-cell table:style-name="ce154"/>
          <table:table-cell table:style-name="ce161" office:value-type="string" calcext:value-type="string">
            <text:p>4 Cuando haya completado el desarrollo pulse el botón Desarrollar</text:p>
          </table:table-cell>
          <table:table-cell table:style-name="ce154" table:number-columns-repeated="31"/>
          <table:table-cell table:number-columns-repeated="991"/>
        </table:table-row>
        <table:table-row table:style-name="ro2" table:number-rows-repeated="903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umentarNivel" table:style-name="ta5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Nivel_1" form:control-implementation="ooo:com.sun.star.form.component.CommandButton" xml:id="control6" form:id="control6" form:label="1d1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Personajes.Nivel_1?language=Basic&amp;location=document" xlink:type="simple"/>
              </office:event-listeners>
            </form:button>
            <form:button form:name="Nivel_2" form:control-implementation="ooo:com.sun.star.form.component.CommandButton" xml:id="control7" form:id="control7" form:label="Aplic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Personajes.Nivel_2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0.8795in" svg:height="0.2173in" svg:x="3.561in" svg:y="2.0748in" draw:control="control6"/>
          <draw:control draw:z-index="1" draw:style-name="gr2" draw:text-style-name="P1" svg:width="1.7984in" svg:height="0.3646in" svg:x="3.5319in" svg:y="4.1756in" draw:control="control7"/>
        </table:shapes>
        <table:table-column table:style-name="co4" table:number-columns-repeated="10" table:default-cell-style-name="ce159"/>
        <table:table-column table:style-name="co1" table:number-columns-repeated="16" table:default-cell-style-name="ce159"/>
        <table:table-column table:style-name="co3" table:number-columns-repeated="38" table:default-cell-style-name="ce159"/>
        <table:table-column table:style-name="co17" table:number-columns-repeated="960" table:default-cell-style-name="ce159"/>
        <table:table-row table:style-name="ro1">
          <table:table-cell table:style-name="ce2" office:value-type="string" calcext:value-type="string" table:number-columns-spanned="10" table:number-rows-spanned="1">
            <text:p>Aumentar nivel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74" office:value-type="string" calcext:value-type="string">
            <text:p>Para aumentar de nivel, siga los siguientes pasos:</text:p>
          </table:table-cell>
          <table:table-cell table:style-name="ce154" table:number-columns-repeated="21"/>
          <table:table-cell table:number-columns-repeated="1002"/>
        </table:table-row>
        <table:table-row table:style-name="ro2">
          <table:table-cell table:style-name="ce154" table:number-columns-repeated="22"/>
          <table:table-cell table:number-columns-repeated="1002"/>
        </table:table-row>
        <table:table-row table:style-name="ro2">
          <table:table-cell table:style-name="ce154"/>
          <table:table-cell table:style-name="ce161" office:value-type="string" calcext:value-type="string">
            <text:p>1.- Aumentar el nivel en la hoja de inicio</text:p>
          </table:table-cell>
          <table:table-cell table:style-name="ce154" table:number-columns-repeated="20"/>
          <table:table-cell table:number-columns-repeated="1002"/>
        </table:table-row>
        <table:table-row table:style-name="ro2">
          <table:table-cell table:style-name="ce154"/>
          <table:table-cell table:style-name="ce161" office:value-type="string" calcext:value-type="string">
            <text:p>2.- Realizar tirada de aumento de las características temporales en esta hoja (casillas azules).</text:p>
          </table:table-cell>
          <table:table-cell table:style-name="ce154" table:number-columns-repeated="20"/>
          <table:table-cell table:number-columns-repeated="1002"/>
        </table:table-row>
        <table:table-row table:style-name="ro2">
          <table:table-cell table:style-name="ce154"/>
          <table:table-cell table:style-name="ce161" office:value-type="string" calcext:value-type="string">
            <text:p>3.- Pulsar el botón aplicar</text:p>
          </table:table-cell>
          <table:table-cell table:style-name="ce154" table:number-columns-repeated="20"/>
          <table:table-cell table:number-columns-repeated="1002"/>
        </table:table-row>
        <table:table-row table:style-name="ro2">
          <table:table-cell table:style-name="ce154"/>
          <table:table-cell table:style-name="ce161" office:value-type="string" calcext:value-type="string">
            <text:p>4.- Volver a la hoja de desarrollo (Paso 3) para desarrollar de nuevo rangos de habilidad</text:p>
          </table:table-cell>
          <table:table-cell table:style-name="ce154" table:number-columns-repeated="20"/>
          <table:table-cell table:number-columns-repeated="1002"/>
        </table:table-row>
        <table:table-row table:style-name="ro2">
          <table:table-cell table:style-name="ce154" table:number-columns-repeated="22"/>
          <table:table-cell table:number-columns-repeated="1002"/>
        </table:table-row>
        <table:table-row table:style-name="ro2">
          <table:table-cell table:style-name="ce174" office:value-type="string" calcext:value-type="string">
            <text:p>Tirada de aumento de las características temporales</text:p>
          </table:table-cell>
          <table:table-cell table:style-name="ce154" table:number-columns-repeated="21"/>
          <table:table-cell table:number-columns-repeated="1002"/>
        </table:table-row>
        <table:table-row table:style-name="ro2">
          <table:table-cell table:style-name="ce154" table:number-columns-repeated="26"/>
          <table:table-cell table:number-columns-repeated="998"/>
        </table:table-row>
        <table:table-row table:style-name="ro2">
          <table:table-cell table:number-columns-repeated="2"/>
          <table:table-cell table:style-name="ce154" table:number-columns-repeated="24"/>
          <table:table-cell table:number-columns-repeated="998"/>
        </table:table-row>
        <table:table-row table:style-name="ro2">
          <table:table-cell table:style-name="ce173" table:formula="of:=[$Inicio.C9]" office:value-type="string" office:string-value="Constitución" calcext:value-type="string">
            <text:p>Constitución</text:p>
          </table:table-cell>
          <table:table-cell table:style-name="ce173" table:formula="of:=[$Inicio.C10]" office:value-type="string" office:string-value="Fuerza" calcext:value-type="string">
            <text:p>Fuerza</text:p>
          </table:table-cell>
          <table:table-cell table:style-name="ce84" office:value-type="string" calcext:value-type="string">
            <text:p>Temporal</text:p>
          </table:table-cell>
          <table:table-cell table:style-name="ce84" office:value-type="string" calcext:value-type="string">
            <text:p>Potencial</text:p>
          </table:table-cell>
          <table:table-cell table:style-name="ce84" office:value-type="string" calcext:value-type="string">
            <text:p>Tirada 1d100</text:p>
          </table:table-cell>
          <table:table-cell table:style-name="ce84" office:value-type="string" calcext:value-type="string">
            <text:p>Incremento</text:p>
          </table:table-cell>
          <table:table-cell table:style-name="ce154" table:number-columns-repeated="20"/>
          <table:table-cell table:number-columns-repeated="998"/>
        </table:table-row>
        <table:table-row table:style-name="ro2">
          <table:table-cell table:style-name="ce154"/>
          <table:table-cell table:style-name="ce83" office:value-type="string" calcext:value-type="string">
            <text:p>Constitución</text:p>
          </table:table-cell>
          <table:table-cell table:style-name="ce35" table:formula="of:=[$Caracteristicas.C6]" office:value-type="float" office:value="0" calcext:value-type="float">
            <text:p>0</text:p>
          </table:table-cell>
          <table:table-cell table:style-name="ce35" table:formula="of:=[$Caracteristicas.D21]" office:value-type="float" office:value="0" calcext:value-type="float">
            <text:p>0</text:p>
          </table:table-cell>
          <table:table-cell table:style-name="ce166"/>
          <table:table-cell table:style-name="ce35" table:formula="of:=IF([.E14]*([.D14]-[.C14])/100&gt;15;15;ROUND([.E14]*([.D14]-[.C14])/100;0))" office:value-type="float" office:value="0" calcext:value-type="float">
            <text:p>0</text:p>
          </table:table-cell>
          <table:table-cell table:style-name="ce154" table:number-columns-repeated="20"/>
          <table:table-cell table:number-columns-repeated="998"/>
        </table:table-row>
        <table:table-row table:style-name="ro2">
          <table:table-cell table:style-name="ce154"/>
          <table:table-cell table:style-name="ce83" office:value-type="string" calcext:value-type="string">
            <text:p>Agilidad</text:p>
          </table:table-cell>
          <table:table-cell table:style-name="ce35" table:formula="of:=[$Caracteristicas.C7]" office:value-type="float" office:value="0" calcext:value-type="float">
            <text:p>0</text:p>
          </table:table-cell>
          <table:table-cell table:style-name="ce35" table:formula="of:=[$Caracteristicas.D22]" office:value-type="float" office:value="0" calcext:value-type="float">
            <text:p>0</text:p>
          </table:table-cell>
          <table:table-cell table:style-name="ce166"/>
          <table:table-cell table:style-name="ce35" table:formula="of:=IF([.E15]*([.D15]-[.C15])/100&gt;15;15;ROUND([.E15]*([.D15]-[.C15])/100;0))" office:value-type="float" office:value="0" calcext:value-type="float">
            <text:p>0</text:p>
          </table:table-cell>
          <table:table-cell table:style-name="ce154" table:number-columns-repeated="20"/>
          <table:table-cell table:number-columns-repeated="998"/>
        </table:table-row>
        <table:table-row table:style-name="ro2">
          <table:table-cell table:style-name="ce154"/>
          <table:table-cell table:style-name="ce83" office:value-type="string" calcext:value-type="string">
            <text:p>Autodisciplina</text:p>
          </table:table-cell>
          <table:table-cell table:style-name="ce35" table:formula="of:=[$Caracteristicas.C8]" office:value-type="float" office:value="0" calcext:value-type="float">
            <text:p>0</text:p>
          </table:table-cell>
          <table:table-cell table:style-name="ce35" table:formula="of:=[$Caracteristicas.D23]" office:value-type="float" office:value="0" calcext:value-type="float">
            <text:p>0</text:p>
          </table:table-cell>
          <table:table-cell table:style-name="ce166"/>
          <table:table-cell table:style-name="ce35" table:formula="of:=IF([.E16]*([.D16]-[.C16])/100&gt;15;15;ROUND([.E16]*([.D16]-[.C16])/100;0))" office:value-type="float" office:value="0" calcext:value-type="float">
            <text:p>0</text:p>
          </table:table-cell>
          <table:table-cell table:style-name="ce154" table:number-columns-repeated="20"/>
          <table:table-cell table:number-columns-repeated="998"/>
        </table:table-row>
        <table:table-row table:style-name="ro2">
          <table:table-cell table:style-name="ce154"/>
          <table:table-cell table:style-name="ce83" office:value-type="string" calcext:value-type="string">
            <text:p>Memoria</text:p>
          </table:table-cell>
          <table:table-cell table:style-name="ce35" table:formula="of:=[$Caracteristicas.C9]" office:value-type="float" office:value="0" calcext:value-type="float">
            <text:p>0</text:p>
          </table:table-cell>
          <table:table-cell table:style-name="ce35" table:formula="of:=[$Caracteristicas.D24]" office:value-type="float" office:value="0" calcext:value-type="float">
            <text:p>0</text:p>
          </table:table-cell>
          <table:table-cell table:style-name="ce166"/>
          <table:table-cell table:style-name="ce35" table:formula="of:=IF([.E17]*([.D17]-[.C17])/100&gt;15;15;ROUND([.E17]*([.D17]-[.C17])/100;0))" office:value-type="float" office:value="0" calcext:value-type="float">
            <text:p>0</text:p>
          </table:table-cell>
          <table:table-cell table:style-name="ce154" table:number-columns-repeated="20"/>
          <table:table-cell table:number-columns-repeated="998"/>
        </table:table-row>
        <table:table-row table:style-name="ro2">
          <table:table-cell table:style-name="ce154"/>
          <table:table-cell table:style-name="ce83" office:value-type="string" calcext:value-type="string">
            <text:p>Razón</text:p>
          </table:table-cell>
          <table:table-cell table:style-name="ce35" table:formula="of:=[$Caracteristicas.C10]" office:value-type="float" office:value="0" calcext:value-type="float">
            <text:p>0</text:p>
          </table:table-cell>
          <table:table-cell table:style-name="ce35" table:formula="of:=[$Caracteristicas.D25]" office:value-type="float" office:value="0" calcext:value-type="float">
            <text:p>0</text:p>
          </table:table-cell>
          <table:table-cell table:style-name="ce166"/>
          <table:table-cell table:style-name="ce35" table:formula="of:=IF([.E18]*([.D18]-[.C18])/100&gt;15;15;ROUND([.E18]*([.D18]-[.C18])/100;0))" office:value-type="float" office:value="0" calcext:value-type="float">
            <text:p>0</text:p>
          </table:table-cell>
          <table:table-cell table:style-name="ce154" table:number-columns-repeated="20"/>
          <table:table-cell table:number-columns-repeated="998"/>
        </table:table-row>
        <table:table-row table:style-name="ro2">
          <table:table-cell table:style-name="ce154"/>
          <table:table-cell table:style-name="ce83" office:value-type="string" calcext:value-type="string">
            <text:p>Fuerza</text:p>
          </table:table-cell>
          <table:table-cell table:style-name="ce35" table:formula="of:=[$Caracteristicas.C11]" office:value-type="float" office:value="0" calcext:value-type="float">
            <text:p>0</text:p>
          </table:table-cell>
          <table:table-cell table:style-name="ce35" table:formula="of:=[$Caracteristicas.D26]" office:value-type="float" office:value="0" calcext:value-type="float">
            <text:p>0</text:p>
          </table:table-cell>
          <table:table-cell table:style-name="ce166"/>
          <table:table-cell table:style-name="ce35" table:formula="of:=IF([.E19]*([.D19]-[.C19])/100&gt;15;15;ROUND([.E19]*([.D19]-[.C19])/100;0))" office:value-type="float" office:value="0" calcext:value-type="float">
            <text:p>0</text:p>
          </table:table-cell>
          <table:table-cell table:style-name="ce154" table:number-columns-repeated="20"/>
          <table:table-cell table:number-columns-repeated="998"/>
        </table:table-row>
        <table:table-row table:style-name="ro2">
          <table:table-cell table:style-name="ce154"/>
          <table:table-cell table:style-name="ce83" office:value-type="string" calcext:value-type="string">
            <text:p>Rapidez</text:p>
          </table:table-cell>
          <table:table-cell table:style-name="ce35" table:formula="of:=[$Caracteristicas.C12]" office:value-type="float" office:value="0" calcext:value-type="float">
            <text:p>0</text:p>
          </table:table-cell>
          <table:table-cell table:style-name="ce35" table:formula="of:=[$Caracteristicas.D27]" office:value-type="float" office:value="0" calcext:value-type="float">
            <text:p>0</text:p>
          </table:table-cell>
          <table:table-cell table:style-name="ce166"/>
          <table:table-cell table:style-name="ce35" table:formula="of:=IF([.E20]*([.D20]-[.C20])/100&gt;15;15;ROUND([.E20]*([.D20]-[.C20])/100;0))" office:value-type="float" office:value="0" calcext:value-type="float">
            <text:p>0</text:p>
          </table:table-cell>
          <table:table-cell table:style-name="ce154" table:number-columns-repeated="20"/>
          <table:table-cell table:number-columns-repeated="998"/>
        </table:table-row>
        <table:table-row table:style-name="ro2">
          <table:table-cell table:style-name="ce154"/>
          <table:table-cell table:style-name="ce83" office:value-type="string" calcext:value-type="string">
            <text:p>Presencia</text:p>
          </table:table-cell>
          <table:table-cell table:style-name="ce35" table:formula="of:=[$Caracteristicas.C13]" office:value-type="float" office:value="0" calcext:value-type="float">
            <text:p>0</text:p>
          </table:table-cell>
          <table:table-cell table:style-name="ce35" table:formula="of:=[$Caracteristicas.D28]" office:value-type="float" office:value="0" calcext:value-type="float">
            <text:p>0</text:p>
          </table:table-cell>
          <table:table-cell table:style-name="ce166"/>
          <table:table-cell table:style-name="ce35" table:formula="of:=IF([.E21]*([.D21]-[.C21])/100&gt;15;15;ROUND([.E21]*([.D21]-[.C21])/100;0))" office:value-type="float" office:value="0" calcext:value-type="float">
            <text:p>0</text:p>
          </table:table-cell>
          <table:table-cell table:style-name="ce154" table:number-columns-repeated="20"/>
          <table:table-cell table:number-columns-repeated="998"/>
        </table:table-row>
        <table:table-row table:style-name="ro2">
          <table:table-cell table:style-name="ce154"/>
          <table:table-cell table:style-name="ce83" office:value-type="string" calcext:value-type="string">
            <text:p>Empatía</text:p>
          </table:table-cell>
          <table:table-cell table:style-name="ce35" table:formula="of:=[$Caracteristicas.C14]" office:value-type="float" office:value="0" calcext:value-type="float">
            <text:p>0</text:p>
          </table:table-cell>
          <table:table-cell table:style-name="ce35" table:formula="of:=[$Caracteristicas.D29]" office:value-type="float" office:value="0" calcext:value-type="float">
            <text:p>0</text:p>
          </table:table-cell>
          <table:table-cell table:style-name="ce166"/>
          <table:table-cell table:style-name="ce35" table:formula="of:=IF([.E22]*([.D22]-[.C22])/100&gt;15;15;ROUND([.E22]*([.D22]-[.C22])/100;0))" office:value-type="float" office:value="0" calcext:value-type="float">
            <text:p>0</text:p>
          </table:table-cell>
          <table:table-cell table:style-name="ce154" table:number-columns-repeated="20"/>
          <table:table-cell table:number-columns-repeated="998"/>
        </table:table-row>
        <table:table-row table:style-name="ro2">
          <table:table-cell table:style-name="ce154"/>
          <table:table-cell table:style-name="ce83" office:value-type="string" calcext:value-type="string">
            <text:p>Intuición</text:p>
          </table:table-cell>
          <table:table-cell table:style-name="ce35" table:formula="of:=[$Caracteristicas.C15]" office:value-type="float" office:value="0" calcext:value-type="float">
            <text:p>0</text:p>
          </table:table-cell>
          <table:table-cell table:style-name="ce35" table:formula="of:=[$Caracteristicas.D30]" office:value-type="float" office:value="0" calcext:value-type="float">
            <text:p>0</text:p>
          </table:table-cell>
          <table:table-cell table:style-name="ce166"/>
          <table:table-cell table:style-name="ce35" table:formula="of:=IF([.E23]*([.D23]-[.C23])/100&gt;15;15;ROUND([.E23]*([.D23]-[.C23])/100;0))" office:value-type="float" office:value="0" calcext:value-type="float">
            <text:p>0</text:p>
          </table:table-cell>
          <table:table-cell table:style-name="ce154" table:number-columns-repeated="20"/>
          <table:table-cell table:number-columns-repeated="998"/>
        </table:table-row>
        <table:table-row table:style-name="ro2" table:number-rows-repeated="13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96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AumentarNivel.B14:AumentarNivel.B23">
            <calcext:condition calcext:apply-style-name="ConditionalStyle_1" calcext:value="=[.$A$13]" calcext:base-cell-address="AumentarNivel.B14"/>
          </calcext:conditional-format>
          <calcext:conditional-format calcext:target-range-address="AumentarNivel.B14:AumentarNivel.B23">
            <calcext:condition calcext:apply-style-name="ConditionalStyle_1" calcext:value="=[.$B$13]" calcext:base-cell-address="AumentarNivel.B14"/>
          </calcext:conditional-format>
        </calcext:conditional-formats>
      </table:table>
      <table:table table:name="Datos" table:style-name="ta6">
        <office:forms form:automatic-focus="false" form:apply-design-mode="false"/>
        <table:table-column table:style-name="co1" table:default-cell-style-name="Default"/>
        <table:table-column table:style-name="co18" table:default-cell-style-name="Default"/>
        <table:table-column table:style-name="co1" table:number-columns-repeated="60" table:default-cell-style-name="Default"/>
        <table:table-column table:style-name="co3" table:number-columns-repeated="2" table:default-cell-style-name="Default"/>
        <table:table-row table:style-name="ro2">
          <table:table-cell table:style-name="ce9" table:number-columns-repeated="37"/>
          <table:table-cell table:number-columns-repeated="27"/>
        </table:table-row>
        <table:table-row table:style-name="ro2">
          <table:table-cell table:style-name="ce9" table:number-columns-repeated="6"/>
          <table:table-cell table:style-name="ce26" office:value-type="string" calcext:value-type="string">
            <text:p>Tabla 15.5.1 Manual de Personajes – Pág 69</text:p>
          </table:table-cell>
          <table:table-cell table:style-name="ce9" table:number-columns-repeated="30"/>
          <table:table-cell table:number-columns-repeated="27"/>
        </table:table-row>
        <table:table-row table:style-name="ro2">
          <table:table-cell table:style-name="ce54"/>
          <table:table-cell table:style-name="ce54" office:value-type="string" calcext:value-type="string">
            <text:p>PROFESION</text:p>
          </table:table-cell>
          <table:table-cell table:style-name="ce54" office:value-type="string" calcext:value-type="string">
            <text:p>REINO</text:p>
          </table:table-cell>
          <table:table-cell table:style-name="ce54" office:value-type="string" calcext:value-type="string">
            <text:p>CAR1</text:p>
          </table:table-cell>
          <table:table-cell table:style-name="ce54" office:value-type="string" calcext:value-type="string">
            <text:p>CAR2</text:p>
          </table:table-cell>
          <table:table-cell table:style-name="ce54"/>
          <table:table-cell table:style-name="ce54" office:value-type="string" calcext:value-type="string">
            <text:p>RAZA</text:p>
          </table:table-cell>
          <table:table-cell table:style-name="ce54" office:value-type="string" calcext:value-type="string">
            <text:p>Fuerza</text:p>
          </table:table-cell>
          <table:table-cell table:style-name="ce54" office:value-type="string" calcext:value-type="string">
            <text:p>Rapidez</text:p>
          </table:table-cell>
          <table:table-cell table:style-name="ce54" office:value-type="string" calcext:value-type="string">
            <text:p>Presencia</text:p>
          </table:table-cell>
          <table:table-cell table:style-name="ce54" office:value-type="string" calcext:value-type="string">
            <text:p>Intuición</text:p>
          </table:table-cell>
          <table:table-cell table:style-name="ce54" office:value-type="string" calcext:value-type="string">
            <text:p>Empatía</text:p>
          </table:table-cell>
          <table:table-cell table:style-name="ce54" office:value-type="string" calcext:value-type="string">
            <text:p>Constitución</text:p>
          </table:table-cell>
          <table:table-cell table:style-name="ce54" office:value-type="string" calcext:value-type="string">
            <text:p>Agilidad</text:p>
          </table:table-cell>
          <table:table-cell table:style-name="ce54" office:value-type="string" calcext:value-type="string">
            <text:p>Autodisciplina</text:p>
          </table:table-cell>
          <table:table-cell table:style-name="ce54" office:value-type="string" calcext:value-type="string">
            <text:p>Memoria</text:p>
          </table:table-cell>
          <table:table-cell table:style-name="ce54" office:value-type="string" calcext:value-type="string">
            <text:p>Razón</text:p>
          </table:table-cell>
          <table:table-cell table:style-name="ce54" table:number-columns-repeated="20"/>
          <table:table-cell table:number-columns-repeated="27"/>
        </table:table-row>
        <table:table-row table:style-name="ro2">
          <table:table-cell table:style-name="ce9"/>
          <table:table-cell table:style-name="ce9" office:value-type="string" calcext:value-type="string">
            <text:p>Guerrero</text:p>
          </table:table-cell>
          <table:table-cell table:style-name="ce56" office:value-type="string" calcext:value-type="string">
            <text:p>Armas</text:p>
          </table:table-cell>
          <table:table-cell table:style-name="ce9" office:value-type="string" calcext:value-type="string">
            <text:p>Constitución</text:p>
          </table:table-cell>
          <table:table-cell table:style-name="ce9" office:value-type="string" calcext:value-type="string">
            <text:p>Fuerza</text:p>
          </table:table-cell>
          <table:table-cell table:style-name="ce9"/>
          <table:table-cell table:style-name="ce9" office:value-type="string" calcext:value-type="string">
            <text:p>Hombre común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-5" calcext:value-type="float">
            <text:p>-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7"/>
        </table:table-row>
        <table:table-row table:style-name="ro2">
          <table:table-cell table:style-name="ce9"/>
          <table:table-cell table:style-name="ce9" office:value-type="string" calcext:value-type="string">
            <text:p>Ladrón</text:p>
          </table:table-cell>
          <table:table-cell table:style-name="ce56" office:value-type="string" calcext:value-type="string">
            <text:p>Armas</text:p>
          </table:table-cell>
          <table:table-cell table:style-name="ce9" office:value-type="string" calcext:value-type="string">
            <text:p>Rapidez</text:p>
          </table:table-cell>
          <table:table-cell table:style-name="ce9" office:value-type="string" calcext:value-type="string">
            <text:p>Agilidad</text:p>
          </table:table-cell>
          <table:table-cell table:style-name="ce9"/>
          <table:table-cell table:style-name="ce9" office:value-type="string" calcext:value-type="string">
            <text:p>Hombre alto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-5" calcext:value-type="float">
            <text:p>-5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-5" calcext:value-type="float">
            <text:p>-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7"/>
        </table:table-row>
        <table:table-row table:style-name="ro2">
          <table:table-cell table:style-name="ce9"/>
          <table:table-cell table:style-name="ce9" office:value-type="string" calcext:value-type="string">
            <text:p>Bribón</text:p>
          </table:table-cell>
          <table:table-cell table:style-name="ce56" office:value-type="string" calcext:value-type="string">
            <text:p>Armas</text:p>
          </table:table-cell>
          <table:table-cell table:style-name="ce9" office:value-type="string" calcext:value-type="string">
            <text:p>Fuerza</text:p>
          </table:table-cell>
          <table:table-cell table:style-name="ce9" office:value-type="string" calcext:value-type="string">
            <text:p>Agilidad</text:p>
          </table:table-cell>
          <table:table-cell table:style-name="ce9"/>
          <table:table-cell table:style-name="ce9" office:value-type="string" calcext:value-type="string">
            <text:p>Medio elfo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float" office:value="-10" calcext:value-type="float">
            <text:p>-1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7"/>
        </table:table-row>
        <table:table-row table:style-name="ro2">
          <table:table-cell table:style-name="ce9"/>
          <table:table-cell table:style-name="ce9" office:value-type="string" calcext:value-type="string">
            <text:p>Monje Guerrero</text:p>
          </table:table-cell>
          <table:table-cell table:style-name="ce56" office:value-type="string" calcext:value-type="string">
            <text:p>Armas</text:p>
          </table:table-cell>
          <table:table-cell table:style-name="ce9" office:value-type="string" calcext:value-type="string">
            <text:p>Rapidez</text:p>
          </table:table-cell>
          <table:table-cell table:style-name="ce9" office:value-type="string" calcext:value-type="string">
            <text:p>Autodisciplina</text:p>
          </table:table-cell>
          <table:table-cell table:style-name="ce9"/>
          <table:table-cell table:style-name="ce9" office:value-type="string" calcext:value-type="string">
            <text:p>Elfo de los bosques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-20" calcext:value-type="float">
            <text:p>-2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7"/>
        </table:table-row>
        <table:table-row table:style-name="ro2">
          <table:table-cell table:style-name="ce9"/>
          <table:table-cell table:style-name="ce9" office:value-type="string" calcext:value-type="string">
            <text:p>Mago</text:p>
          </table:table-cell>
          <table:table-cell table:style-name="ce56" office:value-type="string" calcext:value-type="string">
            <text:p>Esencia</text:p>
          </table:table-cell>
          <table:table-cell table:style-name="ce9" office:value-type="string" calcext:value-type="string">
            <text:p>Empatía</text:p>
          </table:table-cell>
          <table:table-cell table:style-name="ce9" office:value-type="string" calcext:value-type="string">
            <text:p>Rapidez</text:p>
          </table:table-cell>
          <table:table-cell table:style-name="ce9"/>
          <table:table-cell table:style-name="ce9" office:value-type="string" calcext:value-type="string">
            <text:p>Elfo alto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-20" calcext:value-type="float">
            <text:p>-2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7"/>
        </table:table-row>
        <table:table-row table:style-name="ro2">
          <table:table-cell table:style-name="ce9"/>
          <table:table-cell table:style-name="ce9" office:value-type="string" calcext:value-type="string">
            <text:p>Ilusionista</text:p>
          </table:table-cell>
          <table:table-cell table:style-name="ce56" office:value-type="string" calcext:value-type="string">
            <text:p>Esencia</text:p>
          </table:table-cell>
          <table:table-cell table:style-name="ce9" office:value-type="string" calcext:value-type="string">
            <text:p>Empatía</text:p>
          </table:table-cell>
          <table:table-cell table:style-name="ce9" office:value-type="string" calcext:value-type="string">
            <text:p>Rapidez</text:p>
          </table:table-cell>
          <table:table-cell table:style-name="ce9"/>
          <table:table-cell table:style-name="ce9" office:value-type="string" calcext:value-type="string">
            <text:p>Elfo claro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-20" calcext:value-type="float">
            <text:p>-2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7"/>
        </table:table-row>
        <table:table-row table:style-name="ro2">
          <table:table-cell table:style-name="ce9"/>
          <table:table-cell table:style-name="ce9" office:value-type="string" calcext:value-type="string">
            <text:p>Alquimista</text:p>
          </table:table-cell>
          <table:table-cell table:style-name="ce56" office:value-type="string" calcext:value-type="string">
            <text:p>Esencia</text:p>
          </table:table-cell>
          <table:table-cell table:style-name="ce9" office:value-type="string" calcext:value-type="string">
            <text:p>Empatía</text:p>
          </table:table-cell>
          <table:table-cell table:style-name="ce9" office:value-type="string" calcext:value-type="string">
            <text:p>Rapidez</text:p>
          </table:table-cell>
          <table:table-cell table:style-name="ce9"/>
          <table:table-cell table:style-name="ce9" office:value-type="string" calcext:value-type="string">
            <text:p>Enano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-5" calcext:value-type="float">
            <text:p>-5</text:p>
          </table:table-cell>
          <table:table-cell table:style-name="ce9" office:value-type="float" office:value="-10" calcext:value-type="float">
            <text:p>-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0" calcext:value-type="float">
            <text:p>-1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-5" calcext:value-type="float">
            <text:p>-5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7"/>
        </table:table-row>
        <table:table-row table:style-name="ro2">
          <table:table-cell table:style-name="ce9"/>
          <table:table-cell table:style-name="ce9" office:value-type="string" calcext:value-type="string">
            <text:p>Clerigo</text:p>
          </table:table-cell>
          <table:table-cell table:style-name="ce56" office:value-type="string" calcext:value-type="string">
            <text:p>Canalización</text:p>
          </table:table-cell>
          <table:table-cell table:style-name="ce9" office:value-type="string" calcext:value-type="string">
            <text:p>Intuición</text:p>
          </table:table-cell>
          <table:table-cell table:style-name="ce9" office:value-type="string" calcext:value-type="string">
            <text:p>Memoria</text:p>
          </table:table-cell>
          <table:table-cell table:style-name="ce9"/>
          <table:table-cell table:style-name="ce9" office:value-type="string" calcext:value-type="string">
            <text:p>Hobbit</text:p>
          </table:table-cell>
          <table:table-cell table:style-name="ce9" office:value-type="float" office:value="-20" calcext:value-type="float">
            <text:p>-2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-15" calcext:value-type="float">
            <text:p>-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5" calcext:value-type="float">
            <text:p>-5</text:p>
          </table:table-cell>
          <table:table-cell table:number-columns-repeated="2" table:style-name="ce9" office:value-type="float" office:value="15" calcext:value-type="float">
            <text:p>15</text:p>
          </table:table-cell>
          <table:table-cell table:style-name="ce9" office:value-type="float" office:value="-10" calcext:value-type="float">
            <text:p>-1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7"/>
        </table:table-row>
        <table:table-row table:style-name="ro2">
          <table:table-cell table:style-name="ce9"/>
          <table:table-cell table:style-name="ce9" office:value-type="string" calcext:value-type="string">
            <text:p>Animista</text:p>
          </table:table-cell>
          <table:table-cell table:style-name="ce56" office:value-type="string" calcext:value-type="string">
            <text:p>Canalización</text:p>
          </table:table-cell>
          <table:table-cell table:style-name="ce9" office:value-type="string" calcext:value-type="string">
            <text:p>Intuición</text:p>
          </table:table-cell>
          <table:table-cell table:style-name="ce9" office:value-type="string" calcext:value-type="string">
            <text:p>Memoria</text:p>
          </table:table-cell>
          <table:table-cell table:style-name="ce9"/>
          <table:table-cell table:style-name="ce9" office:value-type="string" calcext:value-type="string">
            <text:p>Orco norm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5" calcext:value-type="float">
            <text:p>-5</text:p>
          </table:table-cell>
          <table:table-cell table:style-name="ce9" office:value-type="float" office:value="-10" calcext:value-type="float">
            <text:p>-10</text:p>
          </table:table-cell>
          <table:table-cell table:style-name="ce9" office:value-type="float" office:value="-5" calcext:value-type="float">
            <text:p>-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10" calcext:value-type="float">
            <text:p>-10</text:p>
          </table:table-cell>
          <table:table-cell table:style-name="ce9" office:value-type="float" office:value="-5" calcext:value-type="float">
            <text:p>-5</text:p>
          </table:table-cell>
          <table:table-cell table:style-name="ce9" table:number-columns-repeated="20"/>
          <table:table-cell table:number-columns-repeated="27"/>
        </table:table-row>
        <table:table-row table:style-name="ro2">
          <table:table-cell table:style-name="ce9"/>
          <table:table-cell table:style-name="ce9" office:value-type="string" calcext:value-type="string">
            <text:p>Sanador</text:p>
          </table:table-cell>
          <table:table-cell table:style-name="ce56" office:value-type="string" calcext:value-type="string">
            <text:p>Canalización</text:p>
          </table:table-cell>
          <table:table-cell table:style-name="ce9" office:value-type="string" calcext:value-type="string">
            <text:p>Intuición</text:p>
          </table:table-cell>
          <table:table-cell table:style-name="ce9" office:value-type="string" calcext:value-type="string">
            <text:p>Memoria</text:p>
          </table:table-cell>
          <table:table-cell table:style-name="ce9"/>
          <table:table-cell table:style-name="ce9" office:value-type="string" calcext:value-type="string">
            <text:p>Gran orco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5" calcext:value-type="float">
            <text:p>-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5" calcext:value-type="float">
            <text:p>-5</text:p>
          </table:table-cell>
          <table:table-cell table:style-name="ce9" table:number-columns-repeated="20"/>
          <table:table-cell table:number-columns-repeated="27"/>
        </table:table-row>
        <table:table-row table:style-name="ro2">
          <table:table-cell table:style-name="ce9"/>
          <table:table-cell table:style-name="ce9" office:value-type="string" calcext:value-type="string">
            <text:p>Mentalista</text:p>
          </table:table-cell>
          <table:table-cell table:style-name="ce56" office:value-type="string" calcext:value-type="string">
            <text:p>Mentalismo</text:p>
          </table:table-cell>
          <table:table-cell table:style-name="ce9" office:value-type="string" calcext:value-type="string">
            <text:p>Autodisciplina</text:p>
          </table:table-cell>
          <table:table-cell table:style-name="ce9" office:value-type="string" calcext:value-type="string">
            <text:p>Presencia</text:p>
          </table:table-cell>
          <table:table-cell table:style-name="ce9"/>
          <table:table-cell table:style-name="ce9" office:value-type="string" calcext:value-type="string">
            <text:p>Troll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4" table:style-name="ce9" office:value-type="float" office:value="-10" calcext:value-type="float">
            <text:p>-10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4" table:style-name="ce9" office:value-type="float" office:value="-10" calcext:value-type="float">
            <text:p>-10</text:p>
          </table:table-cell>
          <table:table-cell table:style-name="ce9" table:number-columns-repeated="20"/>
          <table:table-cell table:number-columns-repeated="27"/>
        </table:table-row>
        <table:table-row table:style-name="ro2">
          <table:table-cell table:style-name="ce9"/>
          <table:table-cell table:style-name="ce9" office:value-type="string" calcext:value-type="string">
            <text:p>Curandero</text:p>
          </table:table-cell>
          <table:table-cell table:style-name="ce56" office:value-type="string" calcext:value-type="string">
            <text:p>Mentalismo</text:p>
          </table:table-cell>
          <table:table-cell table:style-name="ce9" office:value-type="string" calcext:value-type="string">
            <text:p>Autodisciplina</text:p>
          </table:table-cell>
          <table:table-cell table:style-name="ce9" office:value-type="string" calcext:value-type="string">
            <text:p>Presencia</text:p>
          </table:table-cell>
          <table:table-cell table:style-name="ce9" table:number-columns-repeated="32"/>
          <table:table-cell table:number-columns-repeated="27"/>
        </table:table-row>
        <table:table-row table:style-name="ro2">
          <table:table-cell table:style-name="ce9"/>
          <table:table-cell table:style-name="ce9" office:value-type="string" calcext:value-type="string">
            <text:p>Vidente</text:p>
          </table:table-cell>
          <table:table-cell table:style-name="ce56" office:value-type="string" calcext:value-type="string">
            <text:p>Mentalismo</text:p>
          </table:table-cell>
          <table:table-cell table:style-name="ce9" office:value-type="string" calcext:value-type="string">
            <text:p>Autodisciplina</text:p>
          </table:table-cell>
          <table:table-cell table:style-name="ce9" office:value-type="string" calcext:value-type="string">
            <text:p>Presencia</text:p>
          </table:table-cell>
          <table:table-cell table:style-name="ce9" table:number-columns-repeated="32"/>
          <table:table-cell table:number-columns-repeated="27"/>
        </table:table-row>
        <table:table-row table:style-name="ro2">
          <table:table-cell table:style-name="ce9"/>
          <table:table-cell table:style-name="ce9" office:value-type="string" calcext:value-type="string">
            <text:p>Brujo</text:p>
          </table:table-cell>
          <table:table-cell table:style-name="ce56" office:value-type="string" calcext:value-type="string">
            <text:p>Esencia/Canalización</text:p>
          </table:table-cell>
          <table:table-cell table:style-name="ce9" office:value-type="string" calcext:value-type="string">
            <text:p>Empatía</text:p>
          </table:table-cell>
          <table:table-cell table:style-name="ce9" office:value-type="string" calcext:value-type="string">
            <text:p>Intuición</text:p>
          </table:table-cell>
          <table:table-cell table:style-name="ce9" table:number-columns-repeated="32"/>
          <table:table-cell table:number-columns-repeated="27"/>
        </table:table-row>
        <table:table-row table:style-name="ro2">
          <table:table-cell table:style-name="ce9"/>
          <table:table-cell table:style-name="ce9" office:value-type="string" calcext:value-type="string">
            <text:p>Místico</text:p>
          </table:table-cell>
          <table:table-cell table:style-name="ce56" office:value-type="string" calcext:value-type="string">
            <text:p>Esencia/Mentalismo</text:p>
          </table:table-cell>
          <table:table-cell table:style-name="ce9" office:value-type="string" calcext:value-type="string">
            <text:p>Empatía</text:p>
          </table:table-cell>
          <table:table-cell table:style-name="ce9" office:value-type="string" calcext:value-type="string">
            <text:p>Presencia</text:p>
          </table:table-cell>
          <table:table-cell table:style-name="ce9" table:number-columns-repeated="32"/>
          <table:table-cell table:number-columns-repeated="27"/>
        </table:table-row>
        <table:table-row table:style-name="ro2">
          <table:table-cell table:style-name="ce9"/>
          <table:table-cell table:style-name="ce9" office:value-type="string" calcext:value-type="string">
            <text:p>Astrólogo</text:p>
          </table:table-cell>
          <table:table-cell table:style-name="ce56" office:value-type="string" calcext:value-type="string">
            <text:p>Canalización/Mentalismo</text:p>
          </table:table-cell>
          <table:table-cell table:style-name="ce9" office:value-type="string" calcext:value-type="string">
            <text:p>Presencia</text:p>
          </table:table-cell>
          <table:table-cell table:style-name="ce9" office:value-type="string" calcext:value-type="string">
            <text:p>Intuición</text:p>
          </table:table-cell>
          <table:table-cell table:style-name="ce9" table:number-columns-repeated="32"/>
          <table:table-cell table:number-columns-repeated="27"/>
        </table:table-row>
        <table:table-row table:style-name="ro2">
          <table:table-cell table:style-name="ce9"/>
          <table:table-cell table:style-name="ce9" office:value-type="string" calcext:value-type="string">
            <text:p>Monje</text:p>
          </table:table-cell>
          <table:table-cell table:style-name="ce56" office:value-type="string" calcext:value-type="string">
            <text:p>Esencia/Armas</text:p>
          </table:table-cell>
          <table:table-cell table:style-name="ce9" office:value-type="string" calcext:value-type="string">
            <text:p>Empatía</text:p>
          </table:table-cell>
          <table:table-cell table:style-name="ce9" office:value-type="string" calcext:value-type="string">
            <text:p>Autodisciplina</text:p>
          </table:table-cell>
          <table:table-cell table:style-name="ce9" table:number-columns-repeated="32"/>
          <table:table-cell table:number-columns-repeated="27"/>
        </table:table-row>
        <table:table-row table:style-name="ro2">
          <table:table-cell table:style-name="ce9"/>
          <table:table-cell table:style-name="ce9" office:value-type="string" calcext:value-type="string">
            <text:p>Guardabosques</text:p>
          </table:table-cell>
          <table:table-cell table:style-name="ce56" office:value-type="string" calcext:value-type="string">
            <text:p>Canalización/Armas</text:p>
          </table:table-cell>
          <table:table-cell table:style-name="ce9" office:value-type="string" calcext:value-type="string">
            <text:p>Intuición</text:p>
          </table:table-cell>
          <table:table-cell table:style-name="ce9" office:value-type="string" calcext:value-type="string">
            <text:p>Constitución</text:p>
          </table:table-cell>
          <table:table-cell table:style-name="ce9" table:number-columns-repeated="32"/>
          <table:table-cell table:number-columns-repeated="27"/>
        </table:table-row>
        <table:table-row table:style-name="ro2">
          <table:table-cell table:style-name="ce9"/>
          <table:table-cell table:style-name="ce9" office:value-type="string" calcext:value-type="string">
            <text:p>Bardo</text:p>
          </table:table-cell>
          <table:table-cell table:style-name="ce56" office:value-type="string" calcext:value-type="string">
            <text:p>Mentalismo/Armas</text:p>
          </table:table-cell>
          <table:table-cell table:style-name="ce9" office:value-type="string" calcext:value-type="string">
            <text:p>Presencia</text:p>
          </table:table-cell>
          <table:table-cell table:style-name="ce9" office:value-type="string" calcext:value-type="string">
            <text:p>Memoria</text:p>
          </table:table-cell>
          <table:table-cell table:style-name="ce9" table:number-columns-repeated="32"/>
          <table:table-cell table:number-columns-repeated="27"/>
        </table:table-row>
        <table:table-row table:style-name="ro2" table:number-rows-repeated="2">
          <table:table-cell table:style-name="ce9" table:number-columns-repeated="37"/>
          <table:table-cell table:number-columns-repeated="27"/>
        </table:table-row>
        <table:table-row table:style-name="ro2">
          <table:table-cell table:style-name="ce9"/>
          <table:table-cell table:style-name="ce26" office:value-type="string" calcext:value-type="string">
            <text:p>Tabla 15.7.5 Manual de personajes – Pág 97</text:p>
          </table:table-cell>
          <table:table-cell table:style-name="ce9" table:number-columns-repeated="35"/>
          <table:table-cell table:number-columns-repeated="27"/>
        </table:table-row>
        <table:table-row table:style-name="ro2">
          <table:table-cell table:style-name="ce54"/>
          <table:table-cell table:style-name="ce54" office:value-type="string" calcext:value-type="string">
            <text:p>DADO</text:p>
          </table:table-cell>
          <table:table-cell table:style-name="ce54" office:value-type="string" calcext:value-type="string">
            <text:p>Hombre común</text:p>
          </table:table-cell>
          <table:table-cell table:style-name="ce54" office:value-type="string" calcext:value-type="string">
            <text:p>Hombre alto</text:p>
          </table:table-cell>
          <table:table-cell table:style-name="ce54" office:value-type="string" calcext:value-type="string">
            <text:p>Medio elfo</text:p>
          </table:table-cell>
          <table:table-cell table:style-name="ce54" office:value-type="string" calcext:value-type="string">
            <text:p>Elfo de los bosques</text:p>
          </table:table-cell>
          <table:table-cell table:style-name="ce54" office:value-type="string" calcext:value-type="string">
            <text:p>Elfo alto</text:p>
          </table:table-cell>
          <table:table-cell table:style-name="ce54" office:value-type="string" calcext:value-type="string">
            <text:p>Elfo claro</text:p>
          </table:table-cell>
          <table:table-cell table:style-name="ce54" office:value-type="string" calcext:value-type="string">
            <text:p>Enano</text:p>
          </table:table-cell>
          <table:table-cell table:style-name="ce54" office:value-type="string" calcext:value-type="string">
            <text:p>Hobbit</text:p>
          </table:table-cell>
          <table:table-cell table:style-name="ce54" office:value-type="string" calcext:value-type="string">
            <text:p>Orco normal</text:p>
          </table:table-cell>
          <table:table-cell table:style-name="ce54" office:value-type="string" calcext:value-type="string">
            <text:p>Gran orco</text:p>
          </table:table-cell>
          <table:table-cell table:style-name="ce54" office:value-type="string" calcext:value-type="string">
            <text:p>Troll</text:p>
          </table:table-cell>
          <table:table-cell/>
          <table:table-cell table:style-name="ce54" table:number-columns-repeated="23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-999999" calcext:value-type="float">
            <text:p>-999999</text:p>
          </table:table-cell>
          <table:table-cell table:style-name="ce9" office:value-type="float" office:value="1.47" calcext:value-type="float">
            <text:p>1.47</text:p>
          </table:table-cell>
          <table:table-cell table:style-name="ce9" table:formula="of:=[.C27]+0.18" office:value-type="float" office:value="1.65" calcext:value-type="float">
            <text:p>1.65</text:p>
          </table:table-cell>
          <table:table-cell table:style-name="ce9" table:formula="of:=[.D27]" office:value-type="float" office:value="1.65" calcext:value-type="float">
            <text:p>1.65</text:p>
          </table:table-cell>
          <table:table-cell table:style-name="ce9" table:formula="of:=[.H27]-0.1" office:value-type="float" office:value="1.65" calcext:value-type="float">
            <text:p>1.65</text:p>
          </table:table-cell>
          <table:table-cell table:style-name="ce9" table:formula="of:=[.H27]+0.12" office:value-type="float" office:value="1.87" calcext:value-type="float">
            <text:p>1.87</text:p>
          </table:table-cell>
          <table:table-cell table:style-name="ce9" office:value-type="float" office:value="1.75" calcext:value-type="float">
            <text:p>1.75</text:p>
          </table:table-cell>
          <table:table-cell table:style-name="ce9" table:number-columns-repeated="5"/>
          <table:table-cell/>
          <table:table-cell table:style-name="ce9" table:number-columns-repeated="23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-190" calcext:value-type="float">
            <text:p>-190</text:p>
          </table:table-cell>
          <table:table-cell table:style-name="ce9" office:value-type="float" office:value="1.5" calcext:value-type="float">
            <text:p>1.5</text:p>
          </table:table-cell>
          <table:table-cell table:style-name="ce9" table:formula="of:=[.C28]+0.18" office:value-type="float" office:value="1.68" calcext:value-type="float">
            <text:p>1.68</text:p>
          </table:table-cell>
          <table:table-cell table:style-name="ce9" table:formula="of:=[.D28]" office:value-type="float" office:value="1.68" calcext:value-type="float">
            <text:p>1.68</text:p>
          </table:table-cell>
          <table:table-cell table:style-name="ce9" table:formula="of:=[.H28]-0.1" office:value-type="float" office:value="1.65" calcext:value-type="float">
            <text:p>1.65</text:p>
          </table:table-cell>
          <table:table-cell table:style-name="ce9" table:formula="of:=[.H28]+0.12" office:value-type="float" office:value="1.87" calcext:value-type="float">
            <text:p>1.87</text:p>
          </table:table-cell>
          <table:table-cell table:style-name="ce9" office:value-type="float" office:value="1.75" calcext:value-type="float">
            <text:p>1.75</text:p>
          </table:table-cell>
          <table:table-cell table:style-name="ce9" table:number-columns-repeated="5"/>
          <table:table-cell/>
          <table:table-cell table:style-name="ce9" table:number-columns-repeated="23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-180" calcext:value-type="float">
            <text:p>-180</text:p>
          </table:table-cell>
          <table:table-cell table:style-name="ce9" office:value-type="float" office:value="1.52" calcext:value-type="float">
            <text:p>1.52</text:p>
          </table:table-cell>
          <table:table-cell table:style-name="ce9" table:formula="of:=[.C29]+0.18" office:value-type="float" office:value="1.7" calcext:value-type="float">
            <text:p>1.7</text:p>
          </table:table-cell>
          <table:table-cell table:style-name="ce9" table:formula="of:=[.D29]" office:value-type="float" office:value="1.7" calcext:value-type="float">
            <text:p>1.7</text:p>
          </table:table-cell>
          <table:table-cell table:style-name="ce9" table:formula="of:=[.H29]-0.1" office:value-type="float" office:value="1.68" calcext:value-type="float">
            <text:p>1.68</text:p>
          </table:table-cell>
          <table:table-cell table:style-name="ce9" table:formula="of:=[.H29]+0.12" office:value-type="float" office:value="1.9" calcext:value-type="float">
            <text:p>1.9</text:p>
          </table:table-cell>
          <table:table-cell table:style-name="ce9" office:value-type="float" office:value="1.78" calcext:value-type="float">
            <text:p>1.78</text:p>
          </table:table-cell>
          <table:table-cell table:style-name="ce9" table:number-columns-repeated="5"/>
          <table:table-cell/>
          <table:table-cell table:style-name="ce9" table:number-columns-repeated="23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-160" calcext:value-type="float">
            <text:p>-160</text:p>
          </table:table-cell>
          <table:table-cell table:style-name="ce9" office:value-type="float" office:value="1.55" calcext:value-type="float">
            <text:p>1.55</text:p>
          </table:table-cell>
          <table:table-cell table:style-name="ce9" table:formula="of:=[.C30]+0.18" office:value-type="float" office:value="1.73" calcext:value-type="float">
            <text:p>1.73</text:p>
          </table:table-cell>
          <table:table-cell table:style-name="ce9" table:formula="of:=[.D30]" office:value-type="float" office:value="1.73" calcext:value-type="float">
            <text:p>1.73</text:p>
          </table:table-cell>
          <table:table-cell table:style-name="ce9" table:formula="of:=[.H30]-0.1" office:value-type="float" office:value="1.68" calcext:value-type="float">
            <text:p>1.68</text:p>
          </table:table-cell>
          <table:table-cell table:style-name="ce9" table:formula="of:=[.H30]+0.12" office:value-type="float" office:value="1.9" calcext:value-type="float">
            <text:p>1.9</text:p>
          </table:table-cell>
          <table:table-cell table:style-name="ce9" office:value-type="float" office:value="1.78" calcext:value-type="float">
            <text:p>1.78</text:p>
          </table:table-cell>
          <table:table-cell table:style-name="ce9" table:number-columns-repeated="5"/>
          <table:table-cell/>
          <table:table-cell table:style-name="ce9" table:number-columns-repeated="23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-90" calcext:value-type="float">
            <text:p>-90</text:p>
          </table:table-cell>
          <table:table-cell table:style-name="ce9" office:value-type="float" office:value="1.57" calcext:value-type="float">
            <text:p>1.57</text:p>
          </table:table-cell>
          <table:table-cell table:style-name="ce9" table:formula="of:=[.C31]+0.18" office:value-type="float" office:value="1.75" calcext:value-type="float">
            <text:p>1.75</text:p>
          </table:table-cell>
          <table:table-cell table:style-name="ce9" table:formula="of:=[.D31]" office:value-type="float" office:value="1.75" calcext:value-type="float">
            <text:p>1.75</text:p>
          </table:table-cell>
          <table:table-cell table:style-name="ce9" table:formula="of:=[.H31]-0.1" office:value-type="float" office:value="1.7" calcext:value-type="float">
            <text:p>1.7</text:p>
          </table:table-cell>
          <table:table-cell table:style-name="ce9" table:formula="of:=[.H31]+0.12" office:value-type="float" office:value="1.92" calcext:value-type="float">
            <text:p>1.92</text:p>
          </table:table-cell>
          <table:table-cell table:style-name="ce9" office:value-type="float" office:value="1.8" calcext:value-type="float">
            <text:p>1.8</text:p>
          </table:table-cell>
          <table:table-cell table:style-name="ce9" table:number-columns-repeated="5"/>
          <table:table-cell/>
          <table:table-cell table:style-name="ce9" table:number-columns-repeated="23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-80" calcext:value-type="float">
            <text:p>-80</text:p>
          </table:table-cell>
          <table:table-cell table:style-name="ce9" office:value-type="float" office:value="1.6" calcext:value-type="float">
            <text:p>1.6</text:p>
          </table:table-cell>
          <table:table-cell table:style-name="ce9" table:formula="of:=[.C32]+0.18" office:value-type="float" office:value="1.78" calcext:value-type="float">
            <text:p>1.78</text:p>
          </table:table-cell>
          <table:table-cell table:style-name="ce9" table:formula="of:=[.D32]" office:value-type="float" office:value="1.78" calcext:value-type="float">
            <text:p>1.78</text:p>
          </table:table-cell>
          <table:table-cell table:style-name="ce9" table:formula="of:=[.H32]-0.1" office:value-type="float" office:value="1.7" calcext:value-type="float">
            <text:p>1.7</text:p>
          </table:table-cell>
          <table:table-cell table:style-name="ce9" table:formula="of:=[.H32]+0.12" office:value-type="float" office:value="1.92" calcext:value-type="float">
            <text:p>1.92</text:p>
          </table:table-cell>
          <table:table-cell table:style-name="ce9" office:value-type="float" office:value="1.8" calcext:value-type="float">
            <text:p>1.8</text:p>
          </table:table-cell>
          <table:table-cell table:style-name="ce9" table:number-columns-repeated="5"/>
          <table:table-cell/>
          <table:table-cell table:style-name="ce9" table:number-columns-repeated="23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-65" calcext:value-type="float">
            <text:p>-65</text:p>
          </table:table-cell>
          <table:table-cell table:style-name="ce9" office:value-type="float" office:value="1.63" calcext:value-type="float">
            <text:p>1.63</text:p>
          </table:table-cell>
          <table:table-cell table:style-name="ce9" table:formula="of:=[.C33]+0.18" office:value-type="float" office:value="1.81" calcext:value-type="float">
            <text:p>1.81</text:p>
          </table:table-cell>
          <table:table-cell table:style-name="ce9" table:formula="of:=[.D33]" office:value-type="float" office:value="1.81" calcext:value-type="float">
            <text:p>1.81</text:p>
          </table:table-cell>
          <table:table-cell table:style-name="ce9" table:formula="of:=[.H33]-0.1" office:value-type="float" office:value="1.73" calcext:value-type="float">
            <text:p>1.73</text:p>
          </table:table-cell>
          <table:table-cell table:style-name="ce9" table:formula="of:=[.H33]+0.12" office:value-type="float" office:value="1.95" calcext:value-type="float">
            <text:p>1.95</text:p>
          </table:table-cell>
          <table:table-cell table:style-name="ce9" office:value-type="float" office:value="1.83" calcext:value-type="float">
            <text:p>1.83</text:p>
          </table:table-cell>
          <table:table-cell table:style-name="ce9" table:number-columns-repeated="5"/>
          <table:table-cell/>
          <table:table-cell table:style-name="ce9" table:number-columns-repeated="23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-39" calcext:value-type="float">
            <text:p>-39</text:p>
          </table:table-cell>
          <table:table-cell table:style-name="ce9" office:value-type="float" office:value="1.65" calcext:value-type="float">
            <text:p>1.65</text:p>
          </table:table-cell>
          <table:table-cell table:style-name="ce9" table:formula="of:=[.C34]+0.18" office:value-type="float" office:value="1.83" calcext:value-type="float">
            <text:p>1.83</text:p>
          </table:table-cell>
          <table:table-cell table:style-name="ce9" table:formula="of:=[.D34]" office:value-type="float" office:value="1.83" calcext:value-type="float">
            <text:p>1.83</text:p>
          </table:table-cell>
          <table:table-cell table:style-name="ce9" table:formula="of:=[.H34]-0.1" office:value-type="float" office:value="1.73" calcext:value-type="float">
            <text:p>1.73</text:p>
          </table:table-cell>
          <table:table-cell table:style-name="ce9" table:formula="of:=[.H34]+0.12" office:value-type="float" office:value="1.95" calcext:value-type="float">
            <text:p>1.95</text:p>
          </table:table-cell>
          <table:table-cell table:style-name="ce9" office:value-type="float" office:value="1.83" calcext:value-type="float">
            <text:p>1.83</text:p>
          </table:table-cell>
          <table:table-cell table:style-name="ce9" table:number-columns-repeated="5"/>
          <table:table-cell/>
          <table:table-cell table:style-name="ce9" table:number-columns-repeated="23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office:value-type="float" office:value="1.68" calcext:value-type="float">
            <text:p>1.68</text:p>
          </table:table-cell>
          <table:table-cell table:style-name="ce9" table:formula="of:=[.C35]+0.18" office:value-type="float" office:value="1.86" calcext:value-type="float">
            <text:p>1.86</text:p>
          </table:table-cell>
          <table:table-cell table:style-name="ce9" table:formula="of:=[.D35]" office:value-type="float" office:value="1.86" calcext:value-type="float">
            <text:p>1.86</text:p>
          </table:table-cell>
          <table:table-cell table:style-name="ce9" table:formula="of:=[.H35]-0.1" office:value-type="float" office:value="1.75" calcext:value-type="float">
            <text:p>1.75</text:p>
          </table:table-cell>
          <table:table-cell table:style-name="ce9" table:formula="of:=[.H35]+0.12" office:value-type="float" office:value="1.97" calcext:value-type="float">
            <text:p>1.97</text:p>
          </table:table-cell>
          <table:table-cell table:style-name="ce9" office:value-type="float" office:value="1.85" calcext:value-type="float">
            <text:p>1.85</text:p>
          </table:table-cell>
          <table:table-cell table:style-name="ce9" table:number-columns-repeated="5"/>
          <table:table-cell/>
          <table:table-cell table:style-name="ce9" table:number-columns-repeated="23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office:value-type="float" office:value="1.7" calcext:value-type="float">
            <text:p>1.7</text:p>
          </table:table-cell>
          <table:table-cell table:style-name="ce9" table:formula="of:=[.C36]+0.18" office:value-type="float" office:value="1.88" calcext:value-type="float">
            <text:p>1.88</text:p>
          </table:table-cell>
          <table:table-cell table:style-name="ce9" table:formula="of:=[.D36]" office:value-type="float" office:value="1.88" calcext:value-type="float">
            <text:p>1.88</text:p>
          </table:table-cell>
          <table:table-cell table:style-name="ce9" table:formula="of:=[.H36]-0.1" office:value-type="float" office:value="1.78" calcext:value-type="float">
            <text:p>1.78</text:p>
          </table:table-cell>
          <table:table-cell table:style-name="ce9" table:formula="of:=[.H36]+0.12" office:value-type="float" office:value="2" calcext:value-type="float">
            <text:p>2</text:p>
          </table:table-cell>
          <table:table-cell table:style-name="ce9" office:value-type="float" office:value="1.88" calcext:value-type="float">
            <text:p>1.88</text:p>
          </table:table-cell>
          <table:table-cell table:style-name="ce9" table:number-columns-repeated="5"/>
          <table:table-cell/>
          <table:table-cell table:style-name="ce9" table:number-columns-repeated="23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 office:value-type="float" office:value="1.73" calcext:value-type="float">
            <text:p>1.73</text:p>
          </table:table-cell>
          <table:table-cell table:style-name="ce9" table:formula="of:=[.C37]+0.18" office:value-type="float" office:value="1.91" calcext:value-type="float">
            <text:p>1.91</text:p>
          </table:table-cell>
          <table:table-cell table:style-name="ce9" table:formula="of:=[.D37]" office:value-type="float" office:value="1.91" calcext:value-type="float">
            <text:p>1.91</text:p>
          </table:table-cell>
          <table:table-cell table:style-name="ce9" table:formula="of:=[.H37]-0.1" office:value-type="float" office:value="1.81" calcext:value-type="float">
            <text:p>1.81</text:p>
          </table:table-cell>
          <table:table-cell table:style-name="ce9" table:formula="of:=[.H37]+0.12" office:value-type="float" office:value="2.03" calcext:value-type="float">
            <text:p>2.03</text:p>
          </table:table-cell>
          <table:table-cell table:style-name="ce9" office:value-type="float" office:value="1.91" calcext:value-type="float">
            <text:p>1.91</text:p>
          </table:table-cell>
          <table:table-cell table:style-name="ce9" table:number-columns-repeated="5"/>
          <table:table-cell/>
          <table:table-cell table:style-name="ce9" table:number-columns-repeated="23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24" calcext:value-type="float">
            <text:p>24</text:p>
          </table:table-cell>
          <table:table-cell table:style-name="ce9" office:value-type="float" office:value="1.75" calcext:value-type="float">
            <text:p>1.75</text:p>
          </table:table-cell>
          <table:table-cell table:style-name="ce9" table:formula="of:=[.C38]+0.18" office:value-type="float" office:value="1.93" calcext:value-type="float">
            <text:p>1.93</text:p>
          </table:table-cell>
          <table:table-cell table:style-name="ce9" table:formula="of:=[.D38]" office:value-type="float" office:value="1.93" calcext:value-type="float">
            <text:p>1.93</text:p>
          </table:table-cell>
          <table:table-cell table:style-name="ce9" table:formula="of:=[.H38]-0.1" office:value-type="float" office:value="1.83" calcext:value-type="float">
            <text:p>1.83</text:p>
          </table:table-cell>
          <table:table-cell table:style-name="ce9" table:formula="of:=[.H38]+0.12" office:value-type="float" office:value="2.05" calcext:value-type="float">
            <text:p>2.05</text:p>
          </table:table-cell>
          <table:table-cell table:style-name="ce9" office:value-type="float" office:value="1.93" calcext:value-type="float">
            <text:p>1.93</text:p>
          </table:table-cell>
          <table:table-cell table:style-name="ce9" table:number-columns-repeated="5"/>
          <table:table-cell/>
          <table:table-cell table:style-name="ce9" table:number-columns-repeated="23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36" calcext:value-type="float">
            <text:p>36</text:p>
          </table:table-cell>
          <table:table-cell table:style-name="ce9" office:value-type="float" office:value="1.78" calcext:value-type="float">
            <text:p>1.78</text:p>
          </table:table-cell>
          <table:table-cell table:style-name="ce9" table:formula="of:=[.C39]+0.18" office:value-type="float" office:value="1.96" calcext:value-type="float">
            <text:p>1.96</text:p>
          </table:table-cell>
          <table:table-cell table:style-name="ce9" table:formula="of:=[.D39]" office:value-type="float" office:value="1.96" calcext:value-type="float">
            <text:p>1.96</text:p>
          </table:table-cell>
          <table:table-cell table:style-name="ce9" table:formula="of:=[.H39]-0.1" office:value-type="float" office:value="1.86" calcext:value-type="float">
            <text:p>1.86</text:p>
          </table:table-cell>
          <table:table-cell table:style-name="ce9" table:formula="of:=[.H39]+0.12" office:value-type="float" office:value="2.08" calcext:value-type="float">
            <text:p>2.08</text:p>
          </table:table-cell>
          <table:table-cell table:style-name="ce9" office:value-type="float" office:value="1.96" calcext:value-type="float">
            <text:p>1.96</text:p>
          </table:table-cell>
          <table:table-cell table:style-name="ce9" table:number-columns-repeated="5"/>
          <table:table-cell/>
          <table:table-cell table:style-name="ce9" table:number-columns-repeated="23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51" calcext:value-type="float">
            <text:p>51</text:p>
          </table:table-cell>
          <table:table-cell table:style-name="ce9" office:value-type="float" office:value="1.8" calcext:value-type="float">
            <text:p>1.8</text:p>
          </table:table-cell>
          <table:table-cell table:style-name="ce9" table:formula="of:=[.C40]+0.18" office:value-type="float" office:value="1.98" calcext:value-type="float">
            <text:p>1.98</text:p>
          </table:table-cell>
          <table:table-cell table:style-name="ce9" table:formula="of:=[.D40]" office:value-type="float" office:value="1.98" calcext:value-type="float">
            <text:p>1.98</text:p>
          </table:table-cell>
          <table:table-cell table:style-name="ce9" table:formula="of:=[.H40]-0.1" office:value-type="float" office:value="1.86" calcext:value-type="float">
            <text:p>1.86</text:p>
          </table:table-cell>
          <table:table-cell table:style-name="ce9" table:formula="of:=[.H40]+0.12" office:value-type="float" office:value="2.08" calcext:value-type="float">
            <text:p>2.08</text:p>
          </table:table-cell>
          <table:table-cell table:style-name="ce9" office:value-type="float" office:value="1.96" calcext:value-type="float">
            <text:p>1.96</text:p>
          </table:table-cell>
          <table:table-cell table:style-name="ce9" table:number-columns-repeated="5"/>
          <table:table-cell/>
          <table:table-cell table:style-name="ce9" table:number-columns-repeated="23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66" calcext:value-type="float">
            <text:p>66</text:p>
          </table:table-cell>
          <table:table-cell table:style-name="ce9" office:value-type="float" office:value="1.83" calcext:value-type="float">
            <text:p>1.83</text:p>
          </table:table-cell>
          <table:table-cell table:style-name="ce9" table:formula="of:=[.C41]+0.18" office:value-type="float" office:value="2.01" calcext:value-type="float">
            <text:p>2.01</text:p>
          </table:table-cell>
          <table:table-cell table:style-name="ce9" table:formula="of:=[.D41]" office:value-type="float" office:value="2.01" calcext:value-type="float">
            <text:p>2.01</text:p>
          </table:table-cell>
          <table:table-cell table:style-name="ce9" table:formula="of:=[.H41]-0.1" office:value-type="float" office:value="1.88" calcext:value-type="float">
            <text:p>1.88</text:p>
          </table:table-cell>
          <table:table-cell table:style-name="ce9" table:formula="of:=[.H41]+0.12" office:value-type="float" office:value="2.1" calcext:value-type="float">
            <text:p>2.1</text:p>
          </table:table-cell>
          <table:table-cell table:style-name="ce9" office:value-type="float" office:value="1.98" calcext:value-type="float">
            <text:p>1.98</text:p>
          </table:table-cell>
          <table:table-cell table:style-name="ce9" table:number-columns-repeated="5"/>
          <table:table-cell/>
          <table:table-cell table:style-name="ce9" table:number-columns-repeated="23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78" calcext:value-type="float">
            <text:p>78</text:p>
          </table:table-cell>
          <table:table-cell table:style-name="ce9" office:value-type="float" office:value="1.85" calcext:value-type="float">
            <text:p>1.85</text:p>
          </table:table-cell>
          <table:table-cell table:style-name="ce9" table:formula="of:=[.C42]+0.18" office:value-type="float" office:value="2.03" calcext:value-type="float">
            <text:p>2.03</text:p>
          </table:table-cell>
          <table:table-cell table:style-name="ce9" table:formula="of:=[.D42]" office:value-type="float" office:value="2.03" calcext:value-type="float">
            <text:p>2.03</text:p>
          </table:table-cell>
          <table:table-cell table:style-name="ce9" table:formula="of:=[.H42]-0.1" office:value-type="float" office:value="1.91" calcext:value-type="float">
            <text:p>1.91</text:p>
          </table:table-cell>
          <table:table-cell table:style-name="ce9" table:formula="of:=[.H42]+0.12" office:value-type="float" office:value="2.13" calcext:value-type="float">
            <text:p>2.13</text:p>
          </table:table-cell>
          <table:table-cell table:style-name="ce9" office:value-type="float" office:value="2.01" calcext:value-type="float">
            <text:p>2.01</text:p>
          </table:table-cell>
          <table:table-cell table:style-name="ce9" table:number-columns-repeated="5"/>
          <table:table-cell/>
          <table:table-cell table:style-name="ce9" table:number-columns-repeated="23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87" calcext:value-type="float">
            <text:p>87</text:p>
          </table:table-cell>
          <table:table-cell table:style-name="ce9" office:value-type="float" office:value="1.88" calcext:value-type="float">
            <text:p>1.88</text:p>
          </table:table-cell>
          <table:table-cell table:style-name="ce9" table:formula="of:=[.C43]+0.18" office:value-type="float" office:value="2.06" calcext:value-type="float">
            <text:p>2.06</text:p>
          </table:table-cell>
          <table:table-cell table:style-name="ce9" table:formula="of:=[.D43]" office:value-type="float" office:value="2.06" calcext:value-type="float">
            <text:p>2.06</text:p>
          </table:table-cell>
          <table:table-cell table:style-name="ce9" table:formula="of:=[.H43]-0.1" office:value-type="float" office:value="1.93" calcext:value-type="float">
            <text:p>1.93</text:p>
          </table:table-cell>
          <table:table-cell table:style-name="ce9" table:formula="of:=[.H43]+0.12" office:value-type="float" office:value="2.15" calcext:value-type="float">
            <text:p>2.15</text:p>
          </table:table-cell>
          <table:table-cell table:style-name="ce9" office:value-type="float" office:value="2.03" calcext:value-type="float">
            <text:p>2.03</text:p>
          </table:table-cell>
          <table:table-cell table:style-name="ce9" table:number-columns-repeated="5"/>
          <table:table-cell/>
          <table:table-cell table:style-name="ce9" table:number-columns-repeated="23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93" calcext:value-type="float">
            <text:p>93</text:p>
          </table:table-cell>
          <table:table-cell table:style-name="ce9" office:value-type="float" office:value="1.91" calcext:value-type="float">
            <text:p>1.91</text:p>
          </table:table-cell>
          <table:table-cell table:style-name="ce9" table:formula="of:=[.C44]+0.18" office:value-type="float" office:value="2.09" calcext:value-type="float">
            <text:p>2.09</text:p>
          </table:table-cell>
          <table:table-cell table:style-name="ce9" table:formula="of:=[.D44]" office:value-type="float" office:value="2.09" calcext:value-type="float">
            <text:p>2.09</text:p>
          </table:table-cell>
          <table:table-cell table:style-name="ce9" table:formula="of:=[.H44]-0.1" office:value-type="float" office:value="1.96" calcext:value-type="float">
            <text:p>1.96</text:p>
          </table:table-cell>
          <table:table-cell table:style-name="ce9" table:formula="of:=[.H44]+0.12" office:value-type="float" office:value="2.18" calcext:value-type="float">
            <text:p>2.18</text:p>
          </table:table-cell>
          <table:table-cell table:style-name="ce9" office:value-type="float" office:value="2.06" calcext:value-type="float">
            <text:p>2.06</text:p>
          </table:table-cell>
          <table:table-cell table:style-name="ce9" table:number-columns-repeated="5"/>
          <table:table-cell/>
          <table:table-cell table:style-name="ce9" table:number-columns-repeated="23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96" calcext:value-type="float">
            <text:p>96</text:p>
          </table:table-cell>
          <table:table-cell table:style-name="ce9" office:value-type="float" office:value="1.93" calcext:value-type="float">
            <text:p>1.93</text:p>
          </table:table-cell>
          <table:table-cell table:style-name="ce9" table:formula="of:=[.C45]+0.18" office:value-type="float" office:value="2.11" calcext:value-type="float">
            <text:p>2.11</text:p>
          </table:table-cell>
          <table:table-cell table:style-name="ce9" table:formula="of:=[.D45]" office:value-type="float" office:value="2.11" calcext:value-type="float">
            <text:p>2.11</text:p>
          </table:table-cell>
          <table:table-cell table:style-name="ce9" table:formula="of:=[.H45]-0.1" office:value-type="float" office:value="1.98" calcext:value-type="float">
            <text:p>1.98</text:p>
          </table:table-cell>
          <table:table-cell table:style-name="ce9" table:formula="of:=[.H45]+0.12" office:value-type="float" office:value="2.2" calcext:value-type="float">
            <text:p>2.2</text:p>
          </table:table-cell>
          <table:table-cell table:style-name="ce9" office:value-type="float" office:value="2.08" calcext:value-type="float">
            <text:p>2.08</text:p>
          </table:table-cell>
          <table:table-cell table:style-name="ce9" table:number-columns-repeated="5"/>
          <table:table-cell/>
          <table:table-cell table:style-name="ce9" table:number-columns-repeated="23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1.96" calcext:value-type="float">
            <text:p>1.96</text:p>
          </table:table-cell>
          <table:table-cell table:style-name="ce9" table:formula="of:=[.C46]+0.18" office:value-type="float" office:value="2.14" calcext:value-type="float">
            <text:p>2.14</text:p>
          </table:table-cell>
          <table:table-cell table:style-name="ce9" table:formula="of:=[.D46]" office:value-type="float" office:value="2.14" calcext:value-type="float">
            <text:p>2.14</text:p>
          </table:table-cell>
          <table:table-cell table:style-name="ce9" table:formula="of:=[.H46]-0.1" office:value-type="float" office:value="2.01" calcext:value-type="float">
            <text:p>2.01</text:p>
          </table:table-cell>
          <table:table-cell table:style-name="ce9" table:formula="of:=[.H46]+0.12" office:value-type="float" office:value="2.23" calcext:value-type="float">
            <text:p>2.23</text:p>
          </table:table-cell>
          <table:table-cell table:style-name="ce9" office:value-type="float" office:value="2.11" calcext:value-type="float">
            <text:p>2.11</text:p>
          </table:table-cell>
          <table:table-cell table:style-name="ce9" table:number-columns-repeated="5"/>
          <table:table-cell/>
          <table:table-cell table:style-name="ce9" table:number-columns-repeated="23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166" calcext:value-type="float">
            <text:p>166</text:p>
          </table:table-cell>
          <table:table-cell table:style-name="ce9" office:value-type="float" office:value="1.98" calcext:value-type="float">
            <text:p>1.98</text:p>
          </table:table-cell>
          <table:table-cell table:style-name="ce9" table:formula="of:=[.C47]+0.18" office:value-type="float" office:value="2.16" calcext:value-type="float">
            <text:p>2.16</text:p>
          </table:table-cell>
          <table:table-cell table:style-name="ce9" table:formula="of:=[.D47]" office:value-type="float" office:value="2.16" calcext:value-type="float">
            <text:p>2.16</text:p>
          </table:table-cell>
          <table:table-cell table:style-name="ce9" table:formula="of:=[.H47]-0.1" office:value-type="float" office:value="2.03" calcext:value-type="float">
            <text:p>2.03</text:p>
          </table:table-cell>
          <table:table-cell table:style-name="ce9" table:formula="of:=[.H47]+0.12" office:value-type="float" office:value="2.25" calcext:value-type="float">
            <text:p>2.25</text:p>
          </table:table-cell>
          <table:table-cell table:style-name="ce9" office:value-type="float" office:value="2.13" calcext:value-type="float">
            <text:p>2.13</text:p>
          </table:table-cell>
          <table:table-cell table:style-name="ce9" table:number-columns-repeated="5"/>
          <table:table-cell/>
          <table:table-cell table:style-name="ce9" table:number-columns-repeated="23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181" calcext:value-type="float">
            <text:p>181</text:p>
          </table:table-cell>
          <table:table-cell table:style-name="ce9" office:value-type="float" office:value="2.01" calcext:value-type="float">
            <text:p>2.01</text:p>
          </table:table-cell>
          <table:table-cell table:style-name="ce9" table:formula="of:=[.C48]+0.18" office:value-type="float" office:value="2.19" calcext:value-type="float">
            <text:p>2.19</text:p>
          </table:table-cell>
          <table:table-cell table:style-name="ce9" table:formula="of:=[.D48]" office:value-type="float" office:value="2.19" calcext:value-type="float">
            <text:p>2.19</text:p>
          </table:table-cell>
          <table:table-cell table:style-name="ce9" table:formula="of:=[.H48]-0.1" office:value-type="float" office:value="2.06" calcext:value-type="float">
            <text:p>2.06</text:p>
          </table:table-cell>
          <table:table-cell table:style-name="ce9" table:formula="of:=[.H48]+0.12" office:value-type="float" office:value="2.28" calcext:value-type="float">
            <text:p>2.28</text:p>
          </table:table-cell>
          <table:table-cell table:style-name="ce9" office:value-type="float" office:value="2.16" calcext:value-type="float">
            <text:p>2.16</text:p>
          </table:table-cell>
          <table:table-cell table:style-name="ce9" table:number-columns-repeated="5"/>
          <table:table-cell/>
          <table:table-cell table:style-name="ce9" table:number-columns-repeated="23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191" calcext:value-type="float">
            <text:p>191</text:p>
          </table:table-cell>
          <table:table-cell table:style-name="ce9" office:value-type="float" office:value="2.03" calcext:value-type="float">
            <text:p>2.03</text:p>
          </table:table-cell>
          <table:table-cell table:style-name="ce9" table:formula="of:=[.C49]+0.18" office:value-type="float" office:value="2.21" calcext:value-type="float">
            <text:p>2.21</text:p>
          </table:table-cell>
          <table:table-cell table:style-name="ce9" table:formula="of:=[.D49]" office:value-type="float" office:value="2.21" calcext:value-type="float">
            <text:p>2.21</text:p>
          </table:table-cell>
          <table:table-cell table:style-name="ce9" table:formula="of:=[.H49]-0.1" office:value-type="float" office:value="2.08" calcext:value-type="float">
            <text:p>2.08</text:p>
          </table:table-cell>
          <table:table-cell table:style-name="ce9" table:formula="of:=[.H49]+0.12" office:value-type="float" office:value="2.3" calcext:value-type="float">
            <text:p>2.3</text:p>
          </table:table-cell>
          <table:table-cell table:style-name="ce9" office:value-type="float" office:value="2.18" calcext:value-type="float">
            <text:p>2.18</text:p>
          </table:table-cell>
          <table:table-cell table:style-name="ce9" table:number-columns-repeated="5"/>
          <table:table-cell/>
          <table:table-cell table:style-name="ce9" table:number-columns-repeated="23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221" calcext:value-type="float">
            <text:p>221</text:p>
          </table:table-cell>
          <table:table-cell table:style-name="ce9" office:value-type="float" office:value="2.06" calcext:value-type="float">
            <text:p>2.06</text:p>
          </table:table-cell>
          <table:table-cell table:style-name="ce9" table:formula="of:=[.C50]+0.18" office:value-type="float" office:value="2.24" calcext:value-type="float">
            <text:p>2.24</text:p>
          </table:table-cell>
          <table:table-cell table:style-name="ce9" table:formula="of:=[.D50]" office:value-type="float" office:value="2.24" calcext:value-type="float">
            <text:p>2.24</text:p>
          </table:table-cell>
          <table:table-cell table:style-name="ce9" table:formula="of:=[.H50]-0.1" office:value-type="float" office:value="2.11" calcext:value-type="float">
            <text:p>2.11</text:p>
          </table:table-cell>
          <table:table-cell table:style-name="ce9" table:formula="of:=[.H50]+0.12" office:value-type="float" office:value="2.33" calcext:value-type="float">
            <text:p>2.33</text:p>
          </table:table-cell>
          <table:table-cell table:style-name="ce9" office:value-type="float" office:value="2.21" calcext:value-type="float">
            <text:p>2.21</text:p>
          </table:table-cell>
          <table:table-cell table:style-name="ce9" table:number-columns-repeated="5"/>
          <table:table-cell/>
          <table:table-cell table:style-name="ce9" table:number-columns-repeated="23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261" calcext:value-type="float">
            <text:p>261</text:p>
          </table:table-cell>
          <table:table-cell table:style-name="ce9" office:value-type="float" office:value="2.08" calcext:value-type="float">
            <text:p>2.08</text:p>
          </table:table-cell>
          <table:table-cell table:style-name="ce9" table:formula="of:=[.C51]+0.18" office:value-type="float" office:value="2.26" calcext:value-type="float">
            <text:p>2.26</text:p>
          </table:table-cell>
          <table:table-cell table:style-name="ce9" table:formula="of:=[.D51]" office:value-type="float" office:value="2.26" calcext:value-type="float">
            <text:p>2.26</text:p>
          </table:table-cell>
          <table:table-cell table:style-name="ce9" table:formula="of:=[.H51]-0.1" office:value-type="float" office:value="2.14" calcext:value-type="float">
            <text:p>2.14</text:p>
          </table:table-cell>
          <table:table-cell table:style-name="ce9" table:formula="of:=[.H51]+0.12" office:value-type="float" office:value="2.36" calcext:value-type="float">
            <text:p>2.36</text:p>
          </table:table-cell>
          <table:table-cell table:style-name="ce9" office:value-type="float" office:value="2.24" calcext:value-type="float">
            <text:p>2.24</text:p>
          </table:table-cell>
          <table:table-cell table:style-name="ce9" table:number-columns-repeated="5"/>
          <table:table-cell/>
          <table:table-cell table:style-name="ce9" table:number-columns-repeated="23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281" calcext:value-type="float">
            <text:p>281</text:p>
          </table:table-cell>
          <table:table-cell table:style-name="ce9" office:value-type="float" office:value="2.11" calcext:value-type="float">
            <text:p>2.11</text:p>
          </table:table-cell>
          <table:table-cell table:style-name="ce9" table:formula="of:=[.C52]+0.18" office:value-type="float" office:value="2.29" calcext:value-type="float">
            <text:p>2.29</text:p>
          </table:table-cell>
          <table:table-cell table:style-name="ce9" table:formula="of:=[.D52]" office:value-type="float" office:value="2.29" calcext:value-type="float">
            <text:p>2.29</text:p>
          </table:table-cell>
          <table:table-cell table:style-name="ce9" table:formula="of:=[.H52]-0.1" office:value-type="float" office:value="2.16" calcext:value-type="float">
            <text:p>2.16</text:p>
          </table:table-cell>
          <table:table-cell table:style-name="ce9" table:formula="of:=[.H52]+0.12" office:value-type="float" office:value="2.38" calcext:value-type="float">
            <text:p>2.38</text:p>
          </table:table-cell>
          <table:table-cell table:style-name="ce9" office:value-type="float" office:value="2.26" calcext:value-type="float">
            <text:p>2.26</text:p>
          </table:table-cell>
          <table:table-cell table:style-name="ce9" table:number-columns-repeated="5"/>
          <table:table-cell/>
          <table:table-cell table:style-name="ce9" table:number-columns-repeated="23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9999999" calcext:value-type="float">
            <text:p>9999999</text:p>
          </table:table-cell>
          <table:table-cell table:style-name="ce9" office:value-type="float" office:value="2.13" calcext:value-type="float">
            <text:p>2.13</text:p>
          </table:table-cell>
          <table:table-cell table:style-name="ce9" table:formula="of:=[.C53]+0.18" office:value-type="float" office:value="2.31" calcext:value-type="float">
            <text:p>2.31</text:p>
          </table:table-cell>
          <table:table-cell table:style-name="ce9" table:formula="of:=[.D53]" office:value-type="float" office:value="2.31" calcext:value-type="float">
            <text:p>2.31</text:p>
          </table:table-cell>
          <table:table-cell table:style-name="ce9" table:formula="of:=[.H53]-0.1" office:value-type="float" office:value="2.19" calcext:value-type="float">
            <text:p>2.19</text:p>
          </table:table-cell>
          <table:table-cell table:style-name="ce9" table:formula="of:=[.H53]+0.12" office:value-type="float" office:value="2.41" calcext:value-type="float">
            <text:p>2.41</text:p>
          </table:table-cell>
          <table:table-cell table:style-name="ce9" office:value-type="float" office:value="2.29" calcext:value-type="float">
            <text:p>2.29</text:p>
          </table:table-cell>
          <table:table-cell table:style-name="ce9" table:number-columns-repeated="5"/>
          <table:table-cell/>
          <table:table-cell table:style-name="ce9" table:number-columns-repeated="23"/>
          <table:table-cell table:number-columns-repeated="27"/>
        </table:table-row>
        <table:table-row table:style-name="ro2" table:number-rows-repeated="2">
          <table:table-cell table:style-name="ce9" table:number-columns-repeated="37"/>
          <table:table-cell table:number-columns-repeated="27"/>
        </table:table-row>
        <table:table-row table:style-name="ro2">
          <table:table-cell table:style-name="ce9"/>
          <table:table-cell table:style-name="ce26" office:value-type="string" calcext:value-type="string">
            <text:p>Tabla 15.1.1 Manual de Personajes – Pág 43 -&gt; Reglas RMFRP</text:p>
          </table:table-cell>
          <table:table-cell table:style-name="ce9" table:number-columns-repeated="5"/>
          <table:table-cell table:style-name="ce26" office:value-type="string" calcext:value-type="string">
            <text:p>Tabla 15.1.3 Manual de Personajes – Pág 44</text:p>
          </table:table-cell>
          <table:table-cell table:style-name="ce9"/>
          <table:table-cell table:style-name="ce26"/>
          <table:table-cell table:style-name="ce9" table:number-columns-repeated="3"/>
          <table:table-cell table:style-name="ce26" office:value-type="string" calcext:value-type="string">
            <text:p>Tabla de modificaciones por zancada – Manual de Personajes – Pág 16</text:p>
          </table:table-cell>
          <table:table-cell table:style-name="ce9" table:number-columns-repeated="23"/>
          <table:table-cell table:number-columns-repeated="27"/>
        </table:table-row>
        <table:table-row table:style-name="ro2">
          <table:table-cell table:style-name="ce9"/>
          <table:table-cell table:style-name="ce55" office:value-type="string" calcext:value-type="string">
            <text:p>Cuidado con esta tabla, a ella se referencia desde código Basic</text:p>
          </table:table-cell>
          <table:table-cell table:style-name="ce26" table:number-columns-repeated="4"/>
          <table:table-cell table:style-name="ce9"/>
          <table:table-cell table:style-name="ce54" office:value-type="string" calcext:value-type="string">
            <text:p>Valor</text:p>
          </table:table-cell>
          <table:table-cell table:style-name="ce54" office:value-type="string" calcext:value-type="string">
            <text:p>Bon1d100</text:p>
          </table:table-cell>
          <table:table-cell table:style-name="ce54" office:value-type="string" calcext:value-type="string">
            <text:p>P. Desarrollo</text:p>
          </table:table-cell>
          <table:table-cell table:style-name="ce54" office:value-type="string" calcext:value-type="string">
            <text:p>P. Poder</text:p>
          </table:table-cell>
          <table:table-cell table:style-name="ce54" office:value-type="string" calcext:value-type="string">
            <text:p>C. Mov. Básica</text:p>
          </table:table-cell>
          <table:table-cell table:style-name="ce26"/>
          <table:table-cell table:style-name="ce54" office:value-type="string" calcext:value-type="string">
            <text:p>Altura</text:p>
          </table:table-cell>
          <table:table-cell table:style-name="ce59" office:value-type="string" calcext:value-type="string">
            <text:p>Modif</text:p>
          </table:table-cell>
          <table:table-cell table:style-name="ce9" table:number-columns-repeated="22"/>
          <table:table-cell table:number-columns-repeated="27"/>
        </table:table-row>
        <table:table-row table:style-name="ro2">
          <table:table-cell table:style-name="ce9"/>
          <table:table-cell table:style-name="ce54" office:value-type="string" calcext:value-type="string">
            <text:p>Temporal</text:p>
          </table:table-cell>
          <table:table-cell table:style-name="ce54" office:value-type="string" calcext:value-type="string">
            <text:p>Base</text:p>
          </table:table-cell>
          <table:table-cell table:style-name="ce54" office:value-type="string" calcext:value-type="string">
            <text:p>Nº Dados</text:p>
          </table:table-cell>
          <table:table-cell table:style-name="ce54" office:value-type="string" calcext:value-type="string">
            <text:p>Caras</text:p>
          </table:table-cell>
          <table:table-cell table:style-name="ce54" office:value-type="string" calcext:value-type="string">
            <text:p>Fijo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-25" calcext:value-type="float">
            <text:p>-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54"/>
          <table:table-cell table:style-name="ce9" office:value-type="float" office:value="0.7" calcext:value-type="float">
            <text:p>0.7</text:p>
          </table:table-cell>
          <table:table-cell table:style-name="ce9" office:value-type="float" office:value="-40" calcext:value-type="float">
            <text:p>-40</text:p>
          </table:table-cell>
          <table:table-cell table:style-name="ce9" table:number-columns-repeated="22"/>
          <table:table-cell table:number-columns-repeated="27"/>
        </table:table-row>
        <table:table-row table:style-name="ro2">
          <table:table-cell table:style-name="ce9"/>
          <table:table-cell table:number-columns-repeated="2" table:style-name="ce9" office:value-type="float" office:value="20" calcext:value-type="float">
            <text:p>20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4" calcext:value-type="float">
            <text:p>44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-20" calcext:value-type="float">
            <text:p>-2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0.84" calcext:value-type="float">
            <text:p>0.84</text:p>
          </table:table-cell>
          <table:table-cell table:style-name="ce9" office:value-type="float" office:value="-35" calcext:value-type="float">
            <text:p>-35</text:p>
          </table:table-cell>
          <table:table-cell table:style-name="ce9" table:number-columns-repeated="22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25" calcext:value-type="float">
            <text:p>2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9" calcext:value-type="float">
            <text:p>39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office:value-type="float" office:value="-15" calcext:value-type="float">
            <text:p>-1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office:value-type="float" office:value="0.98" calcext:value-type="float">
            <text:p>0.98</text:p>
          </table:table-cell>
          <table:table-cell table:style-name="ce9" office:value-type="float" office:value="-30" calcext:value-type="float">
            <text:p>-30</text:p>
          </table:table-cell>
          <table:table-cell table:style-name="ce9" table:number-columns-repeated="22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35" calcext:value-type="float">
            <text:p>35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3" calcext:value-type="float">
            <text:p>3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office:value-type="float" office:value="-10" calcext:value-type="float">
            <text:p>-1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1.12" calcext:value-type="float">
            <text:p>1.12</text:p>
          </table:table-cell>
          <table:table-cell table:style-name="ce9" office:value-type="float" office:value="-25" calcext:value-type="float">
            <text:p>-25</text:p>
          </table:table-cell>
          <table:table-cell table:style-name="ce9" table:number-columns-repeated="22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45" calcext:value-type="float">
            <text:p>4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8" calcext:value-type="float">
            <text:p>28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 office:value-type="float" office:value="-5" calcext:value-type="float">
            <text:p>-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office:value-type="float" office:value="1.26" calcext:value-type="float">
            <text:p>1.26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22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55" calcext:value-type="float">
            <text:p>5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2" calcext:value-type="float">
            <text:p>22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 office:value-type="float" office:value="-5" calcext:value-type="float">
            <text:p>-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office:value-type="float" office:value="1.4" calcext:value-type="float">
            <text:p>1.4</text:p>
          </table:table-cell>
          <table:table-cell table:style-name="ce9" office:value-type="float" office:value="-15" calcext:value-type="float">
            <text:p>-15</text:p>
          </table:table-cell>
          <table:table-cell table:style-name="ce9" table:number-columns-repeated="22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65" calcext:value-type="float">
            <text:p>65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7" calcext:value-type="float">
            <text:p>17</text:p>
          </table:table-cell>
          <table:table-cell table:style-name="ce9"/>
          <table:table-cell table:style-name="ce9" office:value-type="float" office:value="25" calcext:value-type="float">
            <text:p>2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9" office:value-type="float" office:value="1.54" calcext:value-type="float">
            <text:p>1.54</text:p>
          </table:table-cell>
          <table:table-cell table:style-name="ce9" office:value-type="float" office:value="-10" calcext:value-type="float">
            <text:p>-10</text:p>
          </table:table-cell>
          <table:table-cell table:style-name="ce9" table:number-columns-repeated="22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75" calcext:value-type="float">
            <text:p>75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9" office:value-type="float" office:value="1.68" calcext:value-type="float">
            <text:p>1.68</text:p>
          </table:table-cell>
          <table:table-cell table:style-name="ce9" office:value-type="float" office:value="-5" calcext:value-type="float">
            <text:p>-5</text:p>
          </table:table-cell>
          <table:table-cell table:style-name="ce9" table:number-columns-repeated="22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85" calcext:value-type="float">
            <text:p>8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9" office:value-type="float" office:value="1.82" calcext:value-type="float">
            <text:p>1.82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2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92" calcext:value-type="float">
            <text:p>92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5" calcext:value-type="float">
            <text:p>7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style-name="ce9"/>
          <table:table-cell table:style-name="ce9" office:value-type="float" office:value="1.96" calcext:value-type="float">
            <text:p>1.96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2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93" calcext:value-type="float">
            <text:p>93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85" calcext:value-type="float">
            <text:p>8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style-name="ce9"/>
          <table:table-cell table:style-name="ce9" office:value-type="float" office:value="2.1" calcext:value-type="float">
            <text:p>2.1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2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94" calcext:value-type="float">
            <text:p>94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90" calcext:value-type="float">
            <text:p>9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2.24" calcext:value-type="float">
            <text:p>2.24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2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95" calcext:value-type="float">
            <text:p>95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95" calcext:value-type="float">
            <text:p>95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0" calcext:value-type="float">
            <text:p>20</text:p>
          </table:table-cell>
          <table:table-cell table:style-name="ce9"/>
          <table:table-cell table:style-name="ce9" office:value-type="float" office:value="2.38" calcext:value-type="float">
            <text:p>2.38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2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96" calcext:value-type="float">
            <text:p>96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98" calcext:value-type="float">
            <text:p>9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1" calcext:value-type="float">
            <text:p>21</text:p>
          </table:table-cell>
          <table:table-cell table:style-name="ce9"/>
          <table:table-cell table:style-name="ce9" office:value-type="float" office:value="999999" calcext:value-type="float">
            <text:p>999999</text:p>
          </table:table-cell>
          <table:table-cell table:style-name="ce9" office:value-type="float" office:value="25" calcext:value-type="float">
            <text:p>25</text:p>
          </table:table-cell>
          <table:table-cell table:style-name="ce9" table:number-columns-repeated="22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97" calcext:value-type="float">
            <text:p>97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3" calcext:value-type="float">
            <text:p>23</text:p>
          </table:table-cell>
          <table:table-cell table:style-name="ce9" table:number-columns-repeated="25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98" calcext:value-type="float">
            <text:p>98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4" calcext:value-type="float">
            <text:p>24</text:p>
          </table:table-cell>
          <table:table-cell table:style-name="ce9" table:number-columns-repeated="25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99" calcext:value-type="float">
            <text:p>99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6" calcext:value-type="float">
            <text:p>26</text:p>
          </table:table-cell>
          <table:table-cell table:style-name="ce9" table:number-columns-repeated="25"/>
          <table:table-cell table:number-columns-repeated="27"/>
        </table:table-row>
        <table:table-row table:style-name="ro2"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999999" calcext:value-type="float">
            <text:p>999999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6" calcext:value-type="float">
            <text:p>26</text:p>
          </table:table-cell>
          <table:table-cell table:style-name="ce9" table:number-columns-repeated="25"/>
          <table:table-cell table:number-columns-repeated="27"/>
        </table:table-row>
        <table:table-row table:style-name="ro2">
          <table:table-cell table:style-name="ce9" table:number-columns-repeated="37"/>
          <table:table-cell table:number-columns-repeated="27"/>
        </table:table-row>
        <table:table-row table:style-name="ro2">
          <table:table-cell table:style-name="ce9" table:number-columns-repeated="61"/>
          <table:table-cell table:number-columns-repeated="3"/>
        </table:table-row>
        <table:table-row table:style-name="ro2">
          <table:table-cell table:style-name="ce9" table:number-columns-repeated="2"/>
          <table:table-cell table:style-name="ce26" office:value-type="string" calcext:value-type="string">
            <text:p>Tabla 15.7.2 Manual de Personajes – Pág 89</text:p>
          </table:table-cell>
          <table:table-cell table:style-name="ce9" table:number-columns-repeated="58"/>
          <table:table-cell table:number-columns-repeated="3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BO: Combate, HB: Hechizos básicos, HD: Hechizos dirigidos, MD: Habilidades de campo, MS: Habilidades de subterfugio, HO: Habilidades de objeto, P: Percepción, DC: Desarrollo corporal</text:p>
          </table:table-cell>
          <table:table-cell table:style-name="ce9" table:number-columns-repeated="58"/>
          <table:table-cell table:number-columns-repeated="3"/>
        </table:table-row>
        <table:table-row table:style-name="ro2">
          <table:table-cell table:style-name="ce9" table:number-columns-repeated="2"/>
          <table:table-cell table:style-name="ce98" office:value-type="string" calcext:value-type="string">
            <text:p>Habilidad</text:p>
          </table:table-cell>
          <table:table-cell table:style-name="ce98" office:value-type="string" calcext:value-type="string">
            <text:p>Clave</text:p>
          </table:table-cell>
          <table:table-cell table:style-name="ce98" office:value-type="string" calcext:value-type="string" table:number-columns-spanned="2" table:number-rows-spanned="1">
            <text:p>Guerrero</text:p>
          </table:table-cell>
          <table:covered-table-cell table:style-name="ce20"/>
          <table:table-cell table:style-name="ce98" office:value-type="string" calcext:value-type="string" table:number-columns-spanned="2" table:number-rows-spanned="1">
            <text:p>Ladrón</text:p>
          </table:table-cell>
          <table:covered-table-cell table:style-name="ce20"/>
          <table:table-cell table:style-name="ce98" office:value-type="string" calcext:value-type="string" table:number-columns-spanned="2" table:number-rows-spanned="1">
            <text:p>Bribón</text:p>
          </table:table-cell>
          <table:covered-table-cell table:style-name="ce20"/>
          <table:table-cell table:style-name="ce98" office:value-type="string" calcext:value-type="string" table:number-columns-spanned="2" table:number-rows-spanned="1">
            <text:p>Monje Guerrero</text:p>
          </table:table-cell>
          <table:covered-table-cell table:style-name="ce20"/>
          <table:table-cell table:style-name="ce98" office:value-type="string" calcext:value-type="string" table:number-columns-spanned="2" table:number-rows-spanned="1">
            <text:p>Mago</text:p>
          </table:table-cell>
          <table:covered-table-cell table:style-name="ce20"/>
          <table:table-cell table:style-name="ce98" office:value-type="string" calcext:value-type="string" table:number-columns-spanned="2" table:number-rows-spanned="1">
            <text:p>Ilusionista</text:p>
          </table:table-cell>
          <table:covered-table-cell table:style-name="ce20"/>
          <table:table-cell table:style-name="ce98" office:value-type="string" calcext:value-type="string" table:number-columns-spanned="2" table:number-rows-spanned="1">
            <text:p>Alquimista</text:p>
          </table:table-cell>
          <table:covered-table-cell table:style-name="ce20"/>
          <table:table-cell table:style-name="ce98" office:value-type="string" calcext:value-type="string" table:number-columns-spanned="2" table:number-rows-spanned="1">
            <text:p>Clérigo</text:p>
          </table:table-cell>
          <table:covered-table-cell table:style-name="ce20"/>
          <table:table-cell table:style-name="ce98" office:value-type="string" calcext:value-type="string" table:number-columns-spanned="2" table:number-rows-spanned="1">
            <text:p>Animista</text:p>
          </table:table-cell>
          <table:covered-table-cell table:style-name="ce20"/>
          <table:table-cell table:style-name="ce98" office:value-type="string" calcext:value-type="string" table:number-columns-spanned="2" table:number-rows-spanned="1">
            <text:p>Sanador</text:p>
          </table:table-cell>
          <table:covered-table-cell table:style-name="ce20"/>
          <table:table-cell table:style-name="ce60" office:value-type="string" calcext:value-type="string" table:number-columns-spanned="2" table:number-rows-spanned="1">
            <text:p>Mentalista</text:p>
          </table:table-cell>
          <table:covered-table-cell table:style-name="ce20"/>
          <table:table-cell table:style-name="ce60" office:value-type="string" calcext:value-type="string" table:number-columns-spanned="2" table:number-rows-spanned="1">
            <text:p>Curandero</text:p>
          </table:table-cell>
          <table:covered-table-cell table:style-name="ce20"/>
          <table:table-cell table:style-name="ce60" office:value-type="string" calcext:value-type="string" table:number-columns-spanned="2" table:number-rows-spanned="1">
            <text:p>Vidente</text:p>
          </table:table-cell>
          <table:covered-table-cell table:style-name="ce20"/>
          <table:table-cell table:style-name="ce98" office:value-type="string" calcext:value-type="string" table:number-columns-spanned="2" table:number-rows-spanned="1">
            <text:p>Brujo</text:p>
          </table:table-cell>
          <table:covered-table-cell table:style-name="ce20"/>
          <table:table-cell table:style-name="ce98" office:value-type="string" calcext:value-type="string" table:number-columns-spanned="2" table:number-rows-spanned="1">
            <text:p>Místico</text:p>
          </table:table-cell>
          <table:covered-table-cell table:style-name="ce20"/>
          <table:table-cell table:style-name="ce98" office:value-type="string" calcext:value-type="string" table:number-columns-spanned="2" table:number-rows-spanned="1">
            <text:p>Astrólogo</text:p>
          </table:table-cell>
          <table:covered-table-cell table:style-name="ce20"/>
          <table:table-cell table:style-name="ce98" office:value-type="string" calcext:value-type="string" table:number-columns-spanned="2" table:number-rows-spanned="1">
            <text:p>Monje</text:p>
          </table:table-cell>
          <table:covered-table-cell table:style-name="ce20"/>
          <table:table-cell table:style-name="ce98" office:value-type="string" calcext:value-type="string" table:number-columns-spanned="2" table:number-rows-spanned="1">
            <text:p>Guardabosques</text:p>
          </table:table-cell>
          <table:covered-table-cell table:style-name="ce20"/>
          <table:table-cell table:style-name="ce98" office:value-type="string" calcext:value-type="string" table:number-columns-spanned="2" table:number-rows-spanned="1">
            <text:p>Bardo</text:p>
          </table:table-cell>
          <table:covered-table-cell table:style-name="ce20"/>
          <table:table-cell table:style-name="ce9" table:number-columns-repeated="19"/>
          <table:table-cell table:number-columns-repeated="3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Filo 1 Mano</text:p>
          </table:table-cell>
          <table:table-cell table:style-name="ce23" office:value-type="string" calcext:value-type="string">
            <text:p>BO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8" office:value-type="string" calcext:value-type="string">
            <text:p>Contundente</text:p>
          </table:table-cell>
          <table:table-cell table:style-name="ce23" office:value-type="string" calcext:value-type="string">
            <text:p>BO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5" calcext:value-type="float">
            <text:p>15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Arma 2 Manos</text:p>
          </table:table-cell>
          <table:table-cell table:style-name="ce23" office:value-type="string" calcext:value-type="string">
            <text:p>BO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Arcos</text:p>
          </table:table-cell>
          <table:table-cell table:style-name="ce23" office:value-type="string" calcext:value-type="string">
            <text:p>BO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De asta</text:p>
          </table:table-cell>
          <table:table-cell table:style-name="ce23" office:value-type="string" calcext:value-type="string">
            <text:p>BO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Arrojadizas</text:p>
          </table:table-cell>
          <table:table-cell table:style-name="ce23" office:value-type="string" calcext:value-type="string">
            <text:p>BO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Trepar</text:p>
          </table:table-cell>
          <table:table-cell table:style-name="ce23" office:value-type="string" calcext:value-type="string">
            <text:p>MD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3"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Nadar</text:p>
          </table:table-cell>
          <table:table-cell table:style-name="ce23" office:value-type="string" calcext:value-type="string">
            <text:p>M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Montar</text:p>
          </table:table-cell>
          <table:table-cell table:style-name="ce23" office:value-type="string" calcext:value-type="string">
            <text:p>M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3"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Desact. Trampas</text:p>
          </table:table-cell>
          <table:table-cell table:style-name="ce23" office:value-type="string" calcext:value-type="string">
            <text:p>M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Forzar Cerraduras</text:p>
          </table:table-cell>
          <table:table-cell table:style-name="ce23" office:value-type="string" calcext:value-type="string">
            <text:p>M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Acechar</text:p>
          </table:table-cell>
          <table:table-cell table:style-name="ce23" office:value-type="string" calcext:value-type="string">
            <text:p>M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Ocultarse</text:p>
          </table:table-cell>
          <table:table-cell table:style-name="ce23" office:value-type="string" calcext:value-type="string">
            <text:p>M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Percepción</text:p>
          </table:table-cell>
          <table:table-cell table:style-name="ce23" office:value-type="string" calcext:value-type="string">
            <text:p>P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Aprender Hechizos</text:p>
          </table:table-cell>
          <table:table-cell table:style-name="ce23" office:value-type="string" calcext:value-type="string">
            <text:p>HB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8" calcext:value-type="float">
            <text:p>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*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*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Runas</text:p>
          </table:table-cell>
          <table:table-cell table:style-name="ce23" office:value-type="string" calcext:value-type="string">
            <text:p>HO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3"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Bastones y Varitas</text:p>
          </table:table-cell>
          <table:table-cell table:style-name="ce23" office:value-type="string" calcext:value-type="string">
            <text:p>HO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3"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Canalización</text:p>
          </table:table-cell>
          <table:table-cell table:style-name="ce23" office:value-type="string" calcext:value-type="string">
            <text:p>BO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20" calcext:value-type="float">
            <text:p>20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8" calcext:value-type="float">
            <text:p>8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Proyectil de Agua</text:p>
          </table:table-cell>
          <table:table-cell table:style-name="ce23" office:value-type="string" calcext:value-type="string">
            <text:p>HD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3"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Proyectil de Fuego</text:p>
          </table:table-cell>
          <table:table-cell table:style-name="ce23" office:value-type="string" calcext:value-type="string">
            <text:p>HD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3"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Proyectil de Hielo</text:p>
          </table:table-cell>
          <table:table-cell table:style-name="ce23" office:value-type="string" calcext:value-type="string">
            <text:p>HD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3"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Proyectil de Luz</text:p>
          </table:table-cell>
          <table:table-cell table:style-name="ce23" office:value-type="string" calcext:value-type="string">
            <text:p>HD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3"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Proyectil de Electricidad</text:p>
          </table:table-cell>
          <table:table-cell table:style-name="ce23" office:value-type="string" calcext:value-type="string">
            <text:p>HD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3"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Emboscar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Lingüística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*</text:p>
          </table:table-cell>
          <table:table-cell table:number-columns-repeated="3"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*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*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Mov. Adrenales</text:p>
          </table:table-cell>
          <table:table-cell table:style-name="ce23" office:value-type="string" calcext:value-type="string">
            <text:p>M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Defensa Adrenal</text:p>
          </table:table-cell>
          <table:table-cell table:style-name="ce23" office:value-type="string" calcext:value-type="string">
            <text:p>MD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20" calcext:value-type="float">
            <text:p>2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5" calcext:value-type="float">
            <text:p>15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Artes Marciales 1</text:p>
          </table:table-cell>
          <table:table-cell table:style-name="ce23" office:value-type="string" calcext:value-type="string">
            <text:p>BO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Artes Marciales 2</text:p>
          </table:table-cell>
          <table:table-cell table:style-name="ce23" office:value-type="string" calcext:value-type="string">
            <text:p>BO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Artes Marciales 3</text:p>
          </table:table-cell>
          <table:table-cell table:style-name="ce23" office:value-type="string" calcext:value-type="string">
            <text:p>BO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Artes Marciales 4</text:p>
          </table:table-cell>
          <table:table-cell table:style-name="ce23" office:value-type="string" calcext:value-type="string">
            <text:p>BO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Barridos y lanz. 1</text:p>
          </table:table-cell>
          <table:table-cell table:style-name="ce23" office:value-type="string" calcext:value-type="string">
            <text:p>BO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Barridos y lanz. 2</text:p>
          </table:table-cell>
          <table:table-cell table:style-name="ce23" office:value-type="string" calcext:value-type="string">
            <text:p>BO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Barridos y lanz. 3</text:p>
          </table:table-cell>
          <table:table-cell table:style-name="ce23" office:value-type="string" calcext:value-type="string">
            <text:p>BO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Barridos y lanz. 4</text:p>
          </table:table-cell>
          <table:table-cell table:style-name="ce23" office:value-type="string" calcext:value-type="string">
            <text:p>BO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Desarrollo Corporal</text:p>
          </table:table-cell>
          <table:table-cell table:style-name="ce23" office:value-type="string" calcext:value-type="string">
            <text:p>DC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3"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Cuero Blando</text:p>
          </table:table-cell>
          <table:table-cell table:style-name="ce23" office:value-type="string" calcext:value-type="string">
            <text:p>MD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*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*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*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Cuero Rígido</text:p>
          </table:table-cell>
          <table:table-cell table:style-name="ce23" office:value-type="string" calcext:value-type="string">
            <text:p>MD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*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*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*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Cota de malla</text:p>
          </table:table-cell>
          <table:table-cell table:style-name="ce23" office:value-type="string" calcext:value-type="string">
            <text:p>M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*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*</text:p>
          </table:table-cell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*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Armadura</text:p>
          </table:table-cell>
          <table:table-cell table:style-name="ce23" office:value-type="string" calcext:value-type="string">
            <text:p>M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*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*</text:p>
          </table:table-cell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*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Acrobacia</text:p>
          </table:table-cell>
          <table:table-cell table:style-name="ce23" office:value-type="string" calcext:value-type="string">
            <text:p>M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Actuar</text:p>
          </table:table-cell>
          <table:table-cell table:style-name="ce23" office:value-type="string" calcext:value-type="string">
            <text:p>M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Agil. Manual</text:p>
          </table:table-cell>
          <table:table-cell table:style-name="ce23" office:value-type="string" calcext:value-type="string">
            <text:p>M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Astronomía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Baile</text:p>
          </table:table-cell>
          <table:table-cell table:style-name="ce23" office:value-type="string" calcext:value-type="string">
            <text:p>M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Caídas</text:p>
          </table:table-cell>
          <table:table-cell table:style-name="ce23" office:value-type="string" calcext:value-type="string">
            <text:p>DC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Canto</text:p>
          </table:table-cell>
          <table:table-cell table:style-name="ce23" office:value-type="string" calcext:value-type="string">
            <text:p>M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Cocina</text:p>
          </table:table-cell>
          <table:table-cell table:style-name="ce23" office:value-type="string" calcext:value-type="string">
            <text:p>M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Comercio</text:p>
          </table:table-cell>
          <table:table-cell table:style-name="ce23" office:value-type="string" calcext:value-type="string">
            <text:p>M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Const. Trampas</text:p>
          </table:table-cell>
          <table:table-cell table:style-name="ce23" office:value-type="string" calcext:value-type="string">
            <text:p>M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Contorsionismo</text:p>
          </table:table-cell>
          <table:table-cell table:style-name="ce23" office:value-type="string" calcext:value-type="string">
            <text:p>M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Cuevas</text:p>
          </table:table-cell>
          <table:table-cell table:style-name="ce23" office:value-type="string" calcext:value-type="string">
            <text:p>M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Curtición</text:p>
          </table:table-cell>
          <table:table-cell table:style-name="ce23" office:value-type="string" calcext:value-type="string">
            <text:p>M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Dom. Hechiz.</text:p>
          </table:table-cell>
          <table:table-cell table:style-name="ce23" office:value-type="string" calcext:value-type="string">
            <text:p>HB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Esc. Madera</text:p>
          </table:table-cell>
          <table:table-cell table:style-name="ce23" office:value-type="string" calcext:value-type="string">
            <text:p>HO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Esc. Piedra</text:p>
          </table:table-cell>
          <table:table-cell table:style-name="ce23" office:value-type="string" calcext:value-type="string">
            <text:p>HO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Esquí</text:p>
          </table:table-cell>
          <table:table-cell table:style-name="ce23" office:value-type="string" calcext:value-type="string">
            <text:p>M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Fabr. Flechas</text:p>
          </table:table-cell>
          <table:table-cell table:style-name="ce23" office:value-type="string" calcext:value-type="string">
            <text:p>HO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Falsificación</text:p>
          </table:table-cell>
          <table:table-cell table:style-name="ce23" office:value-type="string" calcext:value-type="string">
            <text:p>M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Forrajeo</text:p>
          </table:table-cell>
          <table:table-cell table:style-name="ce23" office:value-type="string" calcext:value-type="string">
            <text:p>M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Frenesí</text:p>
          </table:table-cell>
          <table:table-cell table:style-name="ce23" office:value-type="string" calcext:value-type="string">
            <text:p>M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Oratoria</text:p>
          </table:table-cell>
          <table:table-cell table:style-name="ce23" office:value-type="string" calcext:value-type="string">
            <text:p>M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Herrería</text:p>
          </table:table-cell>
          <table:table-cell table:style-name="ce23" office:value-type="string" calcext:value-type="string">
            <text:p>MD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Inmovilización</text:p>
          </table:table-cell>
          <table:table-cell table:style-name="ce23" office:value-type="string" calcext:value-type="string">
            <text:p>M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Juego</text:p>
          </table:table-cell>
          <table:table-cell table:style-name="ce23" office:value-type="string" calcext:value-type="string">
            <text:p>M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Manejo Cuerdas</text:p>
          </table:table-cell>
          <table:table-cell table:style-name="ce23" office:value-type="string" calcext:value-type="string">
            <text:p>HO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Matemáticas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Meditación</text:p>
          </table:table-cell>
          <table:table-cell table:style-name="ce23" office:value-type="string" calcext:value-type="string">
            <text:p>P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Música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Navegación</text:p>
          </table:table-cell>
          <table:table-cell table:style-name="ce23" office:value-type="string" calcext:value-type="string">
            <text:p>DC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Pastoreo</text:p>
          </table:table-cell>
          <table:table-cell table:style-name="ce23" office:value-type="string" calcext:value-type="string">
            <text:p>MD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1º Auxilios</text:p>
          </table:table-cell>
          <table:table-cell table:style-name="ce23" office:value-type="string" calcext:value-type="string">
            <text:p>M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Pronos. Tiempo</text:p>
          </table:table-cell>
          <table:table-cell table:style-name="ce23" office:value-type="string" calcext:value-type="string">
            <text:p>P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Remo</text:p>
          </table:table-cell>
          <table:table-cell table:style-name="ce23" office:value-type="string" calcext:value-type="string">
            <text:p>MD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Seducción</text:p>
          </table:table-cell>
          <table:table-cell table:style-name="ce23" office:value-type="string" calcext:value-type="string">
            <text:p>M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Seguir Rastros</text:p>
          </table:table-cell>
          <table:table-cell table:style-name="ce23" office:value-type="string" calcext:value-type="string">
            <text:p>MD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Señales</text:p>
          </table:table-cell>
          <table:table-cell table:style-name="ce23" office:value-type="string" calcext:value-type="string">
            <text:p>M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Vela</text:p>
          </table:table-cell>
          <table:table-cell table:style-name="ce23" office:value-type="string" calcext:value-type="string">
            <text:p>M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Veterinaria</text:p>
          </table:table-cell>
          <table:table-cell table:style-name="ce23" office:value-type="string" calcext:value-type="string">
            <text:p>M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47" office:value-type="string" calcext:value-type="string">
            <text:p>Zambullida</text:p>
          </table:table-cell>
          <table:table-cell table:style-name="ce23" office:value-type="string" calcext:value-type="string">
            <text:p>M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9" table:number-columns-repeated="20"/>
          <table:table-cell table:number-columns-repeated="2"/>
        </table:table-row>
        <table:table-row table:style-name="ro2">
          <table:table-cell table:style-name="ce9" table:number-columns-repeated="62"/>
          <table:table-cell table:number-columns-repeated="2"/>
        </table:table-row>
        <table:table-row table:style-name="ro2">
          <table:table-cell table:style-name="ce9" table:number-columns-repeated="2"/>
          <table:table-cell table:style-name="ce54" office:value-type="string" calcext:value-type="string">
            <text:p>Profesión</text:p>
          </table:table-cell>
          <table:table-cell table:style-name="ce57" office:value-type="string" calcext:value-type="string">
            <text:p>BO</text:p>
          </table:table-cell>
          <table:table-cell table:style-name="ce57" office:value-type="string" calcext:value-type="string">
            <text:p>DC</text:p>
          </table:table-cell>
          <table:table-cell table:style-name="ce57" office:value-type="string" calcext:value-type="string">
            <text:p>E</text:p>
          </table:table-cell>
          <table:table-cell table:style-name="ce57" office:value-type="string" calcext:value-type="string">
            <text:p>HD</text:p>
          </table:table-cell>
          <table:table-cell table:style-name="ce57" office:value-type="string" calcext:value-type="string">
            <text:p>HO</text:p>
          </table:table-cell>
          <table:table-cell table:style-name="ce57" office:value-type="string" calcext:value-type="string">
            <text:p>MD</text:p>
          </table:table-cell>
          <table:table-cell table:style-name="ce57" office:value-type="string" calcext:value-type="string">
            <text:p>MS</text:p>
          </table:table-cell>
          <table:table-cell table:style-name="ce57" office:value-type="string" calcext:value-type="string">
            <text:p>P</text:p>
          </table:table-cell>
          <table:table-cell table:style-name="ce54" office:value-type="string" calcext:value-type="string">
            <text:p>HB</text:p>
          </table:table-cell>
          <table:table-cell table:style-name="ce9" table:number-columns-repeated="5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Guerrero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5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Ladrón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4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5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Bribón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5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Monje Guerrero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5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Mago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Ilusionista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Alquimista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Clerigo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Animista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Sanador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Mentalista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5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Curandero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Vidente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Brujo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5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Místico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5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Astrólogo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Monje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4" table:style-name="ce58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5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Guardabosques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4" table:style-name="ce58" office:value-type="float" office:value="0" calcext:value-type="float">
            <text:p>0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50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Bardo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5" table:style-name="ce9" office:value-type="float" office:value="1" calcext:value-type="float">
            <text:p>1</text:p>
          </table:table-cell>
          <table:table-cell table:style-name="ce9" table:number-columns-repeated="50"/>
          <table:table-cell table:number-columns-repeated="2"/>
        </table:table-row>
        <table:table-row table:style-name="ro2" table:number-rows-repeated="2">
          <table:table-cell table:style-name="ce9" table:number-columns-repeated="62"/>
          <table:table-cell table:number-columns-repeated="2"/>
        </table:table-row>
        <table:table-row table:style-name="ro2">
          <table:table-cell table:style-name="ce9" table:number-columns-repeated="2"/>
          <table:table-cell table:style-name="ce26" office:value-type="string" calcext:value-type="string">
            <text:p>Tabla 15.3.3 Manual de personajes – pág 51 – Tabla de Armaduras</text:p>
          </table:table-cell>
          <table:table-cell table:style-name="ce9" table:number-columns-repeated="59"/>
          <table:table-cell table:number-columns-repeated="2"/>
        </table:table-row>
        <table:table-row table:style-name="ro2">
          <table:table-cell table:style-name="ce9" table:number-columns-repeated="2"/>
          <table:table-cell table:style-name="ce54" office:value-type="string" calcext:value-type="string">
            <text:p>TA</text:p>
          </table:table-cell>
          <table:table-cell table:style-name="ce54" office:value-type="string" calcext:value-type="string">
            <text:p>MminMan</text:p>
          </table:table-cell>
          <table:table-cell table:style-name="ce54" office:value-type="string" calcext:value-type="string">
            <text:p>MmaxMan</text:p>
          </table:table-cell>
          <table:table-cell table:style-name="ce54" office:value-type="string" calcext:value-type="string">
            <text:p>Proy.</text:p>
          </table:table-cell>
          <table:table-cell table:style-name="ce54" office:value-type="string" calcext:value-type="string">
            <text:p>Rapidez</text:p>
          </table:table-cell>
          <table:table-cell table:style-name="ce9" table:number-columns-repeated="55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table:number-columns-repeated="55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float" office:value="2" calcext:value-type="float">
            <text:p>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table:number-columns-repeated="55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table:number-columns-repeated="55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float" office:value="4" calcext:value-type="float">
            <text:p>4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table:number-columns-repeated="55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float" office:value="5" calcext:value-type="float">
            <text:p>5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table:number-columns-repeated="55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55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float" office:value="7" calcext:value-type="float">
            <text:p>7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55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float" office:value="8" calcext:value-type="float">
            <text:p>8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2" table:style-name="ce9" office:value-type="float" office:value="15" calcext:value-type="float">
            <text:p>15</text:p>
          </table:table-cell>
          <table:table-cell table:style-name="ce9" table:number-columns-repeated="55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float" office:value="9" calcext:value-type="float">
            <text:p>9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number-columns-repeated="55"/>
          <table:table-cell table:number-columns-repeated="2"/>
        </table:table-row>
        <table:table-row table:style-name="ro2">
          <table:table-cell table:style-name="ce9" table:number-columns-repeated="2"/>
          <table:table-cell table:number-columns-repeated="2" table:style-name="ce9" office:value-type="float" office:value="10" calcext:value-type="float">
            <text:p>10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55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float" office:value="11" calcext:value-type="float">
            <text:p>1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55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55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float" office:value="13" calcext:value-type="float">
            <text:p>1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55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90" calcext:value-type="float">
            <text:p>90</text:p>
          </table:table-cell>
          <table:table-cell table:number-columns-repeated="2" table:style-name="ce9" office:value-type="float" office:value="10" calcext:value-type="float">
            <text:p>10</text:p>
          </table:table-cell>
          <table:table-cell table:style-name="ce9" table:number-columns-repeated="55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float" office:value="15" calcext:value-type="float">
            <text:p>1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20" calcext:value-type="float">
            <text:p>20</text:p>
          </table:table-cell>
          <table:table-cell table:style-name="ce9" table:number-columns-repeated="55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float" office:value="16" calcext:value-type="float">
            <text:p>1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30" calcext:value-type="float">
            <text:p>130</text:p>
          </table:table-cell>
          <table:table-cell table:number-columns-repeated="2" table:style-name="ce9" office:value-type="float" office:value="20" calcext:value-type="float">
            <text:p>20</text:p>
          </table:table-cell>
          <table:table-cell table:style-name="ce9" table:number-columns-repeated="55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float" office:value="17" calcext:value-type="float">
            <text:p>1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55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55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float" office:value="19" calcext:value-type="float">
            <text:p>19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30" calcext:value-type="float">
            <text:p>30</text:p>
          </table:table-cell>
          <table:table-cell table:style-name="ce9" table:number-columns-repeated="55"/>
          <table:table-cell table:number-columns-repeated="2"/>
        </table:table-row>
        <table:table-row table:style-name="ro2">
          <table:table-cell table:style-name="ce9" table:number-columns-repeated="2"/>
          <table:table-cell table:style-name="ce9" office:value-type="float" office:value="20" calcext:value-type="float">
            <text:p>20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165" calcext:value-type="float">
            <text:p>165</text:p>
          </table:table-cell>
          <table:table-cell table:number-columns-repeated="2" table:style-name="ce9" office:value-type="float" office:value="40" calcext:value-type="float">
            <text:p>40</text:p>
          </table:table-cell>
          <table:table-cell table:style-name="ce9" table:number-columns-repeated="55"/>
          <table:table-cell table:number-columns-repeated="2"/>
        </table:table-row>
        <table:table-row table:style-name="ro2" table:number-rows-repeated="795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icha1" table:style-name="ta7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20" table:default-cell-style-name="Default"/>
        <table:table-column table:style-name="co3" table:number-columns-repeated="996" table:default-cell-style-name="Default"/>
        <table:table-row table:style-name="ro1">
          <table:table-cell table:style-name="ce109" office:value-type="string" calcext:value-type="string" table:number-columns-spanned="8" table:number-rows-spanned="1">
            <text:p>HOJA DE PERSONAJE (1/4)</text:p>
          </table:table-cell>
          <table:covered-table-cell table:number-columns-repeated="6" table:style-name="ce122"/>
          <table:covered-table-cell table:style-name="ce153"/>
          <table:table-cell table:style-name="ce203" table:number-columns-repeated="19"/>
          <table:table-cell table:number-columns-repeated="997"/>
        </table:table-row>
        <table:table-row table:style-name="ro2">
          <table:table-cell table:style-name="ce110" office:value-type="string" calcext:value-type="string" table:number-columns-spanned="8" table:number-rows-spanned="1">
            <text:p>Información general</text:p>
          </table:table-cell>
          <table:covered-table-cell table:number-columns-repeated="6" table:style-name="ce238"/>
          <table:covered-table-cell table:style-name="ce264"/>
          <table:table-cell table:style-name="ce161" table:number-columns-repeated="19"/>
          <table:table-cell table:style-name="ce159" table:number-columns-repeated="997"/>
        </table:table-row>
        <table:table-row table:style-name="ro2">
          <table:table-cell table:style-name="ce111" office:value-type="string" calcext:value-type="string">
            <text:p>Nombre</text:p>
          </table:table-cell>
          <table:table-cell table:style-name="ce124" table:formula="of:=[$Inicio.C5]" office:value-type="float" office:value="0" calcext:value-type="float">
            <text:p>0</text:p>
          </table:table-cell>
          <table:table-cell table:style-name="ce134"/>
          <table:table-cell table:style-name="ce161"/>
          <table:table-cell table:style-name="ce125" office:value-type="string" calcext:value-type="string">
            <text:p>IDIOMA</text:p>
          </table:table-cell>
          <table:table-cell table:style-name="ce161"/>
          <table:table-cell table:style-name="ce145" office:value-type="string" calcext:value-type="string" table:number-columns-spanned="2" table:number-rows-spanned="1">
            <text:p>RANGO</text:p>
          </table:table-cell>
          <table:covered-table-cell table:style-name="ce265"/>
          <table:table-cell table:style-name="ce161" table:number-columns-repeated="19"/>
          <table:table-cell table:style-name="ce159" table:number-columns-repeated="997"/>
        </table:table-row>
        <table:table-row table:style-name="ro2">
          <table:table-cell table:style-name="ce111" office:value-type="string" calcext:value-type="string">
            <text:p>Raza</text:p>
          </table:table-cell>
          <table:table-cell table:style-name="ce125" table:formula="of:=[$Inicio.C14]" office:value-type="string" office:string-value="Hombre común" calcext:value-type="string">
            <text:p>Hombre común</text:p>
          </table:table-cell>
          <table:table-cell table:style-name="ce134"/>
          <table:table-cell table:style-name="ce161" table:number-columns-repeated="3"/>
          <table:table-cell table:style-name="ce125" office:value-type="string" calcext:value-type="string">
            <text:p>Hablado</text:p>
          </table:table-cell>
          <table:table-cell table:style-name="ce194" office:value-type="string" calcext:value-type="string">
            <text:p>Escrito</text:p>
          </table:table-cell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1" office:value-type="string" calcext:value-type="string">
            <text:p>Altura</text:p>
          </table:table-cell>
          <table:table-cell table:style-name="ce126" table:formula="of:=[$Inicio.C24]" office:value-type="string" office:string-value="" calcext:value-type="error">
            <text:p>#N/A</text:p>
          </table:table-cell>
          <table:table-cell table:style-name="ce135" office:value-type="string" calcext:value-type="string">
            <text:p>Cabello</text:p>
          </table:table-cell>
          <table:table-cell table:style-name="ce161"/>
          <table:table-cell table:style-name="ce144" office:value-type="string" calcext:value-type="string" table:number-columns-spanned="2" table:number-rows-spanned="1">
            <text:p>1)</text:p>
          </table:table-cell>
          <table:covered-table-cell table:style-name="ce159"/>
          <table:table-cell table:style-name="ce125"/>
          <table:table-cell table:style-name="ce194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1" office:value-type="string" calcext:value-type="string">
            <text:p>Peso</text:p>
          </table:table-cell>
          <table:table-cell table:style-name="ce127" table:formula="of:=[$Inicio.C25]" office:value-type="float" office:value="0" calcext:value-type="float">
            <text:p>0 Kg</text:p>
          </table:table-cell>
          <table:table-cell table:style-name="ce136" table:formula="of:=[$Inicio.E24]" office:value-type="float" office:value="0" calcext:value-type="float" table:number-columns-spanned="2" table:number-rows-spanned="1">
            <text:p>0</text:p>
          </table:table-cell>
          <table:covered-table-cell table:style-name="ce159"/>
          <table:table-cell table:style-name="ce144" office:value-type="string" calcext:value-type="string" table:number-columns-spanned="2" table:number-rows-spanned="1">
            <text:p>2)</text:p>
          </table:table-cell>
          <table:covered-table-cell table:style-name="ce159"/>
          <table:table-cell table:style-name="ce125"/>
          <table:table-cell table:style-name="ce194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1" office:value-type="string" calcext:value-type="string">
            <text:p>Edad</text:p>
          </table:table-cell>
          <table:table-cell table:style-name="ce128" table:formula="of:=[$Inicio.C26]" office:value-type="float" office:value="0" calcext:value-type="float">
            <text:p>0 años</text:p>
          </table:table-cell>
          <table:table-cell table:style-name="ce135" office:value-type="string" calcext:value-type="string">
            <text:p>Ojos</text:p>
          </table:table-cell>
          <table:table-cell table:style-name="ce161"/>
          <table:table-cell table:style-name="ce144" office:value-type="string" calcext:value-type="string" table:number-columns-spanned="2" table:number-rows-spanned="1">
            <text:p>3)</text:p>
          </table:table-cell>
          <table:covered-table-cell table:style-name="ce159"/>
          <table:table-cell table:style-name="ce125"/>
          <table:table-cell table:style-name="ce194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1" office:value-type="string" calcext:value-type="string">
            <text:p>Apariencia</text:p>
          </table:table-cell>
          <table:table-cell table:style-name="ce129" table:formula="of:=[$Inicio.C28]" office:value-type="float" office:value="0" calcext:value-type="float">
            <text:p>0</text:p>
          </table:table-cell>
          <table:table-cell table:style-name="ce136" table:formula="of:=[$Inicio.E25]" office:value-type="float" office:value="0" calcext:value-type="float" table:number-columns-spanned="2" table:number-rows-spanned="1">
            <text:p>0</text:p>
          </table:table-cell>
          <table:covered-table-cell table:style-name="ce159"/>
          <table:table-cell table:style-name="ce144" office:value-type="string" calcext:value-type="string" table:number-columns-spanned="2" table:number-rows-spanned="1">
            <text:p>4)</text:p>
          </table:table-cell>
          <table:covered-table-cell table:style-name="ce159"/>
          <table:table-cell table:style-name="ce125"/>
          <table:table-cell table:style-name="ce194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1" office:value-type="string" calcext:value-type="string">
            <text:p>Porte</text:p>
          </table:table-cell>
          <table:table-cell table:style-name="ce125" table:formula="of:=[$Inicio.E28]" office:value-type="float" office:value="0" calcext:value-type="float">
            <text:p>0</text:p>
          </table:table-cell>
          <table:table-cell table:style-name="ce134"/>
          <table:table-cell table:style-name="ce161"/>
          <table:table-cell table:style-name="ce144" office:value-type="string" calcext:value-type="string" table:number-columns-spanned="2" table:number-rows-spanned="1">
            <text:p>5)</text:p>
          </table:table-cell>
          <table:covered-table-cell table:style-name="ce159"/>
          <table:table-cell table:style-name="ce125"/>
          <table:table-cell table:style-name="ce194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1" office:value-type="string" calcext:value-type="string">
            <text:p>Especial</text:p>
          </table:table-cell>
          <table:table-cell table:style-name="ce125"/>
          <table:table-cell table:style-name="ce134"/>
          <table:table-cell table:style-name="ce161"/>
          <table:table-cell table:style-name="ce144" office:value-type="string" calcext:value-type="string" table:number-columns-spanned="2" table:number-rows-spanned="1">
            <text:p>6)</text:p>
          </table:table-cell>
          <table:covered-table-cell table:style-name="ce159"/>
          <table:table-cell table:style-name="ce125"/>
          <table:table-cell table:style-name="ce194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1" office:value-type="string" calcext:value-type="string">
            <text:p>Profesión</text:p>
          </table:table-cell>
          <table:table-cell table:style-name="ce125" table:formula="of:=[$Inicio.C8]" office:value-type="string" office:string-value="Guerrero" calcext:value-type="string">
            <text:p>Guerrero</text:p>
          </table:table-cell>
          <table:table-cell table:style-name="ce134"/>
          <table:table-cell table:style-name="ce161"/>
          <table:table-cell table:style-name="ce144" office:value-type="string" calcext:value-type="string" table:number-columns-spanned="2" table:number-rows-spanned="1">
            <text:p>7)</text:p>
          </table:table-cell>
          <table:covered-table-cell table:style-name="ce159"/>
          <table:table-cell table:style-name="ce125"/>
          <table:table-cell table:style-name="ce194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1" office:value-type="string" calcext:value-type="string">
            <text:p>Nivel</text:p>
          </table:table-cell>
          <table:table-cell table:style-name="ce125" table:formula="of:=[$Inicio.G4]" office:value-type="float" office:value="0" calcext:value-type="float">
            <text:p>0</text:p>
          </table:table-cell>
          <table:table-cell table:style-name="ce134"/>
          <table:table-cell table:style-name="ce161"/>
          <table:table-cell table:style-name="ce144" office:value-type="string" calcext:value-type="string" table:number-columns-spanned="2" table:number-rows-spanned="1">
            <text:p>8)</text:p>
          </table:table-cell>
          <table:covered-table-cell table:style-name="ce159"/>
          <table:table-cell table:style-name="ce125"/>
          <table:table-cell table:style-name="ce194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2" office:value-type="string" calcext:value-type="string">
            <text:p>Ptos. Exp.</text:p>
          </table:table-cell>
          <table:table-cell table:style-name="ce130" table:formula="of:=[$Inicio.G5]" office:value-type="float" office:value="0" calcext:value-type="float">
            <text:p>0</text:p>
          </table:table-cell>
          <table:table-cell table:style-name="ce137"/>
          <table:table-cell table:style-name="ce142"/>
          <table:table-cell table:style-name="ce142" office:value-type="string" calcext:value-type="string" table:number-columns-spanned="2" table:number-rows-spanned="1">
            <text:p>9)</text:p>
          </table:table-cell>
          <table:covered-table-cell table:style-name="ce246"/>
          <table:table-cell table:style-name="ce130"/>
          <table:table-cell table:style-name="ce195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0" office:value-type="string" calcext:value-type="string" table:number-columns-spanned="8" table:number-rows-spanned="1">
            <text:p>Información de características</text:p>
          </table:table-cell>
          <table:covered-table-cell table:number-columns-repeated="6" table:style-name="ce238"/>
          <table:covered-table-cell table:style-name="ce264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3"/>
          <table:table-cell table:style-name="ce161"/>
          <table:table-cell table:style-name="ce138" office:value-type="string" calcext:value-type="string">
            <text:p>Temporal</text:p>
          </table:table-cell>
          <table:table-cell table:style-name="ce138" office:value-type="string" calcext:value-type="string">
            <text:p>Potencial</text:p>
          </table:table-cell>
          <table:table-cell table:style-name="ce138" office:value-type="string" calcext:value-type="string">
            <text:p>Desarrollo</text:p>
          </table:table-cell>
          <table:table-cell table:style-name="ce138" office:value-type="string" calcext:value-type="string">
            <text:p>Bon. Normal</text:p>
          </table:table-cell>
          <table:table-cell table:style-name="ce138" office:value-type="string" calcext:value-type="string">
            <text:p>Bon. Raza</text:p>
          </table:table-cell>
          <table:table-cell table:style-name="ce196" office:value-type="string" calcext:value-type="string">
            <text:p>Bon. Total</text:p>
          </table:table-cell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4" office:value-type="string" calcext:value-type="string" table:number-columns-spanned="2" table:number-rows-spanned="1">
            <text:p>Constitución</text:p>
          </table:table-cell>
          <table:covered-table-cell table:style-name="ce159"/>
          <table:table-cell table:style-name="ce125" table:formula="of:=[$Caracteristicas.C21]" office:value-type="float" office:value="0" calcext:value-type="float">
            <text:p>0</text:p>
          </table:table-cell>
          <table:table-cell table:style-name="ce125" table:formula="of:=[$Caracteristicas.D21]" office:value-type="float" office:value="0" calcext:value-type="float">
            <text:p>0</text:p>
          </table:table-cell>
          <table:table-cell table:style-name="ce125" table:formula="of:=[$Caracteristicas.E21]" office:value-type="string" office:string-value="" calcext:value-type="error">
            <text:p>#N/A</text:p>
          </table:table-cell>
          <table:table-cell table:style-name="ce125" table:formula="of:=[$Caracteristicas.F21]" office:value-type="string" office:string-value="" calcext:value-type="error">
            <text:p>#N/A</text:p>
          </table:table-cell>
          <table:table-cell table:style-name="ce125" table:formula="of:=[$Caracteristicas.G21]" office:value-type="float" office:value="0" calcext:value-type="float">
            <text:p>0</text:p>
          </table:table-cell>
          <table:table-cell table:style-name="ce194" table:formula="of:=[$Caracteristicas.H21]" office:value-type="string" office:string-value="" calcext:value-type="error">
            <text:p>#N/A</text:p>
          </table:table-cell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4" office:value-type="string" calcext:value-type="string" table:number-columns-spanned="2" table:number-rows-spanned="1">
            <text:p>Agilidad</text:p>
          </table:table-cell>
          <table:covered-table-cell table:style-name="ce159"/>
          <table:table-cell table:style-name="ce125" table:formula="of:=[$Caracteristicas.C22]" office:value-type="float" office:value="0" calcext:value-type="float">
            <text:p>0</text:p>
          </table:table-cell>
          <table:table-cell table:style-name="ce125" table:formula="of:=[$Caracteristicas.D22]" office:value-type="float" office:value="0" calcext:value-type="float">
            <text:p>0</text:p>
          </table:table-cell>
          <table:table-cell table:style-name="ce125" table:formula="of:=[$Caracteristicas.E22]" office:value-type="string" office:string-value="" calcext:value-type="error">
            <text:p>#N/A</text:p>
          </table:table-cell>
          <table:table-cell table:style-name="ce125" table:formula="of:=[$Caracteristicas.F22]" office:value-type="string" office:string-value="" calcext:value-type="error">
            <text:p>#N/A</text:p>
          </table:table-cell>
          <table:table-cell table:style-name="ce125" table:formula="of:=[$Caracteristicas.G22]" office:value-type="float" office:value="0" calcext:value-type="float">
            <text:p>0</text:p>
          </table:table-cell>
          <table:table-cell table:style-name="ce194" table:formula="of:=[$Caracteristicas.H22]" office:value-type="string" office:string-value="" calcext:value-type="error">
            <text:p>#N/A</text:p>
          </table:table-cell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4" office:value-type="string" calcext:value-type="string" table:number-columns-spanned="2" table:number-rows-spanned="1">
            <text:p>Autodisciplina</text:p>
          </table:table-cell>
          <table:covered-table-cell table:style-name="ce159"/>
          <table:table-cell table:style-name="ce125" table:formula="of:=[$Caracteristicas.C23]" office:value-type="float" office:value="0" calcext:value-type="float">
            <text:p>0</text:p>
          </table:table-cell>
          <table:table-cell table:style-name="ce125" table:formula="of:=[$Caracteristicas.D23]" office:value-type="float" office:value="0" calcext:value-type="float">
            <text:p>0</text:p>
          </table:table-cell>
          <table:table-cell table:style-name="ce125" table:formula="of:=[$Caracteristicas.E23]" office:value-type="string" office:string-value="" calcext:value-type="error">
            <text:p>#N/A</text:p>
          </table:table-cell>
          <table:table-cell table:style-name="ce125" table:formula="of:=[$Caracteristicas.F23]" office:value-type="string" office:string-value="" calcext:value-type="error">
            <text:p>#N/A</text:p>
          </table:table-cell>
          <table:table-cell table:style-name="ce125" table:formula="of:=[$Caracteristicas.G23]" office:value-type="float" office:value="-5" calcext:value-type="float">
            <text:p>-5</text:p>
          </table:table-cell>
          <table:table-cell table:style-name="ce194" table:formula="of:=[$Caracteristicas.H23]" office:value-type="string" office:string-value="" calcext:value-type="error">
            <text:p>#N/A</text:p>
          </table:table-cell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4" office:value-type="string" calcext:value-type="string" table:number-columns-spanned="2" table:number-rows-spanned="1">
            <text:p>Memoria</text:p>
          </table:table-cell>
          <table:covered-table-cell table:style-name="ce159"/>
          <table:table-cell table:style-name="ce125" table:formula="of:=[$Caracteristicas.C24]" office:value-type="float" office:value="0" calcext:value-type="float">
            <text:p>0</text:p>
          </table:table-cell>
          <table:table-cell table:style-name="ce125" table:formula="of:=[$Caracteristicas.D24]" office:value-type="float" office:value="0" calcext:value-type="float">
            <text:p>0</text:p>
          </table:table-cell>
          <table:table-cell table:style-name="ce125" table:formula="of:=[$Caracteristicas.E24]" office:value-type="string" office:string-value="" calcext:value-type="error">
            <text:p>#N/A</text:p>
          </table:table-cell>
          <table:table-cell table:style-name="ce125" table:formula="of:=[$Caracteristicas.F24]" office:value-type="string" office:string-value="" calcext:value-type="error">
            <text:p>#N/A</text:p>
          </table:table-cell>
          <table:table-cell table:style-name="ce125" table:formula="of:=[$Caracteristicas.G24]" office:value-type="float" office:value="0" calcext:value-type="float">
            <text:p>0</text:p>
          </table:table-cell>
          <table:table-cell table:style-name="ce194" table:formula="of:=[$Caracteristicas.H24]" office:value-type="string" office:string-value="" calcext:value-type="error">
            <text:p>#N/A</text:p>
          </table:table-cell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4" office:value-type="string" calcext:value-type="string" table:number-columns-spanned="2" table:number-rows-spanned="1">
            <text:p>Razón</text:p>
          </table:table-cell>
          <table:covered-table-cell table:style-name="ce159"/>
          <table:table-cell table:style-name="ce125" table:formula="of:=[$Caracteristicas.C25]" office:value-type="float" office:value="0" calcext:value-type="float">
            <text:p>0</text:p>
          </table:table-cell>
          <table:table-cell table:style-name="ce125" table:formula="of:=[$Caracteristicas.D25]" office:value-type="float" office:value="0" calcext:value-type="float">
            <text:p>0</text:p>
          </table:table-cell>
          <table:table-cell table:style-name="ce125" table:formula="of:=[$Caracteristicas.E25]" office:value-type="string" office:string-value="" calcext:value-type="error">
            <text:p>#N/A</text:p>
          </table:table-cell>
          <table:table-cell table:style-name="ce125" table:formula="of:=[$Caracteristicas.F25]" office:value-type="string" office:string-value="" calcext:value-type="error">
            <text:p>#N/A</text:p>
          </table:table-cell>
          <table:table-cell table:style-name="ce125" table:formula="of:=[$Caracteristicas.G25]" office:value-type="float" office:value="0" calcext:value-type="float">
            <text:p>0</text:p>
          </table:table-cell>
          <table:table-cell table:style-name="ce194" table:formula="of:=[$Caracteristicas.H25]" office:value-type="string" office:string-value="" calcext:value-type="error">
            <text:p>#N/A</text:p>
          </table:table-cell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4" office:value-type="string" calcext:value-type="string" table:number-columns-spanned="2" table:number-rows-spanned="1">
            <text:p>Fuerza</text:p>
          </table:table-cell>
          <table:covered-table-cell table:style-name="ce159"/>
          <table:table-cell table:style-name="ce125" table:formula="of:=[$Caracteristicas.C26]" office:value-type="float" office:value="0" calcext:value-type="float">
            <text:p>0</text:p>
          </table:table-cell>
          <table:table-cell table:style-name="ce125" table:formula="of:=[$Caracteristicas.D26]" office:value-type="float" office:value="0" calcext:value-type="float">
            <text:p>0</text:p>
          </table:table-cell>
          <table:table-cell table:style-name="ce138" office:value-type="string" calcext:value-type="string">
            <text:p>Total</text:p>
          </table:table-cell>
          <table:table-cell table:style-name="ce125" table:formula="of:=[$Caracteristicas.F26]" office:value-type="string" office:string-value="" calcext:value-type="error">
            <text:p>#N/A</text:p>
          </table:table-cell>
          <table:table-cell table:style-name="ce125" table:formula="of:=[$Caracteristicas.G26]" office:value-type="float" office:value="5" calcext:value-type="float">
            <text:p>5</text:p>
          </table:table-cell>
          <table:table-cell table:style-name="ce194" table:formula="of:=[$Caracteristicas.H26]" office:value-type="string" office:string-value="" calcext:value-type="error">
            <text:p>#N/A</text:p>
          </table:table-cell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4" office:value-type="string" calcext:value-type="string" table:number-columns-spanned="2" table:number-rows-spanned="1">
            <text:p>Rapidez</text:p>
          </table:table-cell>
          <table:covered-table-cell table:style-name="ce159"/>
          <table:table-cell table:style-name="ce125" table:formula="of:=[$Caracteristicas.C27]" office:value-type="float" office:value="0" calcext:value-type="float">
            <text:p>0</text:p>
          </table:table-cell>
          <table:table-cell table:style-name="ce125" table:formula="of:=[$Caracteristicas.D27]" office:value-type="float" office:value="0" calcext:value-type="float">
            <text:p>0</text:p>
          </table:table-cell>
          <table:table-cell table:style-name="ce125" table:formula="of:=[$Caracteristicas.E26]" office:value-type="string" office:string-value="" calcext:value-type="error">
            <text:p>#N/A</text:p>
          </table:table-cell>
          <table:table-cell table:style-name="ce125" table:formula="of:=[$Caracteristicas.F27]" office:value-type="string" office:string-value="" calcext:value-type="error">
            <text:p>#N/A</text:p>
          </table:table-cell>
          <table:table-cell table:style-name="ce125" table:formula="of:=[$Caracteristicas.G27]" office:value-type="float" office:value="0" calcext:value-type="float">
            <text:p>0</text:p>
          </table:table-cell>
          <table:table-cell table:style-name="ce194" table:formula="of:=[$Caracteristicas.H27]" office:value-type="string" office:string-value="" calcext:value-type="error">
            <text:p>#N/A</text:p>
          </table:table-cell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4" office:value-type="string" calcext:value-type="string" table:number-columns-spanned="2" table:number-rows-spanned="1">
            <text:p>Presencia</text:p>
          </table:table-cell>
          <table:covered-table-cell table:style-name="ce159"/>
          <table:table-cell table:style-name="ce125" table:formula="of:=[$Caracteristicas.C28]" office:value-type="float" office:value="0" calcext:value-type="float">
            <text:p>0</text:p>
          </table:table-cell>
          <table:table-cell table:style-name="ce125" table:formula="of:=[$Caracteristicas.D28]" office:value-type="float" office:value="0" calcext:value-type="float">
            <text:p>0</text:p>
          </table:table-cell>
          <table:table-cell table:style-name="ce161"/>
          <table:table-cell table:style-name="ce125" table:formula="of:=[$Caracteristicas.F28]" office:value-type="string" office:string-value="" calcext:value-type="error">
            <text:p>#N/A</text:p>
          </table:table-cell>
          <table:table-cell table:style-name="ce125" table:formula="of:=[$Caracteristicas.G28]" office:value-type="float" office:value="0" calcext:value-type="float">
            <text:p>0</text:p>
          </table:table-cell>
          <table:table-cell table:style-name="ce194" table:formula="of:=[$Caracteristicas.H28]" office:value-type="string" office:string-value="" calcext:value-type="error">
            <text:p>#N/A</text:p>
          </table:table-cell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4" office:value-type="string" calcext:value-type="string" table:number-columns-spanned="2" table:number-rows-spanned="1">
            <text:p>Empatía</text:p>
          </table:table-cell>
          <table:covered-table-cell table:style-name="ce159"/>
          <table:table-cell table:style-name="ce125" table:formula="of:=[$Caracteristicas.C29]" office:value-type="float" office:value="0" calcext:value-type="float">
            <text:p>0</text:p>
          </table:table-cell>
          <table:table-cell table:style-name="ce125" table:formula="of:=[$Caracteristicas.D29]" office:value-type="float" office:value="0" calcext:value-type="float">
            <text:p>0</text:p>
          </table:table-cell>
          <table:table-cell table:style-name="ce161"/>
          <table:table-cell table:style-name="ce125" table:formula="of:=[$Caracteristicas.F29]" office:value-type="string" office:string-value="" calcext:value-type="error">
            <text:p>#N/A</text:p>
          </table:table-cell>
          <table:table-cell table:style-name="ce125" table:formula="of:=[$Caracteristicas.G29]" office:value-type="float" office:value="0" calcext:value-type="float">
            <text:p>0</text:p>
          </table:table-cell>
          <table:table-cell table:style-name="ce194" table:formula="of:=[$Caracteristicas.H29]" office:value-type="string" office:string-value="" calcext:value-type="error">
            <text:p>#N/A</text:p>
          </table:table-cell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5" office:value-type="string" calcext:value-type="string" table:number-columns-spanned="2" table:number-rows-spanned="1">
            <text:p>Intuición</text:p>
          </table:table-cell>
          <table:covered-table-cell table:style-name="ce246"/>
          <table:table-cell table:style-name="ce130" table:formula="of:=[$Caracteristicas.C30]" office:value-type="float" office:value="0" calcext:value-type="float">
            <text:p>0</text:p>
          </table:table-cell>
          <table:table-cell table:style-name="ce130" table:formula="of:=[$Caracteristicas.D30]" office:value-type="float" office:value="0" calcext:value-type="float">
            <text:p>0</text:p>
          </table:table-cell>
          <table:table-cell table:style-name="ce142"/>
          <table:table-cell table:style-name="ce130" table:formula="of:=[$Caracteristicas.F30]" office:value-type="string" office:string-value="" calcext:value-type="error">
            <text:p>#N/A</text:p>
          </table:table-cell>
          <table:table-cell table:style-name="ce130" table:formula="of:=[$Caracteristicas.G30]" office:value-type="float" office:value="0" calcext:value-type="float">
            <text:p>0</text:p>
          </table:table-cell>
          <table:table-cell table:style-name="ce195" table:formula="of:=[$Caracteristicas.H30]" office:value-type="string" office:string-value="" calcext:value-type="error">
            <text:p>#N/A</text:p>
          </table:table-cell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0" office:value-type="string" calcext:value-type="string" table:number-columns-spanned="8" table:number-rows-spanned="1">
            <text:p>Puntos de vida y resistencia</text:p>
          </table:table-cell>
          <table:covered-table-cell table:number-columns-repeated="6" table:style-name="ce238"/>
          <table:covered-table-cell table:style-name="ce264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3" office:value-type="string" calcext:value-type="string" table:number-columns-spanned="2" table:number-rows-spanned="1">
            <text:p>Puntos de vida totales (PV)</text:p>
          </table:table-cell>
          <table:covered-table-cell table:style-name="ce159"/>
          <table:table-cell table:style-name="ce139" table:formula="of:=[$Desarrollo.K42]" office:value-type="string" office:string-value="" calcext:value-type="error">
            <text:p>#N/A</text:p>
          </table:table-cell>
          <table:table-cell table:style-name="ce161"/>
          <table:table-cell table:style-name="ce144" office:value-type="string" calcext:value-type="string" table:number-columns-spanned="2" table:number-rows-spanned="1">
            <text:p>Reino</text:p>
          </table:table-cell>
          <table:covered-table-cell table:style-name="ce159"/>
          <table:table-cell table:style-name="ce145" table:formula="of:=[$Inicio.C11]" office:value-type="string" office:string-value="Armas" calcext:value-type="string" table:number-columns-spanned="2" table:number-rows-spanned="1">
            <text:p>Armas</text:p>
          </table:table-cell>
          <table:covered-table-cell table:style-name="ce265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3" office:value-type="string" calcext:value-type="string" table:number-columns-spanned="2" table:number-rows-spanned="1">
            <text:p>Puntos de poder (PP)</text:p>
          </table:table-cell>
          <table:covered-table-cell table:style-name="ce159"/>
          <table:table-cell table:style-name="ce125" table:number-matrix-columns-spanned="1" table:number-matrix-rows-spanned="1" table:formula="of:=nivel*INDEX([$Datos.I58:$Datos.K75];MATCH(IF(reino=&quot;Canalizacion&quot;;[$Caracteristicas.C30];IF(reino=&quot;Esencia&quot;;[$Caracteristicas.C29];IF(reino=&quot;Mentalismo&quot;;[$Caracteristicas.C28];IF(reino=&quot;Esencia/Canalización&quot;;([$Caracteristicas.C30]+[$Caracteristicas.C29])/2;IF(reino=&quot;Esencia/Mentalismo&quot;;([$Caracteristicas.C29]+[$Caracteristicas.C28])/2;IF(reino=&quot;Canalización/Mentalismo&quot;;([$Caracteristicas.C30]+[$Caracteristicas.C28])/2;IF(reino=&quot;Esencia/Armas&quot;;[$Caracteristicas.C29];IF(reino=&quot;Canalización/Armas&quot;;[$Caracteristicas.C30];IF(reino=&quot;Mentalismo/Armas&quot;;[$Caracteristicas.C28];0)))))))));[$Datos.H58:$Datos.H75]);3)" office:value-type="string" office:string-value="" calcext:value-type="error">
            <text:p>#N/A</text:p>
          </table:table-cell>
          <table:table-cell table:style-name="ce161"/>
          <table:table-cell table:style-name="ce144" office:value-type="string" calcext:value-type="string" table:number-columns-spanned="2" table:number-rows-spanned="1">
            <office:annotation draw:style-name="gr3" draw:text-style-name="P3" svg:width="2.7496in" svg:height="0.3902in" svg:x="4.113in" svg:y="5.0441in" draw:caption-point-x="0.5732in" draw:caption-point-y="-0.228in">
              <dc:date>2022-03-27T00:00:00</dc:date>
              <text:p text:style-name="P2"><text:span text:style-name="T1">TA/Mod. Maniobras/Mod. Proyectiles/Mod. </text:span><text:span text:style-name="T1">Rapidez</text:span></text:p>
            </office:annotation>
            <text:p>Tipo de armadura (TA)</text:p>
          </table:table-cell>
          <table:covered-table-cell table:style-name="ce159"/>
          <table:table-cell table:style-name="ce145" table:formula="of:=CONCATENATE(TEXT([$Inicio.G6];&quot;0&quot;);&quot; / &quot;;TEXT(LOOKUP([$Inicio.G6];[$Datos.C186:$Datos.C205];[$Datos.E186:$Datos.E205])-IF([$Inicio.G6]&lt;=4;0;IF([$Inicio.G6]&lt;=8;[$Desarrollo.K43];IF([$Inicio.G6]&lt;=12;[$Desarrollo.K44];IF([$Inicio.G6]&lt;=16;[$Desarrollo.K45];IF([$Inicio.G6]&lt;=20;[$Desarrollo.K46];999)))));&quot;0&quot;);&quot; / &quot;;TEXT(LOOKUP([$Inicio.G6];[$Datos.C186:$Datos.C205];[$Datos.F186:$Datos.F205]);&quot;0&quot;);&quot; / &quot;;TEXT(LOOKUP([$Inicio.G6];[$Datos.C186:$Datos.C205];[$Datos.G186:$Datos.G205]);&quot;0&quot;))" office:value-type="string" office:string-value="" calcext:value-type="error" table:number-columns-spanned="2" table:number-rows-spanned="1">
            <text:p>#N/A</text:p>
          </table:table-cell>
          <table:covered-table-cell table:style-name="ce265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3" office:value-type="string" calcext:value-type="string" table:number-columns-spanned="2" table:number-rows-spanned="1">
            <text:p>TR Esencia</text:p>
          </table:table-cell>
          <table:covered-table-cell table:style-name="ce159"/>
          <table:table-cell table:style-name="ce125" table:formula="of:=em" office:value-type="string" office:string-value="" calcext:value-type="error">
            <text:p>#N/A</text:p>
          </table:table-cell>
          <table:table-cell table:style-name="ce161"/>
          <table:table-cell table:style-name="ce144" office:value-type="string" calcext:value-type="string" table:number-columns-spanned="2" table:number-rows-spanned="1">
            <text:p>Bonif. defensiva (BD)</text:p>
          </table:table-cell>
          <table:covered-table-cell table:style-name="ce159"/>
          <table:table-cell table:style-name="ce146" table:formula="of:=ra" office:value-type="string" office:string-value="" calcext:value-type="error" table:number-columns-spanned="2" table:number-rows-spanned="1">
            <text:p>#N/A</text:p>
          </table:table-cell>
          <table:covered-table-cell table:style-name="ce269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3" office:value-type="string" calcext:value-type="string" table:number-columns-spanned="2" table:number-rows-spanned="1">
            <text:p>TR Canalización</text:p>
          </table:table-cell>
          <table:covered-table-cell table:style-name="ce159"/>
          <table:table-cell table:style-name="ce125" table:formula="of:=in" office:value-type="string" office:string-value="" calcext:value-type="error">
            <text:p>#N/A</text:p>
          </table:table-cell>
          <table:table-cell table:style-name="ce161"/>
          <table:table-cell table:style-name="ce144" office:value-type="string" calcext:value-type="string" table:number-columns-spanned="2" table:number-rows-spanned="1">
            <text:p>Ritmo máximo (Sprint)</text:p>
          </table:table-cell>
          <table:covered-table-cell table:style-name="ce159"/>
          <table:table-cell table:style-name="ce147" table:formula="of:=[.G31]*5" office:value-type="string" office:string-value="" calcext:value-type="error" table:number-columns-spanned="2" table:number-rows-spanned="1">
            <text:p>#N/A</text:p>
          </table:table-cell>
          <table:covered-table-cell table:style-name="ce265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3" office:value-type="string" calcext:value-type="string" table:number-columns-spanned="2" table:number-rows-spanned="1">
            <text:p>TR Mentalismo</text:p>
          </table:table-cell>
          <table:covered-table-cell table:style-name="ce159"/>
          <table:table-cell table:style-name="ce125" table:formula="of:=pr" office:value-type="string" office:string-value="" calcext:value-type="error">
            <text:p>#N/A</text:p>
          </table:table-cell>
          <table:table-cell table:style-name="ce161"/>
          <table:table-cell table:style-name="ce144" office:value-type="string" calcext:value-type="string" table:number-columns-spanned="2" table:number-rows-spanned="1">
            <text:p>Capacidad de mov. básica</text:p>
          </table:table-cell>
          <table:covered-table-cell table:style-name="ce159"/>
          <table:table-cell table:style-name="ce147" table:formula="of:=LOOKUP([$Caracteristicas.C27];[$Datos.H58:$Datos.H75];[$Datos.L58:$Datos.L75])+[$Caracteristicas.G27]+LOOKUP([$Inicio.C24];[$Datos.N58:$Datos.N71];[$Datos.O58:$Datos.O71])" office:value-type="string" office:string-value="" calcext:value-type="error" table:number-columns-spanned="2" table:number-rows-spanned="1">
            <text:p>#N/A</text:p>
          </table:table-cell>
          <table:covered-table-cell table:style-name="ce265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6" office:value-type="string" calcext:value-type="string" table:number-columns-spanned="2" table:number-rows-spanned="1">
            <text:p>TR Venenos/Enfermedades</text:p>
          </table:table-cell>
          <table:covered-table-cell table:style-name="ce246"/>
          <table:table-cell table:style-name="ce130" table:formula="of:=co" office:value-type="string" office:string-value="" calcext:value-type="error">
            <text:p>#N/A</text:p>
          </table:table-cell>
          <table:table-cell table:style-name="ce142" table:number-columns-repeated="4"/>
          <table:table-cell table:style-name="ce198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7" office:value-type="string" calcext:value-type="string" table:number-columns-spanned="8" table:number-rows-spanned="1">
            <text:p>Dinero y equipo</text:p>
          </table:table-cell>
          <table:covered-table-cell table:number-columns-repeated="6" table:style-name="ce247"/>
          <table:covered-table-cell table:style-name="ce271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8" office:value-type="string" calcext:value-type="string">
            <text:p>Monedas de mithril (mm)</text:p>
          </table:table-cell>
          <table:table-cell table:style-name="ce161"/>
          <table:table-cell table:style-name="ce125"/>
          <table:table-cell table:style-name="ce161" office:value-type="string" calcext:value-type="string">
            <text:p>Tam. cuerpo/torso</text:p>
          </table:table-cell>
          <table:table-cell table:style-name="ce161" table:number-columns-repeated="3"/>
          <table:table-cell table:style-name="ce200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8" office:value-type="string" calcext:value-type="string">
            <text:p>Monedas de oro (mm)</text:p>
          </table:table-cell>
          <table:table-cell table:style-name="ce161"/>
          <table:table-cell table:style-name="ce125"/>
          <table:table-cell table:style-name="ce161" office:value-type="string" calcext:value-type="string">
            <text:p>Tam. de la cabeza</text:p>
          </table:table-cell>
          <table:table-cell table:style-name="ce161" table:number-columns-repeated="3"/>
          <table:table-cell table:style-name="ce200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8" office:value-type="string" calcext:value-type="string">
            <text:p>Monedas de plata (mp)</text:p>
          </table:table-cell>
          <table:table-cell table:style-name="ce161"/>
          <table:table-cell table:style-name="ce125"/>
          <table:table-cell table:style-name="ce161" office:value-type="string" calcext:value-type="string">
            <text:p>Tam. de manos/pies</text:p>
          </table:table-cell>
          <table:table-cell table:style-name="ce161" table:number-columns-repeated="3"/>
          <table:table-cell table:style-name="ce200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8" office:value-type="string" calcext:value-type="string">
            <text:p>Monedas de bronce (mb)</text:p>
          </table:table-cell>
          <table:table-cell table:style-name="ce161"/>
          <table:table-cell table:style-name="ce125"/>
          <table:table-cell table:style-name="ce161" table:number-columns-repeated="4"/>
          <table:table-cell table:style-name="ce200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8" office:value-type="string" calcext:value-type="string">
            <text:p>Monedas de cobre (mc)</text:p>
          </table:table-cell>
          <table:table-cell table:style-name="ce161"/>
          <table:table-cell table:style-name="ce125"/>
          <table:table-cell table:style-name="ce161" table:number-columns-repeated="4"/>
          <table:table-cell table:style-name="ce200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8" office:value-type="string" calcext:value-type="string">
            <text:p>Monedas de estaño (me)</text:p>
          </table:table-cell>
          <table:table-cell table:style-name="ce161"/>
          <table:table-cell table:style-name="ce125"/>
          <table:table-cell table:style-name="ce161" table:number-columns-repeated="4"/>
          <table:table-cell table:style-name="ce200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19" office:value-type="string" calcext:value-type="string">
            <text:p>Monedas de hierro (mh)</text:p>
          </table:table-cell>
          <table:table-cell table:style-name="ce133"/>
          <table:table-cell table:style-name="ce141"/>
          <table:table-cell table:style-name="ce133" table:number-columns-repeated="4"/>
          <table:table-cell table:style-name="ce201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20" office:value-type="string" calcext:value-type="string">
            <text:p>Peso</text:p>
          </table:table-cell>
          <table:table-cell table:style-name="ce120" office:value-type="string" calcext:value-type="string">
            <text:p>Situación</text:p>
          </table:table-cell>
          <table:table-cell table:style-name="ce120" office:value-type="string" calcext:value-type="string" table:number-columns-spanned="6" table:number-rows-spanned="1">
            <text:p>Descripción</text:p>
          </table:table-cell>
          <table:covered-table-cell table:number-columns-repeated="4" table:style-name="ce257"/>
          <table:covered-table-cell table:style-name="ce274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21" table:number-columns-repeated="2"/>
          <table:table-cell table:style-name="ce121" table:number-columns-spanned="6" table:number-rows-spanned="1"/>
          <table:covered-table-cell table:number-columns-repeated="4" table:style-name="ce257"/>
          <table:covered-table-cell table:style-name="ce274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21" table:number-columns-repeated="2"/>
          <table:table-cell table:style-name="ce121" table:number-columns-spanned="6" table:number-rows-spanned="1"/>
          <table:covered-table-cell table:number-columns-repeated="4" table:style-name="ce257"/>
          <table:covered-table-cell table:style-name="ce274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21" table:number-columns-repeated="2"/>
          <table:table-cell table:style-name="ce121" table:number-columns-spanned="6" table:number-rows-spanned="1"/>
          <table:covered-table-cell table:number-columns-repeated="4" table:style-name="ce257"/>
          <table:covered-table-cell table:style-name="ce274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21" table:number-columns-repeated="2"/>
          <table:table-cell table:style-name="ce121" table:number-columns-spanned="6" table:number-rows-spanned="1"/>
          <table:covered-table-cell table:number-columns-repeated="4" table:style-name="ce257"/>
          <table:covered-table-cell table:style-name="ce274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21" table:number-columns-repeated="2"/>
          <table:table-cell table:style-name="ce121" table:number-columns-spanned="6" table:number-rows-spanned="1"/>
          <table:covered-table-cell table:number-columns-repeated="4" table:style-name="ce257"/>
          <table:covered-table-cell table:style-name="ce274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21" table:number-columns-repeated="2"/>
          <table:table-cell table:style-name="ce121" table:number-columns-spanned="6" table:number-rows-spanned="1"/>
          <table:covered-table-cell table:number-columns-repeated="4" table:style-name="ce257"/>
          <table:covered-table-cell table:style-name="ce274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21" table:number-columns-repeated="2"/>
          <table:table-cell table:style-name="ce121" table:number-columns-spanned="6" table:number-rows-spanned="1"/>
          <table:covered-table-cell table:number-columns-repeated="4" table:style-name="ce257"/>
          <table:covered-table-cell table:style-name="ce274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21" table:number-columns-repeated="2"/>
          <table:table-cell table:style-name="ce121" table:number-columns-spanned="6" table:number-rows-spanned="1"/>
          <table:covered-table-cell table:number-columns-repeated="4" table:style-name="ce257"/>
          <table:covered-table-cell table:style-name="ce274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21" table:number-columns-repeated="2"/>
          <table:table-cell table:style-name="ce121" table:number-columns-spanned="6" table:number-rows-spanned="1"/>
          <table:covered-table-cell table:number-columns-repeated="4" table:style-name="ce257"/>
          <table:covered-table-cell table:style-name="ce274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21" table:number-columns-repeated="2"/>
          <table:table-cell table:style-name="ce121" table:number-columns-spanned="6" table:number-rows-spanned="1"/>
          <table:covered-table-cell table:number-columns-repeated="4" table:style-name="ce257"/>
          <table:covered-table-cell table:style-name="ce274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21" table:number-columns-repeated="2"/>
          <table:table-cell table:style-name="ce121" table:number-columns-spanned="6" table:number-rows-spanned="1"/>
          <table:covered-table-cell table:number-columns-repeated="4" table:style-name="ce257"/>
          <table:covered-table-cell table:style-name="ce274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21" table:number-columns-repeated="2"/>
          <table:table-cell table:style-name="ce121" table:number-columns-spanned="6" table:number-rows-spanned="1"/>
          <table:covered-table-cell table:number-columns-repeated="4" table:style-name="ce257"/>
          <table:covered-table-cell table:style-name="ce274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21" table:number-columns-repeated="2"/>
          <table:table-cell table:style-name="ce121" table:number-columns-spanned="6" table:number-rows-spanned="1"/>
          <table:covered-table-cell table:number-columns-repeated="4" table:style-name="ce257"/>
          <table:covered-table-cell table:style-name="ce274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21" table:number-columns-repeated="2"/>
          <table:table-cell table:style-name="ce121" table:number-columns-spanned="6" table:number-rows-spanned="1"/>
          <table:covered-table-cell table:number-columns-repeated="4" table:style-name="ce257"/>
          <table:covered-table-cell table:style-name="ce274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21" table:number-columns-repeated="2"/>
          <table:table-cell table:style-name="ce121" table:number-columns-spanned="6" table:number-rows-spanned="1"/>
          <table:covered-table-cell table:number-columns-repeated="4" table:style-name="ce257"/>
          <table:covered-table-cell table:style-name="ce274"/>
          <table:table-cell table:style-name="ce161" table:number-columns-repeated="20"/>
          <table:table-cell table:style-name="ce159" table:number-columns-repeated="996"/>
        </table:table-row>
        <table:table-row table:style-name="ro2">
          <table:table-cell table:style-name="ce121" table:number-columns-repeated="2"/>
          <table:table-cell table:style-name="ce121" table:number-columns-spanned="6" table:number-rows-spanned="1"/>
          <table:covered-table-cell table:number-columns-repeated="4" table:style-name="ce257"/>
          <table:covered-table-cell table:style-name="ce274"/>
          <table:table-cell table:style-name="ce161" table:number-columns-repeated="20"/>
          <table:table-cell table:style-name="ce159" table:number-columns-repeated="996"/>
        </table:table-row>
        <table:table-row table:style-name="ro2" table:number-rows-repeated="942">
          <table:table-cell table:number-columns-repeated="1024"/>
        </table:table-row>
        <table:table-row table:style-name="ro3" table:number-rows-repeated="104757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icha2" table:style-name="ta8">
        <office:forms form:automatic-focus="false" form:apply-design-mode="false"/>
        <table:table-column table:style-name="co26" table:default-cell-style-name="ce159"/>
        <table:table-column table:style-name="co1" table:default-cell-style-name="ce159"/>
        <table:table-column table:style-name="co7" table:default-cell-style-name="ce159"/>
        <table:table-column table:style-name="co27" table:default-cell-style-name="ce159"/>
        <table:table-column table:style-name="co1" table:number-columns-repeated="2" table:default-cell-style-name="ce159"/>
        <table:table-column table:style-name="co7" table:default-cell-style-name="ce159"/>
        <table:table-column table:style-name="co27" table:default-cell-style-name="ce159"/>
        <table:table-column table:style-name="co1" table:number-columns-repeated="20" table:default-cell-style-name="ce159"/>
        <table:table-column table:style-name="co3" table:number-columns-repeated="996" table:default-cell-style-name="ce159"/>
        <table:table-row table:style-name="ro1">
          <table:table-cell table:style-name="ce109" office:value-type="string" calcext:value-type="string" table:number-columns-spanned="8" table:number-rows-spanned="1">
            <text:p>HOJA DE PERSONAJE (2/4)</text:p>
          </table:table-cell>
          <table:covered-table-cell table:number-columns-repeated="6" table:style-name="ce238"/>
          <table:covered-table-cell table:style-name="ce264"/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110" office:value-type="string" calcext:value-type="string" table:number-columns-spanned="4" table:number-rows-spanned="1">
            <text:p>Combate</text:p>
          </table:table-cell>
          <table:covered-table-cell table:number-columns-repeated="2" table:style-name="ce238"/>
          <table:covered-table-cell table:style-name="ce264"/>
          <table:table-cell table:style-name="ce110" office:value-type="string" calcext:value-type="string" table:number-columns-spanned="4" table:number-rows-spanned="1">
            <text:p>Habilidades de campo</text:p>
          </table:table-cell>
          <table:covered-table-cell table:number-columns-repeated="2" table:style-name="ce238"/>
          <table:covered-table-cell table:style-name="ce264"/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113"/>
          <table:table-cell table:style-name="ce161"/>
          <table:table-cell table:style-name="ce138" office:value-type="string" calcext:value-type="string">
            <text:p>Rangos</text:p>
          </table:table-cell>
          <table:table-cell table:style-name="ce196" office:value-type="string" calcext:value-type="string">
            <text:p>Bonif. Total</text:p>
          </table:table-cell>
          <table:table-cell table:style-name="ce207"/>
          <table:table-cell table:style-name="ce133"/>
          <table:table-cell table:style-name="ce215" office:value-type="string" calcext:value-type="string">
            <text:p>Rangos</text:p>
          </table:table-cell>
          <table:table-cell table:style-name="ce218" office:value-type="string" calcext:value-type="string">
            <text:p>Bonif. Total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4" office:value-type="string" calcext:value-type="string">
            <text:p>Filo 1 Mano</text:p>
          </table:table-cell>
          <table:table-cell table:style-name="ce212"/>
          <table:table-cell table:style-name="ce214" table:formula="of:=[$Desarrollo.C7]" office:value-type="float" office:value="0" calcext:value-type="float">
            <text:p>0</text:p>
          </table:table-cell>
          <table:table-cell table:style-name="ce217" table:formula="of:=[$Desarrollo.K7]" office:value-type="string" office:string-value="" calcext:value-type="error">
            <text:p>#N/A</text:p>
          </table:table-cell>
          <table:table-cell table:style-name="ce204" office:value-type="string" calcext:value-type="string">
            <text:p>Trepar</text:p>
          </table:table-cell>
          <table:table-cell table:style-name="ce212"/>
          <table:table-cell table:style-name="ce214" table:formula="of:=[$Desarrollo.C13]" office:value-type="float" office:value="0" calcext:value-type="float">
            <text:p>0</text:p>
          </table:table-cell>
          <table:table-cell table:style-name="ce217" table:formula="of:=[$Desarrollo.K13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5" office:value-type="string" calcext:value-type="string">
            <text:p>Contundente</text:p>
          </table:table-cell>
          <table:table-cell table:style-name="ce212"/>
          <table:table-cell table:style-name="ce214" table:formula="of:=[$Desarrollo.C8]" office:value-type="float" office:value="0" calcext:value-type="float">
            <text:p>0</text:p>
          </table:table-cell>
          <table:table-cell table:style-name="ce217" table:formula="of:=[$Desarrollo.K8]" office:value-type="string" office:string-value="" calcext:value-type="error">
            <text:p>#N/A</text:p>
          </table:table-cell>
          <table:table-cell table:style-name="ce204" office:value-type="string" calcext:value-type="string">
            <text:p>Nadar</text:p>
          </table:table-cell>
          <table:table-cell table:style-name="ce212"/>
          <table:table-cell table:style-name="ce214" table:formula="of:=[$Desarrollo.C14]" office:value-type="float" office:value="0" calcext:value-type="float">
            <text:p>0</text:p>
          </table:table-cell>
          <table:table-cell table:style-name="ce217" table:formula="of:=[$Desarrollo.K14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4" office:value-type="string" calcext:value-type="string">
            <text:p>Arma 2 Manos</text:p>
          </table:table-cell>
          <table:table-cell table:style-name="ce212"/>
          <table:table-cell table:style-name="ce214" table:formula="of:=[$Desarrollo.C9]" office:value-type="float" office:value="0" calcext:value-type="float">
            <text:p>0</text:p>
          </table:table-cell>
          <table:table-cell table:style-name="ce217" table:formula="of:=[$Desarrollo.K9]" office:value-type="string" office:string-value="" calcext:value-type="error">
            <text:p>#N/A</text:p>
          </table:table-cell>
          <table:table-cell table:style-name="ce204" office:value-type="string" calcext:value-type="string">
            <text:p>Montar</text:p>
          </table:table-cell>
          <table:table-cell table:style-name="ce212"/>
          <table:table-cell table:style-name="ce214" table:formula="of:=[$Desarrollo.C15]" office:value-type="float" office:value="0" calcext:value-type="float">
            <text:p>0</text:p>
          </table:table-cell>
          <table:table-cell table:style-name="ce217" table:formula="of:=[$Desarrollo.K15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4" office:value-type="string" calcext:value-type="string">
            <text:p>Arcos</text:p>
          </table:table-cell>
          <table:table-cell table:style-name="ce212"/>
          <table:table-cell table:style-name="ce214" table:formula="of:=[$Desarrollo.C10]" office:value-type="float" office:value="0" calcext:value-type="float">
            <text:p>0</text:p>
          </table:table-cell>
          <table:table-cell table:style-name="ce217" table:formula="of:=[$Desarrollo.K10]" office:value-type="string" office:string-value="" calcext:value-type="error">
            <text:p>#N/A</text:p>
          </table:table-cell>
          <table:table-cell table:style-name="ce204" office:value-type="string" calcext:value-type="string">
            <text:p>Mov. Adrenales</text:p>
          </table:table-cell>
          <table:table-cell table:style-name="ce212"/>
          <table:table-cell table:style-name="ce214" table:formula="of:=[$Desarrollo.C32]" office:value-type="float" office:value="0" calcext:value-type="float">
            <text:p>0</text:p>
          </table:table-cell>
          <table:table-cell table:style-name="ce217" table:formula="of:=[$Desarrollo.K32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4" office:value-type="string" calcext:value-type="string">
            <text:p>De asta</text:p>
          </table:table-cell>
          <table:table-cell table:style-name="ce212"/>
          <table:table-cell table:style-name="ce214" table:formula="of:=[$Desarrollo.C11]" office:value-type="float" office:value="0" calcext:value-type="float">
            <text:p>0</text:p>
          </table:table-cell>
          <table:table-cell table:style-name="ce217" table:formula="of:=[$Desarrollo.K11]" office:value-type="string" office:string-value="" calcext:value-type="error">
            <text:p>#N/A</text:p>
          </table:table-cell>
          <table:table-cell table:style-name="ce204" office:value-type="string" calcext:value-type="string">
            <text:p>Defensa Adrenal</text:p>
          </table:table-cell>
          <table:table-cell table:style-name="ce212"/>
          <table:table-cell table:style-name="ce214" table:formula="of:=[$Desarrollo.C33]" office:value-type="float" office:value="0" calcext:value-type="float">
            <text:p>0</text:p>
          </table:table-cell>
          <table:table-cell table:style-name="ce217" table:formula="of:=[$Desarrollo.K33]" office:value-type="float" office:value="-25" calcext:value-type="float">
            <text:p>-25 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4" office:value-type="string" calcext:value-type="string">
            <text:p>Arrojadizas</text:p>
          </table:table-cell>
          <table:table-cell table:style-name="ce212"/>
          <table:table-cell table:style-name="ce214" table:formula="of:=[$Desarrollo.C12]" office:value-type="float" office:value="0" calcext:value-type="float">
            <text:p>0</text:p>
          </table:table-cell>
          <table:table-cell table:style-name="ce217" table:formula="of:=[$Desarrollo.K12]" office:value-type="string" office:string-value="" calcext:value-type="error">
            <text:p>#N/A</text:p>
          </table:table-cell>
          <table:table-cell table:style-name="ce204" office:value-type="string" calcext:value-type="string">
            <text:p>Cuero Blando</text:p>
          </table:table-cell>
          <table:table-cell table:style-name="ce212"/>
          <table:table-cell table:style-name="ce214" table:formula="of:=[$Desarrollo.C43]" office:value-type="float" office:value="0" calcext:value-type="float">
            <text:p>0</text:p>
          </table:table-cell>
          <table:table-cell table:style-name="ce217" table:formula="of:=[$Desarrollo.K43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4" office:value-type="string" calcext:value-type="string">
            <text:p>Artes Marciales 1</text:p>
          </table:table-cell>
          <table:table-cell table:style-name="ce212"/>
          <table:table-cell table:style-name="ce214" table:formula="of:=[$Desarrollo.C34]" office:value-type="float" office:value="0" calcext:value-type="float">
            <text:p>0</text:p>
          </table:table-cell>
          <table:table-cell table:style-name="ce217" table:formula="of:=[$Desarrollo.K34]" office:value-type="string" office:string-value="" calcext:value-type="error">
            <text:p>#N/A</text:p>
          </table:table-cell>
          <table:table-cell table:style-name="ce204" office:value-type="string" calcext:value-type="string">
            <text:p>Cuero Rígido</text:p>
          </table:table-cell>
          <table:table-cell table:style-name="ce212"/>
          <table:table-cell table:style-name="ce214" table:formula="of:=[$Desarrollo.C44]" office:value-type="float" office:value="0" calcext:value-type="float">
            <text:p>0</text:p>
          </table:table-cell>
          <table:table-cell table:style-name="ce217" table:formula="of:=[$Desarrollo.K44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4" office:value-type="string" calcext:value-type="string">
            <text:p>Artes Marciales 2</text:p>
          </table:table-cell>
          <table:table-cell table:style-name="ce212"/>
          <table:table-cell table:style-name="ce214" table:formula="of:=[$Desarrollo.C35]" office:value-type="float" office:value="0" calcext:value-type="float">
            <text:p>0</text:p>
          </table:table-cell>
          <table:table-cell table:style-name="ce217" table:formula="of:=[$Desarrollo.K35]" office:value-type="string" office:string-value="" calcext:value-type="error">
            <text:p>#N/A</text:p>
          </table:table-cell>
          <table:table-cell table:style-name="ce204" office:value-type="string" calcext:value-type="string">
            <text:p>Cota de malla</text:p>
          </table:table-cell>
          <table:table-cell table:style-name="ce212"/>
          <table:table-cell table:style-name="ce214" table:formula="of:=[$Desarrollo.C45]" office:value-type="float" office:value="0" calcext:value-type="float">
            <text:p>0</text:p>
          </table:table-cell>
          <table:table-cell table:style-name="ce217" table:formula="of:=[$Desarrollo.K45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4" office:value-type="string" calcext:value-type="string">
            <text:p>Artes Marciales 3</text:p>
          </table:table-cell>
          <table:table-cell table:style-name="ce212"/>
          <table:table-cell table:style-name="ce214" table:formula="of:=[$Desarrollo.C36]" office:value-type="float" office:value="0" calcext:value-type="float">
            <text:p>0</text:p>
          </table:table-cell>
          <table:table-cell table:style-name="ce217" table:formula="of:=[$Desarrollo.K36]" office:value-type="string" office:string-value="" calcext:value-type="error">
            <text:p>#N/A</text:p>
          </table:table-cell>
          <table:table-cell table:style-name="ce204" office:value-type="string" calcext:value-type="string">
            <text:p>Armadura</text:p>
          </table:table-cell>
          <table:table-cell table:style-name="ce212"/>
          <table:table-cell table:style-name="ce214" table:formula="of:=[$Desarrollo.C46]" office:value-type="float" office:value="0" calcext:value-type="float">
            <text:p>0</text:p>
          </table:table-cell>
          <table:table-cell table:style-name="ce217" table:formula="of:=[$Desarrollo.K46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4" office:value-type="string" calcext:value-type="string">
            <text:p>Artes Marciales 4</text:p>
          </table:table-cell>
          <table:table-cell table:style-name="ce212"/>
          <table:table-cell table:style-name="ce214" table:formula="of:=[$Desarrollo.C37]" office:value-type="float" office:value="0" calcext:value-type="float">
            <text:p>0</text:p>
          </table:table-cell>
          <table:table-cell table:style-name="ce217" table:formula="of:=[$Desarrollo.K37]" office:value-type="string" office:string-value="" calcext:value-type="error">
            <text:p>#N/A</text:p>
          </table:table-cell>
          <table:table-cell table:style-name="ce208" office:value-type="string" calcext:value-type="string">
            <text:p>Acrobacia</text:p>
          </table:table-cell>
          <table:table-cell table:style-name="ce212"/>
          <table:table-cell table:style-name="ce214" table:formula="of:=[$Desarrollo.C47]" office:value-type="float" office:value="0" calcext:value-type="float">
            <text:p>0</text:p>
          </table:table-cell>
          <table:table-cell table:style-name="ce217" table:formula="of:=[$Desarrollo.K47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4" office:value-type="string" calcext:value-type="string">
            <text:p>Barridos y lanz. 1</text:p>
          </table:table-cell>
          <table:table-cell table:style-name="ce212"/>
          <table:table-cell table:style-name="ce214" table:formula="of:=[$Desarrollo.C38]" office:value-type="float" office:value="0" calcext:value-type="float">
            <text:p>0</text:p>
          </table:table-cell>
          <table:table-cell table:style-name="ce217" table:formula="of:=[$Desarrollo.K38]" office:value-type="string" office:string-value="" calcext:value-type="error">
            <text:p>#N/A</text:p>
          </table:table-cell>
          <table:table-cell table:style-name="ce208" office:value-type="string" calcext:value-type="string">
            <text:p>Baile</text:p>
          </table:table-cell>
          <table:table-cell table:style-name="ce212"/>
          <table:table-cell table:style-name="ce214" table:formula="of:=[$Desarrollo.C51]" office:value-type="float" office:value="0" calcext:value-type="float">
            <text:p>0</text:p>
          </table:table-cell>
          <table:table-cell table:style-name="ce217" table:formula="of:=[$Desarrollo.K51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4" office:value-type="string" calcext:value-type="string">
            <text:p>Barridos y lanz. 2</text:p>
          </table:table-cell>
          <table:table-cell table:style-name="ce212"/>
          <table:table-cell table:style-name="ce214" table:formula="of:=[$Desarrollo.C39]" office:value-type="float" office:value="0" calcext:value-type="float">
            <text:p>0</text:p>
          </table:table-cell>
          <table:table-cell table:style-name="ce217" table:formula="of:=[$Desarrollo.K39]" office:value-type="string" office:string-value="" calcext:value-type="error">
            <text:p>#N/A</text:p>
          </table:table-cell>
          <table:table-cell table:style-name="ce208" office:value-type="string" calcext:value-type="string">
            <text:p>Const. Trampas</text:p>
          </table:table-cell>
          <table:table-cell table:style-name="ce212"/>
          <table:table-cell table:style-name="ce214" table:formula="of:=[$Desarrollo.C56]" office:value-type="float" office:value="0" calcext:value-type="float">
            <text:p>0</text:p>
          </table:table-cell>
          <table:table-cell table:style-name="ce217" table:formula="of:=[$Desarrollo.K56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4" office:value-type="string" calcext:value-type="string">
            <text:p>Barridos y lanz. 3</text:p>
          </table:table-cell>
          <table:table-cell table:style-name="ce212"/>
          <table:table-cell table:style-name="ce214" table:formula="of:=[$Desarrollo.C40]" office:value-type="float" office:value="0" calcext:value-type="float">
            <text:p>0</text:p>
          </table:table-cell>
          <table:table-cell table:style-name="ce217" table:formula="of:=[$Desarrollo.K40]" office:value-type="string" office:string-value="" calcext:value-type="error">
            <text:p>#N/A</text:p>
          </table:table-cell>
          <table:table-cell table:style-name="ce208" office:value-type="string" calcext:value-type="string">
            <text:p>Contorsionismo</text:p>
          </table:table-cell>
          <table:table-cell table:style-name="ce212"/>
          <table:table-cell table:style-name="ce214" table:formula="of:=[$Desarrollo.C57]" office:value-type="float" office:value="0" calcext:value-type="float">
            <text:p>0</text:p>
          </table:table-cell>
          <table:table-cell table:style-name="ce217" table:formula="of:=[$Desarrollo.K57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6" office:value-type="string" calcext:value-type="string">
            <text:p>Barridos y lanz. 4</text:p>
          </table:table-cell>
          <table:table-cell table:style-name="ce213"/>
          <table:table-cell table:style-name="ce214" table:formula="of:=[$Desarrollo.C41]" office:value-type="float" office:value="0" calcext:value-type="float">
            <text:p>0</text:p>
          </table:table-cell>
          <table:table-cell table:style-name="ce217" table:formula="of:=[$Desarrollo.K41]" office:value-type="string" office:string-value="" calcext:value-type="error">
            <text:p>#N/A</text:p>
          </table:table-cell>
          <table:table-cell table:style-name="ce208" office:value-type="string" calcext:value-type="string">
            <text:p>Cuevas</text:p>
          </table:table-cell>
          <table:table-cell table:style-name="ce212"/>
          <table:table-cell table:style-name="ce214" table:formula="of:=[$Desarrollo.C58]" office:value-type="float" office:value="0" calcext:value-type="float">
            <text:p>0</text:p>
          </table:table-cell>
          <table:table-cell table:style-name="ce217" table:formula="of:=[$Desarrollo.K58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110" office:value-type="string" calcext:value-type="string" table:number-columns-spanned="4" table:number-rows-spanned="1">
            <text:p>Habilidades de subterfugio</text:p>
          </table:table-cell>
          <table:covered-table-cell table:number-columns-repeated="2" table:style-name="ce238"/>
          <table:covered-table-cell table:style-name="ce264"/>
          <table:table-cell table:style-name="ce208" office:value-type="string" calcext:value-type="string">
            <text:p>Curtición</text:p>
          </table:table-cell>
          <table:table-cell table:style-name="ce212"/>
          <table:table-cell table:style-name="ce214" table:formula="of:=[$Desarrollo.C59]" office:value-type="float" office:value="0" calcext:value-type="float">
            <text:p>0</text:p>
          </table:table-cell>
          <table:table-cell table:style-name="ce217" table:formula="of:=[$Desarrollo.K59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7"/>
          <table:table-cell table:style-name="ce133"/>
          <table:table-cell table:style-name="ce215" office:value-type="string" calcext:value-type="string">
            <text:p>Rangos</text:p>
          </table:table-cell>
          <table:table-cell table:style-name="ce218" office:value-type="string" calcext:value-type="string">
            <text:p>Bonif. Total</text:p>
          </table:table-cell>
          <table:table-cell table:style-name="ce208" office:value-type="string" calcext:value-type="string">
            <text:p>Esquí</text:p>
          </table:table-cell>
          <table:table-cell table:style-name="ce212"/>
          <table:table-cell table:style-name="ce214" table:formula="of:=[$Desarrollo.C63]" office:value-type="float" office:value="0" calcext:value-type="float">
            <text:p>0</text:p>
          </table:table-cell>
          <table:table-cell table:style-name="ce217" table:formula="of:=[$Desarrollo.K63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4" office:value-type="string" calcext:value-type="string">
            <text:p>Desact. Trampas</text:p>
          </table:table-cell>
          <table:table-cell table:style-name="ce212"/>
          <table:table-cell table:style-name="ce214" table:formula="of:=[$Desarrollo.C16]" office:value-type="float" office:value="0" calcext:value-type="float">
            <text:p>0</text:p>
          </table:table-cell>
          <table:table-cell table:style-name="ce219" table:formula="of:=[$Desarrollo.K16]" office:value-type="string" office:string-value="" calcext:value-type="error">
            <text:p>#N/A</text:p>
          </table:table-cell>
          <table:table-cell table:style-name="ce208" office:value-type="string" calcext:value-type="string">
            <text:p>Forrajeo</text:p>
          </table:table-cell>
          <table:table-cell table:style-name="ce212"/>
          <table:table-cell table:style-name="ce214" table:formula="of:=[$Desarrollo.C66]" office:value-type="float" office:value="0" calcext:value-type="float">
            <text:p>0</text:p>
          </table:table-cell>
          <table:table-cell table:style-name="ce217" table:formula="of:=[$Desarrollo.K66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4" office:value-type="string" calcext:value-type="string">
            <text:p>Forzar Cerraduras</text:p>
          </table:table-cell>
          <table:table-cell table:style-name="ce212"/>
          <table:table-cell table:style-name="ce214" table:formula="of:=[$Desarrollo.C17]" office:value-type="float" office:value="0" calcext:value-type="float">
            <text:p>0</text:p>
          </table:table-cell>
          <table:table-cell table:style-name="ce219" table:formula="of:=[$Desarrollo.K17]" office:value-type="string" office:string-value="" calcext:value-type="error">
            <text:p>#N/A</text:p>
          </table:table-cell>
          <table:table-cell table:style-name="ce208" office:value-type="string" calcext:value-type="string">
            <text:p>Frenesí</text:p>
          </table:table-cell>
          <table:table-cell table:style-name="ce212"/>
          <table:table-cell table:style-name="ce214" table:formula="of:=[$Desarrollo.C67]" office:value-type="float" office:value="0" calcext:value-type="float">
            <text:p>0</text:p>
          </table:table-cell>
          <table:table-cell table:style-name="ce217" table:formula="of:=[$Desarrollo.K67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4" office:value-type="string" calcext:value-type="string">
            <text:p>Acechar</text:p>
          </table:table-cell>
          <table:table-cell table:style-name="ce212"/>
          <table:table-cell table:style-name="ce214" table:formula="of:=[$Desarrollo.C18]" office:value-type="float" office:value="0" calcext:value-type="float">
            <text:p>0</text:p>
          </table:table-cell>
          <table:table-cell table:style-name="ce219" table:formula="of:=[$Desarrollo.K18]" office:value-type="string" office:string-value="" calcext:value-type="error">
            <text:p>#N/A</text:p>
          </table:table-cell>
          <table:table-cell table:style-name="ce208" office:value-type="string" calcext:value-type="string">
            <text:p>Herrería</text:p>
          </table:table-cell>
          <table:table-cell table:style-name="ce212"/>
          <table:table-cell table:style-name="ce214" table:formula="of:=[$Desarrollo.C69]" office:value-type="float" office:value="0" calcext:value-type="float">
            <text:p>0</text:p>
          </table:table-cell>
          <table:table-cell table:style-name="ce217" table:formula="of:=[$Desarrollo.K69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4" office:value-type="string" calcext:value-type="string">
            <text:p>Ocultarse</text:p>
          </table:table-cell>
          <table:table-cell table:style-name="ce212"/>
          <table:table-cell table:style-name="ce214" table:formula="of:=[$Desarrollo.C19]" office:value-type="float" office:value="0" calcext:value-type="float">
            <text:p>0</text:p>
          </table:table-cell>
          <table:table-cell table:style-name="ce219" table:formula="of:=[$Desarrollo.K19]" office:value-type="string" office:string-value="" calcext:value-type="error">
            <text:p>#N/A</text:p>
          </table:table-cell>
          <table:table-cell table:style-name="ce208" office:value-type="string" calcext:value-type="string">
            <text:p>Inmovilización</text:p>
          </table:table-cell>
          <table:table-cell table:style-name="ce212"/>
          <table:table-cell table:style-name="ce214" table:formula="of:=[$Desarrollo.C70]" office:value-type="float" office:value="0" calcext:value-type="float">
            <text:p>0</text:p>
          </table:table-cell>
          <table:table-cell table:style-name="ce217" table:formula="of:=[$Desarrollo.K70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8" office:value-type="string" calcext:value-type="string">
            <text:p>Actuar</text:p>
          </table:table-cell>
          <table:table-cell table:style-name="ce212"/>
          <table:table-cell table:style-name="ce214" table:formula="of:=[$Desarrollo.C48]" office:value-type="float" office:value="0" calcext:value-type="float">
            <text:p>0</text:p>
          </table:table-cell>
          <table:table-cell table:style-name="ce219" table:formula="of:=[$Desarrollo.K48]" office:value-type="string" office:string-value="" calcext:value-type="error">
            <text:p>#N/A</text:p>
          </table:table-cell>
          <table:table-cell table:style-name="ce208" office:value-type="string" calcext:value-type="string">
            <text:p>Pastoreo</text:p>
          </table:table-cell>
          <table:table-cell table:style-name="ce212"/>
          <table:table-cell table:style-name="ce214" table:formula="of:=[$Desarrollo.C77]" office:value-type="float" office:value="0" calcext:value-type="float">
            <text:p>0</text:p>
          </table:table-cell>
          <table:table-cell table:style-name="ce217" table:formula="of:=[$Desarrollo.K77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8" office:value-type="string" calcext:value-type="string">
            <text:p>Agil. Manual</text:p>
          </table:table-cell>
          <table:table-cell table:style-name="ce212"/>
          <table:table-cell table:style-name="ce214" table:formula="of:=[$Desarrollo.C49]" office:value-type="float" office:value="0" calcext:value-type="float">
            <text:p>0</text:p>
          </table:table-cell>
          <table:table-cell table:style-name="ce219" table:formula="of:=[$Desarrollo.K49]" office:value-type="string" office:string-value="" calcext:value-type="error">
            <text:p>#N/A</text:p>
          </table:table-cell>
          <table:table-cell table:style-name="ce208" office:value-type="string" calcext:value-type="string">
            <text:p>1º Auxilios</text:p>
          </table:table-cell>
          <table:table-cell table:style-name="ce212"/>
          <table:table-cell table:style-name="ce214" table:formula="of:=[$Desarrollo.C78]" office:value-type="float" office:value="0" calcext:value-type="float">
            <text:p>0</text:p>
          </table:table-cell>
          <table:table-cell table:style-name="ce217" table:formula="of:=[$Desarrollo.K78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8" office:value-type="string" calcext:value-type="string">
            <text:p>Canto</text:p>
          </table:table-cell>
          <table:table-cell table:style-name="ce212"/>
          <table:table-cell table:style-name="ce214" table:formula="of:=[$Desarrollo.C53]" office:value-type="float" office:value="0" calcext:value-type="float">
            <text:p>0</text:p>
          </table:table-cell>
          <table:table-cell table:style-name="ce219" table:formula="of:=[$Desarrollo.K53]" office:value-type="string" office:string-value="" calcext:value-type="error">
            <text:p>#N/A</text:p>
          </table:table-cell>
          <table:table-cell table:style-name="ce208" office:value-type="string" calcext:value-type="string">
            <text:p>Remo</text:p>
          </table:table-cell>
          <table:table-cell table:style-name="ce212"/>
          <table:table-cell table:style-name="ce214" table:formula="of:=[$Desarrollo.C80]" office:value-type="float" office:value="0" calcext:value-type="float">
            <text:p>0</text:p>
          </table:table-cell>
          <table:table-cell table:style-name="ce217" table:formula="of:=[$Desarrollo.K80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8" office:value-type="string" calcext:value-type="string">
            <text:p>Cocina</text:p>
          </table:table-cell>
          <table:table-cell table:style-name="ce212"/>
          <table:table-cell table:style-name="ce214" table:formula="of:=[$Desarrollo.C54]" office:value-type="float" office:value="0" calcext:value-type="float">
            <text:p>0</text:p>
          </table:table-cell>
          <table:table-cell table:style-name="ce219" table:formula="of:=[$Desarrollo.K54]" office:value-type="string" office:string-value="" calcext:value-type="error">
            <text:p>#N/A</text:p>
          </table:table-cell>
          <table:table-cell table:style-name="ce208" office:value-type="string" calcext:value-type="string">
            <text:p>Seguir Rastros</text:p>
          </table:table-cell>
          <table:table-cell table:style-name="ce212"/>
          <table:table-cell table:style-name="ce214" table:formula="of:=[$Desarrollo.C82]" office:value-type="float" office:value="0" calcext:value-type="float">
            <text:p>0</text:p>
          </table:table-cell>
          <table:table-cell table:style-name="ce217" table:formula="of:=[$Desarrollo.K82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8" office:value-type="string" calcext:value-type="string">
            <text:p>Comercio</text:p>
          </table:table-cell>
          <table:table-cell table:style-name="ce212"/>
          <table:table-cell table:style-name="ce214" table:formula="of:=[$Desarrollo.C55]" office:value-type="float" office:value="0" calcext:value-type="float">
            <text:p>0</text:p>
          </table:table-cell>
          <table:table-cell table:style-name="ce219" table:formula="of:=[$Desarrollo.K55]" office:value-type="string" office:string-value="" calcext:value-type="error">
            <text:p>#N/A</text:p>
          </table:table-cell>
          <table:table-cell table:style-name="ce208" office:value-type="string" calcext:value-type="string">
            <text:p>Vela</text:p>
          </table:table-cell>
          <table:table-cell table:style-name="ce212"/>
          <table:table-cell table:style-name="ce214" table:formula="of:=[$Desarrollo.C84]" office:value-type="float" office:value="0" calcext:value-type="float">
            <text:p>0</text:p>
          </table:table-cell>
          <table:table-cell table:style-name="ce217" table:formula="of:=[$Desarrollo.K84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8" office:value-type="string" calcext:value-type="string">
            <text:p>Falsificación</text:p>
          </table:table-cell>
          <table:table-cell table:style-name="ce212"/>
          <table:table-cell table:style-name="ce214" table:formula="of:=[$Desarrollo.C65]" office:value-type="float" office:value="0" calcext:value-type="float">
            <text:p>0</text:p>
          </table:table-cell>
          <table:table-cell table:style-name="ce219" table:formula="of:=[$Desarrollo.K65]" office:value-type="string" office:string-value="" calcext:value-type="error">
            <text:p>#N/A</text:p>
          </table:table-cell>
          <table:table-cell table:style-name="ce208" office:value-type="string" calcext:value-type="string">
            <text:p>Veterinaria</text:p>
          </table:table-cell>
          <table:table-cell table:style-name="ce212"/>
          <table:table-cell table:style-name="ce214" table:formula="of:=[$Desarrollo.C85]" office:value-type="float" office:value="0" calcext:value-type="float">
            <text:p>0</text:p>
          </table:table-cell>
          <table:table-cell table:style-name="ce217" table:formula="of:=[$Desarrollo.K85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8" office:value-type="string" calcext:value-type="string">
            <text:p>Oratoria</text:p>
          </table:table-cell>
          <table:table-cell table:style-name="ce212"/>
          <table:table-cell table:style-name="ce214" table:formula="of:=[$Desarrollo.C68]" office:value-type="float" office:value="0" calcext:value-type="float">
            <text:p>0</text:p>
          </table:table-cell>
          <table:table-cell table:style-name="ce219" table:formula="of:=[$Desarrollo.K68]" office:value-type="string" office:string-value="" calcext:value-type="error">
            <text:p>#N/A</text:p>
          </table:table-cell>
          <table:table-cell table:style-name="ce209" office:value-type="string" calcext:value-type="string">
            <text:p>Zambullida</text:p>
          </table:table-cell>
          <table:table-cell table:style-name="ce213"/>
          <table:table-cell table:style-name="ce216" table:formula="of:=[$Desarrollo.C86]" office:value-type="float" office:value="0" calcext:value-type="float">
            <text:p>0</text:p>
          </table:table-cell>
          <table:table-cell table:style-name="ce217" table:formula="of:=[$Desarrollo.K86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8" office:value-type="string" calcext:value-type="string">
            <text:p>Juego</text:p>
          </table:table-cell>
          <table:table-cell table:style-name="ce212"/>
          <table:table-cell table:style-name="ce214" table:formula="of:=[$Desarrollo.C71]" office:value-type="float" office:value="0" calcext:value-type="float">
            <text:p>0</text:p>
          </table:table-cell>
          <table:table-cell table:style-name="ce219" table:formula="of:=[$Desarrollo.K71]" office:value-type="string" office:string-value="" calcext:value-type="error">
            <text:p>#N/A</text:p>
          </table:table-cell>
          <table:table-cell table:style-name="ce110" office:value-type="string" calcext:value-type="string" table:number-columns-spanned="4" table:number-rows-spanned="1">
            <text:p>Percepción</text:p>
          </table:table-cell>
          <table:covered-table-cell table:number-columns-repeated="2" table:style-name="ce238"/>
          <table:covered-table-cell table:style-name="ce264"/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8" office:value-type="string" calcext:value-type="string">
            <text:p>Seducción</text:p>
          </table:table-cell>
          <table:table-cell table:style-name="ce212"/>
          <table:table-cell table:style-name="ce214" table:formula="of:=[$Desarrollo.C81]" office:value-type="float" office:value="0" calcext:value-type="float">
            <text:p>0</text:p>
          </table:table-cell>
          <table:table-cell table:style-name="ce219" table:formula="of:=[$Desarrollo.K81]" office:value-type="string" office:string-value="" calcext:value-type="error">
            <text:p>#N/A</text:p>
          </table:table-cell>
          <table:table-cell table:style-name="ce207"/>
          <table:table-cell table:style-name="ce133"/>
          <table:table-cell table:style-name="ce215" office:value-type="string" calcext:value-type="string">
            <text:p>Rangos</text:p>
          </table:table-cell>
          <table:table-cell table:style-name="ce218" office:value-type="string" calcext:value-type="string">
            <text:p>Bonif. Total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9" office:value-type="string" calcext:value-type="string">
            <text:p>Señales</text:p>
          </table:table-cell>
          <table:table-cell table:style-name="ce213"/>
          <table:table-cell table:style-name="ce216" table:formula="of:=[$Desarrollo.C83]" office:value-type="float" office:value="0" calcext:value-type="float">
            <text:p>0</text:p>
          </table:table-cell>
          <table:table-cell table:style-name="ce219" table:formula="of:=[$Desarrollo.K83]" office:value-type="string" office:string-value="" calcext:value-type="error">
            <text:p>#N/A</text:p>
          </table:table-cell>
          <table:table-cell table:style-name="ce204" office:value-type="string" calcext:value-type="string">
            <text:p>Percepción</text:p>
          </table:table-cell>
          <table:table-cell table:style-name="ce212"/>
          <table:table-cell table:style-name="ce214" table:formula="of:=[$Desarrollo.C20]" office:value-type="float" office:value="0" calcext:value-type="float">
            <text:p>0</text:p>
          </table:table-cell>
          <table:table-cell table:style-name="ce217" table:formula="of:=[$Desarrollo.K20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110" office:value-type="string" calcext:value-type="string" table:number-columns-spanned="4" table:number-rows-spanned="1">
            <text:p>Hechizos básicos</text:p>
          </table:table-cell>
          <table:covered-table-cell table:number-columns-repeated="2" table:style-name="ce238"/>
          <table:covered-table-cell table:style-name="ce264"/>
          <table:table-cell table:style-name="ce208" office:value-type="string" calcext:value-type="string">
            <text:p>Meditación</text:p>
          </table:table-cell>
          <table:table-cell table:style-name="ce212"/>
          <table:table-cell table:style-name="ce214" table:formula="of:=[$Desarrollo.C74]" office:value-type="float" office:value="0" calcext:value-type="float">
            <text:p>0</text:p>
          </table:table-cell>
          <table:table-cell table:style-name="ce217" table:formula="of:=[$Desarrollo.K74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7"/>
          <table:table-cell table:style-name="ce133"/>
          <table:table-cell table:style-name="ce215" office:value-type="string" calcext:value-type="string">
            <text:p>Rangos</text:p>
          </table:table-cell>
          <table:table-cell table:style-name="ce218" office:value-type="string" calcext:value-type="string">
            <text:p>Bonif. Total</text:p>
          </table:table-cell>
          <table:table-cell table:style-name="ce209" office:value-type="string" calcext:value-type="string">
            <text:p>Pronos. Tiempo</text:p>
          </table:table-cell>
          <table:table-cell table:style-name="ce213"/>
          <table:table-cell table:style-name="ce216" table:formula="of:=[$Desarrollo.C79]" office:value-type="float" office:value="0" calcext:value-type="float">
            <text:p>0</text:p>
          </table:table-cell>
          <table:table-cell table:style-name="ce217" table:formula="of:=[$Desarrollo.K79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4" office:value-type="string" calcext:value-type="string">
            <text:p>Aprender Hechizos</text:p>
          </table:table-cell>
          <table:table-cell table:style-name="ce212"/>
          <table:table-cell table:style-name="ce214" table:formula="of:=[$Desarrollo.C21]" office:value-type="float" office:value="0" calcext:value-type="float">
            <text:p>0</text:p>
          </table:table-cell>
          <table:table-cell table:style-name="ce219" table:formula="of:=[$Desarrollo.K21]" office:value-type="float" office:value="-25" calcext:value-type="float">
            <text:p>-25 </text:p>
          </table:table-cell>
          <table:table-cell table:style-name="ce110" office:value-type="string" calcext:value-type="string" table:number-columns-spanned="4" table:number-rows-spanned="1">
            <text:p>Habilidades de objeto</text:p>
          </table:table-cell>
          <table:covered-table-cell table:number-columns-repeated="2" table:style-name="ce238"/>
          <table:covered-table-cell table:style-name="ce264"/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9" office:value-type="string" calcext:value-type="string">
            <text:p>Dom. Hechiz.</text:p>
          </table:table-cell>
          <table:table-cell table:style-name="ce213"/>
          <table:table-cell table:style-name="ce216" table:formula="of:=[$Desarrollo.C60]" office:value-type="float" office:value="0" calcext:value-type="float">
            <text:p>0</text:p>
          </table:table-cell>
          <table:table-cell table:style-name="ce219" table:formula="of:=[$Desarrollo.K60]" office:value-type="float" office:value="-25" calcext:value-type="float">
            <text:p>-25 </text:p>
          </table:table-cell>
          <table:table-cell table:style-name="ce207"/>
          <table:table-cell table:style-name="ce133"/>
          <table:table-cell table:style-name="ce215" office:value-type="string" calcext:value-type="string">
            <text:p>Rangos</text:p>
          </table:table-cell>
          <table:table-cell table:style-name="ce218" office:value-type="string" calcext:value-type="string">
            <text:p>Bonif. Total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110" office:value-type="string" calcext:value-type="string" table:number-columns-spanned="4" table:number-rows-spanned="1">
            <text:p>Hechizos dirigidos</text:p>
          </table:table-cell>
          <table:covered-table-cell table:number-columns-repeated="2" table:style-name="ce238"/>
          <table:covered-table-cell table:style-name="ce264"/>
          <table:table-cell table:style-name="ce204" office:value-type="string" calcext:value-type="string">
            <text:p>Runas</text:p>
          </table:table-cell>
          <table:table-cell table:style-name="ce212"/>
          <table:table-cell table:style-name="ce214" table:formula="of:=[$Desarrollo.C22]" office:value-type="float" office:value="0" calcext:value-type="float">
            <text:p>0</text:p>
          </table:table-cell>
          <table:table-cell table:style-name="ce217" table:formula="of:=[$Desarrollo.K22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7"/>
          <table:table-cell table:style-name="ce133"/>
          <table:table-cell table:style-name="ce215" office:value-type="string" calcext:value-type="string">
            <text:p>Rangos</text:p>
          </table:table-cell>
          <table:table-cell table:style-name="ce218" office:value-type="string" calcext:value-type="string">
            <text:p>Bonif. Total</text:p>
          </table:table-cell>
          <table:table-cell table:style-name="ce204" office:value-type="string" calcext:value-type="string">
            <text:p>Bastones y Varitas</text:p>
          </table:table-cell>
          <table:table-cell table:style-name="ce212"/>
          <table:table-cell table:style-name="ce214" table:formula="of:=[$Desarrollo.C23]" office:value-type="float" office:value="0" calcext:value-type="float">
            <text:p>0</text:p>
          </table:table-cell>
          <table:table-cell table:style-name="ce217" table:formula="of:=[$Desarrollo.K23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04" office:value-type="string" calcext:value-type="string">
            <text:p>Proyectil de Agua</text:p>
          </table:table-cell>
          <table:table-cell table:style-name="ce212"/>
          <table:table-cell table:style-name="ce214" table:formula="of:=[$Desarrollo.C25]" office:value-type="float" office:value="0" calcext:value-type="float">
            <text:p>0</text:p>
          </table:table-cell>
          <table:table-cell table:style-name="ce219" table:formula="of:=[$Desarrollo.K25]" office:value-type="string" office:string-value="" calcext:value-type="error">
            <text:p>#N/A</text:p>
          </table:table-cell>
          <table:table-cell table:style-name="ce208" office:value-type="string" calcext:value-type="string">
            <text:p>Esc. Madera</text:p>
          </table:table-cell>
          <table:table-cell table:style-name="ce212"/>
          <table:table-cell table:style-name="ce214" table:formula="of:=[$Desarrollo.C61]" office:value-type="float" office:value="0" calcext:value-type="float">
            <text:p>0</text:p>
          </table:table-cell>
          <table:table-cell table:style-name="ce217" table:formula="of:=[$Desarrollo.K61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10" office:value-type="string" calcext:value-type="string">
            <text:p>Proyectil de Fuego</text:p>
          </table:table-cell>
          <table:table-cell table:style-name="ce212"/>
          <table:table-cell table:style-name="ce214" table:formula="of:=[$Desarrollo.C26]" office:value-type="float" office:value="0" calcext:value-type="float">
            <text:p>0</text:p>
          </table:table-cell>
          <table:table-cell table:style-name="ce219" table:formula="of:=[$Desarrollo.K26]" office:value-type="string" office:string-value="" calcext:value-type="error">
            <text:p>#N/A</text:p>
          </table:table-cell>
          <table:table-cell table:style-name="ce208" office:value-type="string" calcext:value-type="string">
            <text:p>Esc. Piedra</text:p>
          </table:table-cell>
          <table:table-cell table:style-name="ce212"/>
          <table:table-cell table:style-name="ce214" table:formula="of:=[$Desarrollo.C62]" office:value-type="float" office:value="0" calcext:value-type="float">
            <text:p>0</text:p>
          </table:table-cell>
          <table:table-cell table:style-name="ce217" table:formula="of:=[$Desarrollo.K62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10" office:value-type="string" calcext:value-type="string">
            <text:p>Proyectil de Hielo</text:p>
          </table:table-cell>
          <table:table-cell table:style-name="ce212"/>
          <table:table-cell table:style-name="ce214" table:formula="of:=[$Desarrollo.C27]" office:value-type="float" office:value="0" calcext:value-type="float">
            <text:p>0</text:p>
          </table:table-cell>
          <table:table-cell table:style-name="ce219" table:formula="of:=[$Desarrollo.K27]" office:value-type="string" office:string-value="" calcext:value-type="error">
            <text:p>#N/A</text:p>
          </table:table-cell>
          <table:table-cell table:style-name="ce208" office:value-type="string" calcext:value-type="string">
            <text:p>Fabr. Flechas</text:p>
          </table:table-cell>
          <table:table-cell table:style-name="ce212"/>
          <table:table-cell table:style-name="ce214" table:formula="of:=[$Desarrollo.C64]" office:value-type="float" office:value="0" calcext:value-type="float">
            <text:p>0</text:p>
          </table:table-cell>
          <table:table-cell table:style-name="ce217" table:formula="of:=[$Desarrollo.K64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10" office:value-type="string" calcext:value-type="string">
            <text:p>Proyectil de Luz</text:p>
          </table:table-cell>
          <table:table-cell table:style-name="ce212"/>
          <table:table-cell table:style-name="ce214" table:formula="of:=[$Desarrollo.C28]" office:value-type="float" office:value="0" calcext:value-type="float">
            <text:p>0</text:p>
          </table:table-cell>
          <table:table-cell table:style-name="ce219" table:formula="of:=[$Desarrollo.K28]" office:value-type="string" office:string-value="" calcext:value-type="error">
            <text:p>#N/A</text:p>
          </table:table-cell>
          <table:table-cell table:style-name="ce209" office:value-type="string" calcext:value-type="string">
            <text:p>Manejo Cuerdas</text:p>
          </table:table-cell>
          <table:table-cell table:style-name="ce213"/>
          <table:table-cell table:style-name="ce216" table:formula="of:=[$Desarrollo.C72]" office:value-type="float" office:value="0" calcext:value-type="float">
            <text:p>0</text:p>
          </table:table-cell>
          <table:table-cell table:style-name="ce217" table:formula="of:=[$Desarrollo.K72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11" office:value-type="string" calcext:value-type="string">
            <text:p>Proyectil de Electricidad</text:p>
          </table:table-cell>
          <table:table-cell table:style-name="ce213"/>
          <table:table-cell table:style-name="ce214" table:formula="of:=[$Desarrollo.C29]" office:value-type="float" office:value="0" calcext:value-type="float">
            <text:p>0</text:p>
          </table:table-cell>
          <table:table-cell table:style-name="ce219" table:formula="of:=[$Desarrollo.K29]" office:value-type="string" office:string-value="" calcext:value-type="error">
            <text:p>#N/A</text:p>
          </table:table-cell>
          <table:table-cell table:style-name="ce110" office:value-type="string" calcext:value-type="string" table:number-columns-spanned="4" table:number-rows-spanned="1">
            <text:p>Especial</text:p>
          </table:table-cell>
          <table:covered-table-cell table:number-columns-repeated="2" table:style-name="ce238"/>
          <table:covered-table-cell table:style-name="ce264"/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110" office:value-type="string" calcext:value-type="string" table:number-columns-spanned="4" table:number-rows-spanned="1">
            <text:p>Opciones de Historial</text:p>
          </table:table-cell>
          <table:covered-table-cell table:number-columns-repeated="2" table:style-name="ce238"/>
          <table:covered-table-cell table:style-name="ce264"/>
          <table:table-cell table:style-name="ce207"/>
          <table:table-cell table:style-name="ce133"/>
          <table:table-cell table:style-name="ce215" office:value-type="string" calcext:value-type="string">
            <text:p>Rangos</text:p>
          </table:table-cell>
          <table:table-cell table:style-name="ce218" office:value-type="string" calcext:value-type="string">
            <text:p>Bonif. Total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113"/>
          <table:table-cell table:style-name="ce161" table:number-columns-repeated="2"/>
          <table:table-cell table:style-name="ce220"/>
          <table:table-cell table:style-name="ce204" office:value-type="string" calcext:value-type="string">
            <text:p>Emboscar</text:p>
          </table:table-cell>
          <table:table-cell table:style-name="ce212"/>
          <table:table-cell table:style-name="ce214" table:formula="of:=[$Desarrollo.C30]" office:value-type="float" office:value="0" calcext:value-type="float">
            <text:p>0</text:p>
          </table:table-cell>
          <table:table-cell table:style-name="ce217" table:formula="of:=[$Desarrollo.K30]" office:value-type="float" office:value="-25" calcext:value-type="float">
            <text:p>-25 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113"/>
          <table:table-cell table:style-name="ce161" table:number-columns-repeated="2"/>
          <table:table-cell table:style-name="ce220"/>
          <table:table-cell table:style-name="ce204" office:value-type="string" calcext:value-type="string">
            <text:p>Lingüística</text:p>
          </table:table-cell>
          <table:table-cell table:style-name="ce212"/>
          <table:table-cell table:style-name="ce214" table:formula="of:=[$Desarrollo.C31]" office:value-type="float" office:value="0" calcext:value-type="float">
            <text:p>0</text:p>
          </table:table-cell>
          <table:table-cell table:style-name="ce217" table:formula="of:=[$Desarrollo.K31]" office:value-type="float" office:value="-25" calcext:value-type="float">
            <text:p>-25 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113"/>
          <table:table-cell table:style-name="ce161" table:number-columns-repeated="2"/>
          <table:table-cell table:style-name="ce220"/>
          <table:table-cell table:style-name="ce208" office:value-type="string" calcext:value-type="string">
            <text:p>Astronomía</text:p>
          </table:table-cell>
          <table:table-cell table:style-name="ce212"/>
          <table:table-cell table:style-name="ce214" table:formula="of:=[$Desarrollo.C50]" office:value-type="float" office:value="0" calcext:value-type="float">
            <text:p>0</text:p>
          </table:table-cell>
          <table:table-cell table:style-name="ce217" table:formula="of:=[$Desarrollo.K50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113"/>
          <table:table-cell table:style-name="ce161" table:number-columns-repeated="2"/>
          <table:table-cell table:style-name="ce220"/>
          <table:table-cell table:style-name="ce208" office:value-type="string" calcext:value-type="string">
            <text:p>Matemáticas</text:p>
          </table:table-cell>
          <table:table-cell table:style-name="ce212"/>
          <table:table-cell table:style-name="ce214" table:formula="of:=[$Desarrollo.C73]" office:value-type="float" office:value="0" calcext:value-type="float">
            <text:p>0</text:p>
          </table:table-cell>
          <table:table-cell table:style-name="ce217" table:formula="of:=[$Desarrollo.K73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113"/>
          <table:table-cell table:style-name="ce161" table:number-columns-repeated="2"/>
          <table:table-cell table:style-name="ce220"/>
          <table:table-cell table:style-name="ce209" office:value-type="string" calcext:value-type="string">
            <text:p>Música</text:p>
          </table:table-cell>
          <table:table-cell table:style-name="ce213"/>
          <table:table-cell table:style-name="ce216" table:formula="of:=[$Desarrollo.C75]" office:value-type="float" office:value="0" calcext:value-type="float">
            <text:p>0</text:p>
          </table:table-cell>
          <table:table-cell table:style-name="ce217" table:formula="of:=[$Desarrollo.K75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113"/>
          <table:table-cell table:style-name="ce161" table:number-columns-repeated="2"/>
          <table:table-cell table:style-name="ce220"/>
          <table:table-cell table:style-name="ce110" office:value-type="string" calcext:value-type="string" table:number-columns-spanned="4" table:number-rows-spanned="1">
            <text:p>Desarrollo Corporal</text:p>
          </table:table-cell>
          <table:covered-table-cell table:number-columns-repeated="2" table:style-name="ce238"/>
          <table:covered-table-cell table:style-name="ce264"/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113"/>
          <table:table-cell table:style-name="ce161" table:number-columns-repeated="2"/>
          <table:table-cell table:style-name="ce220"/>
          <table:table-cell/>
          <table:table-cell table:style-name="ce161"/>
          <table:table-cell table:style-name="ce138" office:value-type="string" calcext:value-type="string">
            <text:p>Rangos</text:p>
          </table:table-cell>
          <table:table-cell table:style-name="ce196" office:value-type="string" calcext:value-type="string">
            <text:p>Bonif. Total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113"/>
          <table:table-cell table:style-name="ce161" table:number-columns-repeated="2"/>
          <table:table-cell table:style-name="ce220"/>
          <table:table-cell table:style-name="ce221" office:value-type="string" calcext:value-type="string">
            <text:p>Desarrollo Corporal</text:p>
          </table:table-cell>
          <table:table-cell table:style-name="ce223"/>
          <table:table-cell table:style-name="ce234" table:formula="of:=[$Desarrollo.C42]" office:value-type="float" office:value="0" calcext:value-type="float">
            <text:p>0</text:p>
          </table:table-cell>
          <table:table-cell table:style-name="ce235" table:formula="of:=[$Desarrollo.K42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113"/>
          <table:table-cell table:style-name="ce161" table:number-columns-repeated="2"/>
          <table:table-cell table:style-name="ce220"/>
          <table:table-cell table:style-name="ce221" office:value-type="string" calcext:value-type="string">
            <text:p>Caídas</text:p>
          </table:table-cell>
          <table:table-cell table:style-name="ce223"/>
          <table:table-cell table:style-name="ce234" table:formula="of:=[$Desarrollo.C52]" office:value-type="float" office:value="0" calcext:value-type="float">
            <text:p>0</text:p>
          </table:table-cell>
          <table:table-cell table:style-name="ce235" table:formula="of:=[$Desarrollo.K52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113"/>
          <table:table-cell table:style-name="ce161" table:number-columns-repeated="2"/>
          <table:table-cell table:style-name="ce220"/>
          <table:table-cell table:style-name="ce223" office:value-type="string" calcext:value-type="string">
            <text:p>Navegación</text:p>
          </table:table-cell>
          <table:table-cell table:style-name="ce223"/>
          <table:table-cell table:style-name="ce234" table:formula="of:=[$Desarrollo.C76]" office:value-type="float" office:value="0" calcext:value-type="float">
            <text:p>0</text:p>
          </table:table-cell>
          <table:table-cell table:style-name="ce235" table:formula="of:=[$Desarrollo.K76]" office:value-type="string" office:string-value="" calcext:value-type="error">
            <text:p>#N/A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116"/>
          <table:table-cell table:style-name="ce142" table:number-columns-repeated="2"/>
          <table:table-cell table:style-name="ce198"/>
          <table:table-cell table:style-name="ce116"/>
          <table:table-cell table:style-name="ce142" table:number-columns-repeated="2"/>
          <table:table-cell table:style-name="ce198"/>
          <table:table-cell table:style-name="ce161" table:number-columns-repeated="20"/>
          <table:table-cell table:number-columns-repeated="996"/>
        </table:table-row>
        <table:table-row table:style-name="ro2" table:number-rows-repeated="943">
          <table:table-cell table:number-columns-repeated="1024"/>
        </table:table-row>
        <table:table-row table:style-name="ro3" table:number-rows-repeated="104757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icha3" table:style-name="ta9">
        <office:forms form:automatic-focus="false" form:apply-design-mode="false"/>
        <table:table-column table:style-name="co4" table:number-columns-repeated="2" table:default-cell-style-name="ce159"/>
        <table:table-column table:style-name="co13" table:number-columns-repeated="2" table:default-cell-style-name="ce159"/>
        <table:table-column table:style-name="co4" table:number-columns-repeated="2" table:default-cell-style-name="ce159"/>
        <table:table-column table:style-name="co13" table:default-cell-style-name="ce159"/>
        <table:table-column table:style-name="co28" table:default-cell-style-name="ce159"/>
        <table:table-column table:style-name="co1" table:number-columns-repeated="19" table:default-cell-style-name="ce159"/>
        <table:table-column table:style-name="co3" table:number-columns-repeated="997" table:default-cell-style-name="ce159"/>
        <table:table-row table:style-name="ro1">
          <table:table-cell table:style-name="ce109" office:value-type="string" calcext:value-type="string" table:number-columns-spanned="8" table:number-rows-spanned="1">
            <text:p>HOJA DE PERSONAJE (3/4)</text:p>
          </table:table-cell>
          <table:covered-table-cell table:number-columns-repeated="6" table:style-name="ce238"/>
          <table:covered-table-cell table:style-name="ce264"/>
          <table:table-cell table:style-name="ce161" table:number-columns-repeated="16"/>
          <table:table-cell table:number-columns-repeated="1000"/>
        </table:table-row>
        <table:table-row table:style-name="ro2">
          <table:table-cell table:style-name="ce110" office:value-type="string" calcext:value-type="string" table:number-columns-spanned="8" table:number-rows-spanned="1">
            <text:p>Modificadores a las maniobras dinámicas (acumulativas)</text:p>
          </table:table-cell>
          <table:covered-table-cell table:number-columns-repeated="6" table:style-name="ce238"/>
          <table:covered-table-cell table:style-name="ce264"/>
          <table:table-cell table:style-name="ce161" table:number-columns-repeated="16"/>
          <table:table-cell table:number-columns-repeated="1000"/>
        </table:table-row>
        <table:table-row table:style-name="ro2">
          <table:table-cell table:style-name="ce113" office:value-type="string" calcext:value-type="string">
            <text:p>Bonificación por habilidad</text:p>
          </table:table-cell>
          <table:table-cell table:style-name="ce161" table:number-columns-repeated="2"/>
          <table:table-cell table:style-name="ce125" office:value-type="string" calcext:value-type="string">
            <text:p>±variable</text:p>
          </table:table-cell>
          <table:table-cell table:style-name="ce161" table:number-columns-repeated="3"/>
          <table:table-cell table:style-name="ce220"/>
          <table:table-cell table:style-name="ce161" table:number-columns-repeated="16"/>
          <table:table-cell table:number-columns-repeated="1000"/>
        </table:table-row>
        <table:table-row table:style-name="ro2">
          <table:table-cell table:style-name="ce113" office:value-type="string" calcext:value-type="string">
            <text:p>Heridas por más del 25% de PV</text:p>
          </table:table-cell>
          <table:table-cell table:style-name="ce161" table:number-columns-repeated="2"/>
          <table:table-cell table:style-name="ce125" office:value-type="float" office:value="-10" calcext:value-type="float">
            <text:p>-10</text:p>
          </table:table-cell>
          <table:table-cell table:style-name="ce161"/>
          <table:table-cell table:style-name="ce161" office:value-type="string" calcext:value-type="string">
            <text:p>1) Se declara al acción</text:p>
          </table:table-cell>
          <table:table-cell table:style-name="ce161"/>
          <table:table-cell table:style-name="ce220"/>
          <table:table-cell table:style-name="ce161" table:number-columns-repeated="18"/>
          <table:table-cell table:number-columns-repeated="998"/>
        </table:table-row>
        <table:table-row table:style-name="ro2">
          <table:table-cell table:style-name="ce113" office:value-type="string" calcext:value-type="string">
            <text:p>Id. por más del 50%</text:p>
          </table:table-cell>
          <table:table-cell table:style-name="ce161" table:number-columns-repeated="2"/>
          <table:table-cell table:style-name="ce125" office:value-type="float" office:value="-10" calcext:value-type="float">
            <text:p>-10</text:p>
          </table:table-cell>
          <table:table-cell table:style-name="ce161"/>
          <table:table-cell table:style-name="ce161" office:value-type="string" calcext:value-type="string">
            <text:p>2) El DJ asigna una dificultad</text:p>
          </table:table-cell>
          <table:table-cell table:style-name="ce161"/>
          <table:table-cell table:style-name="ce220"/>
          <table:table-cell table:style-name="ce161" table:number-columns-repeated="18"/>
          <table:table-cell table:number-columns-repeated="998"/>
        </table:table-row>
        <table:table-row table:style-name="ro2">
          <table:table-cell table:style-name="ce113" office:value-type="string" calcext:value-type="string">
            <text:p>Id. por más del 75%</text:p>
          </table:table-cell>
          <table:table-cell table:style-name="ce161" table:number-columns-repeated="2"/>
          <table:table-cell table:style-name="ce125" office:value-type="float" office:value="-20" calcext:value-type="float">
            <text:p>-20</text:p>
          </table:table-cell>
          <table:table-cell table:style-name="ce161"/>
          <table:table-cell table:style-name="ce161" office:value-type="string" calcext:value-type="string">
            <text:p>3) El personaje decide si realizarla</text:p>
          </table:table-cell>
          <table:table-cell table:style-name="ce161"/>
          <table:table-cell table:style-name="ce220"/>
          <table:table-cell table:style-name="ce161" table:number-columns-repeated="18"/>
          <table:table-cell table:number-columns-repeated="998"/>
        </table:table-row>
        <table:table-row table:style-name="ro2">
          <table:table-cell table:style-name="ce113" office:value-type="string" calcext:value-type="string">
            <text:p>Armadura</text:p>
          </table:table-cell>
          <table:table-cell table:style-name="ce161" table:number-columns-repeated="2"/>
          <table:table-cell table:style-name="ce125" table:formula="of:=-1*LOOKUP([$Inicio.G6];[$Datos.C186:$Datos.C205];[$Datos.E186:$Datos.E205])-IF([$Inicio.G6]&lt;=4;0;IF([$Inicio.G6]&lt;=8;[$Desarrollo.K43];IF([$Inicio.G6]&lt;=12;[$Desarrollo.K44];IF([$Inicio.G6]&lt;=16;[$Desarrollo.K45];IF([$Inicio.G6]&lt;=20;[$Desarrollo.K46];999)))))" office:value-type="string" office:string-value="" calcext:value-type="error">
            <text:p>#N/A</text:p>
          </table:table-cell>
          <table:table-cell table:style-name="ce161"/>
          <table:table-cell table:style-name="ce161" office:value-type="string" calcext:value-type="string">
            <text:p>4) Se realiza una tirada abierta</text:p>
          </table:table-cell>
          <table:table-cell table:style-name="ce161"/>
          <table:table-cell table:style-name="ce220"/>
          <table:table-cell table:style-name="ce161" table:number-columns-repeated="18"/>
          <table:table-cell table:number-columns-repeated="998"/>
        </table:table-row>
        <table:table-row table:style-name="ro2">
          <table:table-cell table:style-name="ce113" office:value-type="string" calcext:value-type="string">
            <text:p>Carga Arma y cinto</text:p>
          </table:table-cell>
          <table:table-cell table:style-name="ce161" table:number-columns-repeated="2"/>
          <table:table-cell table:style-name="ce125" office:value-type="float" office:value="0" calcext:value-type="float">
            <text:p>0</text:p>
          </table:table-cell>
          <table:table-cell table:style-name="ce161"/>
          <table:table-cell table:style-name="ce161" office:value-type="string" calcext:value-type="string">
            <text:p>5) El DJ evalúa el grado de éxito</text:p>
          </table:table-cell>
          <table:table-cell table:style-name="ce161"/>
          <table:table-cell table:style-name="ce220"/>
          <table:table-cell table:style-name="ce161" table:number-columns-repeated="18"/>
          <table:table-cell table:number-columns-repeated="998"/>
        </table:table-row>
        <table:table-row table:style-name="ro2">
          <table:table-cell table:style-name="ce113" office:value-type="string" calcext:value-type="string">
            <text:p>Carga Mochila</text:p>
          </table:table-cell>
          <table:table-cell table:style-name="ce161" table:number-columns-repeated="2"/>
          <table:table-cell table:style-name="ce125" office:value-type="float" office:value="-10" calcext:value-type="float">
            <text:p>-10</text:p>
          </table:table-cell>
          <table:table-cell table:style-name="ce161" table:number-columns-repeated="3"/>
          <table:table-cell table:style-name="ce220"/>
          <table:table-cell table:style-name="ce161" table:number-columns-repeated="18"/>
          <table:table-cell table:number-columns-repeated="998"/>
        </table:table-row>
        <table:table-row table:style-name="ro2">
          <table:table-cell table:style-name="ce113" office:value-type="string" calcext:value-type="string">
            <text:p>Carga +25-50 kg</text:p>
          </table:table-cell>
          <table:table-cell table:style-name="ce161" table:number-columns-repeated="2"/>
          <table:table-cell table:style-name="ce125" office:value-type="float" office:value="-10" calcext:value-type="float">
            <text:p>-10</text:p>
          </table:table-cell>
          <table:table-cell table:style-name="ce161" table:number-columns-repeated="3"/>
          <table:table-cell table:style-name="ce220"/>
          <table:table-cell table:style-name="ce161" table:number-columns-repeated="18"/>
          <table:table-cell table:number-columns-repeated="998"/>
        </table:table-row>
        <table:table-row table:style-name="ro2">
          <table:table-cell table:style-name="ce113" office:value-type="string" calcext:value-type="string">
            <text:p>Carga +50 kg</text:p>
          </table:table-cell>
          <table:table-cell table:style-name="ce161" table:number-columns-repeated="2"/>
          <table:table-cell table:style-name="ce125" office:value-type="float" office:value="-30" calcext:value-type="float">
            <text:p>-30</text:p>
          </table:table-cell>
          <table:table-cell table:style-name="ce161" table:number-columns-repeated="3"/>
          <table:table-cell table:style-name="ce220"/>
          <table:table-cell table:style-name="ce161" table:number-columns-repeated="18"/>
          <table:table-cell table:number-columns-repeated="998"/>
        </table:table-row>
        <table:table-row table:style-name="ro2">
          <table:table-cell table:style-name="ce113" office:value-type="string" calcext:value-type="string">
            <text:p>Bonificación por hechizos</text:p>
          </table:table-cell>
          <table:table-cell table:style-name="ce161" table:number-columns-repeated="2"/>
          <table:table-cell table:style-name="ce125" office:value-type="string" calcext:value-type="string">
            <text:p>±variable</text:p>
          </table:table-cell>
          <table:table-cell table:style-name="ce161" table:number-columns-repeated="3"/>
          <table:table-cell table:style-name="ce220"/>
          <table:table-cell table:style-name="ce161" table:number-columns-repeated="18"/>
          <table:table-cell table:number-columns-repeated="998"/>
        </table:table-row>
        <table:table-row table:style-name="ro2">
          <table:table-cell table:style-name="ce116"/>
          <table:table-cell table:style-name="ce142" table:number-columns-repeated="6"/>
          <table:table-cell table:style-name="ce198"/>
          <table:table-cell table:style-name="ce161" table:number-columns-repeated="18"/>
          <table:table-cell table:number-columns-repeated="998"/>
        </table:table-row>
        <table:table-row table:style-name="ro2">
          <table:table-cell table:style-name="ce110" office:value-type="string" calcext:value-type="string" table:number-columns-spanned="8" table:number-rows-spanned="1">
            <text:p>Modificadores a las maniobras estáticas (acumulativas, salvo grupo dificultad)</text:p>
          </table:table-cell>
          <table:covered-table-cell table:number-columns-repeated="6" table:style-name="ce238"/>
          <table:covered-table-cell table:style-name="ce264"/>
          <table:table-cell table:style-name="ce161" table:number-columns-repeated="18"/>
          <table:table-cell table:number-columns-repeated="998"/>
        </table:table-row>
        <table:table-row table:style-name="ro2">
          <table:table-cell table:style-name="ce113" office:value-type="string" calcext:value-type="string">
            <text:p>Bonificación por habilidad</text:p>
          </table:table-cell>
          <table:table-cell table:style-name="ce161" table:number-columns-repeated="2"/>
          <table:table-cell table:style-name="ce125" office:value-type="string" calcext:value-type="string">
            <text:p>±variable</text:p>
          </table:table-cell>
          <table:table-cell table:style-name="ce161" table:number-columns-repeated="3"/>
          <table:table-cell table:style-name="ce220"/>
          <table:table-cell table:style-name="ce161" table:number-columns-repeated="18"/>
          <table:table-cell table:number-columns-repeated="998"/>
        </table:table-row>
        <table:table-row table:style-name="ro2">
          <table:table-cell table:style-name="ce113" office:value-type="string" calcext:value-type="string">
            <text:p>Heridas por más del 25% de PV</text:p>
          </table:table-cell>
          <table:table-cell table:style-name="ce161" table:number-columns-repeated="2"/>
          <table:table-cell table:style-name="ce125" office:value-type="float" office:value="-10" calcext:value-type="float">
            <text:p>-10</text:p>
          </table:table-cell>
          <table:table-cell table:style-name="ce161"/>
          <table:table-cell table:style-name="ce161" office:value-type="string" calcext:value-type="string">
            <text:p>1) Se declara la acción</text:p>
          </table:table-cell>
          <table:table-cell table:style-name="ce161"/>
          <table:table-cell table:style-name="ce220"/>
          <table:table-cell table:style-name="ce161" table:number-columns-repeated="18"/>
          <table:table-cell table:number-columns-repeated="998"/>
        </table:table-row>
        <table:table-row table:style-name="ro2">
          <table:table-cell table:style-name="ce113" office:value-type="string" calcext:value-type="string">
            <text:p>Id. por más del 50%</text:p>
          </table:table-cell>
          <table:table-cell table:style-name="ce161" table:number-columns-repeated="2"/>
          <table:table-cell table:style-name="ce125" office:value-type="float" office:value="-10" calcext:value-type="float">
            <text:p>-10</text:p>
          </table:table-cell>
          <table:table-cell table:style-name="ce161"/>
          <table:table-cell table:style-name="ce161" office:value-type="string" calcext:value-type="string">
            <text:p>2) El DJ asigna una dificultad</text:p>
          </table:table-cell>
          <table:table-cell table:style-name="ce161"/>
          <table:table-cell table:style-name="ce220"/>
          <table:table-cell table:style-name="ce161" table:number-columns-repeated="18"/>
          <table:table-cell table:number-columns-repeated="998"/>
        </table:table-row>
        <table:table-row table:style-name="ro2">
          <table:table-cell table:style-name="ce113" office:value-type="string" calcext:value-type="string">
            <text:p>Id. por más del 75%</text:p>
          </table:table-cell>
          <table:table-cell table:style-name="ce161" table:number-columns-repeated="2"/>
          <table:table-cell table:style-name="ce125" office:value-type="float" office:value="-20" calcext:value-type="float">
            <text:p>-20</text:p>
          </table:table-cell>
          <table:table-cell table:style-name="ce161"/>
          <table:table-cell table:style-name="ce161" office:value-type="string" calcext:value-type="string">
            <text:p>3) El personaje decide si realizarla</text:p>
          </table:table-cell>
          <table:table-cell table:style-name="ce161"/>
          <table:table-cell table:style-name="ce220"/>
          <table:table-cell table:style-name="ce161" table:number-columns-repeated="18"/>
          <table:table-cell table:number-columns-repeated="998"/>
        </table:table-row>
        <table:table-row table:style-name="ro2">
          <table:table-cell table:style-name="ce113" office:value-type="string" calcext:value-type="string">
            <text:p>Bonificación por hechizos</text:p>
          </table:table-cell>
          <table:table-cell table:style-name="ce161" table:number-columns-repeated="2"/>
          <table:table-cell table:style-name="ce125" office:value-type="string" calcext:value-type="string">
            <text:p>±variable</text:p>
          </table:table-cell>
          <table:table-cell table:style-name="ce161"/>
          <table:table-cell table:style-name="ce161" office:value-type="string" calcext:value-type="string">
            <text:p>4) Se realiza una tirada abierta</text:p>
          </table:table-cell>
          <table:table-cell table:style-name="ce161"/>
          <table:table-cell table:style-name="ce220"/>
          <table:table-cell table:style-name="ce161" table:number-columns-repeated="18"/>
          <table:table-cell table:number-columns-repeated="998"/>
        </table:table-row>
        <table:table-row table:style-name="ro2">
          <table:table-cell table:style-name="ce113" office:value-type="string" calcext:value-type="string">
            <text:p>Por cada intento fallido</text:p>
          </table:table-cell>
          <table:table-cell table:style-name="ce161" table:number-columns-repeated="2"/>
          <table:table-cell table:style-name="ce125" office:value-type="float" office:value="-20" calcext:value-type="float">
            <text:p>-20</text:p>
          </table:table-cell>
          <table:table-cell table:style-name="ce161"/>
          <table:table-cell table:style-name="ce161" office:value-type="string" calcext:value-type="string">
            <text:p>5) El DJ evalúa el grado de éxito</text:p>
          </table:table-cell>
          <table:table-cell table:style-name="ce161"/>
          <table:table-cell table:style-name="ce220"/>
          <table:table-cell table:style-name="ce161" table:number-columns-repeated="18"/>
          <table:table-cell table:number-columns-repeated="998"/>
        </table:table-row>
        <table:table-row table:style-name="ro2">
          <table:table-cell table:style-name="ce113" office:value-type="string" calcext:value-type="string">
            <text:p>Dificultad</text:p>
          </table:table-cell>
          <table:table-cell table:style-name="ce161" office:value-type="string" calcext:value-type="string">
            <text:p>Rutina</text:p>
          </table:table-cell>
          <table:table-cell table:style-name="ce161"/>
          <table:table-cell table:style-name="ce125" office:value-type="float" office:value="70" calcext:value-type="float">
            <text:p>70</text:p>
          </table:table-cell>
          <table:table-cell table:style-name="ce161" table:number-columns-repeated="3"/>
          <table:table-cell table:style-name="ce220"/>
          <table:table-cell table:style-name="ce161" table:number-columns-repeated="18"/>
          <table:table-cell table:number-columns-repeated="998"/>
        </table:table-row>
        <table:table-row table:style-name="ro2">
          <table:table-cell table:style-name="ce113"/>
          <table:table-cell table:style-name="ce161" office:value-type="string" calcext:value-type="string">
            <text:p>Muy fácil</text:p>
          </table:table-cell>
          <table:table-cell table:style-name="ce161"/>
          <table:table-cell table:style-name="ce125" office:value-type="float" office:value="60" calcext:value-type="float">
            <text:p>60</text:p>
          </table:table-cell>
          <table:table-cell table:style-name="ce161" table:number-columns-repeated="3"/>
          <table:table-cell table:style-name="ce220"/>
          <table:table-cell table:style-name="ce161" table:number-columns-repeated="18"/>
          <table:table-cell table:number-columns-repeated="998"/>
        </table:table-row>
        <table:table-row table:style-name="ro2">
          <table:table-cell table:style-name="ce113"/>
          <table:table-cell table:style-name="ce161" office:value-type="string" calcext:value-type="string">
            <text:p>Fácil</text:p>
          </table:table-cell>
          <table:table-cell table:style-name="ce161"/>
          <table:table-cell table:style-name="ce125" office:value-type="float" office:value="50" calcext:value-type="float">
            <text:p>50</text:p>
          </table:table-cell>
          <table:table-cell table:style-name="ce161" table:number-columns-repeated="3"/>
          <table:table-cell table:style-name="ce220"/>
          <table:table-cell table:style-name="ce161" table:number-columns-repeated="18"/>
          <table:table-cell table:number-columns-repeated="998"/>
        </table:table-row>
        <table:table-row table:style-name="ro2">
          <table:table-cell table:style-name="ce113"/>
          <table:table-cell table:style-name="ce161" office:value-type="string" calcext:value-type="string">
            <text:p>Normal</text:p>
          </table:table-cell>
          <table:table-cell table:style-name="ce161"/>
          <table:table-cell table:style-name="ce125" office:value-type="float" office:value="0" calcext:value-type="float">
            <text:p>0</text:p>
          </table:table-cell>
          <table:table-cell table:style-name="ce161" table:number-columns-repeated="3"/>
          <table:table-cell table:style-name="ce220"/>
          <table:table-cell table:style-name="ce161" table:number-columns-repeated="18"/>
          <table:table-cell table:number-columns-repeated="998"/>
        </table:table-row>
        <table:table-row table:style-name="ro2">
          <table:table-cell table:style-name="ce113"/>
          <table:table-cell table:style-name="ce161" office:value-type="string" calcext:value-type="string">
            <text:p>Difícil</text:p>
          </table:table-cell>
          <table:table-cell table:style-name="ce161"/>
          <table:table-cell table:style-name="ce125" office:value-type="float" office:value="-10" calcext:value-type="float">
            <text:p>-10</text:p>
          </table:table-cell>
          <table:table-cell table:style-name="ce161" table:number-columns-repeated="3"/>
          <table:table-cell table:style-name="ce220"/>
          <table:table-cell table:style-name="ce161" table:number-columns-repeated="18"/>
          <table:table-cell table:number-columns-repeated="998"/>
        </table:table-row>
        <table:table-row table:style-name="ro2">
          <table:table-cell table:style-name="ce113"/>
          <table:table-cell table:style-name="ce161" office:value-type="string" calcext:value-type="string">
            <text:p>Muy difícil</text:p>
          </table:table-cell>
          <table:table-cell table:style-name="ce161"/>
          <table:table-cell table:style-name="ce125" office:value-type="float" office:value="-50" calcext:value-type="float">
            <text:p>-50</text:p>
          </table:table-cell>
          <table:table-cell table:style-name="ce161" table:number-columns-repeated="3"/>
          <table:table-cell table:style-name="ce220"/>
          <table:table-cell table:style-name="ce161" table:number-columns-repeated="18"/>
          <table:table-cell table:number-columns-repeated="998"/>
        </table:table-row>
        <table:table-row table:style-name="ro2">
          <table:table-cell table:style-name="ce113"/>
          <table:table-cell table:style-name="ce161" office:value-type="string" calcext:value-type="string">
            <text:p>Extremadamente difícil</text:p>
          </table:table-cell>
          <table:table-cell table:style-name="ce161"/>
          <table:table-cell table:style-name="ce125" office:value-type="float" office:value="-85" calcext:value-type="float">
            <text:p>-85</text:p>
          </table:table-cell>
          <table:table-cell table:style-name="ce161" table:number-columns-repeated="3"/>
          <table:table-cell table:style-name="ce220"/>
          <table:table-cell table:style-name="ce161" table:number-columns-repeated="18"/>
          <table:table-cell table:number-columns-repeated="998"/>
        </table:table-row>
        <table:table-row table:style-name="ro2">
          <table:table-cell table:style-name="ce113"/>
          <table:table-cell table:style-name="ce161" office:value-type="string" calcext:value-type="string">
            <text:p>Prácticamente imposible</text:p>
          </table:table-cell>
          <table:table-cell table:style-name="ce161"/>
          <table:table-cell table:style-name="ce125" office:value-type="float" office:value="-100" calcext:value-type="float">
            <text:p>-100</text:p>
          </table:table-cell>
          <table:table-cell table:style-name="ce161" table:number-columns-repeated="3"/>
          <table:table-cell table:style-name="ce220"/>
          <table:table-cell table:style-name="ce161" table:number-columns-repeated="19"/>
          <table:table-cell table:number-columns-repeated="997"/>
        </table:table-row>
        <table:table-row table:style-name="ro2">
          <table:table-cell table:style-name="ce116"/>
          <table:table-cell table:style-name="ce142" office:value-type="string" calcext:value-type="string">
            <text:p>Absurda</text:p>
          </table:table-cell>
          <table:table-cell table:style-name="ce142"/>
          <table:table-cell table:style-name="ce130" office:value-type="float" office:value="-150" calcext:value-type="float">
            <text:p>-150</text:p>
          </table:table-cell>
          <table:table-cell table:style-name="ce142" table:number-columns-repeated="3"/>
          <table:table-cell table:style-name="ce198"/>
          <table:table-cell table:style-name="ce161" table:number-columns-repeated="19"/>
          <table:table-cell table:number-columns-repeated="997"/>
        </table:table-row>
        <table:table-row table:style-name="ro2">
          <table:table-cell table:style-name="ce110" office:value-type="string" calcext:value-type="string" table:number-columns-spanned="4" table:number-rows-spanned="1">
            <text:p>Bonificación defensiva (acumulativos, salvo '*')</text:p>
          </table:table-cell>
          <table:covered-table-cell table:number-columns-repeated="2" table:style-name="ce238"/>
          <table:covered-table-cell table:style-name="ce264"/>
          <table:table-cell table:style-name="ce110" office:value-type="string" calcext:value-type="string" table:number-columns-spanned="4" table:number-rows-spanned="1">
            <text:p>Bonificación ofensiva (acumulativos, salvo '**')</text:p>
          </table:table-cell>
          <table:covered-table-cell table:number-columns-repeated="2" table:style-name="ce238"/>
          <table:covered-table-cell table:style-name="ce264"/>
          <table:table-cell table:style-name="ce161" table:number-columns-repeated="19"/>
          <table:table-cell table:number-columns-repeated="997"/>
        </table:table-row>
        <table:table-row table:style-name="ro2">
          <table:table-cell table:style-name="ce113" office:value-type="string" calcext:value-type="string">
            <text:p>Bonificación por habilidad</text:p>
          </table:table-cell>
          <table:table-cell table:style-name="ce161"/>
          <table:table-cell table:style-name="ce125" table:formula="of:=ra" office:value-type="string" office:string-value="" calcext:value-type="error">
            <text:p>#N/A</text:p>
          </table:table-cell>
          <table:table-cell table:style-name="ce220"/>
          <table:table-cell table:style-name="ce113" office:value-type="string" calcext:value-type="string">
            <text:p>Bonificación por habilidad</text:p>
          </table:table-cell>
          <table:table-cell table:style-name="ce161"/>
          <table:table-cell table:style-name="ce125" office:value-type="string" calcext:value-type="string">
            <text:p>±variable</text:p>
          </table:table-cell>
          <table:table-cell table:style-name="ce220"/>
          <table:table-cell table:style-name="ce161" table:number-columns-repeated="19"/>
          <table:table-cell table:number-columns-repeated="997"/>
        </table:table-row>
        <table:table-row table:style-name="ro2">
          <table:table-cell table:style-name="ce113" office:value-type="string" calcext:value-type="string">
            <text:p>Calidad de armadura</text:p>
          </table:table-cell>
          <table:table-cell table:style-name="ce161"/>
          <table:table-cell table:style-name="ce125" office:value-type="string" calcext:value-type="string">
            <text:p>±variable</text:p>
          </table:table-cell>
          <table:table-cell table:style-name="ce220"/>
          <table:table-cell table:style-name="ce113" office:value-type="string" calcext:value-type="string">
            <text:p>Calidad del arma</text:p>
          </table:table-cell>
          <table:table-cell table:style-name="ce161"/>
          <table:table-cell table:style-name="ce125" office:value-type="string" calcext:value-type="string">
            <text:p>±variable</text:p>
          </table:table-cell>
          <table:table-cell table:style-name="ce220"/>
          <table:table-cell table:style-name="ce161" table:number-columns-repeated="19"/>
          <table:table-cell table:number-columns-repeated="997"/>
        </table:table-row>
        <table:table-row table:style-name="ro2">
          <table:table-cell table:style-name="ce113" office:value-type="string" calcext:value-type="string">
            <text:p>Defensa adrenal</text:p>
          </table:table-cell>
          <table:table-cell table:style-name="ce161"/>
          <table:table-cell table:style-name="ce125" office:value-type="string" calcext:value-type="string">
            <text:p>±variable</text:p>
          </table:table-cell>
          <table:table-cell table:style-name="ce220"/>
          <table:table-cell table:style-name="ce113" office:value-type="string" calcext:value-type="string">
            <text:p>Bonificación por hechizos</text:p>
          </table:table-cell>
          <table:table-cell table:style-name="ce161"/>
          <table:table-cell table:style-name="ce125" office:value-type="string" calcext:value-type="string">
            <text:p>±variable</text:p>
          </table:table-cell>
          <table:table-cell table:style-name="ce220"/>
          <table:table-cell table:style-name="ce161" table:number-columns-repeated="19"/>
          <table:table-cell table:number-columns-repeated="997"/>
        </table:table-row>
        <table:table-row table:style-name="ro2">
          <table:table-cell table:style-name="ce113" office:value-type="string" calcext:value-type="string">
            <text:p>Penalización por armadura</text:p>
          </table:table-cell>
          <table:table-cell table:style-name="ce161"/>
          <table:table-cell table:style-name="ce125" table:formula="of:=-1*LOOKUP([$Inicio.G6];[$Datos.C186:$Datos.C205];[$Datos.G186:$Datos.G205])" office:value-type="string" office:string-value="" calcext:value-type="error">
            <text:p>#N/A</text:p>
          </table:table-cell>
          <table:table-cell table:style-name="ce220"/>
          <table:table-cell table:style-name="ce113" office:value-type="string" calcext:value-type="string">
            <text:p>Objetos especiales</text:p>
          </table:table-cell>
          <table:table-cell table:style-name="ce161"/>
          <table:table-cell table:style-name="ce125" office:value-type="string" calcext:value-type="string">
            <text:p>±variable</text:p>
          </table:table-cell>
          <table:table-cell table:style-name="ce220"/>
          <table:table-cell table:style-name="ce161" table:number-columns-repeated="19"/>
          <table:table-cell table:number-columns-repeated="997"/>
        </table:table-row>
        <table:table-row table:style-name="ro2">
          <table:table-cell table:style-name="ce113" office:value-type="string" calcext:value-type="string">
            <text:p>Bonificación por hechizos</text:p>
          </table:table-cell>
          <table:table-cell table:style-name="ce161"/>
          <table:table-cell table:style-name="ce125" office:value-type="string" calcext:value-type="string">
            <text:p>±variable</text:p>
          </table:table-cell>
          <table:table-cell table:style-name="ce220"/>
          <table:table-cell table:style-name="ce113" office:value-type="string" calcext:value-type="string">
            <text:p>Penalización por parada</text:p>
          </table:table-cell>
          <table:table-cell table:style-name="ce161"/>
          <table:table-cell table:style-name="ce125" office:value-type="string" calcext:value-type="string">
            <text:p>±variable</text:p>
          </table:table-cell>
          <table:table-cell table:style-name="ce220"/>
          <table:table-cell table:style-name="ce161" table:number-columns-repeated="19"/>
          <table:table-cell table:number-columns-repeated="997"/>
        </table:table-row>
        <table:table-row table:style-name="ro2">
          <table:table-cell table:style-name="ce113" office:value-type="string" calcext:value-type="string">
            <text:p>Objetos personales</text:p>
          </table:table-cell>
          <table:table-cell table:style-name="ce161"/>
          <table:table-cell table:style-name="ce125" office:value-type="string" calcext:value-type="string">
            <text:p>±variable</text:p>
          </table:table-cell>
          <table:table-cell table:style-name="ce220"/>
          <table:table-cell table:style-name="ce113" office:value-type="string" calcext:value-type="string">
            <text:p>Mano siniestra</text:p>
          </table:table-cell>
          <table:table-cell table:style-name="ce161"/>
          <table:table-cell table:style-name="ce125" office:value-type="float" office:value="-20" calcext:value-type="float">
            <text:p>-20</text:p>
          </table:table-cell>
          <table:table-cell table:style-name="ce220"/>
          <table:table-cell table:style-name="ce161" table:number-columns-repeated="19"/>
          <table:table-cell table:number-columns-repeated="997"/>
        </table:table-row>
        <table:table-row table:style-name="ro2">
          <table:table-cell table:style-name="ce113" office:value-type="string" calcext:value-type="string">
            <text:p>Bonificación por escudo</text:p>
          </table:table-cell>
          <table:table-cell table:style-name="ce161"/>
          <table:table-cell table:style-name="ce125" office:value-type="string" calcext:value-type="string">
            <text:p>±variable</text:p>
          </table:table-cell>
          <table:table-cell table:style-name="ce220"/>
          <table:table-cell table:style-name="ce113" office:value-type="string" calcext:value-type="string">
            <text:p>Modificadores alcance</text:p>
          </table:table-cell>
          <table:table-cell table:style-name="ce161"/>
          <table:table-cell table:style-name="ce125" office:value-type="string" calcext:value-type="string">
            <text:p>±variable</text:p>
          </table:table-cell>
          <table:table-cell table:style-name="ce220"/>
          <table:table-cell table:style-name="ce161" table:number-columns-repeated="19"/>
          <table:table-cell table:number-columns-repeated="997"/>
        </table:table-row>
        <table:table-row table:style-name="ro2">
          <table:table-cell table:style-name="ce113" office:value-type="string" calcext:value-type="string">
            <text:p>Bonificación por parada</text:p>
          </table:table-cell>
          <table:table-cell table:style-name="ce161"/>
          <table:table-cell table:style-name="ce125" office:value-type="string" calcext:value-type="string">
            <text:p>±variable</text:p>
          </table:table-cell>
          <table:table-cell table:style-name="ce220"/>
          <table:table-cell table:style-name="ce113" office:value-type="string" calcext:value-type="string">
            <text:p>Penalización recarga*</text:p>
          </table:table-cell>
          <table:table-cell table:style-name="ce161"/>
          <table:table-cell table:style-name="ce125" office:value-type="string" calcext:value-type="string">
            <text:p>±variable</text:p>
          </table:table-cell>
          <table:table-cell table:style-name="ce220"/>
          <table:table-cell table:style-name="ce161" table:number-columns-repeated="19"/>
          <table:table-cell table:number-columns-repeated="997"/>
        </table:table-row>
        <table:table-row table:style-name="ro2">
          <table:table-cell table:style-name="ce113" office:value-type="string" calcext:value-type="string">
            <text:p>Cobertura media blanda*</text:p>
          </table:table-cell>
          <table:table-cell table:style-name="ce161"/>
          <table:table-cell table:style-name="ce125" office:value-type="float" office:value="20" calcext:value-type="float">
            <text:p>20</text:p>
          </table:table-cell>
          <table:table-cell table:style-name="ce220"/>
          <table:table-cell table:style-name="ce113" office:value-type="string" calcext:value-type="string">
            <text:p>Penalización armadura*</text:p>
          </table:table-cell>
          <table:table-cell table:style-name="ce161"/>
          <table:table-cell table:style-name="ce125" table:formula="of:=-1*LOOKUP([$Inicio.G6];[$Datos.C186:$Datos.C205];[$Datos.F186:$Datos.F205])" office:value-type="string" office:string-value="" calcext:value-type="error">
            <text:p>#N/A</text:p>
          </table:table-cell>
          <table:table-cell table:style-name="ce220"/>
          <table:table-cell table:style-name="ce161" table:number-columns-repeated="19"/>
          <table:table-cell table:number-columns-repeated="997"/>
        </table:table-row>
        <table:table-row table:style-name="ro2">
          <table:table-cell table:style-name="ce113" office:value-type="string" calcext:value-type="string">
            <text:p>Cobertura total blanda*</text:p>
          </table:table-cell>
          <table:table-cell table:style-name="ce161"/>
          <table:table-cell table:style-name="ce125" office:value-type="float" office:value="40" calcext:value-type="float">
            <text:p>40</text:p>
          </table:table-cell>
          <table:table-cell table:style-name="ce220"/>
          <table:table-cell table:style-name="ce113" office:value-type="string" calcext:value-type="string">
            <text:p>Ataque por el flanco</text:p>
          </table:table-cell>
          <table:table-cell table:style-name="ce161"/>
          <table:table-cell table:style-name="ce125" office:value-type="float" office:value="15" calcext:value-type="float">
            <text:p>15</text:p>
          </table:table-cell>
          <table:table-cell table:style-name="ce220"/>
          <table:table-cell table:style-name="ce161" table:number-columns-repeated="19"/>
          <table:table-cell table:number-columns-repeated="997"/>
        </table:table-row>
        <table:table-row table:style-name="ro2">
          <table:table-cell table:style-name="ce113" office:value-type="string" calcext:value-type="string">
            <text:p>Cobertura media rígida*</text:p>
          </table:table-cell>
          <table:table-cell table:style-name="ce161"/>
          <table:table-cell table:style-name="ce125" office:value-type="float" office:value="50" calcext:value-type="float">
            <text:p>50</text:p>
          </table:table-cell>
          <table:table-cell table:style-name="ce220"/>
          <table:table-cell table:style-name="ce113" office:value-type="string" calcext:value-type="string">
            <text:p>Ataque por la espalda</text:p>
          </table:table-cell>
          <table:table-cell table:style-name="ce161"/>
          <table:table-cell table:style-name="ce125" office:value-type="float" office:value="20" calcext:value-type="float">
            <text:p>20</text:p>
          </table:table-cell>
          <table:table-cell table:style-name="ce220"/>
          <table:table-cell table:style-name="ce161" table:number-columns-repeated="19"/>
          <table:table-cell table:number-columns-repeated="997"/>
        </table:table-row>
        <table:table-row table:style-name="ro2">
          <table:table-cell table:style-name="ce113" office:value-type="string" calcext:value-type="string">
            <text:p>Cobertura total rígida*</text:p>
          </table:table-cell>
          <table:table-cell table:style-name="ce161"/>
          <table:table-cell table:style-name="ce125" office:value-type="float" office:value="100" calcext:value-type="float">
            <text:p>100</text:p>
          </table:table-cell>
          <table:table-cell table:style-name="ce220"/>
          <table:table-cell table:style-name="ce113" office:value-type="string" calcext:value-type="string">
            <text:p>Sorpresa</text:p>
          </table:table-cell>
          <table:table-cell table:style-name="ce161"/>
          <table:table-cell table:style-name="ce125" office:value-type="float" office:value="20" calcext:value-type="float">
            <text:p>20</text:p>
          </table:table-cell>
          <table:table-cell table:style-name="ce220"/>
          <table:table-cell table:style-name="ce161" table:number-columns-repeated="19"/>
          <table:table-cell table:number-columns-repeated="997"/>
        </table:table-row>
        <table:table-row table:style-name="ro2">
          <table:table-cell table:style-name="ce113" office:value-type="string" calcext:value-type="string">
            <text:p>Otras bonificaciones (DJ)</text:p>
          </table:table-cell>
          <table:table-cell table:style-name="ce161"/>
          <table:table-cell table:style-name="ce125" office:value-type="string" calcext:value-type="string">
            <text:p>±variable</text:p>
          </table:table-cell>
          <table:table-cell table:style-name="ce220"/>
          <table:table-cell table:style-name="ce113" office:value-type="string" calcext:value-type="string">
            <text:p>Aturdido**</text:p>
          </table:table-cell>
          <table:table-cell table:style-name="ce161"/>
          <table:table-cell table:style-name="ce125" office:value-type="float" office:value="20" calcext:value-type="float">
            <text:p>20</text:p>
          </table:table-cell>
          <table:table-cell table:style-name="ce220"/>
          <table:table-cell table:style-name="ce161" table:number-columns-repeated="19"/>
          <table:table-cell table:number-columns-repeated="997"/>
        </table:table-row>
        <table:table-row table:style-name="ro2">
          <table:table-cell table:style-name="ce113"/>
          <table:table-cell table:style-name="ce161" table:number-columns-repeated="2"/>
          <table:table-cell table:style-name="ce220"/>
          <table:table-cell table:style-name="ce113" office:value-type="string" calcext:value-type="string">
            <text:p>Derribado**</text:p>
          </table:table-cell>
          <table:table-cell table:style-name="ce161"/>
          <table:table-cell table:style-name="ce125" office:value-type="float" office:value="30" calcext:value-type="float">
            <text:p>30</text:p>
          </table:table-cell>
          <table:table-cell table:style-name="ce220"/>
          <table:table-cell table:style-name="ce161" table:number-columns-repeated="19"/>
          <table:table-cell table:number-columns-repeated="997"/>
        </table:table-row>
        <table:table-row table:style-name="ro2">
          <table:table-cell table:style-name="ce113"/>
          <table:table-cell table:style-name="ce161" table:number-columns-repeated="2"/>
          <table:table-cell table:style-name="ce220"/>
          <table:table-cell table:style-name="ce113" office:value-type="string" calcext:value-type="string">
            <text:p>Postrado**</text:p>
          </table:table-cell>
          <table:table-cell table:style-name="ce161"/>
          <table:table-cell table:style-name="ce125" office:value-type="float" office:value="50" calcext:value-type="float">
            <text:p>50</text:p>
          </table:table-cell>
          <table:table-cell table:style-name="ce220"/>
          <table:table-cell table:style-name="ce161" table:number-columns-repeated="19"/>
          <table:table-cell table:number-columns-repeated="997"/>
        </table:table-row>
        <table:table-row table:style-name="ro2">
          <table:table-cell table:style-name="ce113"/>
          <table:table-cell table:style-name="ce161" table:number-columns-repeated="2"/>
          <table:table-cell table:style-name="ce220"/>
          <table:table-cell table:style-name="ce113" office:value-type="string" calcext:value-type="string">
            <text:p>Heridas &gt;25% PV</text:p>
          </table:table-cell>
          <table:table-cell table:style-name="ce161"/>
          <table:table-cell table:style-name="ce125" office:value-type="float" office:value="-10" calcext:value-type="float">
            <text:p>-10</text:p>
          </table:table-cell>
          <table:table-cell table:style-name="ce220"/>
          <table:table-cell table:style-name="ce161" table:number-columns-repeated="19"/>
          <table:table-cell table:number-columns-repeated="997"/>
        </table:table-row>
        <table:table-row table:style-name="ro2">
          <table:table-cell table:style-name="ce113"/>
          <table:table-cell table:style-name="ce161" table:number-columns-repeated="2"/>
          <table:table-cell table:style-name="ce220"/>
          <table:table-cell table:style-name="ce113" office:value-type="string" calcext:value-type="string">
            <text:p>Heridas &gt;50% PV</text:p>
          </table:table-cell>
          <table:table-cell table:style-name="ce161"/>
          <table:table-cell table:style-name="ce125" office:value-type="float" office:value="-10" calcext:value-type="float">
            <text:p>-10</text:p>
          </table:table-cell>
          <table:table-cell table:style-name="ce220"/>
          <table:table-cell table:style-name="ce161" table:number-columns-repeated="19"/>
          <table:table-cell table:number-columns-repeated="997"/>
        </table:table-row>
        <table:table-row table:style-name="ro2">
          <table:table-cell table:style-name="ce113"/>
          <table:table-cell table:style-name="ce161" table:number-columns-repeated="2"/>
          <table:table-cell table:style-name="ce220"/>
          <table:table-cell table:style-name="ce113" office:value-type="string" calcext:value-type="string">
            <text:p>Heridas &gt;75% PV</text:p>
          </table:table-cell>
          <table:table-cell table:style-name="ce161"/>
          <table:table-cell table:style-name="ce125" office:value-type="float" office:value="-10" calcext:value-type="float">
            <text:p>-10</text:p>
          </table:table-cell>
          <table:table-cell table:style-name="ce220"/>
          <table:table-cell table:style-name="ce161" table:number-columns-repeated="19"/>
          <table:table-cell table:number-columns-repeated="997"/>
        </table:table-row>
        <table:table-row table:style-name="ro2">
          <table:table-cell table:style-name="ce113"/>
          <table:table-cell table:style-name="ce161" table:number-columns-repeated="2"/>
          <table:table-cell table:style-name="ce220"/>
          <table:table-cell table:style-name="ce113" office:value-type="string" calcext:value-type="string">
            <text:p>Desenvainar arma</text:p>
          </table:table-cell>
          <table:table-cell table:style-name="ce161"/>
          <table:table-cell table:style-name="ce125" office:value-type="float" office:value="-20" calcext:value-type="float">
            <text:p>-20</text:p>
          </table:table-cell>
          <table:table-cell table:style-name="ce220"/>
          <table:table-cell table:style-name="ce161" table:number-columns-repeated="19"/>
          <table:table-cell table:number-columns-repeated="997"/>
        </table:table-row>
        <table:table-row table:style-name="ro2">
          <table:table-cell table:style-name="ce113"/>
          <table:table-cell table:style-name="ce161" table:number-columns-repeated="2"/>
          <table:table-cell table:style-name="ce220"/>
          <table:table-cell table:style-name="ce113" office:value-type="string" calcext:value-type="string">
            <text:p>Cambiar de arma</text:p>
          </table:table-cell>
          <table:table-cell table:style-name="ce161"/>
          <table:table-cell table:style-name="ce125" office:value-type="float" office:value="-50" calcext:value-type="float">
            <text:p>-50</text:p>
          </table:table-cell>
          <table:table-cell table:style-name="ce220"/>
          <table:table-cell table:style-name="ce161" table:number-columns-repeated="19"/>
          <table:table-cell table:number-columns-repeated="997"/>
        </table:table-row>
        <table:table-row table:style-name="ro2">
          <table:table-cell table:style-name="ce113"/>
          <table:table-cell table:style-name="ce161" table:number-columns-repeated="2"/>
          <table:table-cell table:style-name="ce220"/>
          <table:table-cell table:style-name="ce113" office:value-type="string" calcext:value-type="string">
            <text:p>Moverse</text:p>
          </table:table-cell>
          <table:table-cell table:style-name="ce161"/>
          <table:table-cell table:style-name="ce125" office:value-type="string" calcext:value-type="string">
            <text:p>±variable</text:p>
          </table:table-cell>
          <table:table-cell table:style-name="ce220"/>
          <table:table-cell table:style-name="ce161" table:number-columns-repeated="19"/>
          <table:table-cell table:number-columns-repeated="997"/>
        </table:table-row>
        <table:table-row table:style-name="ro2">
          <table:table-cell table:style-name="ce116"/>
          <table:table-cell table:style-name="ce142" table:number-columns-repeated="2"/>
          <table:table-cell table:style-name="ce198"/>
          <table:table-cell table:style-name="ce116" office:value-type="string" calcext:value-type="string">
            <text:p>Otras bonificaciones (DJ)</text:p>
          </table:table-cell>
          <table:table-cell table:style-name="ce142"/>
          <table:table-cell table:style-name="ce130" office:value-type="string" calcext:value-type="string">
            <text:p>±variable</text:p>
          </table:table-cell>
          <table:table-cell table:style-name="ce198"/>
          <table:table-cell table:style-name="ce161" table:number-columns-repeated="19"/>
          <table:table-cell table:number-columns-repeated="997"/>
        </table:table-row>
        <table:table-row table:style-name="ro2">
          <table:table-cell table:style-name="ce236" office:value-type="string" calcext:value-type="string" table:number-columns-spanned="8" table:number-rows-spanned="1">
            <text:p>*: sólo para proyectiles</text:p>
          </table:table-cell>
          <table:covered-table-cell table:number-columns-repeated="6" table:style-name="ce237"/>
          <table:covered-table-cell table:style-name="ce262"/>
          <table:table-cell table:style-name="ce161" table:number-columns-repeated="19"/>
          <table:table-cell table:number-columns-repeated="997"/>
        </table:table-row>
        <table:table-row table:style-name="ro2" table:number-rows-repeated="946">
          <table:table-cell table:number-columns-repeated="1024"/>
        </table:table-row>
        <table:table-row table:style-name="ro3" table:number-rows-repeated="104757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icha4" table:style-name="ta10">
        <office:forms form:automatic-focus="false" form:apply-design-mode="false"/>
        <table:table-column table:style-name="co29" table:default-cell-style-name="ce159"/>
        <table:table-column table:style-name="co4" table:default-cell-style-name="ce159"/>
        <table:table-column table:style-name="co29" table:default-cell-style-name="ce159"/>
        <table:table-column table:style-name="co4" table:default-cell-style-name="ce159"/>
        <table:table-column table:style-name="co29" table:default-cell-style-name="ce159"/>
        <table:table-column table:style-name="co4" table:default-cell-style-name="ce159"/>
        <table:table-column table:style-name="co29" table:default-cell-style-name="ce159"/>
        <table:table-column table:style-name="co4" table:default-cell-style-name="ce159"/>
        <table:table-column table:style-name="co30" table:number-columns-repeated="20" table:default-cell-style-name="ce159"/>
        <table:table-column table:style-name="co3" table:number-columns-repeated="996" table:default-cell-style-name="ce159"/>
        <table:table-row table:style-name="ro1">
          <table:table-cell table:style-name="ce109" office:value-type="string" calcext:value-type="string" table:number-columns-spanned="8" table:number-rows-spanned="1">
            <text:p>HOJA DE PERSONAJE (4/4)</text:p>
          </table:table-cell>
          <table:covered-table-cell table:number-columns-repeated="6" table:style-name="ce238"/>
          <table:covered-table-cell table:style-name="ce264"/>
          <table:table-cell table:number-columns-repeated="1016"/>
        </table:table-row>
        <table:table-row table:style-name="ro2">
          <table:table-cell table:style-name="ce110" office:value-type="string" calcext:value-type="string" table:number-columns-spanned="8" table:number-rows-spanned="1">
            <text:p>Listas de hechizos</text:p>
          </table:table-cell>
          <table:covered-table-cell table:number-columns-repeated="6" table:style-name="ce238"/>
          <table:covered-table-cell table:style-name="ce264"/>
          <table:table-cell table:number-columns-repeated="1016"/>
        </table:table-row>
        <table:table-row table:style-name="ro2">
          <table:table-cell table:style-name="ce263"/>
          <table:table-cell table:style-name="ce212"/>
          <table:table-cell table:style-name="ce214" office:value-type="string" calcext:value-type="string">
            <text:p>Nivel</text:p>
          </table:table-cell>
          <table:table-cell table:style-name="ce214" office:value-type="string" calcext:value-type="string">
            <text:p>Aprendizaje</text:p>
          </table:table-cell>
          <table:table-cell table:style-name="ce212" table:number-columns-repeated="2"/>
          <table:table-cell table:style-name="ce214" office:value-type="string" calcext:value-type="string">
            <text:p>Nivel</text:p>
          </table:table-cell>
          <table:table-cell table:style-name="ce312" office:value-type="string" calcext:value-type="string">
            <text:p>Aprendizaje</text:p>
          </table:table-cell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63" office:value-type="string" calcext:value-type="string" table:number-columns-spanned="2" table:number-rows-spanned="1">
            <text:p>1)</text:p>
          </table:table-cell>
          <table:covered-table-cell table:style-name="ce257"/>
          <table:table-cell table:style-name="ce212"/>
          <table:table-cell table:style-name="ce311"/>
          <table:table-cell table:style-name="ce212" office:value-type="string" calcext:value-type="string" table:number-columns-spanned="2" table:number-rows-spanned="1">
            <text:p>6)</text:p>
          </table:table-cell>
          <table:covered-table-cell table:style-name="ce257"/>
          <table:table-cell table:style-name="ce212"/>
          <table:table-cell table:style-name="ce311"/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63" office:value-type="string" calcext:value-type="string" table:number-columns-spanned="2" table:number-rows-spanned="1">
            <text:p>2)</text:p>
          </table:table-cell>
          <table:covered-table-cell table:style-name="ce257"/>
          <table:table-cell table:style-name="ce212"/>
          <table:table-cell table:style-name="ce311"/>
          <table:table-cell table:style-name="ce212" office:value-type="string" calcext:value-type="string" table:number-columns-spanned="2" table:number-rows-spanned="1">
            <text:p>7)</text:p>
          </table:table-cell>
          <table:covered-table-cell table:style-name="ce257"/>
          <table:table-cell table:style-name="ce212"/>
          <table:table-cell table:style-name="ce311"/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63" office:value-type="string" calcext:value-type="string" table:number-columns-spanned="2" table:number-rows-spanned="1">
            <text:p>3)</text:p>
          </table:table-cell>
          <table:covered-table-cell table:style-name="ce257"/>
          <table:table-cell table:style-name="ce212"/>
          <table:table-cell table:style-name="ce311"/>
          <table:table-cell table:style-name="ce212" office:value-type="string" calcext:value-type="string" table:number-columns-spanned="2" table:number-rows-spanned="1">
            <text:p>8)</text:p>
          </table:table-cell>
          <table:covered-table-cell table:style-name="ce257"/>
          <table:table-cell table:style-name="ce212"/>
          <table:table-cell table:style-name="ce311"/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63" office:value-type="string" calcext:value-type="string" table:number-columns-spanned="2" table:number-rows-spanned="1">
            <text:p>4)</text:p>
          </table:table-cell>
          <table:covered-table-cell table:style-name="ce257"/>
          <table:table-cell table:style-name="ce212"/>
          <table:table-cell table:style-name="ce311"/>
          <table:table-cell table:style-name="ce212" office:value-type="string" calcext:value-type="string" table:number-columns-spanned="2" table:number-rows-spanned="1">
            <text:p>9)</text:p>
          </table:table-cell>
          <table:covered-table-cell table:style-name="ce257"/>
          <table:table-cell table:style-name="ce212"/>
          <table:table-cell table:style-name="ce311"/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63" office:value-type="string" calcext:value-type="string" table:number-columns-spanned="2" table:number-rows-spanned="1">
            <text:p>5)</text:p>
          </table:table-cell>
          <table:covered-table-cell table:style-name="ce257"/>
          <table:table-cell table:style-name="ce212"/>
          <table:table-cell table:style-name="ce311"/>
          <table:table-cell table:style-name="ce212" office:value-type="string" calcext:value-type="string" table:number-columns-spanned="2" table:number-rows-spanned="1">
            <text:p>10)</text:p>
          </table:table-cell>
          <table:covered-table-cell table:style-name="ce257"/>
          <table:table-cell table:style-name="ce212"/>
          <table:table-cell table:style-name="ce311"/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110" office:value-type="string" calcext:value-type="string" table:number-columns-spanned="8" table:number-rows-spanned="1">
            <text:p>HECHIZOS CONOCIDOS</text:p>
          </table:table-cell>
          <table:covered-table-cell table:number-columns-repeated="6" table:style-name="ce238"/>
          <table:covered-table-cell table:style-name="ce264"/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75" table:number-columns-spanned="2" table:number-rows-spanned="3"/>
          <table:covered-table-cell table:style-name="ce271"/>
          <table:table-cell table:style-name="ce275" table:number-columns-spanned="2" table:number-rows-spanned="3"/>
          <table:covered-table-cell table:style-name="ce271"/>
          <table:table-cell table:style-name="ce275" table:number-columns-spanned="2" table:number-rows-spanned="3"/>
          <table:covered-table-cell table:style-name="ce271"/>
          <table:table-cell table:style-name="ce275" table:number-columns-spanned="2" table:number-rows-spanned="3"/>
          <table:covered-table-cell table:style-name="ce271"/>
          <table:table-cell table:style-name="ce161" table:number-columns-repeated="20"/>
          <table:table-cell table:number-columns-repeated="996"/>
        </table:table-row>
        <table:table-row table:style-name="ro2">
          <table:covered-table-cell table:style-name="ce300"/>
          <table:covered-table-cell table:style-name="ce269"/>
          <table:covered-table-cell table:style-name="ce300"/>
          <table:covered-table-cell table:style-name="ce269"/>
          <table:covered-table-cell table:style-name="ce300"/>
          <table:covered-table-cell table:style-name="ce269"/>
          <table:covered-table-cell table:style-name="ce300"/>
          <table:covered-table-cell table:style-name="ce269"/>
          <table:table-cell table:style-name="ce161" table:number-columns-repeated="20"/>
          <table:table-cell table:number-columns-repeated="996"/>
        </table:table-row>
        <table:table-row table:style-name="ro2">
          <table:covered-table-cell table:style-name="ce308"/>
          <table:covered-table-cell table:style-name="ce309"/>
          <table:covered-table-cell table:style-name="ce308"/>
          <table:covered-table-cell table:style-name="ce309"/>
          <table:covered-table-cell table:style-name="ce308"/>
          <table:covered-table-cell table:style-name="ce309"/>
          <table:covered-table-cell table:style-name="ce308"/>
          <table:covered-table-cell table:style-name="ce309"/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75" table:number-columns-spanned="2" table:number-rows-spanned="3"/>
          <table:covered-table-cell table:style-name="ce271"/>
          <table:table-cell table:style-name="ce275" table:number-columns-spanned="2" table:number-rows-spanned="3"/>
          <table:covered-table-cell table:style-name="ce271"/>
          <table:table-cell table:style-name="ce275" table:number-columns-spanned="2" table:number-rows-spanned="3"/>
          <table:covered-table-cell table:style-name="ce271"/>
          <table:table-cell table:style-name="ce275" table:number-columns-spanned="2" table:number-rows-spanned="3"/>
          <table:covered-table-cell table:style-name="ce271"/>
          <table:table-cell table:style-name="ce161" table:number-columns-repeated="20"/>
          <table:table-cell table:number-columns-repeated="996"/>
        </table:table-row>
        <table:table-row table:style-name="ro2">
          <table:covered-table-cell table:style-name="ce300"/>
          <table:covered-table-cell table:style-name="ce269"/>
          <table:covered-table-cell table:style-name="ce300"/>
          <table:covered-table-cell table:style-name="ce269"/>
          <table:covered-table-cell table:style-name="ce300"/>
          <table:covered-table-cell table:style-name="ce269"/>
          <table:covered-table-cell table:style-name="ce300"/>
          <table:covered-table-cell table:style-name="ce269"/>
          <table:table-cell table:style-name="ce161" table:number-columns-repeated="20"/>
          <table:table-cell table:number-columns-repeated="996"/>
        </table:table-row>
        <table:table-row table:style-name="ro2">
          <table:covered-table-cell table:style-name="ce308"/>
          <table:covered-table-cell table:style-name="ce309"/>
          <table:covered-table-cell table:style-name="ce308"/>
          <table:covered-table-cell table:style-name="ce309"/>
          <table:covered-table-cell table:style-name="ce308"/>
          <table:covered-table-cell table:style-name="ce309"/>
          <table:covered-table-cell table:style-name="ce308"/>
          <table:covered-table-cell table:style-name="ce309"/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75" table:number-columns-spanned="2" table:number-rows-spanned="3"/>
          <table:covered-table-cell table:style-name="ce271"/>
          <table:table-cell table:style-name="ce275" table:number-columns-spanned="2" table:number-rows-spanned="3"/>
          <table:covered-table-cell table:style-name="ce271"/>
          <table:table-cell table:style-name="ce275" table:number-columns-spanned="2" table:number-rows-spanned="3"/>
          <table:covered-table-cell table:style-name="ce271"/>
          <table:table-cell table:style-name="ce275" table:number-columns-spanned="2" table:number-rows-spanned="3"/>
          <table:covered-table-cell table:style-name="ce271"/>
          <table:table-cell table:style-name="ce161" table:number-columns-repeated="20"/>
          <table:table-cell table:number-columns-repeated="996"/>
        </table:table-row>
        <table:table-row table:style-name="ro2">
          <table:covered-table-cell table:style-name="ce300"/>
          <table:covered-table-cell table:style-name="ce269"/>
          <table:covered-table-cell table:style-name="ce300"/>
          <table:covered-table-cell table:style-name="ce269"/>
          <table:covered-table-cell table:style-name="ce300"/>
          <table:covered-table-cell table:style-name="ce269"/>
          <table:covered-table-cell table:style-name="ce300"/>
          <table:covered-table-cell table:style-name="ce269"/>
          <table:table-cell table:style-name="ce161" table:number-columns-repeated="20"/>
          <table:table-cell table:number-columns-repeated="996"/>
        </table:table-row>
        <table:table-row table:style-name="ro2">
          <table:covered-table-cell table:style-name="ce308"/>
          <table:covered-table-cell table:style-name="ce309"/>
          <table:covered-table-cell table:style-name="ce308"/>
          <table:covered-table-cell table:style-name="ce309"/>
          <table:covered-table-cell table:style-name="ce308"/>
          <table:covered-table-cell table:style-name="ce309"/>
          <table:covered-table-cell table:style-name="ce308"/>
          <table:covered-table-cell table:style-name="ce309"/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75" table:number-columns-spanned="2" table:number-rows-spanned="3"/>
          <table:covered-table-cell table:style-name="ce271"/>
          <table:table-cell table:style-name="ce275" table:number-columns-spanned="2" table:number-rows-spanned="3"/>
          <table:covered-table-cell table:style-name="ce271"/>
          <table:table-cell table:style-name="ce275" table:number-columns-spanned="2" table:number-rows-spanned="3"/>
          <table:covered-table-cell table:style-name="ce271"/>
          <table:table-cell table:style-name="ce275" table:number-columns-spanned="2" table:number-rows-spanned="3"/>
          <table:covered-table-cell table:style-name="ce271"/>
          <table:table-cell table:style-name="ce161" table:number-columns-repeated="20"/>
          <table:table-cell table:number-columns-repeated="996"/>
        </table:table-row>
        <table:table-row table:style-name="ro2">
          <table:covered-table-cell table:style-name="ce300"/>
          <table:covered-table-cell table:style-name="ce269"/>
          <table:covered-table-cell table:style-name="ce300"/>
          <table:covered-table-cell table:style-name="ce269"/>
          <table:covered-table-cell table:style-name="ce300"/>
          <table:covered-table-cell table:style-name="ce269"/>
          <table:covered-table-cell table:style-name="ce300"/>
          <table:covered-table-cell table:style-name="ce269"/>
          <table:table-cell table:style-name="ce161" table:number-columns-repeated="20"/>
          <table:table-cell table:number-columns-repeated="996"/>
        </table:table-row>
        <table:table-row table:style-name="ro2">
          <table:covered-table-cell table:style-name="ce308"/>
          <table:covered-table-cell table:style-name="ce309"/>
          <table:covered-table-cell table:style-name="ce308"/>
          <table:covered-table-cell table:style-name="ce309"/>
          <table:covered-table-cell table:style-name="ce308"/>
          <table:covered-table-cell table:style-name="ce309"/>
          <table:covered-table-cell table:style-name="ce308"/>
          <table:covered-table-cell table:style-name="ce309"/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75" table:number-columns-spanned="2" table:number-rows-spanned="3"/>
          <table:covered-table-cell table:style-name="ce271"/>
          <table:table-cell table:style-name="ce275" table:number-columns-spanned="2" table:number-rows-spanned="3"/>
          <table:covered-table-cell table:style-name="ce271"/>
          <table:table-cell table:style-name="ce275" table:number-columns-spanned="2" table:number-rows-spanned="3"/>
          <table:covered-table-cell table:style-name="ce271"/>
          <table:table-cell table:style-name="ce275" table:number-columns-spanned="2" table:number-rows-spanned="3"/>
          <table:covered-table-cell table:style-name="ce271"/>
          <table:table-cell table:style-name="ce161" table:number-columns-repeated="20"/>
          <table:table-cell table:number-columns-repeated="996"/>
        </table:table-row>
        <table:table-row table:style-name="ro2">
          <table:covered-table-cell table:style-name="ce300"/>
          <table:covered-table-cell table:style-name="ce269"/>
          <table:covered-table-cell table:style-name="ce300"/>
          <table:covered-table-cell table:style-name="ce269"/>
          <table:covered-table-cell table:style-name="ce300"/>
          <table:covered-table-cell table:style-name="ce269"/>
          <table:covered-table-cell table:style-name="ce300"/>
          <table:covered-table-cell table:style-name="ce269"/>
          <table:table-cell table:style-name="ce161" table:number-columns-repeated="20"/>
          <table:table-cell table:number-columns-repeated="996"/>
        </table:table-row>
        <table:table-row table:style-name="ro2">
          <table:covered-table-cell table:style-name="ce308"/>
          <table:covered-table-cell table:style-name="ce309"/>
          <table:covered-table-cell table:style-name="ce308"/>
          <table:covered-table-cell table:style-name="ce309"/>
          <table:covered-table-cell table:style-name="ce308"/>
          <table:covered-table-cell table:style-name="ce309"/>
          <table:covered-table-cell table:style-name="ce308"/>
          <table:covered-table-cell table:style-name="ce309"/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75" table:number-columns-spanned="2" table:number-rows-spanned="3"/>
          <table:covered-table-cell table:style-name="ce271"/>
          <table:table-cell table:style-name="ce275" table:number-columns-spanned="2" table:number-rows-spanned="3"/>
          <table:covered-table-cell table:style-name="ce271"/>
          <table:table-cell table:style-name="ce275" table:number-columns-spanned="2" table:number-rows-spanned="3"/>
          <table:covered-table-cell table:style-name="ce271"/>
          <table:table-cell table:style-name="ce275" table:number-columns-spanned="2" table:number-rows-spanned="3"/>
          <table:covered-table-cell table:style-name="ce271"/>
          <table:table-cell table:style-name="ce161" table:number-columns-repeated="20"/>
          <table:table-cell table:number-columns-repeated="996"/>
        </table:table-row>
        <table:table-row table:style-name="ro2">
          <table:covered-table-cell table:style-name="ce300"/>
          <table:covered-table-cell table:style-name="ce269"/>
          <table:covered-table-cell table:style-name="ce300"/>
          <table:covered-table-cell table:style-name="ce269"/>
          <table:covered-table-cell table:style-name="ce300"/>
          <table:covered-table-cell table:style-name="ce269"/>
          <table:covered-table-cell table:style-name="ce300"/>
          <table:covered-table-cell table:style-name="ce269"/>
          <table:table-cell table:style-name="ce161" table:number-columns-repeated="20"/>
          <table:table-cell table:number-columns-repeated="996"/>
        </table:table-row>
        <table:table-row table:style-name="ro2">
          <table:covered-table-cell table:style-name="ce308"/>
          <table:covered-table-cell table:style-name="ce309"/>
          <table:covered-table-cell table:style-name="ce308"/>
          <table:covered-table-cell table:style-name="ce309"/>
          <table:covered-table-cell table:style-name="ce308"/>
          <table:covered-table-cell table:style-name="ce309"/>
          <table:covered-table-cell table:style-name="ce308"/>
          <table:covered-table-cell table:style-name="ce309"/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75" table:number-columns-spanned="2" table:number-rows-spanned="3"/>
          <table:covered-table-cell table:style-name="ce271"/>
          <table:table-cell table:style-name="ce275" table:number-columns-spanned="2" table:number-rows-spanned="3"/>
          <table:covered-table-cell table:style-name="ce271"/>
          <table:table-cell table:style-name="ce275" table:number-columns-spanned="2" table:number-rows-spanned="3"/>
          <table:covered-table-cell table:style-name="ce271"/>
          <table:table-cell table:style-name="ce275" table:number-columns-spanned="2" table:number-rows-spanned="3"/>
          <table:covered-table-cell table:style-name="ce271"/>
          <table:table-cell table:style-name="ce161" table:number-columns-repeated="20"/>
          <table:table-cell table:number-columns-repeated="996"/>
        </table:table-row>
        <table:table-row table:style-name="ro2">
          <table:covered-table-cell table:style-name="ce300"/>
          <table:covered-table-cell table:style-name="ce269"/>
          <table:covered-table-cell table:style-name="ce300"/>
          <table:covered-table-cell table:style-name="ce269"/>
          <table:covered-table-cell table:style-name="ce300"/>
          <table:covered-table-cell table:style-name="ce269"/>
          <table:covered-table-cell table:style-name="ce300"/>
          <table:covered-table-cell table:style-name="ce269"/>
          <table:table-cell table:style-name="ce161" table:number-columns-repeated="20"/>
          <table:table-cell table:number-columns-repeated="996"/>
        </table:table-row>
        <table:table-row table:style-name="ro2">
          <table:covered-table-cell table:style-name="ce308"/>
          <table:covered-table-cell table:style-name="ce309"/>
          <table:covered-table-cell table:style-name="ce308"/>
          <table:covered-table-cell table:style-name="ce309"/>
          <table:covered-table-cell table:style-name="ce308"/>
          <table:covered-table-cell table:style-name="ce309"/>
          <table:covered-table-cell table:style-name="ce308"/>
          <table:covered-table-cell table:style-name="ce309"/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75" table:number-columns-spanned="2" table:number-rows-spanned="3"/>
          <table:covered-table-cell table:style-name="ce271"/>
          <table:table-cell table:style-name="ce275" table:number-columns-spanned="2" table:number-rows-spanned="3"/>
          <table:covered-table-cell table:style-name="ce271"/>
          <table:table-cell table:style-name="ce275" table:number-columns-spanned="2" table:number-rows-spanned="3"/>
          <table:covered-table-cell table:style-name="ce271"/>
          <table:table-cell table:style-name="ce275" table:number-columns-spanned="2" table:number-rows-spanned="3"/>
          <table:covered-table-cell table:style-name="ce271"/>
          <table:table-cell table:style-name="ce161" table:number-columns-repeated="20"/>
          <table:table-cell table:number-columns-repeated="996"/>
        </table:table-row>
        <table:table-row table:style-name="ro2">
          <table:covered-table-cell table:style-name="ce300"/>
          <table:covered-table-cell table:style-name="ce269"/>
          <table:covered-table-cell table:style-name="ce300"/>
          <table:covered-table-cell table:style-name="ce269"/>
          <table:covered-table-cell table:style-name="ce300"/>
          <table:covered-table-cell table:style-name="ce269"/>
          <table:covered-table-cell table:style-name="ce300"/>
          <table:covered-table-cell table:style-name="ce269"/>
          <table:table-cell table:style-name="ce161" table:number-columns-repeated="20"/>
          <table:table-cell table:number-columns-repeated="996"/>
        </table:table-row>
        <table:table-row table:style-name="ro2">
          <table:covered-table-cell table:style-name="ce308"/>
          <table:covered-table-cell table:style-name="ce309"/>
          <table:covered-table-cell table:style-name="ce308"/>
          <table:covered-table-cell table:style-name="ce309"/>
          <table:covered-table-cell table:style-name="ce308"/>
          <table:covered-table-cell table:style-name="ce309"/>
          <table:covered-table-cell table:style-name="ce308"/>
          <table:covered-table-cell table:style-name="ce309"/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275" table:number-columns-spanned="2" table:number-rows-spanned="3"/>
          <table:covered-table-cell table:style-name="ce271"/>
          <table:table-cell table:style-name="ce275" table:number-columns-spanned="2" table:number-rows-spanned="3"/>
          <table:covered-table-cell table:style-name="ce271"/>
          <table:table-cell table:style-name="ce275" table:number-columns-spanned="2" table:number-rows-spanned="3"/>
          <table:covered-table-cell table:style-name="ce271"/>
          <table:table-cell table:style-name="ce275" table:number-columns-spanned="2" table:number-rows-spanned="3"/>
          <table:covered-table-cell table:style-name="ce271"/>
          <table:table-cell table:style-name="ce161" table:number-columns-repeated="20"/>
          <table:table-cell table:number-columns-repeated="996"/>
        </table:table-row>
        <table:table-row table:style-name="ro2">
          <table:covered-table-cell table:style-name="ce300"/>
          <table:covered-table-cell table:style-name="ce269"/>
          <table:covered-table-cell table:style-name="ce300"/>
          <table:covered-table-cell table:style-name="ce269"/>
          <table:covered-table-cell table:style-name="ce300"/>
          <table:covered-table-cell table:style-name="ce269"/>
          <table:covered-table-cell table:style-name="ce300"/>
          <table:covered-table-cell table:style-name="ce269"/>
          <table:table-cell table:style-name="ce161" table:number-columns-repeated="20"/>
          <table:table-cell table:number-columns-repeated="996"/>
        </table:table-row>
        <table:table-row table:style-name="ro2">
          <table:covered-table-cell table:style-name="ce308"/>
          <table:covered-table-cell table:style-name="ce309"/>
          <table:covered-table-cell table:style-name="ce308"/>
          <table:covered-table-cell table:style-name="ce309"/>
          <table:covered-table-cell table:style-name="ce308"/>
          <table:covered-table-cell table:style-name="ce309"/>
          <table:covered-table-cell table:style-name="ce308"/>
          <table:covered-table-cell table:style-name="ce309"/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110" office:value-type="string" calcext:value-type="string" table:number-columns-spanned="8" table:number-rows-spanned="1">
            <text:p>Historial/Características especiales</text:p>
          </table:table-cell>
          <table:covered-table-cell table:number-columns-repeated="6" table:style-name="ce238"/>
          <table:covered-table-cell table:style-name="ce264"/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121" table:number-columns-spanned="4" table:number-rows-spanned="2"/>
          <table:covered-table-cell table:number-columns-repeated="2" table:style-name="ce247"/>
          <table:covered-table-cell table:style-name="ce271"/>
          <table:table-cell table:style-name="ce121" table:number-columns-spanned="4" table:number-rows-spanned="2"/>
          <table:covered-table-cell table:number-columns-repeated="2" table:style-name="ce247"/>
          <table:covered-table-cell table:style-name="ce271"/>
          <table:table-cell table:style-name="ce161" table:number-columns-repeated="20"/>
          <table:table-cell table:number-columns-repeated="996"/>
        </table:table-row>
        <table:table-row table:style-name="ro2">
          <table:covered-table-cell table:style-name="ce308"/>
          <table:covered-table-cell table:number-columns-repeated="2" table:style-name="ce310"/>
          <table:covered-table-cell table:style-name="ce309"/>
          <table:covered-table-cell table:style-name="ce308"/>
          <table:covered-table-cell table:number-columns-repeated="2" table:style-name="ce310"/>
          <table:covered-table-cell table:style-name="ce309"/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121" table:number-columns-spanned="4" table:number-rows-spanned="2"/>
          <table:covered-table-cell table:number-columns-repeated="2" table:style-name="ce247"/>
          <table:covered-table-cell table:style-name="ce271"/>
          <table:table-cell table:style-name="ce121" table:number-columns-spanned="4" table:number-rows-spanned="2"/>
          <table:covered-table-cell table:number-columns-repeated="2" table:style-name="ce247"/>
          <table:covered-table-cell table:style-name="ce271"/>
          <table:table-cell table:style-name="ce161" table:number-columns-repeated="20"/>
          <table:table-cell table:number-columns-repeated="996"/>
        </table:table-row>
        <table:table-row table:style-name="ro2">
          <table:covered-table-cell table:style-name="ce308"/>
          <table:covered-table-cell table:number-columns-repeated="2" table:style-name="ce310"/>
          <table:covered-table-cell table:style-name="ce309"/>
          <table:covered-table-cell table:style-name="ce308"/>
          <table:covered-table-cell table:number-columns-repeated="2" table:style-name="ce310"/>
          <table:covered-table-cell table:style-name="ce309"/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121" table:number-columns-spanned="4" table:number-rows-spanned="2"/>
          <table:covered-table-cell table:number-columns-repeated="2" table:style-name="ce247"/>
          <table:covered-table-cell table:style-name="ce271"/>
          <table:table-cell table:style-name="ce121" table:number-columns-spanned="4" table:number-rows-spanned="2"/>
          <table:covered-table-cell table:number-columns-repeated="2" table:style-name="ce247"/>
          <table:covered-table-cell table:style-name="ce271"/>
          <table:table-cell table:style-name="ce161" table:number-columns-repeated="20"/>
          <table:table-cell table:number-columns-repeated="996"/>
        </table:table-row>
        <table:table-row table:style-name="ro2">
          <table:covered-table-cell table:style-name="ce308"/>
          <table:covered-table-cell table:number-columns-repeated="2" table:style-name="ce310"/>
          <table:covered-table-cell table:style-name="ce309"/>
          <table:covered-table-cell table:style-name="ce308"/>
          <table:covered-table-cell table:number-columns-repeated="2" table:style-name="ce310"/>
          <table:covered-table-cell table:style-name="ce309"/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121" table:number-columns-spanned="4" table:number-rows-spanned="2"/>
          <table:covered-table-cell table:number-columns-repeated="2" table:style-name="ce247"/>
          <table:covered-table-cell table:style-name="ce271"/>
          <table:table-cell table:style-name="ce121" table:number-columns-spanned="4" table:number-rows-spanned="2"/>
          <table:covered-table-cell table:number-columns-repeated="2" table:style-name="ce247"/>
          <table:covered-table-cell table:style-name="ce271"/>
          <table:table-cell table:style-name="ce161" table:number-columns-repeated="20"/>
          <table:table-cell table:number-columns-repeated="996"/>
        </table:table-row>
        <table:table-row table:style-name="ro2">
          <table:covered-table-cell table:style-name="ce308"/>
          <table:covered-table-cell table:number-columns-repeated="2" table:style-name="ce310"/>
          <table:covered-table-cell table:style-name="ce309"/>
          <table:covered-table-cell table:style-name="ce308"/>
          <table:covered-table-cell table:number-columns-repeated="2" table:style-name="ce310"/>
          <table:covered-table-cell table:style-name="ce309"/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121" table:number-columns-spanned="4" table:number-rows-spanned="2"/>
          <table:covered-table-cell table:number-columns-repeated="2" table:style-name="ce247"/>
          <table:covered-table-cell table:style-name="ce271"/>
          <table:table-cell table:style-name="ce121" table:number-columns-spanned="4" table:number-rows-spanned="2"/>
          <table:covered-table-cell table:number-columns-repeated="2" table:style-name="ce247"/>
          <table:covered-table-cell table:style-name="ce271"/>
          <table:table-cell table:style-name="ce161" table:number-columns-repeated="20"/>
          <table:table-cell table:number-columns-repeated="996"/>
        </table:table-row>
        <table:table-row table:style-name="ro2">
          <table:covered-table-cell table:style-name="ce308"/>
          <table:covered-table-cell table:number-columns-repeated="2" table:style-name="ce310"/>
          <table:covered-table-cell table:style-name="ce309"/>
          <table:covered-table-cell table:style-name="ce308"/>
          <table:covered-table-cell table:number-columns-repeated="2" table:style-name="ce310"/>
          <table:covered-table-cell table:style-name="ce309"/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121" table:number-columns-spanned="4" table:number-rows-spanned="2"/>
          <table:covered-table-cell table:number-columns-repeated="2" table:style-name="ce247"/>
          <table:covered-table-cell table:style-name="ce271"/>
          <table:table-cell table:style-name="ce121" table:number-columns-spanned="4" table:number-rows-spanned="2"/>
          <table:covered-table-cell table:number-columns-repeated="2" table:style-name="ce247"/>
          <table:covered-table-cell table:style-name="ce271"/>
          <table:table-cell table:style-name="ce161" table:number-columns-repeated="20"/>
          <table:table-cell table:number-columns-repeated="996"/>
        </table:table-row>
        <table:table-row table:style-name="ro2">
          <table:covered-table-cell table:style-name="ce308"/>
          <table:covered-table-cell table:number-columns-repeated="2" table:style-name="ce310"/>
          <table:covered-table-cell table:style-name="ce309"/>
          <table:covered-table-cell table:style-name="ce308"/>
          <table:covered-table-cell table:number-columns-repeated="2" table:style-name="ce310"/>
          <table:covered-table-cell table:style-name="ce309"/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121" table:number-columns-spanned="4" table:number-rows-spanned="2"/>
          <table:covered-table-cell table:number-columns-repeated="2" table:style-name="ce247"/>
          <table:covered-table-cell table:style-name="ce271"/>
          <table:table-cell table:style-name="ce121" table:number-columns-spanned="4" table:number-rows-spanned="2"/>
          <table:covered-table-cell table:number-columns-repeated="2" table:style-name="ce247"/>
          <table:covered-table-cell table:style-name="ce271"/>
          <table:table-cell table:style-name="ce161" table:number-columns-repeated="20"/>
          <table:table-cell table:number-columns-repeated="996"/>
        </table:table-row>
        <table:table-row table:style-name="ro2">
          <table:covered-table-cell table:style-name="ce308"/>
          <table:covered-table-cell table:number-columns-repeated="2" table:style-name="ce310"/>
          <table:covered-table-cell table:style-name="ce309"/>
          <table:covered-table-cell table:style-name="ce308"/>
          <table:covered-table-cell table:number-columns-repeated="2" table:style-name="ce310"/>
          <table:covered-table-cell table:style-name="ce309"/>
          <table:table-cell table:style-name="ce161" table:number-columns-repeated="20"/>
          <table:table-cell table:number-columns-repeated="996"/>
        </table:table-row>
        <table:table-row table:style-name="ro2">
          <table:table-cell table:style-name="ce121" table:number-columns-spanned="8" table:number-rows-spanned="1"/>
          <table:covered-table-cell table:number-columns-repeated="6" table:style-name="ce257"/>
          <table:covered-table-cell table:style-name="ce274"/>
          <table:table-cell table:style-name="ce161" table:number-columns-repeated="20"/>
          <table:table-cell table:number-columns-repeated="996"/>
        </table:table-row>
        <table:table-row table:style-name="ro2" table:number-rows-repeated="947">
          <table:table-cell table:number-columns-repeated="1024"/>
        </table:table-row>
        <table:table-row table:style-name="ro3" table:number-rows-repeated="104757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ad" table:base-cell-address="$Leeme.$A$1" table:cell-range-address="$Caracteristicas.$H$23"/>
        <table:named-range table:name="ag" table:base-cell-address="$Leeme.$A$1" table:cell-range-address="$Caracteristicas.$H$22"/>
        <table:named-range table:name="bon_desarrollo" table:base-cell-address="$Leeme.$A$1" table:cell-range-address="$Desarrollo.$H$42"/>
        <table:named-expression table:name="bon_lic" table:base-cell-address="$Leeme.$A$1" table:expression="#REF!"/>
        <table:named-range table:name="Bon_por_niv" table:base-cell-address="$Leeme.$A$1" table:cell-range-address="$Inicio.$A$116:.$I$133"/>
        <table:named-range table:name="Bon_por_nivel" table:base-cell-address="$Leeme.$A$1" table:cell-range-address="$Inicio.$A$116:.$I$133"/>
        <table:named-range table:name="co" table:base-cell-address="$Leeme.$A$1" table:cell-range-address="$Caracteristicas.$H$21"/>
        <table:named-expression table:name="costes_sec_1" table:base-cell-address="$Leeme.$A$1" table:expression="#REF!"/>
        <table:named-expression table:name="costes_sec_2" table:base-cell-address="$Leeme.$A$1" table:expression="#REF!"/>
        <table:named-range table:name="em" table:base-cell-address="$Leeme.$A$1" table:cell-range-address="$Caracteristicas.$H$29"/>
        <table:named-range table:name="fu" table:base-cell-address="$Leeme.$A$1" table:cell-range-address="$Caracteristicas.$H$26"/>
        <table:named-range table:name="in" table:base-cell-address="$Leeme.$A$1" table:cell-range-address="$Caracteristicas.$H$30"/>
        <table:named-expression table:name="licantropia" table:base-cell-address="$Leeme.$A$1" table:expression="#REF!"/>
        <table:named-range table:name="me" table:base-cell-address="$Leeme.$A$1" table:cell-range-address="$Caracteristicas.$H$24"/>
        <table:named-range table:name="nivel" table:base-cell-address="$Leeme.$A$1" table:cell-range-address="$Inicio.$G$4"/>
        <table:named-range table:name="pr" table:base-cell-address="$Leeme.$A$1" table:cell-range-address="$Caracteristicas.$H$28"/>
        <table:named-range table:name="prof" table:base-cell-address="$Leeme.$A$1" table:cell-range-address="$Inicio.$R$19:.$AJ$19"/>
        <table:named-expression table:name="prof2" table:base-cell-address="$Leeme.$A$1" table:expression="#REF!"/>
        <table:named-expression table:name="profesion" table:base-cell-address="$Leeme.$A$1" table:expression="#REF!"/>
        <table:named-range table:name="prof_costes" table:base-cell-address="$Leeme.$A$1" table:cell-range-address="$Inicio.$R$51:.$AJ$51"/>
        <table:named-range table:name="prof_num" table:base-cell-address="$Leeme.$A$1" table:cell-range-address="$Inicio.$R$50:.$AJ$50"/>
        <table:named-expression table:name="PROF_NUM2" table:base-cell-address="$Leeme.$A$1" table:expression="#REF!"/>
        <table:named-range table:name="PV_RAZA" table:base-cell-address="$Leeme.$A$1" table:cell-range-address="$Inicio.$AB$1:.$AC$7"/>
        <table:named-range table:name="p_desa" table:base-cell-address="$Leeme.$A$1" table:cell-range-address="$Inicio.$D$19"/>
        <table:named-range table:name="q" table:base-cell-address="$Leeme.$A$1" table:cell-range-address="$Inicio.$L$5:.$N$105"/>
        <table:named-range table:name="ra" table:base-cell-address="$Leeme.$A$1" table:cell-range-address="$Caracteristicas.$H$27"/>
        <table:named-range table:name="raza" table:base-cell-address="$Leeme.$A$1" table:cell-range-address="$Inicio.$Q$8:.$X$8"/>
        <table:named-range table:name="reino" table:base-cell-address="$Leeme.$A$1" table:cell-range-address="$Inicio.$C$11"/>
        <table:named-range table:name="rz" table:base-cell-address="$Leeme.$A$1" table:cell-range-address="$Caracteristicas.$H$25"/>
        <table:named-range table:name="sec_coste" table:base-cell-address="$Leeme.$A$1" table:cell-range-address="$Inicio.$R$98:.$AK$138"/>
        <table:named-range table:name="tabla1" table:base-cell-address="$Leeme.$A$1" table:cell-range-address="$Inicio.$L$5:.$P$105"/>
        <table:named-expression table:name="tabla2" table:base-cell-address="$Leeme.$A$1" table:expression="#REF!"/>
        <table:named-range table:name="Tabla_carac" table:base-cell-address="$Leeme.$A$1" table:cell-range-address="$Inicio.$L$5:.$O$105"/>
        <table:named-range table:name="tabla_costes" table:base-cell-address="$Leeme.$A$1" table:cell-range-address="$Inicio.$Q$52:.$AJ$92"/>
        <table:named-range table:name="Tabla_desarrollo" table:base-cell-address="$Leeme.$A$1" table:cell-range-address="$Inicio.$L$5:.$N$105"/>
        <table:named-range table:name="tabla_nivel" table:base-cell-address="$Leeme.$A$1" table:cell-range-address="$Inicio.$Q$21:.$AJ$50"/>
        <table:named-range table:name="tabla_raza" table:base-cell-address="$Leeme.$A$1" table:cell-range-address="$Inicio.$Q$9:.$X$18"/>
        <table:named-range table:name="TB" table:base-cell-address="$Leeme.$A$1" table:cell-range-address="$Inicio.$H$1"/>
        <table:named-range table:name="tipo_bon_niv" table:base-cell-address="$Leeme.$A$1" table:cell-range-address="$Inicio.$B$115:.$I$115"/>
        <table:named-range table:name="tipo_carac" table:base-cell-address="$Leeme.$A$1" table:cell-range-address="$Inicio.$A$74:.$B$113"/>
        <table:named-expression table:name="tipo_hab_sec" table:base-cell-address="$Leeme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Book Antiqua" svg:font-family="'Book Antiqua'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zxx" fo:country="none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+ </number:text>
      <number:number number:decimal-places="0" loext:min-decimal-places="0" number:min-integer-digits="1"/>
      <number:text> </number:text>
    </number:number-style>
    <number:number-style style:name="N126P0" style:volatile="true">
      <number:number number:decimal-places="0" loext:min-decimal-places="0" number:min-integer-digits="1"/>
    </number:number-style>
    <number:number-style style:name="N126">
      <style:text-properties fo:color="#ff0000"/>
      <number:text>-</number:text>
      <number:number number:decimal-places="0" loext:min-decimal-places="0" number:min-integer-digits="1"/>
      <style:map style:condition="value()&gt;=0" style:apply-style-name="N126P0"/>
    </number:number-style>
    <number:number-style style:name="N127">
      <number:number number:decimal-places="2" loext:min-decimal-places="2" number:min-integer-digits="1"/>
      <number:text> m</number:text>
    </number:number-style>
    <number:number-style style:name="N128">
      <number:number number:decimal-places="0" loext:min-decimal-places="0" number:min-integer-digits="1"/>
      <number:text> Kg</number:text>
    </number:number-style>
    <number:number-style style:name="N129">
      <number:number number:decimal-places="0" loext:min-decimal-places="0" number:min-integer-digits="1"/>
      <number:text> años</number:text>
    </number:number-style>
    <number:number-style style:name="N130">
      <number:number number:decimal-places="0" loext:min-decimal-places="0" number:min-integer-digits="1"/>
      <number:text> m/asalto</number:text>
    </number:number-style>
    <number:number-style style:name="N132P0" style:volatile="true">
      <number:number number:decimal-places="0" loext:min-decimal-places="0" number:min-integer-digits="1"/>
      <number:text> </number:text>
    </number:number-style>
    <number:number-style style:name="N132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32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page-layout style:name="Mpm4">
      <style:page-layout-properties fo:page-width="8.2701in" fo:page-height="11.6902in" style:num-format="1" style:print-orientation="portrait" fo:margin-top="0.75in" fo:margin-bottom="0.75in" fo:margin-left="0.75in" fo:margin-right="0.75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1.0307in" fo:margin-left="0in" fo:margin-right="0in" fo:margin-top="0.8902in"/>
      </style:footer-style>
    </style:page-layout>
    <style:page-layout style:name="Mpm5">
      <style:page-layout-properties fo:page-width="8.2701in" fo:page-height="11.6902in" style:num-format="1" style:print-orientation="portrait" fo:margin-top="0.75in" fo:margin-bottom="0.75in" fo:margin-left="0.75in" fo:margin-right="0.75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1.0307in" fo:margin-left="0in" fo:margin-right="0in" fo:margin-bottom="0.8902in"/>
      </style:header-style>
      <style:footer-style>
        <style:header-footer-properties fo:min-height="1.0307in" fo:margin-left="0in" fo:margin-right="0in" fo:margin-top="0.8902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 style:data-style-name="N2" text:time-value="09:58:43.971845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eeme" style:display-name="PageStyle_Leem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Inicio" style:display-name="PageStyle_Inici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Caracteristicas" style:display-name="PageStyle_Caracteristica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Desarrollo" style:display-name="PageStyle_Desarroll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AumentarNivel" style:display-name="PageStyle_AumentarNive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Datos" style:display-name="PageStyle_Dat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icha" style:display-name="PageStyle_Ficha" style:page-layout-name="Mpm4">
      <style:header style:display="false">
        <text:p><text:span text:style-name="MT1"><text:sheet-name>???</text:sheet-name></text:span></text:p>
      </style:header>
      <style:header-left style:display="false"/>
      <style:footer style:display="false"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icha2" style:display-name="PageStyle_Ficha2" style:page-layout-name="Mpm5">
      <style:header style:display="false">
        <text:p><text:span text:style-name="MT1"><text:sheet-name>???</text:sheet-name></text:span></text:p>
      </style:header>
      <style:header-left style:display="false"/>
      <style:footer style:display="false"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icha3" style:display-name="PageStyle_Ficha3" style:page-layout-name="Mpm5">
      <style:header style:display="false">
        <text:p><text:span text:style-name="MT1"><text:sheet-name>???</text:sheet-name></text:span></text:p>
      </style:header>
      <style:header-left style:display="false"/>
      <style:footer style:display="false"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icha4" style:display-name="PageStyle_Ficha4" style:page-layout-name="Mpm5">
      <style:header style:display="false">
        <text:p><text:span text:style-name="MT1"><text:sheet-name>???</text:sheet-name></text:span></text:p>
      </style:header>
      <style:header-left style:display="false"/>
      <style:footer style:display="false"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8-22T10:40:44.949103369</dc:date>
    <dc:creator>José Luis Risco Martín</dc:creator>
    <meta:editing-duration>PT2H34M54S</meta:editing-duration>
    <meta:editing-cycles>73</meta:editing-cycles>
    <meta:document-statistic meta:table-count="10" meta:cell-count="6081" meta:object-count="7"/>
  </office:meta>
</office:document-meta>
</file>

<file path=Basic/Standard/Personajes.xml><?xml version="1.0" encoding="utf-8"?>
<!DOCTYPE module  PUBLIC '-//OpenOffice.org//DTD OfficeDocument 1.0//EN'  'module.dtd'>
<script:module xmlns:script="http://openoffice.org/2000/script" script:name="Personajes" script:language="StarBasic" script:moduleType="normal">REM  *****  BASIC  *****

Public Function TiradaAbierta
	tirada_total = 0
	tirada = 1+Int(100*Rnd)
	While (tirada&gt;95)
		tirada_total = tirada_total + tirada
		tirada = 1+Int(100*Rnd)
	Wend
	tirada_total = tirada_total + tirada
	TiradaAbierta = tirada_total
End Function

Public Function TiradaCerrada
	TiradaCerrada = 1+Int(100*Rnd)
End Function

Public Sub Inicio
	my_sheet = ThisComponent.Sheets.getByName("Inicio")
	cell = my_sheet.getCellRangeByName("C31")
	cell.setValue(TiradaAbierta)
End Sub

Public Sub Caracteristicas_1
	my_sheet = ThisComponent.Sheets.getByName("Caracteristicas")
	cell_range = my_sheet.getCellRangeByName("D6:D15")
	
	n_rows = cell_range.Rows.Count
	For i = 0 To n_rows-1
		cell = cell_range.GetCellByPosition(0, i)
		tirada = TiradaCerrada
		While tirada&lt;21
			tirada = TiradaCerrada
		Wend
		cell.setValue(tirada)
	Next
End Sub

Public Sub Caracteristicas_Fijos
	my_sheet = ThisComponent.Sheets.getByName("Caracteristicas")
	cell_range_src = my_sheet.getCellRangeByName("I21:K37")
	cell_range_dst = my_sheet.getCellRangeByName("C21:D30")
	
	n_rows_dst = cell_range_dst.Rows.Count
	For i_dst = 0 To n_rows_dst-1
		cell_dst_1 = cell_range_dst.GetCellByPosition(0, i_dst)
		cell_dst_1_val = cell_dst_1.getValue()
		cell_dst_2 = cell_range_dst.GetCellByPosition(1, i_dst)
		n_rows_src = cell_range_src.Rows.Count
		For i_src = n_rows_src-1 To 0 Step -1
			cell_src_1 = cell_range_src.GetCellByPosition(0, i_src)
			cell_src_1_val = cell_src_1.getValue()
			cell_src_2 = cell_range_src.GetCellByPosition(2, i_src)
			cell_src_2_val = cell_src_2.getValue()
			If cell_dst_1_val&lt;=cell_src_1_val Then
				cell_dst_2.setValue(cell_src_1_val + cell_src_2_val)
			End If
		Next
	Next
End Sub

Public Function Dados(base_num As Integer, num_dados As Integer, valor_max As Integer)
	resultado = base_num
	For i=1 To num_dados
		resultado = resultado + 1 + Int(valor_max*Rnd)
	Next
	Dados = resultado
End Function

Public Sub Caracteristicas_Aleatorios
	my_sheet = ThisComponent.Sheets.getByName("Caracteristicas")
	cell_range_src = my_sheet.getCellRangeByName("I21:J37")
	cell_range_dst = my_sheet.getCellRangeByName("C21:D30")
	
	n_rows_dst = cell_range_dst.Rows.Count
	For i_dst = 0 To n_rows_dst-1
		cell_dst_1 = cell_range_dst.GetCellByPosition(0, i_dst)
		cell_dst_1_val = cell_dst_1.getValue()
		cell_dst_2 = cell_range_dst.GetCellByPosition(1, i_dst)
		n_rows_src = cell_range_src.Rows.Count
		For i_src = n_rows_src-1 To 0 Step -1
			cell_src_1 = cell_range_src.GetCellByPosition(0, i_src)
			cell_src_1_val = cell_src_1.getValue()
			cell_src_2 = cell_range_src.GetCellByPosition(1, i_src)
			cell_src_2_val = cell_src_2.getString()
			If cell_dst_1_val&lt;=cell_src_1_val Then
				pos_plus = InStr(cell_src_2_val, "+")
				base_num = Int(Left(cell_src_2_val, pos_plus-1))
				rest_src = Mid(cell_src_2_val, pos_plus+1, Len(cell_src_2_val))
				pos_d = InStr(rest_src, "d")
				num_dices = Int(Left(rest_src, pos_d-1))
				max_num = Int(Mid(rest_src, pos_d+1, Len(rest_src)))
				cell_dst_2.setValue(Dados(base_num, num_dices, max_num))
			End If
		Next
	Next
End Sub

Public Sub Desarrollo
	mySheet = ThisComponent.Sheets.getByName("Desarrollo")
	cellRange = mySheet.getCellRangeByName("C7:D86")
	
	nRows = cellRange.Rows.Count
	For i = 0 To nRows-1
		cellRango = cellRange.GetCellByPosition(0, i)
		cellDesarrollo = cellRange.GetCellByPosition(1, i)
		cellRango.setValue(cellRango.getValue()+cellDesarrollo.getValue())
		cellDesarrollo.setValue(0)
	Next
End Sub

Public Sub Nivel_1
	mySheet = ThisComponent.Sheets.getByName("AumentarNivel")
	cellRange = mySheet.getCellRangeByName("E14:E23")
	
	nRows = cellRange.Rows.Count
	For i = 0 To nRows-1
		celda = cellRange.GetCellByPosition(0, i)
		celda.setValue(TiradaCerrada)
	Next
End Sub

Public Sub Nivel_2
	mySheet_1 = ThisComponent.Sheets.getByName("Caracteristicas")
	mySheet_2 = ThisComponent.Sheets.getByName("AumentarNivel")
	cellsCaracteris = mySheet_1.getCellRangeByName("C6:C15")
	cellsIncremento = mySheet_2.getCellRangeByName("F14:F23")
		
	nRows = cellsIncremento.Rows.Count
	For i = 0 To nRows-1
		celdaIncremento = cellsIncremento.GetCellByPosition(0, i)
		celdaCaracteris = cellsCaracteris.GetCellByPosition(0, i)
		celdaCaracteris.setValue(celdaCaracteris.getValue()+celdaIncremento.getValue())
	Next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ersonaj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